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1"/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81">
      <style:table-cell-properties fo:background-color="#ffff00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122"/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22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2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ickel" table:style-name="ta1">
        <table:shapes>
          <draw:frame draw:z-index="0" draw:style-name="gr1" draw:text-style-name="P1" svg:width="15.999cm" svg:height="8.999cm" svg:x="18.741cm" svg:y="1.138cm">
            <draw:object draw:notify-on-update-of-ranges="Nickel.C5:Nickel.C45 Nickel.D5:Nickel.D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ce3"/>
        <table:table-column table:style-name="co1" table:number-columns-repeated="8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Energy</text:p>
          </table:table-cell>
          <table:table-cell table:style-name="Default" office:value-type="string" calcext:value-type="string">
            <text:p>μ/ρ</text:p>
          </table:table-cell>
          <table:table-cell office:value-type="string" calcext:value-type="string">
            <text:p>μ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string" calcext:value-type="string">
            <text:p> (MeV)</text:p>
          </table:table-cell>
          <table:table-cell table:style-name="Default" office:value-type="string" calcext:value-type="string">
            <text:p>(cm2/g)</text:p>
          </table:table-cell>
          <table:table-cell office:value-type="string" calcext:value-type="string">
            <text:p>(1/cm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0" calcext:value-type="float">
            <text:p>1.00E+03</text:p>
          </table:table-cell>
          <table:table-cell office:value-type="float" office:value="9855" calcext:value-type="float">
            <text:p>9.86E+03</text:p>
          </table:table-cell>
          <table:table-cell table:formula="of:=[.D5]*8.908" office:value-type="float" office:value="87788.34" calcext:value-type="float">
            <text:p>87788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4.04" calcext:value-type="float">
            <text:p>1.00E+03</text:p>
          </table:table-cell>
          <table:table-cell office:value-type="float" office:value="9753" calcext:value-type="float">
            <text:p>9.75E+03</text:p>
          </table:table-cell>
          <table:table-cell table:formula="of:=[.D6]*8.908" office:value-type="float" office:value="86879.724" calcext:value-type="float">
            <text:p>86879.7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8.1" calcext:value-type="float">
            <text:p>1.01E+03</text:p>
          </table:table-cell>
          <table:table-cell office:value-type="float" office:value="9654" calcext:value-type="float">
            <text:p>9.65E+03</text:p>
          </table:table-cell>
          <table:table-cell table:formula="of:=[.D7]*8.908" office:value-type="float" office:value="85997.832" calcext:value-type="float">
            <text:p>85997.83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office:value-type="float" office:value="1008.1" calcext:value-type="float">
            <text:p>1.01E+03</text:p>
          </table:table-cell>
          <table:table-cell office:value-type="float" office:value="10990" calcext:value-type="float">
            <text:p>1.10E+04</text:p>
          </table:table-cell>
          <table:table-cell table:formula="of:=[.D8]*8.908" office:value-type="float" office:value="97898.92" calcext:value-type="float">
            <text:p>97898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00" calcext:value-type="float">
            <text:p>1.50E+03</text:p>
          </table:table-cell>
          <table:table-cell office:value-type="float" office:value="4234" calcext:value-type="float">
            <text:p>4.23E+03</text:p>
          </table:table-cell>
          <table:table-cell table:formula="of:=[.D9]*8.908" office:value-type="float" office:value="37716.472" calcext:value-type="float">
            <text:p>37716.4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00" calcext:value-type="float">
            <text:p>2.00E+03</text:p>
          </table:table-cell>
          <table:table-cell office:value-type="float" office:value="2049" calcext:value-type="float">
            <text:p>2.05E+03</text:p>
          </table:table-cell>
          <table:table-cell table:formula="of:=[.D10]*8.908" office:value-type="float" office:value="18252.492" calcext:value-type="float">
            <text:p>18252.4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00" calcext:value-type="float">
            <text:p>3.00E+03</text:p>
          </table:table-cell>
          <table:table-cell office:value-type="float" office:value="709.4" calcext:value-type="float">
            <text:p>7.09E+02</text:p>
          </table:table-cell>
          <table:table-cell table:formula="of:=[.D11]*8.908" office:value-type="float" office:value="6319.3352" calcext:value-type="float">
            <text:p>6319.33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00" calcext:value-type="float">
            <text:p>4.00E+03</text:p>
          </table:table-cell>
          <table:table-cell office:value-type="float" office:value="328.2" calcext:value-type="float">
            <text:p>3.28E+02</text:p>
          </table:table-cell>
          <table:table-cell table:formula="of:=[.D12]*8.908" office:value-type="float" office:value="2923.6056" calcext:value-type="float">
            <text:p>2923.60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000" calcext:value-type="float">
            <text:p>5.00E+03</text:p>
          </table:table-cell>
          <table:table-cell office:value-type="float" office:value="179.3" calcext:value-type="float">
            <text:p>1.79E+02</text:p>
          </table:table-cell>
          <table:table-cell table:formula="of:=[.D13]*8.908" office:value-type="float" office:value="1597.2044" calcext:value-type="float">
            <text:p>1597.20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00" calcext:value-type="float">
            <text:p>6.00E+03</text:p>
          </table:table-cell>
          <table:table-cell office:value-type="float" office:value="109" calcext:value-type="float">
            <text:p>1.09E+02</text:p>
          </table:table-cell>
          <table:table-cell table:formula="of:=[.D14]*8.908" office:value-type="float" office:value="970.972" calcext:value-type="float">
            <text:p>970.9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00" calcext:value-type="float">
            <text:p>8.00E+03</text:p>
          </table:table-cell>
          <table:table-cell office:value-type="float" office:value="49.52" calcext:value-type="float">
            <text:p>4.95E+01</text:p>
          </table:table-cell>
          <table:table-cell table:formula="of:=[.D15]*8.908" office:value-type="float" office:value="441.12416" calcext:value-type="float">
            <text:p>441.124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332.8" calcext:value-type="float">
            <text:p>8.33E+03</text:p>
          </table:table-cell>
          <table:table-cell office:value-type="float" office:value="44.28" calcext:value-type="float">
            <text:p>4.43E+01</text:p>
          </table:table-cell>
          <table:table-cell table:formula="of:=[.D16]*8.908" office:value-type="float" office:value="394.44624" calcext:value-type="float">
            <text:p>394.4462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8332.8" calcext:value-type="float">
            <text:p>8.33E+03</text:p>
          </table:table-cell>
          <table:table-cell office:value-type="float" office:value="329.4" calcext:value-type="float">
            <text:p>3.29E+02</text:p>
          </table:table-cell>
          <table:table-cell table:formula="of:=[.D17]*8.908" office:value-type="float" office:value="2934.2952" calcext:value-type="float">
            <text:p>2934.29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00" calcext:value-type="float">
            <text:p>1.00E+04</text:p>
          </table:table-cell>
          <table:table-cell office:value-type="float" office:value="209" calcext:value-type="float">
            <text:p>2.09E+02</text:p>
          </table:table-cell>
          <table:table-cell table:formula="of:=[.D18]*8.908" office:value-type="float" office:value="1861.772" calcext:value-type="float">
            <text:p>1861.772</text:p>
          </table:table-cell>
          <table:table-cell/>
          <table:table-cell table:formula="of:=([.E18]-[.E17])/([.C18]-[.C17])*(8900-[.C17])+[.E17]" office:value-type="float" office:value="2569.41086756238" calcext:value-type="float">
            <text:p>2569.410867562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5000" calcext:value-type="float">
            <text:p>1.50E+04</text:p>
          </table:table-cell>
          <table:table-cell office:value-type="float" office:value="70.81" calcext:value-type="float">
            <text:p>7.08E+01</text:p>
          </table:table-cell>
          <table:table-cell table:formula="of:=[.D19]*8.908" office:value-type="float" office:value="630.77548" calcext:value-type="float">
            <text:p>630.775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000" calcext:value-type="float">
            <text:p>2.00E+04</text:p>
          </table:table-cell>
          <table:table-cell office:value-type="float" office:value="32.2" calcext:value-type="float">
            <text:p>3.22E+01</text:p>
          </table:table-cell>
          <table:table-cell table:formula="of:=[.D20]*8.908" office:value-type="float" office:value="286.8376" calcext:value-type="float">
            <text:p>286.83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000" calcext:value-type="float">
            <text:p>3.00E+04</text:p>
          </table:table-cell>
          <table:table-cell office:value-type="float" office:value="10.34" calcext:value-type="float">
            <text:p>1.03E+01</text:p>
          </table:table-cell>
          <table:table-cell table:formula="of:=[.D21]*8.908" office:value-type="float" office:value="92.10872" calcext:value-type="float">
            <text:p>92.108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000" calcext:value-type="float">
            <text:p>4.00E+04</text:p>
          </table:table-cell>
          <table:table-cell office:value-type="float" office:value="4.6" calcext:value-type="float">
            <text:p>4.60E+00</text:p>
          </table:table-cell>
          <table:table-cell table:formula="of:=[.D22]*8.908" office:value-type="float" office:value="40.9768" calcext:value-type="float">
            <text:p>40.97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0000" calcext:value-type="float">
            <text:p>5.00E+04</text:p>
          </table:table-cell>
          <table:table-cell office:value-type="float" office:value="2.474" calcext:value-type="float">
            <text:p>2.47E+00</text:p>
          </table:table-cell>
          <table:table-cell table:formula="of:=[.D23]*8.908" office:value-type="float" office:value="22.038392" calcext:value-type="float">
            <text:p>22.0383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000" calcext:value-type="float">
            <text:p>6.00E+04</text:p>
          </table:table-cell>
          <table:table-cell office:value-type="float" office:value="1.512" calcext:value-type="float">
            <text:p>1.51E+00</text:p>
          </table:table-cell>
          <table:table-cell table:formula="of:=[.D24]*8.908" office:value-type="float" office:value="13.468896" calcext:value-type="float">
            <text:p>13.4688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000" calcext:value-type="float">
            <text:p>8.00E+04</text:p>
          </table:table-cell>
          <table:table-cell office:value-type="float" office:value="0.7306" calcext:value-type="float">
            <text:p>7.31E-01</text:p>
          </table:table-cell>
          <table:table-cell table:formula="of:=[.D25]*8.908" office:value-type="float" office:value="6.5081848" calcext:value-type="float">
            <text:p>6.50818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000" calcext:value-type="float">
            <text:p>1.00E+05</text:p>
          </table:table-cell>
          <table:table-cell office:value-type="float" office:value="0.444" calcext:value-type="float">
            <text:p>4.44E-01</text:p>
          </table:table-cell>
          <table:table-cell table:formula="of:=[.D26]*8.908" office:value-type="float" office:value="3.955152" calcext:value-type="float">
            <text:p>3.955152</text:p>
          </table:table-cell>
          <table:table-cell table:number-columns-repeated="3"/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0000" calcext:value-type="float">
            <text:p>1.50E+05</text:p>
          </table:table-cell>
          <table:table-cell office:value-type="float" office:value="0.2208" calcext:value-type="float">
            <text:p>2.21E-01</text:p>
          </table:table-cell>
          <table:table-cell table:formula="of:=[.D27]*8.908" office:value-type="float" office:value="1.9668864" calcext:value-type="float">
            <text:p>1.9668864</text:p>
          </table:table-cell>
          <table:table-cell table:number-columns-repeated="2"/>
          <table:table-cell office:value-type="string" calcext:value-type="string">
            <text:p>eV</text:p>
          </table:table-cell>
          <table:table-cell office:value-type="float" office:value="8046" calcext:value-type="float">
            <text:p>8046</text:p>
          </table:table-cell>
          <table:table-cell office:value-type="float" office:value="8904" calcext:value-type="float">
            <text:p>89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000" calcext:value-type="float">
            <text:p>2.00E+05</text:p>
          </table:table-cell>
          <table:table-cell office:value-type="float" office:value="0.1582" calcext:value-type="float">
            <text:p>1.58E-01</text:p>
          </table:table-cell>
          <table:table-cell table:formula="of:=[.D28]*8.908" office:value-type="float" office:value="1.4092456" calcext:value-type="float">
            <text:p>1.4092456</text:p>
          </table:table-cell>
          <table:table-cell table:number-columns-repeated="2"/>
          <table:table-cell office:value-type="string" calcext:value-type="string">
            <text:p>μ (1/cm)</text:p>
          </table:table-cell>
          <table:table-cell table:formula="of:=49.2*8.906" office:value-type="float" office:value="438.1752" calcext:value-type="float">
            <text:p>438.1752</text:p>
          </table:table-cell>
          <table:table-cell table:formula="of:=286*8.906" office:value-type="float" office:value="2547.116" calcext:value-type="float">
            <text:p>2547.1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0000" calcext:value-type="float">
            <text:p>3.00E+05</text:p>
          </table:table-cell>
          <table:table-cell office:value-type="float" office:value="0.1154" calcext:value-type="float">
            <text:p>1.15E-01</text:p>
          </table:table-cell>
          <table:table-cell table:formula="of:=[.D29]*8.908" office:value-type="float" office:value="1.0279832" calcext:value-type="float">
            <text:p>1.02798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0000" calcext:value-type="float">
            <text:p>4.00E+05</text:p>
          </table:table-cell>
          <table:table-cell office:value-type="float" office:value="0.09765" calcext:value-type="float">
            <text:p>9.77E-02</text:p>
          </table:table-cell>
          <table:table-cell table:formula="of:=[.D30]*8.908" office:value-type="float" office:value="0.8698662" calcext:value-type="float">
            <text:p>0.8698662</text:p>
          </table:table-cell>
          <table:table-cell table:number-columns-repeated="2"/>
          <table:table-cell office:value-type="string" calcext:value-type="string">
            <text:p>x (cm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0000" calcext:value-type="float">
            <text:p>5.00E+05</text:p>
          </table:table-cell>
          <table:table-cell office:value-type="float" office:value="0.08698" calcext:value-type="float">
            <text:p>8.70E-02</text:p>
          </table:table-cell>
          <table:table-cell table:formula="of:=[.D31]*8.908" office:value-type="float" office:value="0.77481784" calcext:value-type="float">
            <text:p>0.77481784</text:p>
          </table:table-cell>
          <table:table-cell/>
          <table:table-cell table:formula="of:=[.H31]*10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EXP(-[.H31]*[.$I$28])" office:value-type="float" office:value="1" calcext:value-type="float">
            <text:p>1</text:p>
          </table:table-cell>
          <table:table-cell table:formula="of:=EXP(-[.H31]*[.$J$28])" office:value-type="float" office:value="1" calcext:value-type="float">
            <text:p>1</text:p>
          </table:table-cell>
          <table:table-cell/>
          <table:table-cell table:formula="of:=[.I31]/[.J31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00000" calcext:value-type="float">
            <text:p>6.00E+05</text:p>
          </table:table-cell>
          <table:table-cell office:value-type="float" office:value="0.07944" calcext:value-type="float">
            <text:p>7.94E-02</text:p>
          </table:table-cell>
          <table:table-cell table:formula="of:=[.D32]*8.908" office:value-type="float" office:value="0.70765152" calcext:value-type="float">
            <text:p>0.70765152</text:p>
          </table:table-cell>
          <table:table-cell/>
          <table:table-cell table:formula="of:=[.H32]*10000"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table:formula="of:=EXP(-[.H32]*[.$I$28])" office:value-type="float" office:value="0.957128598364957" calcext:value-type="float">
            <text:p>0.957128598364957</text:p>
          </table:table-cell>
          <table:table-cell table:formula="of:=EXP(-[.H32]*[.$J$28])" office:value-type="float" office:value="0.775140016108861" calcext:value-type="float">
            <text:p>0.775140016108861</text:p>
          </table:table-cell>
          <table:table-cell/>
          <table:table-cell table:formula="of:=[.I32]/[.J32]" office:value-type="float" office:value="1.23478156007177" calcext:value-type="float">
            <text:p>1.23478156007177</text:p>
          </table:table-cell>
        </table:table-row>
        <table:table-row table:style-name="ro1">
          <table:table-cell table:number-columns-repeated="2"/>
          <table:table-cell office:value-type="float" office:value="800000" calcext:value-type="float">
            <text:p>8.00E+05</text:p>
          </table:table-cell>
          <table:table-cell office:value-type="float" office:value="0.06891" calcext:value-type="float">
            <text:p>6.89E-02</text:p>
          </table:table-cell>
          <table:table-cell table:formula="of:=[.D33]*8.908" office:value-type="float" office:value="0.61385028" calcext:value-type="float">
            <text:p>0.61385028</text:p>
          </table:table-cell>
          <table:table-cell/>
          <table:table-cell table:formula="of:=[.H33]*10000" office:value-type="float" office:value="2" calcext:value-type="float">
            <text:p>2</text:p>
          </table:table-cell>
          <table:table-cell office:value-type="float" office:value="0.0002" calcext:value-type="float">
            <text:p>0.0002</text:p>
          </table:table-cell>
          <table:table-cell table:formula="of:=EXP(-[.H33]*[.$I$28])" office:value-type="float" office:value="0.916095153808067" calcext:value-type="float">
            <text:p>0.916095153808067</text:p>
          </table:table-cell>
          <table:table-cell table:formula="of:=EXP(-[.H33]*[.$J$28])" office:value-type="float" office:value="0.600842044573245" calcext:value-type="float">
            <text:p>0.600842044573245</text:p>
          </table:table-cell>
          <table:table-cell/>
          <table:table-cell table:formula="of:=[.I33]/[.J33]" office:value-type="float" office:value="1.52468550109328" calcext:value-type="float">
            <text:p>1.52468550109328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.00E+06</text:p>
          </table:table-cell>
          <table:table-cell office:value-type="float" office:value="0.0616" calcext:value-type="float">
            <text:p>6.16E-02</text:p>
          </table:table-cell>
          <table:table-cell table:formula="of:=[.D34]*8.908" office:value-type="float" office:value="0.5487328" calcext:value-type="float">
            <text:p>0.5487328</text:p>
          </table:table-cell>
          <table:table-cell/>
          <table:table-cell table:formula="of:=[.H34]*10000" office:value-type="float" office:value="3" calcext:value-type="float">
            <text:p>3</text:p>
          </table:table-cell>
          <table:table-cell office:value-type="float" office:value="0.0003" calcext:value-type="float">
            <text:p>0.0003</text:p>
          </table:table-cell>
          <table:table-cell table:formula="of:=EXP(-[.H34]*[.$I$28])" office:value-type="float" office:value="0.876820870533244" calcext:value-type="float">
            <text:p>0.876820870533244</text:p>
          </table:table-cell>
          <table:table-cell table:formula="of:=EXP(-[.H34]*[.$J$28])" office:value-type="float" office:value="0.465736712109386" calcext:value-type="float">
            <text:p>0.465736712109386</text:p>
          </table:table-cell>
          <table:table-cell/>
          <table:table-cell table:formula="of:=[.I34]/[.J34]" office:value-type="float" office:value="1.88265354165877" calcext:value-type="float">
            <text:p>1.88265354165877</text:p>
          </table:table-cell>
        </table:table-row>
        <table:table-row table:style-name="ro1">
          <table:table-cell table:number-columns-repeated="2"/>
          <table:table-cell office:value-type="float" office:value="1250000" calcext:value-type="float">
            <text:p>1.25E+06</text:p>
          </table:table-cell>
          <table:table-cell office:value-type="float" office:value="0.05494" calcext:value-type="float">
            <text:p>5.49E-02</text:p>
          </table:table-cell>
          <table:table-cell table:formula="of:=[.D35]*8.908" office:value-type="float" office:value="0.48940552" calcext:value-type="float">
            <text:p>0.48940552</text:p>
          </table:table-cell>
          <table:table-cell/>
          <table:table-cell table:formula="of:=[.H35]*10000" office:value-type="float" office:value="4" calcext:value-type="float">
            <text:p>4</text:p>
          </table:table-cell>
          <table:table-cell office:value-type="float" office:value="0.0004" calcext:value-type="float">
            <text:p>0.0004</text:p>
          </table:table-cell>
          <table:table-cell table:formula="of:=EXP(-[.H35]*[.$I$28])" office:value-type="float" office:value="0.839230330830625" calcext:value-type="float">
            <text:p>0.839230330830625</text:p>
          </table:table-cell>
          <table:table-cell table:formula="of:=EXP(-[.H35]*[.$J$28])" office:value-type="float" office:value="0.361011162526957" calcext:value-type="float">
            <text:p>0.361011162526957</text:p>
          </table:table-cell>
          <table:table-cell/>
          <table:table-cell table:formula="of:=[.I35]/[.J35]" office:value-type="float" office:value="2.32466587724406" calcext:value-type="float">
            <text:p>2.32466587724406</text:p>
          </table:table-cell>
        </table:table-row>
        <table:table-row table:style-name="ro1">
          <table:table-cell table:number-columns-repeated="2"/>
          <table:table-cell office:value-type="float" office:value="1500000" calcext:value-type="float">
            <text:p>1.50E+06</text:p>
          </table:table-cell>
          <table:table-cell office:value-type="float" office:value="0.05015" calcext:value-type="float">
            <text:p>5.02E-02</text:p>
          </table:table-cell>
          <table:table-cell table:formula="of:=[.D36]*8.908" office:value-type="float" office:value="0.4467362" calcext:value-type="float">
            <text:p>0.4467362</text:p>
          </table:table-cell>
          <table:table-cell/>
          <table:table-cell table:formula="of:=[.H36]*10000" office:value-type="float" office:value="5" calcext:value-type="float">
            <text:p>5</text:p>
          </table:table-cell>
          <table:table-cell office:value-type="float" office:value="0.0005" calcext:value-type="float">
            <text:p>0.0005</text:p>
          </table:table-cell>
          <table:table-cell table:formula="of:=EXP(-[.H36]*[.$I$28])" office:value-type="float" office:value="0.803251350253275" calcext:value-type="float">
            <text:p>0.803251350253275</text:p>
          </table:table-cell>
          <table:table-cell table:formula="of:=EXP(-[.H36]*[.$J$28])" office:value-type="float" office:value="0.279834198336624" calcext:value-type="float">
            <text:p>0.279834198336624</text:p>
          </table:table-cell>
          <table:table-cell/>
          <table:table-cell table:formula="of:=[.I36]/[.J36]" office:value-type="float" office:value="2.87045455854903" calcext:value-type="float">
            <text:p>2.87045455854903</text:p>
          </table:table-cell>
        </table:table-row>
        <table:table-row table:style-name="ro1">
          <table:table-cell table:number-columns-repeated="2"/>
          <table:table-cell office:value-type="float" office:value="2000000" calcext:value-type="float">
            <text:p>2.00E+06</text:p>
          </table:table-cell>
          <table:table-cell office:value-type="float" office:value="0.04387" calcext:value-type="float">
            <text:p>4.39E-02</text:p>
          </table:table-cell>
          <table:table-cell table:formula="of:=[.D37]*8.908" office:value-type="float" office:value="0.39079396" calcext:value-type="float">
            <text:p>0.39079396</text:p>
          </table:table-cell>
          <table:table-cell/>
          <table:table-cell table:formula="of:=[.H37]*10000" office:value-type="float" office:value="6" calcext:value-type="float">
            <text:p>6</text:p>
          </table:table-cell>
          <table:table-cell office:value-type="float" office:value="0.0006" calcext:value-type="float">
            <text:p>0.0006</text:p>
          </table:table-cell>
          <table:table-cell table:formula="of:=EXP(-[.H37]*[.$I$28])" office:value-type="float" office:value="0.768814839002676" calcext:value-type="float">
            <text:p>0.768814839002676</text:p>
          </table:table-cell>
          <table:table-cell table:formula="of:=EXP(-[.H37]*[.$J$28])" office:value-type="float" office:value="0.216910685006461" calcext:value-type="float">
            <text:p>0.216910685006461</text:p>
          </table:table-cell>
          <table:table-cell/>
          <table:table-cell table:formula="of:=[.I37]/[.J37]" office:value-type="float" office:value="3.5443843579203" calcext:value-type="float">
            <text:p>3.5443843579203</text:p>
          </table:table-cell>
        </table:table-row>
        <table:table-row table:style-name="ro1">
          <table:table-cell table:number-columns-repeated="2"/>
          <table:table-cell office:value-type="float" office:value="3000000" calcext:value-type="float">
            <text:p>3.00E+06</text:p>
          </table:table-cell>
          <table:table-cell office:value-type="float" office:value="0.03745" calcext:value-type="float">
            <text:p>3.75E-02</text:p>
          </table:table-cell>
          <table:table-cell table:formula="of:=[.D38]*8.908" office:value-type="float" office:value="0.3336046" calcext:value-type="float">
            <text:p>0.3336046</text:p>
          </table:table-cell>
          <table:table-cell/>
          <table:table-cell table:formula="of:=[.H38]*10000" office:value-type="float" office:value="7" calcext:value-type="float">
            <text:p>7</text:p>
          </table:table-cell>
          <table:table-cell office:value-type="float" office:value="0.0007" calcext:value-type="float">
            <text:p>0.0007</text:p>
          </table:table-cell>
          <table:table-cell table:formula="of:=EXP(-[.H38]*[.$I$28])" office:value-type="float" office:value="0.735854669256811" calcext:value-type="float">
            <text:p>0.735854669256811</text:p>
          </table:table-cell>
          <table:table-cell table:formula="of:=EXP(-[.H38]*[.$J$28])" office:value-type="float" office:value="0.168136151870092" calcext:value-type="float">
            <text:p>0.168136151870092</text:p>
          </table:table-cell>
          <table:table-cell/>
          <table:table-cell table:formula="of:=[.I38]/[.J38]" office:value-type="float" office:value="4.37654044696681" calcext:value-type="float">
            <text:p>4.37654044696681</text:p>
          </table:table-cell>
        </table:table-row>
        <table:table-row table:style-name="ro1">
          <table:table-cell table:number-columns-repeated="2"/>
          <table:table-cell office:value-type="float" office:value="4000000" calcext:value-type="float">
            <text:p>4.00E+06</text:p>
          </table:table-cell>
          <table:table-cell office:value-type="float" office:value="0.03444" calcext:value-type="float">
            <text:p>3.44E-02</text:p>
          </table:table-cell>
          <table:table-cell table:formula="of:=[.D39]*8.908" office:value-type="float" office:value="0.30679152" calcext:value-type="float">
            <text:p>0.30679152</text:p>
          </table:table-cell>
          <table:table-cell/>
          <table:table-cell table:formula="of:=[.H39]*10000" office:value-type="float" office:value="8" calcext:value-type="float">
            <text:p>8</text:p>
          </table:table-cell>
          <table:table-cell office:value-type="float" office:value="0.0008" calcext:value-type="float">
            <text:p>0.0008</text:p>
          </table:table-cell>
          <table:table-cell table:formula="of:=EXP(-[.H39]*[.$I$28])" office:value-type="float" office:value="0.704307548186081" calcext:value-type="float">
            <text:p>0.704307548186081</text:p>
          </table:table-cell>
          <table:table-cell table:formula="of:=EXP(-[.H39]*[.$J$28])" office:value-type="float" office:value="0.130329059469065" calcext:value-type="float">
            <text:p>0.130329059469065</text:p>
          </table:table-cell>
          <table:table-cell/>
          <table:table-cell table:formula="of:=[.I39]/[.J39]" office:value-type="float" office:value="5.40407144082289" calcext:value-type="float">
            <text:p>5.40407144082289</text:p>
          </table:table-cell>
        </table:table-row>
        <table:table-row table:style-name="ro1">
          <table:table-cell table:number-columns-repeated="2"/>
          <table:table-cell office:value-type="float" office:value="5000000" calcext:value-type="float">
            <text:p>5.00E+06</text:p>
          </table:table-cell>
          <table:table-cell office:value-type="float" office:value="0.03289" calcext:value-type="float">
            <text:p>3.29E-02</text:p>
          </table:table-cell>
          <table:table-cell table:formula="of:=[.D40]*8.908" office:value-type="float" office:value="0.29298412" calcext:value-type="float">
            <text:p>0.29298412</text:p>
          </table:table-cell>
          <table:table-cell/>
          <table:table-cell table:formula="of:=[.H40]*10000" office:value-type="float" office:value="9" calcext:value-type="float">
            <text:p>9</text:p>
          </table:table-cell>
          <table:table-cell office:value-type="float" office:value="0.0009" calcext:value-type="float">
            <text:p>0.0009</text:p>
          </table:table-cell>
          <table:table-cell table:formula="of:=EXP(-[.H40]*[.$I$28])" office:value-type="float" office:value="0.674112896413203" calcext:value-type="float">
            <text:p>0.674112896413203</text:p>
          </table:table-cell>
          <table:table-cell table:formula="of:=EXP(-[.H40]*[.$J$28])" office:value-type="float" office:value="0.101023269256304" calcext:value-type="float">
            <text:p>0.101023269256304</text:p>
          </table:table-cell>
          <table:table-cell/>
          <table:table-cell table:formula="of:=[.I40]/[.J40]" office:value-type="float" office:value="6.67284776443859" calcext:value-type="float">
            <text:p>6.67284776443859</text:p>
          </table:table-cell>
        </table:table-row>
        <table:table-row table:style-name="ro1">
          <table:table-cell table:number-columns-repeated="2"/>
          <table:table-cell office:value-type="float" office:value="6000000" calcext:value-type="float">
            <text:p>6.00E+06</text:p>
          </table:table-cell>
          <table:table-cell office:value-type="float" office:value="0.0321" calcext:value-type="float">
            <text:p>3.21E-02</text:p>
          </table:table-cell>
          <table:table-cell table:formula="of:=[.D41]*8.908" office:value-type="float" office:value="0.2859468" calcext:value-type="float">
            <text:p>0.2859468</text:p>
          </table:table-cell>
          <table:table-cell/>
          <table:table-cell table:formula="of:=[.H41]*10000"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table:formula="of:=EXP(-[.H41]*[.$I$28])" office:value-type="float" office:value="0.64521273168371" calcext:value-type="float">
            <text:p>0.64521273168371</text:p>
          </table:table-cell>
          <table:table-cell table:formula="of:=EXP(-[.H41]*[.$J$28])" office:value-type="float" office:value="0.0783071785587009" calcext:value-type="float">
            <text:p>0.0783071785587009</text:p>
          </table:table-cell>
          <table:table-cell/>
          <table:table-cell table:formula="of:=[.I41]/[.J41]" office:value-type="float" office:value="8.23950937269491" calcext:value-type="float">
            <text:p>8.23950937269491</text:p>
          </table:table-cell>
        </table:table-row>
        <table:table-row table:style-name="ro1">
          <table:table-cell table:number-columns-repeated="2"/>
          <table:table-cell office:value-type="float" office:value="8000000" calcext:value-type="float">
            <text:p>8.00E+06</text:p>
          </table:table-cell>
          <table:table-cell office:value-type="float" office:value="0.03164" calcext:value-type="float">
            <text:p>3.16E-02</text:p>
          </table:table-cell>
          <table:table-cell table:formula="of:=[.D42]*8.908" office:value-type="float" office:value="0.28184912" calcext:value-type="float">
            <text:p>0.28184912</text:p>
          </table:table-cell>
          <table:table-cell/>
          <table:table-cell table:formula="of:=[.H42]*10000" office:value-type="float" office:value="11" calcext:value-type="float">
            <text:p>11</text:p>
          </table:table-cell>
          <table:table-cell office:value-type="float" office:value="0.0011" calcext:value-type="float">
            <text:p>0.0011</text:p>
          </table:table-cell>
          <table:table-cell table:formula="of:=EXP(-[.H42]*[.$I$28])" office:value-type="float" office:value="0.617551557523654" calcext:value-type="float">
            <text:p>0.617551557523654</text:p>
          </table:table-cell>
          <table:table-cell table:formula="of:=EXP(-[.H42]*[.$J$28])" office:value-type="float" office:value="0.0606990276494308" calcext:value-type="float">
            <text:p>0.0606990276494308</text:p>
          </table:table-cell>
          <table:table-cell/>
          <table:table-cell table:formula="of:=[.I42]/[.J42]" office:value-type="float" office:value="10.1739942374422" calcext:value-type="float">
            <text:p>10.1739942374422</text:p>
          </table:table-cell>
        </table:table-row>
        <table:table-row table:style-name="ro1">
          <table:table-cell table:number-columns-repeated="2"/>
          <table:table-cell office:value-type="float" office:value="10000000" calcext:value-type="float">
            <text:p>1.00E+07</text:p>
          </table:table-cell>
          <table:table-cell office:value-type="float" office:value="0.03185" calcext:value-type="float">
            <text:p>3.19E-02</text:p>
          </table:table-cell>
          <table:table-cell table:formula="of:=[.D43]*8.908" office:value-type="float" office:value="0.2837198" calcext:value-type="float">
            <text:p>0.2837198</text:p>
          </table:table-cell>
          <table:table-cell/>
          <table:table-cell table:formula="of:=[.H43]*10000" office:value-type="float" office:value="12" calcext:value-type="float">
            <text:p>12</text:p>
          </table:table-cell>
          <table:table-cell office:value-type="float" office:value="0.0012" calcext:value-type="float">
            <text:p>0.0012</text:p>
          </table:table-cell>
          <table:table-cell table:formula="of:=EXP(-[.H43]*[.$I$28])" office:value-type="float" office:value="0.591076256670711" calcext:value-type="float">
            <text:p>0.591076256670711</text:p>
          </table:table-cell>
          <table:table-cell table:formula="of:=EXP(-[.H43]*[.$J$28])" office:value-type="float" office:value="0.047050245269972" calcext:value-type="float">
            <text:p>0.047050245269972</text:p>
          </table:table-cell>
          <table:table-cell/>
          <table:table-cell table:formula="of:=[.I43]/[.J43]" office:value-type="float" office:value="12.5626604766701" calcext:value-type="float">
            <text:p>12.5626604766701</text:p>
          </table:table-cell>
        </table:table-row>
        <table:table-row table:style-name="ro1">
          <table:table-cell table:number-columns-repeated="2"/>
          <table:table-cell office:value-type="float" office:value="15000000" calcext:value-type="float">
            <text:p>1.50E+07</text:p>
          </table:table-cell>
          <table:table-cell office:value-type="float" office:value="0.0332" calcext:value-type="float">
            <text:p>3.32E-02</text:p>
          </table:table-cell>
          <table:table-cell table:formula="of:=[.D44]*8.908" office:value-type="float" office:value="0.2957456" calcext:value-type="float">
            <text:p>0.2957456</text:p>
          </table:table-cell>
          <table:table-cell/>
          <table:table-cell table:formula="of:=[.H44]*10000" office:value-type="float" office:value="13" calcext:value-type="float">
            <text:p>13</text:p>
          </table:table-cell>
          <table:table-cell office:value-type="float" office:value="0.0013" calcext:value-type="float">
            <text:p>0.0013</text:p>
          </table:table-cell>
          <table:table-cell table:formula="of:=EXP(-[.H44]*[.$I$28])" office:value-type="float" office:value="0.565735989074043" calcext:value-type="float">
            <text:p>0.565735989074043</text:p>
          </table:table-cell>
          <table:table-cell table:formula="of:=EXP(-[.H44]*[.$J$28])" office:value-type="float" office:value="0.0364705278764919" calcext:value-type="float">
            <text:p>0.0364705278764919</text:p>
          </table:table-cell>
          <table:table-cell/>
          <table:table-cell table:formula="of:=[.I44]/[.J44]" office:value-type="float" office:value="15.5121415020347" calcext:value-type="float">
            <text:p>15.5121415020347</text:p>
          </table:table-cell>
        </table:table-row>
        <table:table-row table:style-name="ro1">
          <table:table-cell table:number-columns-repeated="2"/>
          <table:table-cell office:value-type="float" office:value="20000000" calcext:value-type="float">
            <text:p>2.00E+07</text:p>
          </table:table-cell>
          <table:table-cell office:value-type="float" office:value="0.03476" calcext:value-type="float">
            <text:p>3.48E-02</text:p>
          </table:table-cell>
          <table:table-cell table:formula="of:=[.D45]*8.908" office:value-type="float" office:value="0.30964208" calcext:value-type="float">
            <text:p>0.30964208</text:p>
          </table:table-cell>
          <table:table-cell/>
          <table:table-cell table:formula="of:=[.H45]*10000" office:value-type="float" office:value="14" calcext:value-type="float">
            <text:p>14</text:p>
          </table:table-cell>
          <table:table-cell office:value-type="float" office:value="0.0014" calcext:value-type="float">
            <text:p>0.0014</text:p>
          </table:table-cell>
          <table:table-cell table:formula="of:=EXP(-[.H45]*[.$I$28])" office:value-type="float" office:value="0.541482094267051" calcext:value-type="float">
            <text:p>0.541482094267051</text:p>
          </table:table-cell>
          <table:table-cell table:formula="of:=EXP(-[.H45]*[.$J$28])" office:value-type="float" office:value="0.0282697655656826" calcext:value-type="float">
            <text:p>0.0282697655656826</text:p>
          </table:table-cell>
          <table:table-cell/>
          <table:table-cell table:formula="of:=[.I45]/[.J45]" office:value-type="float" office:value="19.1541062839364" calcext:value-type="float">
            <text:p>19.154106283936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formula="of:=[.H46]*10000" office:value-type="float" office:value="15" calcext:value-type="float">
            <text:p>15</text:p>
          </table:table-cell>
          <table:table-cell office:value-type="float" office:value="0.0015" calcext:value-type="float">
            <text:p>0.0015</text:p>
          </table:table-cell>
          <table:table-cell table:formula="of:=EXP(-[.H46]*[.$I$28])" office:value-type="float" office:value="0.518267997925544" calcext:value-type="float">
            <text:p>0.518267997925544</text:p>
          </table:table-cell>
          <table:table-cell table:formula="of:=EXP(-[.H46]*[.$J$28])" office:value-type="float" office:value="0.0219130265359769" calcext:value-type="float">
            <text:p>0.0219130265359769</text:p>
          </table:table-cell>
          <table:table-cell/>
          <table:table-cell table:formula="of:=[.I46]/[.J46]" office:value-type="float" office:value="23.6511372390596" calcext:value-type="float">
            <text:p>23.651137239059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formula="of:=[.H47]*10000" office:value-type="float" office:value="16" calcext:value-type="float">
            <text:p>16</text:p>
          </table:table-cell>
          <table:table-cell office:value-type="float" office:value="0.0016" calcext:value-type="float">
            <text:p>0.0016</text:p>
          </table:table-cell>
          <table:table-cell table:formula="of:=EXP(-[.H47]*[.$I$28])" office:value-type="float" office:value="0.496049122431888" calcext:value-type="float">
            <text:p>0.496049122431888</text:p>
          </table:table-cell>
          <table:table-cell table:formula="of:=EXP(-[.H47]*[.$J$28])" office:value-type="float" office:value="0.016985663742091" calcext:value-type="float">
            <text:p>0.016985663742091</text:p>
          </table:table-cell>
          <table:table-cell/>
          <table:table-cell table:formula="of:=[.I47]/[.J47]" office:value-type="float" office:value="29.2039881375175" calcext:value-type="float">
            <text:p>29.2039881375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formula="of:=[.H48]*10000" office:value-type="float" office:value="17" calcext:value-type="float">
            <text:p>17</text:p>
          </table:table-cell>
          <table:table-cell office:value-type="float" office:value="0.0017" calcext:value-type="float">
            <text:p>0.0017</text:p>
          </table:table-cell>
          <table:table-cell table:formula="of:=EXP(-[.H48]*[.$I$28])" office:value-type="float" office:value="0.4747828012734" calcext:value-type="float">
            <text:p>0.4747828012734</text:p>
          </table:table-cell>
          <table:table-cell table:formula="of:=EXP(-[.H48]*[.$J$28])" office:value-type="float" office:value="0.0131662676666641" calcext:value-type="float">
            <text:p>0.0131662676666641</text:p>
          </table:table-cell>
          <table:table-cell/>
          <table:table-cell table:formula="of:=[.I48]/[.J48]" office:value-type="float" office:value="36.0605460327614" calcext:value-type="float">
            <text:p>36.060546032761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formula="of:=[.H49]*10000" office:value-type="float" office:value="18" calcext:value-type="float">
            <text:p>18</text:p>
          </table:table-cell>
          <table:table-cell office:value-type="float" office:value="0.0018" calcext:value-type="float">
            <text:p>0.0018</text:p>
          </table:table-cell>
          <table:table-cell table:formula="of:=EXP(-[.H49]*[.$I$28])" office:value-type="float" office:value="0.454428197110597" calcext:value-type="float">
            <text:p>0.454428197110597</text:p>
          </table:table-cell>
          <table:table-cell table:formula="of:=EXP(-[.H49]*[.$J$28])" office:value-type="float" office:value="0.0102057009312316" calcext:value-type="float">
            <text:p>0.0102057009312316</text:p>
          </table:table-cell>
          <table:table-cell/>
          <table:table-cell table:formula="of:=[.I49]/[.J49]" office:value-type="float" office:value="44.526897287373" calcext:value-type="float">
            <text:p>44.52689728737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formula="of:=[.H50]*10000" office:value-type="float" office:value="19" calcext:value-type="float">
            <text:p>19</text:p>
          </table:table-cell>
          <table:table-cell office:value-type="float" office:value="0.0019" calcext:value-type="float">
            <text:p>0.0019</text:p>
          </table:table-cell>
          <table:table-cell table:formula="of:=EXP(-[.H50]*[.$I$28])" office:value-type="float" office:value="0.43494622335798" calcext:value-type="float">
            <text:p>0.43494622335798</text:p>
          </table:table-cell>
          <table:table-cell table:formula="of:=EXP(-[.H50]*[.$J$28])" office:value-type="float" office:value="0.00791084718423709" calcext:value-type="float">
            <text:p>0.00791084718423709</text:p>
          </table:table-cell>
          <table:table-cell/>
          <table:table-cell table:formula="of:=[.I50]/[.J50]" office:value-type="float" office:value="54.980991697658" calcext:value-type="float">
            <text:p>54.980991697658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formula="of:=[.H51]*10000"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  <table:table-cell table:formula="of:=EXP(-[.H51]*[.$I$28])" office:value-type="float" office:value="0.416299469126755" calcext:value-type="float">
            <text:p>0.416299469126755</text:p>
          </table:table-cell>
          <table:table-cell table:formula="of:=EXP(-[.H51]*[.$J$28])" office:value-type="float" office:value="0.00613201421382427" calcext:value-type="float">
            <text:p>0.00613201421382427</text:p>
          </table:table-cell>
          <table:table-cell/>
          <table:table-cell table:formula="of:=[.I51]/[.J51]" office:value-type="float" office:value="67.8895147027272" calcext:value-type="float">
            <text:p>67.8895147027272</text:p>
          </table:table-cell>
        </table:table-row>
      </table:table>
      <table:table table:name="Silicon" table:style-name="ta1">
        <table:shapes>
          <draw:frame draw:z-index="0" draw:style-name="gr1" draw:text-style-name="P1" svg:width="15.999cm" svg:height="8.999cm" svg:x="20.668cm" svg:y="0.975cm">
            <draw:object draw:notify-on-update-of-ranges="Silicon.D5:Silicon.D42 Silicon.G5:Silicon.G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ce3"/>
        <table:table-column table:style-name="co1" table:default-cell-style-name="ce7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11"/>
        <table:table-row table:style-name="ro1">
          <table:table-cell/>
          <table:table-cell table:style-name="Default" table:number-columns-repeated="5"/>
          <table:table-cell office:value-type="string" calcext:value-type="string">
            <text:p>ρ (g/cm3)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5"/>
          <table:table-cell office:value-type="float" office:value="2.329" calcext:value-type="float">
            <text:p>2.329</text:p>
          </table:table-cell>
          <table:table-cell table:style-name="Default"/>
        </table:table-row>
        <table:table-row table:style-name="ro1">
          <table:table-cell table:number-columns-repeated="2"/>
          <table:table-cell table:number-columns-repeated="2" table:style-name="Default" office:value-type="string" calcext:value-type="string">
            <text:p>Energy</text:p>
          </table:table-cell>
          <table:table-cell table:style-name="Default" office:value-type="string" calcext:value-type="string">
            <text:p>μ/ρ</text:p>
          </table:table-cell>
          <table:table-cell table:style-name="Default" office:value-type="string" calcext:value-type="string">
            <text:p>μen/ρ</text:p>
          </table:table-cell>
          <table:table-cell office:value-type="string" calcext:value-type="string">
            <text:p>μ/ρ</text:p>
          </table:table-cell>
          <table:table-cell table:style-name="Default" office:value-type="string" calcext:value-type="string">
            <text:p>1/μ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 (MeV)</text:p>
          </table:table-cell>
          <table:table-cell table:style-name="Default" office:value-type="string" calcext:value-type="string">
            <text:p> (eV)</text:p>
          </table:table-cell>
          <table:table-cell table:number-columns-repeated="2" table:style-name="Default" office:value-type="string" calcext:value-type="string">
            <text:p>(cm2/g)</text:p>
          </table:table-cell>
          <table:table-cell office:value-type="string" calcext:value-type="string">
            <text:p>(1/cm)</text:p>
          </table:table-cell>
          <table:table-cell table:style-name="Default" office:value-type="string" calcext:value-type="string">
            <text:p>(um)</text:p>
          </table:table-cell>
        </table:table-row>
        <table:table-row table:style-name="ro1">
          <table:table-cell table:number-columns-repeated="2"/>
          <table:table-cell office:value-type="float" office:value="0.001" calcext:value-type="float">
            <text:p>1.00E-03</text:p>
          </table:table-cell>
          <table:table-cell table:formula="of:=[.C5]*1000000" office:value-type="float" office:value="1000" calcext:value-type="float">
            <text:p>1000</text:p>
          </table:table-cell>
          <table:table-cell office:value-type="float" office:value="1570" calcext:value-type="float">
            <text:p>1.57E+03</text:p>
          </table:table-cell>
          <table:table-cell office:value-type="float" office:value="1567" calcext:value-type="float">
            <text:p>1.57E+03</text:p>
          </table:table-cell>
          <table:table-cell table:formula="of:=[.E5]*[.$G$2]" office:value-type="float" office:value="3656.53" calcext:value-type="float">
            <text:p>3656.53</text:p>
          </table:table-cell>
          <table:table-cell table:formula="of:=1/[.G5]*10000" office:value-type="float" office:value="2.73483329823631" calcext:value-type="float">
            <text:p>2.7</text:p>
          </table:table-cell>
        </table:table-row>
        <table:table-row table:style-name="ro1">
          <table:table-cell table:number-columns-repeated="2"/>
          <table:table-cell office:value-type="float" office:value="0.0015" calcext:value-type="float">
            <text:p>1.50E-03</text:p>
          </table:table-cell>
          <table:table-cell table:formula="of:=[.C6]*1000000" office:value-type="float" office:value="1500" calcext:value-type="float">
            <text:p>1500</text:p>
          </table:table-cell>
          <table:table-cell office:value-type="float" office:value="535.5" calcext:value-type="float">
            <text:p>5.36E+02</text:p>
          </table:table-cell>
          <table:table-cell office:value-type="float" office:value="533.1" calcext:value-type="float">
            <text:p>5.33E+02</text:p>
          </table:table-cell>
          <table:table-cell table:formula="of:=[.E6]*[.$G$2]" office:value-type="float" office:value="1247.1795" calcext:value-type="float">
            <text:p>1247.1795</text:p>
          </table:table-cell>
          <table:table-cell table:formula="of:=1/[.G6]*10000" office:value-type="float" office:value="8.01809202284034" calcext:value-type="float">
            <text:p>8.0</text:p>
          </table:table-cell>
        </table:table-row>
        <table:table-row table:style-name="ro1">
          <table:table-cell table:number-columns-repeated="2"/>
          <table:table-cell office:value-type="float" office:value="0.0018389" calcext:value-type="float">
            <text:p>1.84E-03</text:p>
          </table:table-cell>
          <table:table-cell table:formula="of:=[.C7]*1000000" office:value-type="float" office:value="1838.9" calcext:value-type="float">
            <text:p>1838.9</text:p>
          </table:table-cell>
          <table:table-cell office:value-type="float" office:value="309.2" calcext:value-type="float">
            <text:p>3.09E+02</text:p>
          </table:table-cell>
          <table:table-cell office:value-type="float" office:value="307" calcext:value-type="float">
            <text:p>3.07E+02</text:p>
          </table:table-cell>
          <table:table-cell table:formula="of:=[.E7]*[.$G$2]" office:value-type="float" office:value="720.1268" calcext:value-type="float">
            <text:p>720.1268</text:p>
          </table:table-cell>
          <table:table-cell table:formula="of:=1/[.G7]*10000" office:value-type="float" office:value="13.8864433319243" calcext:value-type="float">
            <text:p>13.9</text:p>
          </table:table-cell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0.0018389" calcext:value-type="float">
            <text:p>1.84E-03</text:p>
          </table:table-cell>
          <table:table-cell table:formula="of:=[.C8]*1000000" office:value-type="float" office:value="1838.9" calcext:value-type="float">
            <text:p>1838.9</text:p>
          </table:table-cell>
          <table:table-cell office:value-type="float" office:value="3192" calcext:value-type="float">
            <text:p>3.19E+03</text:p>
          </table:table-cell>
          <table:table-cell office:value-type="float" office:value="3059" calcext:value-type="float">
            <text:p>3.06E+03</text:p>
          </table:table-cell>
          <table:table-cell table:formula="of:=[.E8]*[.$G$2]" office:value-type="float" office:value="7434.168" calcext:value-type="float">
            <text:p>7434.168</text:p>
          </table:table-cell>
          <table:table-cell table:formula="of:=1/[.G8]*10000" office:value-type="float" office:value="1.34514043804229" calcext:value-type="float">
            <text:p>1.3</text:p>
          </table:table-cell>
        </table:table-row>
        <table:table-row table:style-name="ro1">
          <table:table-cell table:number-columns-repeated="2"/>
          <table:table-cell office:value-type="float" office:value="0.002" calcext:value-type="float">
            <text:p>2.00E-03</text:p>
          </table:table-cell>
          <table:table-cell table:formula="of:=[.C9]*1000000" office:value-type="float" office:value="2000" calcext:value-type="float">
            <text:p>2000</text:p>
          </table:table-cell>
          <table:table-cell office:value-type="float" office:value="2777" calcext:value-type="float">
            <text:p>2.78E+03</text:p>
          </table:table-cell>
          <table:table-cell office:value-type="float" office:value="2669" calcext:value-type="float">
            <text:p>2.67E+03</text:p>
          </table:table-cell>
          <table:table-cell table:formula="of:=[.E9]*[.$G$2]" office:value-type="float" office:value="6467.633" calcext:value-type="float">
            <text:p>6467.633</text:p>
          </table:table-cell>
          <table:table-cell table:formula="of:=1/[.G9]*10000" office:value-type="float" office:value="1.54616070516061" calcext:value-type="float">
            <text:p>1.5</text:p>
          </table:table-cell>
        </table:table-row>
        <table:table-row table:style-name="ro1">
          <table:table-cell table:number-columns-repeated="2"/>
          <table:table-cell office:value-type="float" office:value="0.003" calcext:value-type="float">
            <text:p>3.00E-03</text:p>
          </table:table-cell>
          <table:table-cell table:style-name="ce8" table:formula="of:=[.C10]*1000000" office:value-type="float" office:value="3000" calcext:value-type="float">
            <text:p>3000</text:p>
          </table:table-cell>
          <table:table-cell table:style-name="ce9" office:value-type="float" office:value="978.4" calcext:value-type="float">
            <text:p>9.78E+02</text:p>
          </table:table-cell>
          <table:table-cell table:style-name="ce9" office:value-type="float" office:value="951.6" calcext:value-type="float">
            <text:p>9.52E+02</text:p>
          </table:table-cell>
          <table:table-cell table:style-name="ce10" table:formula="of:=[.E10]*[.$G$2]" office:value-type="float" office:value="2278.6936" calcext:value-type="float">
            <text:p>2278.6936</text:p>
          </table:table-cell>
          <table:table-cell table:formula="of:=1/[.G10]*10000" office:value-type="float" office:value="4.38847943400552" calcext:value-type="float">
            <text:p>4.4</text:p>
          </table:table-cell>
        </table:table-row>
        <table:table-row table:style-name="ro1">
          <table:table-cell table:number-columns-repeated="2"/>
          <table:table-cell office:value-type="float" office:value="0.004" calcext:value-type="float">
            <text:p>4.00E-03</text:p>
          </table:table-cell>
          <table:table-cell table:formula="of:=[.C11]*1000000" office:value-type="float" office:value="4000" calcext:value-type="float">
            <text:p>4000</text:p>
          </table:table-cell>
          <table:table-cell office:value-type="float" office:value="452.9" calcext:value-type="float">
            <text:p>4.53E+02</text:p>
          </table:table-cell>
          <table:table-cell office:value-type="float" office:value="442.7" calcext:value-type="float">
            <text:p>4.43E+02</text:p>
          </table:table-cell>
          <table:table-cell table:formula="of:=[.E11]*[.$G$2]" office:value-type="float" office:value="1054.8041" calcext:value-type="float">
            <text:p>1054.8041</text:p>
          </table:table-cell>
          <table:table-cell table:formula="of:=1/[.G11]*10000" office:value-type="float" office:value="9.48043338094723" calcext:value-type="float">
            <text:p>9.5</text:p>
          </table:table-cell>
        </table:table-row>
        <table:table-row table:style-name="ro1">
          <table:table-cell table:number-columns-repeated="2"/>
          <table:table-cell office:value-type="float" office:value="0.005" calcext:value-type="float">
            <text:p>5.00E-03</text:p>
          </table:table-cell>
          <table:table-cell table:formula="of:=[.C12]*1000000" office:value-type="float" office:value="5000" calcext:value-type="float">
            <text:p>5000</text:p>
          </table:table-cell>
          <table:table-cell office:value-type="float" office:value="245" calcext:value-type="float">
            <text:p>2.45E+02</text:p>
          </table:table-cell>
          <table:table-cell office:value-type="float" office:value="240" calcext:value-type="float">
            <text:p>2.40E+02</text:p>
          </table:table-cell>
          <table:table-cell table:formula="of:=[.E12]*[.$G$2]" office:value-type="float" office:value="570.605" calcext:value-type="float">
            <text:p>570.605</text:p>
          </table:table-cell>
          <table:table-cell table:formula="of:=1/[.G12]*10000" office:value-type="float" office:value="17.5252582784939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float" office:value="0.006" calcext:value-type="float">
            <text:p>6.00E-03</text:p>
          </table:table-cell>
          <table:table-cell table:formula="of:=[.C13]*1000000" office:value-type="float" office:value="6000" calcext:value-type="float">
            <text:p>6000</text:p>
          </table:table-cell>
          <table:table-cell office:value-type="float" office:value="147" calcext:value-type="float">
            <text:p>1.47E+02</text:p>
          </table:table-cell>
          <table:table-cell office:value-type="float" office:value="143.9" calcext:value-type="float">
            <text:p>1.44E+02</text:p>
          </table:table-cell>
          <table:table-cell table:formula="of:=[.E13]*[.$G$2]" office:value-type="float" office:value="342.363" calcext:value-type="float">
            <text:p>342.363</text:p>
          </table:table-cell>
          <table:table-cell table:formula="of:=1/[.G13]*10000" office:value-type="float" office:value="29.2087637974898" calcext:value-type="float">
            <text:p>29.2</text:p>
          </table:table-cell>
        </table:table-row>
        <table:table-row table:style-name="ro1">
          <table:table-cell table:number-columns-repeated="2"/>
          <table:table-cell office:value-type="float" office:value="0.008" calcext:value-type="float">
            <text:p>8.00E-03</text:p>
          </table:table-cell>
          <table:table-cell table:style-name="ce8" table:formula="of:=[.C14]*1000000" office:value-type="float" office:value="8000" calcext:value-type="float">
            <text:p>8000</text:p>
          </table:table-cell>
          <table:table-cell table:style-name="ce9" office:value-type="float" office:value="64.68" calcext:value-type="float">
            <text:p>6.47E+01</text:p>
          </table:table-cell>
          <table:table-cell table:style-name="ce9" office:value-type="float" office:value="63.13" calcext:value-type="float">
            <text:p>6.31E+01</text:p>
          </table:table-cell>
          <table:table-cell table:style-name="ce10" table:formula="of:=[.E14]*[.$G$2]" office:value-type="float" office:value="150.63972" calcext:value-type="float">
            <text:p>150.63972</text:p>
          </table:table-cell>
          <table:table-cell table:formula="of:=1/[.G14]*10000" office:value-type="float" office:value="66.3835540852041" calcext:value-type="float">
            <text:p>66.4</text:p>
          </table:table-cell>
        </table:table-row>
        <table:table-row table:style-name="ro1">
          <table:table-cell table:number-columns-repeated="2"/>
          <table:table-cell office:value-type="float" office:value="0.01" calcext:value-type="float">
            <text:p>1.00E-02</text:p>
          </table:table-cell>
          <table:table-cell table:formula="of:=[.C15]*1000000" office:value-type="float" office:value="10000" calcext:value-type="float">
            <text:p>10000</text:p>
          </table:table-cell>
          <table:table-cell office:value-type="float" office:value="33.89" calcext:value-type="float">
            <text:p>3.39E+01</text:p>
          </table:table-cell>
          <table:table-cell office:value-type="float" office:value="32.89" calcext:value-type="float">
            <text:p>3.29E+01</text:p>
          </table:table-cell>
          <table:table-cell table:formula="of:=[.E15]*[.$G$2]" office:value-type="float" office:value="78.92981" calcext:value-type="float">
            <text:p>78.92981</text:p>
          </table:table-cell>
          <table:table-cell table:formula="of:=1/[.G15]*10000" office:value-type="float" office:value="126.694844444703" calcext:value-type="float">
            <text:p>126.7</text:p>
          </table:table-cell>
        </table:table-row>
        <table:table-row table:style-name="ro1">
          <table:table-cell table:number-columns-repeated="2"/>
          <table:table-cell office:value-type="float" office:value="0.015" calcext:value-type="float">
            <text:p>1.50E-02</text:p>
          </table:table-cell>
          <table:table-cell table:formula="of:=[.C16]*1000000" office:value-type="float" office:value="15000" calcext:value-type="float">
            <text:p>15000</text:p>
          </table:table-cell>
          <table:table-cell office:value-type="float" office:value="10.34" calcext:value-type="float">
            <text:p>1.03E+01</text:p>
          </table:table-cell>
          <table:table-cell office:value-type="float" office:value="9.794" calcext:value-type="float">
            <text:p>9.79E+00</text:p>
          </table:table-cell>
          <table:table-cell table:formula="of:=[.E16]*[.$G$2]" office:value-type="float" office:value="24.08186" calcext:value-type="float">
            <text:p>24.08186</text:p>
          </table:table-cell>
          <table:table-cell table:formula="of:=1/[.G16]*10000" office:value-type="float" office:value="415.250317043617" calcext:value-type="float">
            <text:p>415.3</text:p>
          </table:table-cell>
        </table:table-row>
        <table:table-row table:style-name="ro1">
          <table:table-cell table:number-columns-repeated="2"/>
          <table:table-cell office:value-type="float" office:value="0.02" calcext:value-type="float">
            <text:p>2.00E-02</text:p>
          </table:table-cell>
          <table:table-cell table:formula="of:=[.C17]*1000000" office:value-type="float" office:value="20000" calcext:value-type="float">
            <text:p>20000</text:p>
          </table:table-cell>
          <table:table-cell office:value-type="float" office:value="4.464" calcext:value-type="float">
            <text:p>4.46E+00</text:p>
          </table:table-cell>
          <table:table-cell office:value-type="float" office:value="4.076" calcext:value-type="float">
            <text:p>4.08E+00</text:p>
          </table:table-cell>
          <table:table-cell table:formula="of:=[.E17]*[.$G$2]" office:value-type="float" office:value="10.396656" calcext:value-type="float">
            <text:p>10.396656</text:p>
          </table:table-cell>
          <table:table-cell table:formula="of:=1/[.G17]*10000" office:value-type="float" office:value="961.847732578629" calcext:value-type="float">
            <text:p>961.8</text:p>
          </table:table-cell>
        </table:table-row>
        <table:table-row table:style-name="ro1">
          <table:table-cell table:number-columns-repeated="2"/>
          <table:table-cell office:value-type="float" office:value="0.03" calcext:value-type="float">
            <text:p>3.00E-02</text:p>
          </table:table-cell>
          <table:table-cell table:formula="of:=[.C18]*1000000" office:value-type="float" office:value="30000" calcext:value-type="float">
            <text:p>30000</text:p>
          </table:table-cell>
          <table:table-cell office:value-type="float" office:value="1.436" calcext:value-type="float">
            <text:p>1.44E+00</text:p>
          </table:table-cell>
          <table:table-cell office:value-type="float" office:value="1.164" calcext:value-type="float">
            <text:p>1.16E+00</text:p>
          </table:table-cell>
          <table:table-cell table:formula="of:=[.E18]*[.$G$2]" office:value-type="float" office:value="3.344444" calcext:value-type="float">
            <text:p>3.344444</text:p>
          </table:table-cell>
          <table:table-cell table:formula="of:=1/[.G18]*10000" office:value-type="float" office:value="2990.03361993802" calcext:value-type="float">
            <text:p>2990.0</text:p>
          </table:table-cell>
        </table:table-row>
        <table:table-row table:style-name="ro1">
          <table:table-cell table:number-columns-repeated="2"/>
          <table:table-cell office:value-type="float" office:value="0.04" calcext:value-type="float">
            <text:p>4.00E-02</text:p>
          </table:table-cell>
          <table:table-cell table:formula="of:=[.C19]*1000000" office:value-type="float" office:value="40000" calcext:value-type="float">
            <text:p>40000</text:p>
          </table:table-cell>
          <table:table-cell office:value-type="float" office:value="0.7012" calcext:value-type="float">
            <text:p>7.01E-01</text:p>
          </table:table-cell>
          <table:table-cell office:value-type="float" office:value="0.4782" calcext:value-type="float">
            <text:p>4.78E-01</text:p>
          </table:table-cell>
          <table:table-cell table:formula="of:=[.E19]*[.$G$2]" office:value-type="float" office:value="1.6330948" calcext:value-type="float">
            <text:p>1.6330948</text:p>
          </table:table-cell>
          <table:table-cell table:formula="of:=1/[.G19]*10000" office:value-type="float" office:value="6123.34323763691" calcext:value-type="float">
            <text:p>6123.3</text:p>
          </table:table-cell>
        </table:table-row>
        <table:table-row table:style-name="ro1">
          <table:table-cell table:number-columns-repeated="2"/>
          <table:table-cell office:value-type="float" office:value="0.05" calcext:value-type="float">
            <text:p>5.00E-02</text:p>
          </table:table-cell>
          <table:table-cell table:formula="of:=[.C20]*1000000" office:value-type="float" office:value="50000" calcext:value-type="float">
            <text:p>50000</text:p>
          </table:table-cell>
          <table:table-cell office:value-type="float" office:value="0.4385" calcext:value-type="float">
            <text:p>4.39E-01</text:p>
          </table:table-cell>
          <table:table-cell office:value-type="float" office:value="0.243" calcext:value-type="float">
            <text:p>2.43E-01</text:p>
          </table:table-cell>
          <table:table-cell table:formula="of:=[.E20]*[.$G$2]" office:value-type="float" office:value="1.0212665" calcext:value-type="float">
            <text:p>1.0212665</text:p>
          </table:table-cell>
          <table:table-cell table:formula="of:=1/[.G20]*10000" office:value-type="float" office:value="9791.76346232839" calcext:value-type="float">
            <text:p>9791.8</text:p>
          </table:table-cell>
        </table:table-row>
        <table:table-row table:style-name="ro1">
          <table:table-cell table:number-columns-repeated="2"/>
          <table:table-cell office:value-type="float" office:value="0.06" calcext:value-type="float">
            <text:p>6.00E-02</text:p>
          </table:table-cell>
          <table:table-cell table:formula="of:=[.C21]*1000000" office:value-type="float" office:value="60000" calcext:value-type="float">
            <text:p>60000</text:p>
          </table:table-cell>
          <table:table-cell office:value-type="float" office:value="0.3207" calcext:value-type="float">
            <text:p>3.21E-01</text:p>
          </table:table-cell>
          <table:table-cell office:value-type="float" office:value="0.1434" calcext:value-type="float">
            <text:p>1.43E-01</text:p>
          </table:table-cell>
          <table:table-cell table:formula="of:=[.E21]*[.$G$2]" office:value-type="float" office:value="0.7469103" calcext:value-type="float">
            <text:p>0.7469103</text:p>
          </table:table-cell>
          <table:table-cell table:formula="of:=1/[.G21]*10000" office:value-type="float" office:value="13388.4885507671" calcext:value-type="float">
            <text:p>13388.5</text:p>
          </table:table-cell>
        </table:table-row>
        <table:table-row table:style-name="ro1">
          <table:table-cell table:number-columns-repeated="2"/>
          <table:table-cell office:value-type="float" office:value="0.08" calcext:value-type="float">
            <text:p>8.00E-02</text:p>
          </table:table-cell>
          <table:table-cell table:formula="of:=[.C22]*1000000" office:value-type="float" office:value="80000" calcext:value-type="float">
            <text:p>80000</text:p>
          </table:table-cell>
          <table:table-cell office:value-type="float" office:value="0.2228" calcext:value-type="float">
            <text:p>2.23E-01</text:p>
          </table:table-cell>
          <table:table-cell office:value-type="float" office:value="0.06896" calcext:value-type="float">
            <text:p>6.90E-02</text:p>
          </table:table-cell>
          <table:table-cell table:formula="of:=[.E22]*[.$G$2]" office:value-type="float" office:value="0.5189012" calcext:value-type="float">
            <text:p>0.5189012</text:p>
          </table:table-cell>
          <table:table-cell table:formula="of:=1/[.G22]*10000" office:value-type="float" office:value="19271.4913744659" calcext:value-type="float">
            <text:p>19271.5</text:p>
          </table:table-cell>
        </table:table-row>
        <table:table-row table:style-name="ro1">
          <table:table-cell table:number-columns-repeated="2"/>
          <table:table-cell office:value-type="float" office:value="0.1" calcext:value-type="float">
            <text:p>1.00E-01</text:p>
          </table:table-cell>
          <table:table-cell table:formula="of:=[.C23]*1000000" office:value-type="float" office:value="100000" calcext:value-type="float">
            <text:p>100000</text:p>
          </table:table-cell>
          <table:table-cell office:value-type="float" office:value="0.1835" calcext:value-type="float">
            <text:p>1.84E-01</text:p>
          </table:table-cell>
          <table:table-cell office:value-type="float" office:value="0.04513" calcext:value-type="float">
            <text:p>4.51E-02</text:p>
          </table:table-cell>
          <table:table-cell table:formula="of:=[.E23]*[.$G$2]" office:value-type="float" office:value="0.4273715" calcext:value-type="float">
            <text:p>0.4273715</text:p>
          </table:table-cell>
          <table:table-cell table:formula="of:=1/[.G23]*10000" office:value-type="float" office:value="23398.8462028937" calcext:value-type="float">
            <text:p>23398.8</text:p>
          </table:table-cell>
        </table:table-row>
        <table:table-row table:style-name="ro1">
          <table:table-cell table:number-columns-repeated="2"/>
          <table:table-cell office:value-type="float" office:value="0.15" calcext:value-type="float">
            <text:p>1.50E-01</text:p>
          </table:table-cell>
          <table:table-cell table:formula="of:=[.C24]*1000000" office:value-type="float" office:value="150000" calcext:value-type="float">
            <text:p>150000</text:p>
          </table:table-cell>
          <table:table-cell office:value-type="float" office:value="0.1448" calcext:value-type="float">
            <text:p>1.45E-01</text:p>
          </table:table-cell>
          <table:table-cell office:value-type="float" office:value="0.03086" calcext:value-type="float">
            <text:p>3.09E-02</text:p>
          </table:table-cell>
          <table:table-cell table:formula="of:=[.E24]*[.$G$2]" office:value-type="float" office:value="0.3372392" calcext:value-type="float">
            <text:p>0.3372392</text:p>
          </table:table-cell>
          <table:table-cell table:formula="of:=1/[.G24]*10000" office:value-type="float" office:value="29652.5433579489" calcext:value-type="float">
            <text:p>29652.5</text:p>
          </table:table-cell>
        </table:table-row>
        <table:table-row table:style-name="ro1">
          <table:table-cell table:number-columns-repeated="2"/>
          <table:table-cell office:value-type="float" office:value="0.2" calcext:value-type="float">
            <text:p>2.00E-01</text:p>
          </table:table-cell>
          <table:table-cell table:formula="of:=[.C25]*1000000" office:value-type="float" office:value="200000" calcext:value-type="float">
            <text:p>200000</text:p>
          </table:table-cell>
          <table:table-cell office:value-type="float" office:value="0.1275" calcext:value-type="float">
            <text:p>1.28E-01</text:p>
          </table:table-cell>
          <table:table-cell office:value-type="float" office:value="0.02905" calcext:value-type="float">
            <text:p>2.91E-02</text:p>
          </table:table-cell>
          <table:table-cell table:formula="of:=[.E25]*[.$G$2]" office:value-type="float" office:value="0.2969475" calcext:value-type="float">
            <text:p>0.2969475</text:p>
          </table:table-cell>
          <table:table-cell table:formula="of:=1/[.G25]*10000" office:value-type="float" office:value="33675.9864959294" calcext:value-type="float">
            <text:p>33676.0</text:p>
          </table:table-cell>
        </table:table-row>
        <table:table-row table:style-name="ro1">
          <table:table-cell table:number-columns-repeated="2"/>
          <table:table-cell office:value-type="float" office:value="0.3" calcext:value-type="float">
            <text:p>3.00E-01</text:p>
          </table:table-cell>
          <table:table-cell table:formula="of:=[.C26]*1000000" office:value-type="float" office:value="300000" calcext:value-type="float">
            <text:p>300000</text:p>
          </table:table-cell>
          <table:table-cell office:value-type="float" office:value="0.1082" calcext:value-type="float">
            <text:p>1.08E-01</text:p>
          </table:table-cell>
          <table:table-cell office:value-type="float" office:value="0.02932" calcext:value-type="float">
            <text:p>2.93E-02</text:p>
          </table:table-cell>
          <table:table-cell table:formula="of:=[.E26]*[.$G$2]" office:value-type="float" office:value="0.2519978" calcext:value-type="float">
            <text:p>0.2519978</text:p>
          </table:table-cell>
          <table:table-cell table:formula="of:=1/[.G26]*10000" office:value-type="float" office:value="39682.8861204344" calcext:value-type="float">
            <text:p>39682.9</text:p>
          </table:table-cell>
        </table:table-row>
        <table:table-row table:style-name="ro1">
          <table:table-cell table:number-columns-repeated="2"/>
          <table:table-cell office:value-type="float" office:value="0.4" calcext:value-type="float">
            <text:p>4.00E-01</text:p>
          </table:table-cell>
          <table:table-cell table:formula="of:=[.C27]*1000000" office:value-type="float" office:value="400000" calcext:value-type="float">
            <text:p>400000</text:p>
          </table:table-cell>
          <table:table-cell office:value-type="float" office:value="0.09614" calcext:value-type="float">
            <text:p>9.61E-02</text:p>
          </table:table-cell>
          <table:table-cell office:value-type="float" office:value="0.02968" calcext:value-type="float">
            <text:p>2.97E-02</text:p>
          </table:table-cell>
          <table:table-cell table:formula="of:=[.E27]*[.$G$2]" office:value-type="float" office:value="0.22391006" calcext:value-type="float">
            <text:p>0.22391006</text:p>
          </table:table-cell>
          <table:table-cell table:formula="of:=1/[.G27]*10000" office:value-type="float" office:value="44660.789247254" calcext:value-type="float">
            <text:p>44660.8</text:p>
          </table:table-cell>
        </table:table-row>
        <table:table-row table:style-name="ro1">
          <table:table-cell table:number-columns-repeated="2"/>
          <table:table-cell office:value-type="float" office:value="0.5" calcext:value-type="float">
            <text:p>5.00E-01</text:p>
          </table:table-cell>
          <table:table-cell table:formula="of:=[.C28]*1000000" office:value-type="float" office:value="500000" calcext:value-type="float">
            <text:p>500000</text:p>
          </table:table-cell>
          <table:table-cell office:value-type="float" office:value="0.08748" calcext:value-type="float">
            <text:p>8.75E-02</text:p>
          </table:table-cell>
          <table:table-cell office:value-type="float" office:value="0.02971" calcext:value-type="float">
            <text:p>2.97E-02</text:p>
          </table:table-cell>
          <table:table-cell table:formula="of:=[.E28]*[.$G$2]" office:value-type="float" office:value="0.20374092" calcext:value-type="float">
            <text:p>0.20374092</text:p>
          </table:table-cell>
          <table:table-cell table:formula="of:=1/[.G28]*10000" office:value-type="float" office:value="49081.9419093621" calcext:value-type="float">
            <text:p>49081.9</text:p>
          </table:table-cell>
        </table:table-row>
        <table:table-row table:style-name="ro1">
          <table:table-cell table:number-columns-repeated="2"/>
          <table:table-cell office:value-type="float" office:value="0.6" calcext:value-type="float">
            <text:p>6.00E-01</text:p>
          </table:table-cell>
          <table:table-cell table:formula="of:=[.C29]*1000000" office:value-type="float" office:value="600000" calcext:value-type="float">
            <text:p>600000</text:p>
          </table:table-cell>
          <table:table-cell office:value-type="float" office:value="0.08077" calcext:value-type="float">
            <text:p>8.08E-02</text:p>
          </table:table-cell>
          <table:table-cell office:value-type="float" office:value="0.02951" calcext:value-type="float">
            <text:p>2.95E-02</text:p>
          </table:table-cell>
          <table:table-cell table:formula="of:=[.E29]*[.$G$2]" office:value-type="float" office:value="0.18811333" calcext:value-type="float">
            <text:p>0.18811333</text:p>
          </table:table-cell>
          <table:table-cell table:formula="of:=1/[.G29]*10000" office:value-type="float" office:value="53159.443831014" calcext:value-type="float">
            <text:p>53159.4</text:p>
          </table:table-cell>
        </table:table-row>
        <table:table-row table:style-name="ro1">
          <table:table-cell table:number-columns-repeated="2"/>
          <table:table-cell office:value-type="float" office:value="0.8" calcext:value-type="float">
            <text:p>8.00E-01</text:p>
          </table:table-cell>
          <table:table-cell table:formula="of:=[.C30]*1000000" office:value-type="float" office:value="800000" calcext:value-type="float">
            <text:p>800000</text:p>
          </table:table-cell>
          <table:table-cell office:value-type="float" office:value="0.07082" calcext:value-type="float">
            <text:p>7.08E-02</text:p>
          </table:table-cell>
          <table:table-cell office:value-type="float" office:value="0.02875" calcext:value-type="float">
            <text:p>2.88E-02</text:p>
          </table:table-cell>
          <table:table-cell table:formula="of:=[.E30]*[.$G$2]" office:value-type="float" office:value="0.16493978" calcext:value-type="float">
            <text:p>0.16493978</text:p>
          </table:table-cell>
          <table:table-cell table:formula="of:=1/[.G30]*10000" office:value-type="float" office:value="60628.1880574838" calcext:value-type="float">
            <text:p>60628.2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.00E+00</text:p>
          </table:table-cell>
          <table:table-cell table:formula="of:=[.C31]*1000000" office:value-type="float" office:value="1000000" calcext:value-type="float">
            <text:p>1000000</text:p>
          </table:table-cell>
          <table:table-cell office:value-type="float" office:value="0.06361" calcext:value-type="float">
            <text:p>6.36E-02</text:p>
          </table:table-cell>
          <table:table-cell office:value-type="float" office:value="0.02778" calcext:value-type="float">
            <text:p>2.78E-02</text:p>
          </table:table-cell>
          <table:table-cell table:formula="of:=[.E31]*[.$G$2]" office:value-type="float" office:value="0.14814769" calcext:value-type="float">
            <text:p>0.14814769</text:p>
          </table:table-cell>
          <table:table-cell table:formula="of:=1/[.G31]*10000" office:value-type="float" office:value="67500.2087443956" calcext:value-type="float">
            <text:p>67500.2</text:p>
          </table:table-cell>
        </table:table-row>
        <table:table-row table:style-name="ro1">
          <table:table-cell table:number-columns-repeated="2"/>
          <table:table-cell office:value-type="float" office:value="1.25" calcext:value-type="float">
            <text:p>1.25E+00</text:p>
          </table:table-cell>
          <table:table-cell table:formula="of:=[.C32]*1000000" office:value-type="float" office:value="1250000" calcext:value-type="float">
            <text:p>1250000</text:p>
          </table:table-cell>
          <table:table-cell office:value-type="float" office:value="0.05688" calcext:value-type="float">
            <text:p>5.69E-02</text:p>
          </table:table-cell>
          <table:table-cell office:value-type="float" office:value="0.02652" calcext:value-type="float">
            <text:p>2.65E-02</text:p>
          </table:table-cell>
          <table:table-cell table:formula="of:=[.E32]*[.$G$2]" office:value-type="float" office:value="0.13247352" calcext:value-type="float">
            <text:p>0.13247352</text:p>
          </table:table-cell>
          <table:table-cell table:formula="of:=1/[.G32]*10000" office:value-type="float" office:value="75486.7840757912" calcext:value-type="float">
            <text:p>75486.8</text:p>
          </table:table-cell>
        </table:table-row>
        <table:table-row table:style-name="ro1">
          <table:table-cell table:number-columns-repeated="2"/>
          <table:table-cell office:value-type="float" office:value="1.5" calcext:value-type="float">
            <text:p>1.50E+00</text:p>
          </table:table-cell>
          <table:table-cell table:formula="of:=[.C33]*1000000" office:value-type="float" office:value="1500000" calcext:value-type="float">
            <text:p>1500000</text:p>
          </table:table-cell>
          <table:table-cell office:value-type="float" office:value="0.05183" calcext:value-type="float">
            <text:p>5.18E-02</text:p>
          </table:table-cell>
          <table:table-cell office:value-type="float" office:value="0.02535" calcext:value-type="float">
            <text:p>2.54E-02</text:p>
          </table:table-cell>
          <table:table-cell table:formula="of:=[.E33]*[.$G$2]" office:value-type="float" office:value="0.12071207" calcext:value-type="float">
            <text:p>0.12071207</text:p>
          </table:table-cell>
          <table:table-cell table:formula="of:=1/[.G33]*10000" office:value-type="float" office:value="82841.7572492958" calcext:value-type="float">
            <text:p>82841.8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.00E+00</text:p>
          </table:table-cell>
          <table:table-cell table:formula="of:=[.C34]*1000000" office:value-type="float" office:value="2000000" calcext:value-type="float">
            <text:p>2000000</text:p>
          </table:table-cell>
          <table:table-cell office:value-type="float" office:value="0.0448" calcext:value-type="float">
            <text:p>4.48E-02</text:p>
          </table:table-cell>
          <table:table-cell office:value-type="float" office:value="0.02345" calcext:value-type="float">
            <text:p>2.35E-02</text:p>
          </table:table-cell>
          <table:table-cell table:formula="of:=[.E34]*[.$G$2]" office:value-type="float" office:value="0.1043392" calcext:value-type="float">
            <text:p>0.1043392</text:p>
          </table:table-cell>
          <table:table-cell table:formula="of:=1/[.G34]*10000" office:value-type="float" office:value="95841.2562105134" calcext:value-type="float">
            <text:p>95841.3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.00E+00</text:p>
          </table:table-cell>
          <table:table-cell table:formula="of:=[.C35]*1000000" office:value-type="float" office:value="3000000" calcext:value-type="float">
            <text:p>3000000</text:p>
          </table:table-cell>
          <table:table-cell office:value-type="float" office:value="0.03678" calcext:value-type="float">
            <text:p>3.68E-02</text:p>
          </table:table-cell>
          <table:table-cell office:value-type="float" office:value="0.02101" calcext:value-type="float">
            <text:p>2.10E-02</text:p>
          </table:table-cell>
          <table:table-cell table:formula="of:=[.E35]*[.$G$2]" office:value-type="float" office:value="0.08566062" calcext:value-type="float">
            <text:p>0.08566062</text:p>
          </table:table-cell>
          <table:table-cell table:formula="of:=1/[.G35]*10000" office:value-type="float" office:value="116739.757428793" calcext:value-type="float">
            <text:p>116739.8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.00E+00</text:p>
          </table:table-cell>
          <table:table-cell table:formula="of:=[.C36]*1000000" office:value-type="float" office:value="4000000" calcext:value-type="float">
            <text:p>4000000</text:p>
          </table:table-cell>
          <table:table-cell office:value-type="float" office:value="0.0324" calcext:value-type="float">
            <text:p>3.24E-02</text:p>
          </table:table-cell>
          <table:table-cell office:value-type="float" office:value="0.01963" calcext:value-type="float">
            <text:p>1.96E-02</text:p>
          </table:table-cell>
          <table:table-cell table:formula="of:=[.E36]*[.$G$2]" office:value-type="float" office:value="0.0754596" calcext:value-type="float">
            <text:p>0.0754596</text:p>
          </table:table-cell>
          <table:table-cell table:formula="of:=1/[.G36]*10000" office:value-type="float" office:value="132521.243155278" calcext:value-type="float">
            <text:p>132521.2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.00E+00</text:p>
          </table:table-cell>
          <table:table-cell table:formula="of:=[.C37]*1000000" office:value-type="float" office:value="5000000" calcext:value-type="float">
            <text:p>5000000</text:p>
          </table:table-cell>
          <table:table-cell office:value-type="float" office:value="0.02967" calcext:value-type="float">
            <text:p>2.97E-02</text:p>
          </table:table-cell>
          <table:table-cell office:value-type="float" office:value="0.01878" calcext:value-type="float">
            <text:p>1.88E-02</text:p>
          </table:table-cell>
          <table:table-cell table:formula="of:=[.E37]*[.$G$2]" office:value-type="float" office:value="0.06910143" calcext:value-type="float">
            <text:p>0.06910143</text:p>
          </table:table-cell>
          <table:table-cell table:formula="of:=1/[.G37]*10000" office:value-type="float" office:value="144714.805467846" calcext:value-type="float">
            <text:p>144714.8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.00E+00</text:p>
          </table:table-cell>
          <table:table-cell table:formula="of:=[.C38]*1000000" office:value-type="float" office:value="6000000" calcext:value-type="float">
            <text:p>6000000</text:p>
          </table:table-cell>
          <table:table-cell office:value-type="float" office:value="0.02788" calcext:value-type="float">
            <text:p>2.79E-02</text:p>
          </table:table-cell>
          <table:table-cell office:value-type="float" office:value="0.01827" calcext:value-type="float">
            <text:p>1.83E-02</text:p>
          </table:table-cell>
          <table:table-cell table:formula="of:=[.E38]*[.$G$2]" office:value-type="float" office:value="0.06493252" calcext:value-type="float">
            <text:p>0.06493252</text:p>
          </table:table-cell>
          <table:table-cell table:formula="of:=1/[.G38]*10000" office:value-type="float" office:value="154006.035804555" calcext:value-type="float">
            <text:p>154006.0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.00E+00</text:p>
          </table:table-cell>
          <table:table-cell table:formula="of:=[.C39]*1000000" office:value-type="float" office:value="8000000" calcext:value-type="float">
            <text:p>8000000</text:p>
          </table:table-cell>
          <table:table-cell office:value-type="float" office:value="0.02574" calcext:value-type="float">
            <text:p>2.57E-02</text:p>
          </table:table-cell>
          <table:table-cell office:value-type="float" office:value="0.01773" calcext:value-type="float">
            <text:p>1.77E-02</text:p>
          </table:table-cell>
          <table:table-cell table:formula="of:=[.E39]*[.$G$2]" office:value-type="float" office:value="0.05994846" calcext:value-type="float">
            <text:p>0.05994846</text:p>
          </table:table-cell>
          <table:table-cell table:formula="of:=1/[.G39]*10000" office:value-type="float" office:value="166809.956419231" calcext:value-type="float">
            <text:p>166810.0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.00E+01</text:p>
          </table:table-cell>
          <table:table-cell table:formula="of:=[.C40]*1000000" office:value-type="float" office:value="10000000" calcext:value-type="float">
            <text:p>10000000</text:p>
          </table:table-cell>
          <table:table-cell office:value-type="float" office:value="0.02462" calcext:value-type="float">
            <text:p>2.46E-02</text:p>
          </table:table-cell>
          <table:table-cell office:value-type="float" office:value="0.01753" calcext:value-type="float">
            <text:p>1.75E-02</text:p>
          </table:table-cell>
          <table:table-cell table:formula="of:=[.E40]*[.$G$2]" office:value-type="float" office:value="0.05733998" calcext:value-type="float">
            <text:p>0.05733998</text:p>
          </table:table-cell>
          <table:table-cell table:formula="of:=1/[.G40]*10000" office:value-type="float" office:value="174398.386605646" calcext:value-type="float">
            <text:p>174398.4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.50E+01</text:p>
          </table:table-cell>
          <table:table-cell table:formula="of:=[.C41]*1000000" office:value-type="float" office:value="15000000" calcext:value-type="float">
            <text:p>15000000</text:p>
          </table:table-cell>
          <table:table-cell office:value-type="float" office:value="0.02352" calcext:value-type="float">
            <text:p>2.35E-02</text:p>
          </table:table-cell>
          <table:table-cell office:value-type="float" office:value="0.01746" calcext:value-type="float">
            <text:p>1.75E-02</text:p>
          </table:table-cell>
          <table:table-cell table:formula="of:=[.E41]*[.$G$2]" office:value-type="float" office:value="0.05477808" calcext:value-type="float">
            <text:p>0.05477808</text:p>
          </table:table-cell>
          <table:table-cell table:formula="of:=1/[.G41]*10000" office:value-type="float" office:value="182554.773734311" calcext:value-type="float">
            <text:p>182554.8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.00E+01</text:p>
          </table:table-cell>
          <table:table-cell table:formula="of:=[.C42]*1000000" office:value-type="float" office:value="20000000" calcext:value-type="float">
            <text:p>20000000</text:p>
          </table:table-cell>
          <table:table-cell office:value-type="float" office:value="0.02338" calcext:value-type="float">
            <text:p>2.34E-02</text:p>
          </table:table-cell>
          <table:table-cell office:value-type="float" office:value="0.01757" calcext:value-type="float">
            <text:p>1.76E-02</text:p>
          </table:table-cell>
          <table:table-cell table:formula="of:=[.E42]*[.$G$2]" office:value-type="float" office:value="0.05445202" calcext:value-type="float">
            <text:p>0.05445202</text:p>
          </table:table-cell>
          <table:table-cell table:formula="of:=1/[.G42]*10000" office:value-type="float" office:value="183647.916092002" calcext:value-type="float">
            <text:p>183647.9</text:p>
          </table:table-cell>
        </table:table-row>
      </table:table>
      <table:table table:name="Zr" table:style-name="ta1">
        <table:shapes>
          <draw:frame draw:z-index="0" draw:style-name="gr1" draw:text-style-name="P1" svg:width="15.999cm" svg:height="8.999cm" svg:x="12.546cm" svg:y="0.26cm">
            <draw:object draw:notify-on-update-of-ranges="Zr.B3:Zr.B502 Zr.D3:Zr.D5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3 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[.B3]/1000"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formula="of:=[.B4]/1000"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formula="of:=[.B5]/1000"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formula="of:=[.B6]/1000"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7]/1000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table:formula="of:=[.B8]/1000"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table:formula="of:=[.B9]/1000" office:value-type="float" office:value="0.0014" calcext:value-type="float">
            <text:p>0.0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table:formula="of:=[.B10]/1000"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table:formula="of:=[.B11]/1000" office:value-type="float" office:value="0.0018" calcext:value-type="float">
            <text:p>0.0018</text:p>
          </table:table-cell>
          <table:table-cell office:value-type="float" office:value="26.3284" calcext:value-type="float">
            <text:p>26.328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12]/1000" office:value-type="float" office:value="0.002" calcext:value-type="float">
            <text:p>0.002</text:p>
          </table:table-cell>
          <table:table-cell office:value-type="float" office:value="15.1293" calcext:value-type="float">
            <text:p>15.1293</text:p>
          </table:table-cell>
        </table:table-row>
        <table:table-row table:style-name="ro1">
          <table:table-cell/>
          <table:table-cell office:value-type="float" office:value="2.2" calcext:value-type="float">
            <text:p>2.2</text:p>
          </table:table-cell>
          <table:table-cell table:formula="of:=[.B13]/1000" office:value-type="float" office:value="0.0022" calcext:value-type="float">
            <text:p>0.0022</text:p>
          </table:table-cell>
          <table:table-cell office:value-type="float" office:value="13.063" calcext:value-type="float">
            <text:p>13.063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table:formula="of:=[.B14]/1000" office:value-type="float" office:value="0.0024" calcext:value-type="float">
            <text:p>0.0024</text:p>
          </table:table-cell>
          <table:table-cell office:value-type="float" office:value="10.6892" calcext:value-type="float">
            <text:p>10.6892</text:p>
          </table:table-cell>
        </table:table-row>
        <table:table-row table:style-name="ro1">
          <table:table-cell/>
          <table:table-cell office:value-type="float" office:value="2.6" calcext:value-type="float">
            <text:p>2.6</text:p>
          </table:table-cell>
          <table:table-cell table:formula="of:=[.B15]/1000" office:value-type="float" office:value="0.0026" calcext:value-type="float">
            <text:p>0.0026</text:p>
          </table:table-cell>
          <table:table-cell office:value-type="float" office:value="12.5788" calcext:value-type="float">
            <text:p>12.5788</text:p>
          </table:table-cell>
        </table:table-row>
        <table:table-row table:style-name="ro1">
          <table:table-cell/>
          <table:table-cell office:value-type="float" office:value="2.8" calcext:value-type="float">
            <text:p>2.8</text:p>
          </table:table-cell>
          <table:table-cell table:formula="of:=[.B16]/1000" office:value-type="float" office:value="0.0028" calcext:value-type="float">
            <text:p>0.0028</text:p>
          </table:table-cell>
          <table:table-cell office:value-type="float" office:value="14.68" calcext:value-type="float">
            <text:p>14.6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17]/1000" office:value-type="float" office:value="0.003" calcext:value-type="float">
            <text:p>0.003</text:p>
          </table:table-cell>
          <table:table-cell office:value-type="float" office:value="12.3899" calcext:value-type="float">
            <text:p>12.3899</text:p>
          </table:table-cell>
        </table:table-row>
        <table:table-row table:style-name="ro1">
          <table:table-cell/>
          <table:table-cell office:value-type="float" office:value="3.2" calcext:value-type="float">
            <text:p>3.2</text:p>
          </table:table-cell>
          <table:table-cell table:formula="of:=[.B18]/1000" office:value-type="float" office:value="0.0032" calcext:value-type="float">
            <text:p>0.0032</text:p>
          </table:table-cell>
          <table:table-cell office:value-type="float" office:value="13.7724" calcext:value-type="float">
            <text:p>13.7724</text:p>
          </table:table-cell>
        </table:table-row>
        <table:table-row table:style-name="ro1">
          <table:table-cell/>
          <table:table-cell office:value-type="float" office:value="3.4" calcext:value-type="float">
            <text:p>3.4</text:p>
          </table:table-cell>
          <table:table-cell table:formula="of:=[.B19]/1000" office:value-type="float" office:value="0.0034" calcext:value-type="float">
            <text:p>0.0034</text:p>
          </table:table-cell>
          <table:table-cell office:value-type="float" office:value="15.0812" calcext:value-type="float">
            <text:p>15.0812</text:p>
          </table:table-cell>
        </table:table-row>
        <table:table-row table:style-name="ro1">
          <table:table-cell/>
          <table:table-cell office:value-type="float" office:value="3.6" calcext:value-type="float">
            <text:p>3.6</text:p>
          </table:table-cell>
          <table:table-cell table:formula="of:=[.B20]/1000" office:value-type="float" office:value="0.0036" calcext:value-type="float">
            <text:p>0.0036</text:p>
          </table:table-cell>
          <table:table-cell office:value-type="float" office:value="18.2572" calcext:value-type="float">
            <text:p>18.2572</text:p>
          </table:table-cell>
        </table:table-row>
        <table:table-row table:style-name="ro1">
          <table:table-cell/>
          <table:table-cell office:value-type="float" office:value="3.8" calcext:value-type="float">
            <text:p>3.8</text:p>
          </table:table-cell>
          <table:table-cell table:formula="of:=[.B21]/1000" office:value-type="float" office:value="0.0038" calcext:value-type="float">
            <text:p>0.0038</text:p>
          </table:table-cell>
          <table:table-cell office:value-type="float" office:value="17.967" calcext:value-type="float">
            <text:p>17.96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22]/1000" office:value-type="float" office:value="0.004" calcext:value-type="float">
            <text:p>0.004</text:p>
          </table:table-cell>
          <table:table-cell office:value-type="float" office:value="18.396" calcext:value-type="float">
            <text:p>18.396</text:p>
          </table:table-cell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table:formula="of:=[.B23]/1000" office:value-type="float" office:value="0.0042" calcext:value-type="float">
            <text:p>0.0042</text:p>
          </table:table-cell>
          <table:table-cell office:value-type="float" office:value="17.1227" calcext:value-type="float">
            <text:p>17.1227</text:p>
          </table:table-cell>
        </table:table-row>
        <table:table-row table:style-name="ro1">
          <table:table-cell/>
          <table:table-cell office:value-type="float" office:value="4.4" calcext:value-type="float">
            <text:p>4.4</text:p>
          </table:table-cell>
          <table:table-cell table:formula="of:=[.B24]/1000" office:value-type="float" office:value="0.0044" calcext:value-type="float">
            <text:p>0.0044</text:p>
          </table:table-cell>
          <table:table-cell office:value-type="float" office:value="21.176" calcext:value-type="float">
            <text:p>21.176</text:p>
          </table:table-cell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table:formula="of:=[.B25]/1000" office:value-type="float" office:value="0.0046" calcext:value-type="float">
            <text:p>0.0046</text:p>
          </table:table-cell>
          <table:table-cell office:value-type="float" office:value="18.5944" calcext:value-type="float">
            <text:p>18.5944</text:p>
          </table:table-cell>
        </table:table-row>
        <table:table-row table:style-name="ro1">
          <table:table-cell/>
          <table:table-cell office:value-type="float" office:value="4.8" calcext:value-type="float">
            <text:p>4.8</text:p>
          </table:table-cell>
          <table:table-cell table:formula="of:=[.B26]/1000" office:value-type="float" office:value="0.0048" calcext:value-type="float">
            <text:p>0.0048</text:p>
          </table:table-cell>
          <table:table-cell office:value-type="float" office:value="18.2317" calcext:value-type="float">
            <text:p>18.231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27]/1000" office:value-type="float" office:value="0.005" calcext:value-type="float">
            <text:p>0.005</text:p>
          </table:table-cell>
          <table:table-cell office:value-type="float" office:value="17.497" calcext:value-type="float">
            <text:p>17.497</text:p>
          </table:table-cell>
        </table:table-row>
        <table:table-row table:style-name="ro1">
          <table:table-cell/>
          <table:table-cell office:value-type="float" office:value="5.2" calcext:value-type="float">
            <text:p>5.2</text:p>
          </table:table-cell>
          <table:table-cell table:formula="of:=[.B28]/1000" office:value-type="float" office:value="0.0052" calcext:value-type="float">
            <text:p>0.0052</text:p>
          </table:table-cell>
          <table:table-cell office:value-type="float" office:value="22.5609" calcext:value-type="float">
            <text:p>22.5609</text:p>
          </table:table-cell>
        </table:table-row>
        <table:table-row table:style-name="ro1">
          <table:table-cell/>
          <table:table-cell office:value-type="float" office:value="5.4" calcext:value-type="float">
            <text:p>5.4</text:p>
          </table:table-cell>
          <table:table-cell table:formula="of:=[.B29]/1000" office:value-type="float" office:value="0.0054" calcext:value-type="float">
            <text:p>0.0054</text:p>
          </table:table-cell>
          <table:table-cell office:value-type="float" office:value="20.7833" calcext:value-type="float">
            <text:p>20.7833</text:p>
          </table:table-cell>
        </table:table-row>
        <table:table-row table:style-name="ro1">
          <table:table-cell/>
          <table:table-cell office:value-type="float" office:value="5.6" calcext:value-type="float">
            <text:p>5.6</text:p>
          </table:table-cell>
          <table:table-cell table:formula="of:=[.B30]/1000" office:value-type="float" office:value="0.0056" calcext:value-type="float">
            <text:p>0.0056</text:p>
          </table:table-cell>
          <table:table-cell office:value-type="float" office:value="22.1997" calcext:value-type="float">
            <text:p>22.1997</text:p>
          </table:table-cell>
        </table:table-row>
        <table:table-row table:style-name="ro1">
          <table:table-cell/>
          <table:table-cell office:value-type="float" office:value="5.8" calcext:value-type="float">
            <text:p>5.8</text:p>
          </table:table-cell>
          <table:table-cell table:formula="of:=[.B31]/1000" office:value-type="float" office:value="0.0058" calcext:value-type="float">
            <text:p>0.0058</text:p>
          </table:table-cell>
          <table:table-cell office:value-type="float" office:value="21.7853" calcext:value-type="float">
            <text:p>21.785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B32]/1000" office:value-type="float" office:value="0.006" calcext:value-type="float">
            <text:p>0.006</text:p>
          </table:table-cell>
          <table:table-cell office:value-type="float" office:value="22.927" calcext:value-type="float">
            <text:p>22.927</text:p>
          </table:table-cell>
        </table:table-row>
        <table:table-row table:style-name="ro1">
          <table:table-cell/>
          <table:table-cell office:value-type="float" office:value="6.2" calcext:value-type="float">
            <text:p>6.2</text:p>
          </table:table-cell>
          <table:table-cell table:formula="of:=[.B33]/1000" office:value-type="float" office:value="0.0062" calcext:value-type="float">
            <text:p>0.0062</text:p>
          </table:table-cell>
          <table:table-cell office:value-type="float" office:value="24.5383" calcext:value-type="float">
            <text:p>24.5383</text:p>
          </table:table-cell>
        </table:table-row>
        <table:table-row table:style-name="ro1">
          <table:table-cell/>
          <table:table-cell office:value-type="float" office:value="6.4" calcext:value-type="float">
            <text:p>6.4</text:p>
          </table:table-cell>
          <table:table-cell table:formula="of:=[.B34]/1000" office:value-type="float" office:value="0.0064" calcext:value-type="float">
            <text:p>0.0064</text:p>
          </table:table-cell>
          <table:table-cell office:value-type="float" office:value="23.3486" calcext:value-type="float">
            <text:p>23.3486</text:p>
          </table:table-cell>
        </table:table-row>
        <table:table-row table:style-name="ro1">
          <table:table-cell/>
          <table:table-cell office:value-type="float" office:value="6.6" calcext:value-type="float">
            <text:p>6.6</text:p>
          </table:table-cell>
          <table:table-cell table:formula="of:=[.B35]/1000" office:value-type="float" office:value="0.0066" calcext:value-type="float">
            <text:p>0.0066</text:p>
          </table:table-cell>
          <table:table-cell office:value-type="float" office:value="24.16" calcext:value-type="float">
            <text:p>24.16</text:p>
          </table:table-cell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table:formula="of:=[.B36]/1000" office:value-type="float" office:value="0.0068" calcext:value-type="float">
            <text:p>0.0068</text:p>
          </table:table-cell>
          <table:table-cell office:value-type="float" office:value="21.9445" calcext:value-type="float">
            <text:p>21.944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B37]/1000" office:value-type="float" office:value="0.007" calcext:value-type="float">
            <text:p>0.007</text:p>
          </table:table-cell>
          <table:table-cell office:value-type="float" office:value="22.9289" calcext:value-type="float">
            <text:p>22.9289</text:p>
          </table:table-cell>
        </table:table-row>
        <table:table-row table:style-name="ro1">
          <table:table-cell/>
          <table:table-cell office:value-type="float" office:value="7.2" calcext:value-type="float">
            <text:p>7.2</text:p>
          </table:table-cell>
          <table:table-cell table:formula="of:=[.B38]/1000" office:value-type="float" office:value="0.0072" calcext:value-type="float">
            <text:p>0.0072</text:p>
          </table:table-cell>
          <table:table-cell office:value-type="float" office:value="22.3286" calcext:value-type="float">
            <text:p>22.3286</text:p>
          </table:table-cell>
        </table:table-row>
        <table:table-row table:style-name="ro1">
          <table:table-cell/>
          <table:table-cell office:value-type="float" office:value="7.4" calcext:value-type="float">
            <text:p>7.4</text:p>
          </table:table-cell>
          <table:table-cell table:formula="of:=[.B39]/1000" office:value-type="float" office:value="0.0074" calcext:value-type="float">
            <text:p>0.0074</text:p>
          </table:table-cell>
          <table:table-cell office:value-type="float" office:value="22.32" calcext:value-type="float">
            <text:p>22.32</text:p>
          </table:table-cell>
        </table:table-row>
        <table:table-row table:style-name="ro1">
          <table:table-cell/>
          <table:table-cell office:value-type="float" office:value="7.6" calcext:value-type="float">
            <text:p>7.6</text:p>
          </table:table-cell>
          <table:table-cell table:formula="of:=[.B40]/1000" office:value-type="float" office:value="0.0076" calcext:value-type="float">
            <text:p>0.0076</text:p>
          </table:table-cell>
          <table:table-cell office:value-type="float" office:value="22.5696" calcext:value-type="float">
            <text:p>22.5696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 table:formula="of:=[.B41]/1000" office:value-type="float" office:value="0.0078" calcext:value-type="float">
            <text:p>0.0078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42]/1000" office:value-type="float" office:value="0.008" calcext:value-type="float">
            <text:p>0.008</text:p>
          </table:table-cell>
          <table:table-cell office:value-type="float" office:value="21.6848" calcext:value-type="float">
            <text:p>21.6848</text:p>
          </table:table-cell>
        </table:table-row>
        <table:table-row table:style-name="ro1">
          <table:table-cell/>
          <table:table-cell office:value-type="float" office:value="8.2" calcext:value-type="float">
            <text:p>8.2</text:p>
          </table:table-cell>
          <table:table-cell table:formula="of:=[.B43]/1000" office:value-type="float" office:value="0.0082" calcext:value-type="float">
            <text:p>0.0082</text:p>
          </table:table-cell>
          <table:table-cell office:value-type="float" office:value="22.0847" calcext:value-type="float">
            <text:p>22.0847</text:p>
          </table:table-cell>
        </table:table-row>
        <table:table-row table:style-name="ro1">
          <table:table-cell/>
          <table:table-cell office:value-type="float" office:value="8.4" calcext:value-type="float">
            <text:p>8.4</text:p>
          </table:table-cell>
          <table:table-cell table:formula="of:=[.B44]/1000" office:value-type="float" office:value="0.0084" calcext:value-type="float">
            <text:p>0.0084</text:p>
          </table:table-cell>
          <table:table-cell office:value-type="float" office:value="53.9077" calcext:value-type="float">
            <text:p>53.9077</text:p>
          </table:table-cell>
        </table:table-row>
        <table:table-row table:style-name="ro1">
          <table:table-cell/>
          <table:table-cell office:value-type="float" office:value="8.6" calcext:value-type="float">
            <text:p>8.6</text:p>
          </table:table-cell>
          <table:table-cell table:formula="of:=[.B45]/1000" office:value-type="float" office:value="0.0086" calcext:value-type="float">
            <text:p>0.0086</text:p>
          </table:table-cell>
          <table:table-cell office:value-type="float" office:value="20.9698" calcext:value-type="float">
            <text:p>20.9698</text:p>
          </table:table-cell>
        </table:table-row>
        <table:table-row table:style-name="ro1">
          <table:table-cell/>
          <table:table-cell office:value-type="float" office:value="8.8" calcext:value-type="float">
            <text:p>8.8</text:p>
          </table:table-cell>
          <table:table-cell table:formula="of:=[.B46]/1000" office:value-type="float" office:value="0.0088" calcext:value-type="float">
            <text:p>0.0088</text:p>
          </table:table-cell>
          <table:table-cell office:value-type="float" office:value="19.4633" calcext:value-type="float">
            <text:p>19.463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B47]/1000" office:value-type="float" office:value="0.009" calcext:value-type="float">
            <text:p>0.009</text:p>
          </table:table-cell>
          <table:table-cell office:value-type="float" office:value="19.1831" calcext:value-type="float">
            <text:p>19.1831</text:p>
          </table:table-cell>
        </table:table-row>
        <table:table-row table:style-name="ro1">
          <table:table-cell/>
          <table:table-cell office:value-type="float" office:value="9.2" calcext:value-type="float">
            <text:p>9.2</text:p>
          </table:table-cell>
          <table:table-cell table:formula="of:=[.B48]/1000" office:value-type="float" office:value="0.0092" calcext:value-type="float">
            <text:p>0.0092</text:p>
          </table:table-cell>
          <table:table-cell office:value-type="float" office:value="20.6771" calcext:value-type="float">
            <text:p>20.6771</text:p>
          </table:table-cell>
        </table:table-row>
        <table:table-row table:style-name="ro1">
          <table:table-cell/>
          <table:table-cell office:value-type="float" office:value="9.4" calcext:value-type="float">
            <text:p>9.4</text:p>
          </table:table-cell>
          <table:table-cell table:formula="of:=[.B49]/1000" office:value-type="float" office:value="0.0094" calcext:value-type="float">
            <text:p>0.0094</text:p>
          </table:table-cell>
          <table:table-cell office:value-type="float" office:value="18.5668" calcext:value-type="float">
            <text:p>18.5668</text:p>
          </table:table-cell>
        </table:table-row>
        <table:table-row table:style-name="ro1">
          <table:table-cell/>
          <table:table-cell office:value-type="float" office:value="9.6" calcext:value-type="float">
            <text:p>9.6</text:p>
          </table:table-cell>
          <table:table-cell table:formula="of:=[.B50]/1000" office:value-type="float" office:value="0.0096" calcext:value-type="float">
            <text:p>0.0096</text:p>
          </table:table-cell>
          <table:table-cell office:value-type="float" office:value="24.7181" calcext:value-type="float">
            <text:p>24.7181</text:p>
          </table:table-cell>
        </table:table-row>
        <table:table-row table:style-name="ro1">
          <table:table-cell/>
          <table:table-cell office:value-type="float" office:value="9.8" calcext:value-type="float">
            <text:p>9.8</text:p>
          </table:table-cell>
          <table:table-cell table:formula="of:=[.B51]/1000" office:value-type="float" office:value="0.0098" calcext:value-type="float">
            <text:p>0.0098</text:p>
          </table:table-cell>
          <table:table-cell office:value-type="float" office:value="42.6692" calcext:value-type="float">
            <text:p>42.669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52]/1000" office:value-type="float" office:value="0.01" calcext:value-type="float">
            <text:p>0.01</text:p>
          </table:table-cell>
          <table:table-cell office:value-type="float" office:value="29.2176" calcext:value-type="float">
            <text:p>29.2176</text:p>
          </table:table-cell>
        </table:table-row>
        <table:table-row table:style-name="ro1">
          <table:table-cell/>
          <table:table-cell office:value-type="float" office:value="10.2" calcext:value-type="float">
            <text:p>10.2</text:p>
          </table:table-cell>
          <table:table-cell table:formula="of:=[.B53]/1000" office:value-type="float" office:value="0.0102" calcext:value-type="float">
            <text:p>0.0102</text:p>
          </table:table-cell>
          <table:table-cell office:value-type="float" office:value="18.4234" calcext:value-type="float">
            <text:p>18.4234</text:p>
          </table:table-cell>
        </table:table-row>
        <table:table-row table:style-name="ro1">
          <table:table-cell/>
          <table:table-cell office:value-type="float" office:value="10.4" calcext:value-type="float">
            <text:p>10.4</text:p>
          </table:table-cell>
          <table:table-cell table:formula="of:=[.B54]/1000" office:value-type="float" office:value="0.0104" calcext:value-type="float">
            <text:p>0.0104</text:p>
          </table:table-cell>
          <table:table-cell office:value-type="float" office:value="13.0383" calcext:value-type="float">
            <text:p>13.0383</text:p>
          </table:table-cell>
        </table:table-row>
        <table:table-row table:style-name="ro1">
          <table:table-cell/>
          <table:table-cell office:value-type="float" office:value="10.6" calcext:value-type="float">
            <text:p>10.6</text:p>
          </table:table-cell>
          <table:table-cell table:formula="of:=[.B55]/1000" office:value-type="float" office:value="0.0106" calcext:value-type="float">
            <text:p>0.0106</text:p>
          </table:table-cell>
          <table:table-cell office:value-type="float" office:value="14.0989" calcext:value-type="float">
            <text:p>14.0989</text:p>
          </table:table-cell>
        </table:table-row>
        <table:table-row table:style-name="ro1">
          <table:table-cell/>
          <table:table-cell office:value-type="float" office:value="10.8" calcext:value-type="float">
            <text:p>10.8</text:p>
          </table:table-cell>
          <table:table-cell table:formula="of:=[.B56]/1000" office:value-type="float" office:value="0.0108" calcext:value-type="float">
            <text:p>0.0108</text:p>
          </table:table-cell>
          <table:table-cell office:value-type="float" office:value="14.2448" calcext:value-type="float">
            <text:p>14.244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57]/1000" office:value-type="float" office:value="0.011" calcext:value-type="float">
            <text:p>0.011</text:p>
          </table:table-cell>
          <table:table-cell office:value-type="float" office:value="17.3437" calcext:value-type="float">
            <text:p>17.3437</text:p>
          </table:table-cell>
        </table:table-row>
        <table:table-row table:style-name="ro1">
          <table:table-cell/>
          <table:table-cell office:value-type="float" office:value="11.2" calcext:value-type="float">
            <text:p>11.2</text:p>
          </table:table-cell>
          <table:table-cell table:formula="of:=[.B58]/1000" office:value-type="float" office:value="0.0112" calcext:value-type="float">
            <text:p>0.0112</text:p>
          </table:table-cell>
          <table:table-cell office:value-type="float" office:value="15.675" calcext:value-type="float">
            <text:p>15.675</text:p>
          </table:table-cell>
        </table:table-row>
        <table:table-row table:style-name="ro1">
          <table:table-cell/>
          <table:table-cell office:value-type="float" office:value="11.4" calcext:value-type="float">
            <text:p>11.4</text:p>
          </table:table-cell>
          <table:table-cell table:formula="of:=[.B59]/1000" office:value-type="float" office:value="0.0114" calcext:value-type="float">
            <text:p>0.0114</text:p>
          </table:table-cell>
          <table:table-cell office:value-type="float" office:value="17.2634" calcext:value-type="float">
            <text:p>17.2634</text:p>
          </table:table-cell>
        </table:table-row>
        <table:table-row table:style-name="ro1">
          <table:table-cell/>
          <table:table-cell office:value-type="float" office:value="11.6" calcext:value-type="float">
            <text:p>11.6</text:p>
          </table:table-cell>
          <table:table-cell table:formula="of:=[.B60]/1000" office:value-type="float" office:value="0.0116" calcext:value-type="float">
            <text:p>0.0116</text:p>
          </table:table-cell>
          <table:table-cell office:value-type="float" office:value="13.8585" calcext:value-type="float">
            <text:p>13.8585</text:p>
          </table:table-cell>
        </table:table-row>
        <table:table-row table:style-name="ro1">
          <table:table-cell/>
          <table:table-cell office:value-type="float" office:value="11.8" calcext:value-type="float">
            <text:p>11.8</text:p>
          </table:table-cell>
          <table:table-cell table:formula="of:=[.B61]/1000" office:value-type="float" office:value="0.0118" calcext:value-type="float">
            <text:p>0.0118</text:p>
          </table:table-cell>
          <table:table-cell office:value-type="float" office:value="11.7222" calcext:value-type="float">
            <text:p>11.722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B62]/1000" office:value-type="float" office:value="0.012" calcext:value-type="float">
            <text:p>0.012</text:p>
          </table:table-cell>
          <table:table-cell office:value-type="float" office:value="12.9419" calcext:value-type="float">
            <text:p>12.9419</text:p>
          </table:table-cell>
        </table:table-row>
        <table:table-row table:style-name="ro1">
          <table:table-cell/>
          <table:table-cell office:value-type="float" office:value="12.2" calcext:value-type="float">
            <text:p>12.2</text:p>
          </table:table-cell>
          <table:table-cell table:formula="of:=[.B63]/1000" office:value-type="float" office:value="0.0122" calcext:value-type="float">
            <text:p>0.0122</text:p>
          </table:table-cell>
          <table:table-cell office:value-type="float" office:value="10.6735" calcext:value-type="float">
            <text:p>10.6735</text:p>
          </table:table-cell>
        </table:table-row>
        <table:table-row table:style-name="ro1">
          <table:table-cell/>
          <table:table-cell office:value-type="float" office:value="12.4" calcext:value-type="float">
            <text:p>12.4</text:p>
          </table:table-cell>
          <table:table-cell table:formula="of:=[.B64]/1000" office:value-type="float" office:value="0.0124" calcext:value-type="float">
            <text:p>0.0124</text:p>
          </table:table-cell>
          <table:table-cell office:value-type="float" office:value="11.0306" calcext:value-type="float">
            <text:p>11.0306</text:p>
          </table:table-cell>
        </table:table-row>
        <table:table-row table:style-name="ro1">
          <table:table-cell/>
          <table:table-cell office:value-type="float" office:value="12.6" calcext:value-type="float">
            <text:p>12.6</text:p>
          </table:table-cell>
          <table:table-cell table:formula="of:=[.B65]/1000" office:value-type="float" office:value="0.0126" calcext:value-type="float">
            <text:p>0.0126</text:p>
          </table:table-cell>
          <table:table-cell office:value-type="float" office:value="11.8707" calcext:value-type="float">
            <text:p>11.8707</text:p>
          </table:table-cell>
        </table:table-row>
        <table:table-row table:style-name="ro1">
          <table:table-cell/>
          <table:table-cell office:value-type="float" office:value="12.8" calcext:value-type="float">
            <text:p>12.8</text:p>
          </table:table-cell>
          <table:table-cell table:formula="of:=[.B66]/1000" office:value-type="float" office:value="0.0128" calcext:value-type="float">
            <text:p>0.0128</text:p>
          </table:table-cell>
          <table:table-cell office:value-type="float" office:value="11.1263" calcext:value-type="float">
            <text:p>11.126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B67]/1000" office:value-type="float" office:value="0.013" calcext:value-type="float">
            <text:p>0.013</text:p>
          </table:table-cell>
          <table:table-cell office:value-type="float" office:value="11.1109" calcext:value-type="float">
            <text:p>11.1109</text:p>
          </table:table-cell>
        </table:table-row>
        <table:table-row table:style-name="ro1">
          <table:table-cell/>
          <table:table-cell office:value-type="float" office:value="13.2" calcext:value-type="float">
            <text:p>13.2</text:p>
          </table:table-cell>
          <table:table-cell table:formula="of:=[.B68]/1000" office:value-type="float" office:value="0.0132" calcext:value-type="float">
            <text:p>0.0132</text:p>
          </table:table-cell>
          <table:table-cell office:value-type="float" office:value="11.0817" calcext:value-type="float">
            <text:p>11.0817</text:p>
          </table:table-cell>
        </table:table-row>
        <table:table-row table:style-name="ro1">
          <table:table-cell/>
          <table:table-cell office:value-type="float" office:value="13.4" calcext:value-type="float">
            <text:p>13.4</text:p>
          </table:table-cell>
          <table:table-cell table:formula="of:=[.B69]/1000" office:value-type="float" office:value="0.0134" calcext:value-type="float">
            <text:p>0.0134</text:p>
          </table:table-cell>
          <table:table-cell office:value-type="float" office:value="11.9713" calcext:value-type="float">
            <text:p>11.9713</text:p>
          </table:table-cell>
        </table:table-row>
        <table:table-row table:style-name="ro1">
          <table:table-cell/>
          <table:table-cell office:value-type="float" office:value="13.6" calcext:value-type="float">
            <text:p>13.6</text:p>
          </table:table-cell>
          <table:table-cell table:formula="of:=[.B70]/1000" office:value-type="float" office:value="0.0136" calcext:value-type="float">
            <text:p>0.0136</text:p>
          </table:table-cell>
          <table:table-cell office:value-type="float" office:value="10.4824" calcext:value-type="float">
            <text:p>10.4824</text:p>
          </table:table-cell>
        </table:table-row>
        <table:table-row table:style-name="ro1">
          <table:table-cell/>
          <table:table-cell office:value-type="float" office:value="13.8" calcext:value-type="float">
            <text:p>13.8</text:p>
          </table:table-cell>
          <table:table-cell table:formula="of:=[.B71]/1000" office:value-type="float" office:value="0.0138" calcext:value-type="float">
            <text:p>0.0138</text:p>
          </table:table-cell>
          <table:table-cell office:value-type="float" office:value="9.57328" calcext:value-type="float">
            <text:p>9.5732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72]/1000" office:value-type="float" office:value="0.014" calcext:value-type="float">
            <text:p>0.014</text:p>
          </table:table-cell>
          <table:table-cell office:value-type="float" office:value="12.0914" calcext:value-type="float">
            <text:p>12.0914</text:p>
          </table:table-cell>
        </table:table-row>
        <table:table-row table:style-name="ro1">
          <table:table-cell/>
          <table:table-cell office:value-type="float" office:value="14.2" calcext:value-type="float">
            <text:p>14.2</text:p>
          </table:table-cell>
          <table:table-cell table:formula="of:=[.B73]/1000" office:value-type="float" office:value="0.0142" calcext:value-type="float">
            <text:p>0.0142</text:p>
          </table:table-cell>
          <table:table-cell office:value-type="float" office:value="9.45198" calcext:value-type="float">
            <text:p>9.45198</text:p>
          </table:table-cell>
        </table:table-row>
        <table:table-row table:style-name="ro1">
          <table:table-cell/>
          <table:table-cell office:value-type="float" office:value="14.4" calcext:value-type="float">
            <text:p>14.4</text:p>
          </table:table-cell>
          <table:table-cell table:formula="of:=[.B74]/1000" office:value-type="float" office:value="0.0144" calcext:value-type="float">
            <text:p>0.0144</text:p>
          </table:table-cell>
          <table:table-cell office:value-type="float" office:value="11.6296" calcext:value-type="float">
            <text:p>11.6296</text:p>
          </table:table-cell>
        </table:table-row>
        <table:table-row table:style-name="ro1">
          <table:table-cell/>
          <table:table-cell office:value-type="float" office:value="14.6" calcext:value-type="float">
            <text:p>14.6</text:p>
          </table:table-cell>
          <table:table-cell table:formula="of:=[.B75]/1000" office:value-type="float" office:value="0.0146" calcext:value-type="float">
            <text:p>0.0146</text:p>
          </table:table-cell>
          <table:table-cell office:value-type="float" office:value="10.024" calcext:value-type="float">
            <text:p>10.024</text:p>
          </table:table-cell>
        </table:table-row>
        <table:table-row table:style-name="ro1">
          <table:table-cell/>
          <table:table-cell office:value-type="float" office:value="14.8" calcext:value-type="float">
            <text:p>14.8</text:p>
          </table:table-cell>
          <table:table-cell table:formula="of:=[.B76]/1000" office:value-type="float" office:value="0.0148" calcext:value-type="float">
            <text:p>0.0148</text:p>
          </table:table-cell>
          <table:table-cell office:value-type="float" office:value="11.2495" calcext:value-type="float">
            <text:p>11.249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77]/1000" office:value-type="float" office:value="0.015" calcext:value-type="float">
            <text:p>0.015</text:p>
          </table:table-cell>
          <table:table-cell office:value-type="float" office:value="10.2835" calcext:value-type="float">
            <text:p>10.2835</text:p>
          </table:table-cell>
        </table:table-row>
        <table:table-row table:style-name="ro1">
          <table:table-cell/>
          <table:table-cell office:value-type="float" office:value="15.2" calcext:value-type="float">
            <text:p>15.2</text:p>
          </table:table-cell>
          <table:table-cell table:formula="of:=[.B78]/1000" office:value-type="float" office:value="0.0152" calcext:value-type="float">
            <text:p>0.0152</text:p>
          </table:table-cell>
          <table:table-cell office:value-type="float" office:value="7.72387" calcext:value-type="float">
            <text:p>7.72387</text:p>
          </table:table-cell>
        </table:table-row>
        <table:table-row table:style-name="ro1">
          <table:table-cell/>
          <table:table-cell office:value-type="float" office:value="15.4" calcext:value-type="float">
            <text:p>15.4</text:p>
          </table:table-cell>
          <table:table-cell table:formula="of:=[.B79]/1000" office:value-type="float" office:value="0.0154" calcext:value-type="float">
            <text:p>0.0154</text:p>
          </table:table-cell>
          <table:table-cell office:value-type="float" office:value="11.2333" calcext:value-type="float">
            <text:p>11.2333</text:p>
          </table:table-cell>
        </table:table-row>
        <table:table-row table:style-name="ro1">
          <table:table-cell/>
          <table:table-cell office:value-type="float" office:value="15.6" calcext:value-type="float">
            <text:p>15.6</text:p>
          </table:table-cell>
          <table:table-cell table:formula="of:=[.B80]/1000" office:value-type="float" office:value="0.0156" calcext:value-type="float">
            <text:p>0.0156</text:p>
          </table:table-cell>
          <table:table-cell office:value-type="float" office:value="12.1177" calcext:value-type="float">
            <text:p>12.1177</text:p>
          </table:table-cell>
        </table:table-row>
        <table:table-row table:style-name="ro1">
          <table:table-cell/>
          <table:table-cell office:value-type="float" office:value="15.8" calcext:value-type="float">
            <text:p>15.8</text:p>
          </table:table-cell>
          <table:table-cell table:formula="of:=[.B81]/1000" office:value-type="float" office:value="0.0158" calcext:value-type="float">
            <text:p>0.0158</text:p>
          </table:table-cell>
          <table:table-cell office:value-type="float" office:value="10.8202" calcext:value-type="float">
            <text:p>10.820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B82]/1000" office:value-type="float" office:value="0.016" calcext:value-type="float">
            <text:p>0.016</text:p>
          </table:table-cell>
          <table:table-cell office:value-type="float" office:value="10.9249" calcext:value-type="float">
            <text:p>10.9249</text:p>
          </table:table-cell>
        </table:table-row>
        <table:table-row table:style-name="ro1">
          <table:table-cell/>
          <table:table-cell office:value-type="float" office:value="16.2" calcext:value-type="float">
            <text:p>16.2</text:p>
          </table:table-cell>
          <table:table-cell table:formula="of:=[.B83]/1000" office:value-type="float" office:value="0.0162" calcext:value-type="float">
            <text:p>0.0162</text:p>
          </table:table-cell>
          <table:table-cell office:value-type="float" office:value="11.2305" calcext:value-type="float">
            <text:p>11.2305</text:p>
          </table:table-cell>
        </table:table-row>
        <table:table-row table:style-name="ro1">
          <table:table-cell/>
          <table:table-cell office:value-type="float" office:value="16.4" calcext:value-type="float">
            <text:p>16.4</text:p>
          </table:table-cell>
          <table:table-cell table:formula="of:=[.B84]/1000" office:value-type="float" office:value="0.0164" calcext:value-type="float">
            <text:p>0.0164</text:p>
          </table:table-cell>
          <table:table-cell office:value-type="float" office:value="11.1699" calcext:value-type="float">
            <text:p>11.1699</text:p>
          </table:table-cell>
        </table:table-row>
        <table:table-row table:style-name="ro1">
          <table:table-cell/>
          <table:table-cell office:value-type="float" office:value="16.6" calcext:value-type="float">
            <text:p>16.6</text:p>
          </table:table-cell>
          <table:table-cell table:formula="of:=[.B85]/1000" office:value-type="float" office:value="0.0166" calcext:value-type="float">
            <text:p>0.0166</text:p>
          </table:table-cell>
          <table:table-cell office:value-type="float" office:value="9.1976" calcext:value-type="float">
            <text:p>9.1976</text:p>
          </table:table-cell>
        </table:table-row>
        <table:table-row table:style-name="ro1">
          <table:table-cell/>
          <table:table-cell office:value-type="float" office:value="16.8" calcext:value-type="float">
            <text:p>16.8</text:p>
          </table:table-cell>
          <table:table-cell table:formula="of:=[.B86]/1000" office:value-type="float" office:value="0.0168" calcext:value-type="float">
            <text:p>0.0168</text:p>
          </table:table-cell>
          <table:table-cell office:value-type="float" office:value="9.36715" calcext:value-type="float">
            <text:p>9.3671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B87]/1000" office:value-type="float" office:value="0.017" calcext:value-type="float">
            <text:p>0.017</text:p>
          </table:table-cell>
          <table:table-cell office:value-type="float" office:value="8.92545" calcext:value-type="float">
            <text:p>8.92545</text:p>
          </table:table-cell>
        </table:table-row>
        <table:table-row table:style-name="ro1">
          <table:table-cell/>
          <table:table-cell office:value-type="float" office:value="17.2" calcext:value-type="float">
            <text:p>17.2</text:p>
          </table:table-cell>
          <table:table-cell table:formula="of:=[.B88]/1000" office:value-type="float" office:value="0.0172" calcext:value-type="float">
            <text:p>0.0172</text:p>
          </table:table-cell>
          <table:table-cell office:value-type="float" office:value="12.1322" calcext:value-type="float">
            <text:p>12.1322</text:p>
          </table:table-cell>
        </table:table-row>
        <table:table-row table:style-name="ro1">
          <table:table-cell/>
          <table:table-cell office:value-type="float" office:value="17.4" calcext:value-type="float">
            <text:p>17.4</text:p>
          </table:table-cell>
          <table:table-cell table:formula="of:=[.B89]/1000" office:value-type="float" office:value="0.0174" calcext:value-type="float">
            <text:p>0.0174</text:p>
          </table:table-cell>
          <table:table-cell office:value-type="float" office:value="7.78593" calcext:value-type="float">
            <text:p>7.78593</text:p>
          </table:table-cell>
        </table:table-row>
        <table:table-row table:style-name="ro1">
          <table:table-cell/>
          <table:table-cell office:value-type="float" office:value="17.6" calcext:value-type="float">
            <text:p>17.6</text:p>
          </table:table-cell>
          <table:table-cell table:formula="of:=[.B90]/1000" office:value-type="float" office:value="0.0176" calcext:value-type="float">
            <text:p>0.0176</text:p>
          </table:table-cell>
          <table:table-cell office:value-type="float" office:value="10.0547" calcext:value-type="float">
            <text:p>10.0547</text:p>
          </table:table-cell>
        </table:table-row>
        <table:table-row table:style-name="ro1">
          <table:table-cell/>
          <table:table-cell office:value-type="float" office:value="17.8" calcext:value-type="float">
            <text:p>17.8</text:p>
          </table:table-cell>
          <table:table-cell table:formula="of:=[.B91]/1000" office:value-type="float" office:value="0.0178" calcext:value-type="float">
            <text:p>0.0178</text:p>
          </table:table-cell>
          <table:table-cell office:value-type="float" office:value="9.22349" calcext:value-type="float">
            <text:p>9.2234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B92]/1000" office:value-type="float" office:value="0.018" calcext:value-type="float">
            <text:p>0.018</text:p>
          </table:table-cell>
          <table:table-cell office:value-type="float" office:value="10.9569" calcext:value-type="float">
            <text:p>10.9569</text:p>
          </table:table-cell>
        </table:table-row>
        <table:table-row table:style-name="ro1">
          <table:table-cell/>
          <table:table-cell office:value-type="float" office:value="18.2" calcext:value-type="float">
            <text:p>18.2</text:p>
          </table:table-cell>
          <table:table-cell table:formula="of:=[.B93]/1000" office:value-type="float" office:value="0.0182" calcext:value-type="float">
            <text:p>0.0182</text:p>
          </table:table-cell>
          <table:table-cell office:value-type="float" office:value="9.89167" calcext:value-type="float">
            <text:p>9.89167</text:p>
          </table:table-cell>
        </table:table-row>
        <table:table-row table:style-name="ro1">
          <table:table-cell/>
          <table:table-cell office:value-type="float" office:value="18.4" calcext:value-type="float">
            <text:p>18.4</text:p>
          </table:table-cell>
          <table:table-cell table:formula="of:=[.B94]/1000" office:value-type="float" office:value="0.0184" calcext:value-type="float">
            <text:p>0.0184</text:p>
          </table:table-cell>
          <table:table-cell office:value-type="float" office:value="8.42169" calcext:value-type="float">
            <text:p>8.42169</text:p>
          </table:table-cell>
        </table:table-row>
        <table:table-row table:style-name="ro1">
          <table:table-cell/>
          <table:table-cell office:value-type="float" office:value="18.6" calcext:value-type="float">
            <text:p>18.6</text:p>
          </table:table-cell>
          <table:table-cell table:formula="of:=[.B95]/1000" office:value-type="float" office:value="0.0186" calcext:value-type="float">
            <text:p>0.0186</text:p>
          </table:table-cell>
          <table:table-cell office:value-type="float" office:value="8.63447" calcext:value-type="float">
            <text:p>8.63447</text:p>
          </table:table-cell>
        </table:table-row>
        <table:table-row table:style-name="ro1">
          <table:table-cell/>
          <table:table-cell office:value-type="float" office:value="18.8" calcext:value-type="float">
            <text:p>18.8</text:p>
          </table:table-cell>
          <table:table-cell table:formula="of:=[.B96]/1000" office:value-type="float" office:value="0.0188" calcext:value-type="float">
            <text:p>0.0188</text:p>
          </table:table-cell>
          <table:table-cell office:value-type="float" office:value="9.30096" calcext:value-type="float">
            <text:p>9.3009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B97]/1000" office:value-type="float" office:value="0.019" calcext:value-type="float">
            <text:p>0.019</text:p>
          </table:table-cell>
          <table:table-cell office:value-type="float" office:value="8.7177" calcext:value-type="float">
            <text:p>8.7177</text:p>
          </table:table-cell>
        </table:table-row>
        <table:table-row table:style-name="ro1">
          <table:table-cell/>
          <table:table-cell office:value-type="float" office:value="19.2" calcext:value-type="float">
            <text:p>19.2</text:p>
          </table:table-cell>
          <table:table-cell table:formula="of:=[.B98]/1000" office:value-type="float" office:value="0.0192" calcext:value-type="float">
            <text:p>0.0192</text:p>
          </table:table-cell>
          <table:table-cell office:value-type="float" office:value="7.57996" calcext:value-type="float">
            <text:p>7.57996</text:p>
          </table:table-cell>
        </table:table-row>
        <table:table-row table:style-name="ro1">
          <table:table-cell/>
          <table:table-cell office:value-type="float" office:value="19.4" calcext:value-type="float">
            <text:p>19.4</text:p>
          </table:table-cell>
          <table:table-cell table:formula="of:=[.B99]/1000" office:value-type="float" office:value="0.0194" calcext:value-type="float">
            <text:p>0.0194</text:p>
          </table:table-cell>
          <table:table-cell office:value-type="float" office:value="9.29062" calcext:value-type="float">
            <text:p>9.29062</text:p>
          </table:table-cell>
        </table:table-row>
        <table:table-row table:style-name="ro1">
          <table:table-cell/>
          <table:table-cell office:value-type="float" office:value="19.6" calcext:value-type="float">
            <text:p>19.6</text:p>
          </table:table-cell>
          <table:table-cell table:formula="of:=[.B100]/1000" office:value-type="float" office:value="0.0196" calcext:value-type="float">
            <text:p>0.0196</text:p>
          </table:table-cell>
          <table:table-cell office:value-type="float" office:value="9.12401" calcext:value-type="float">
            <text:p>9.12401</text:p>
          </table:table-cell>
        </table:table-row>
        <table:table-row table:style-name="ro1">
          <table:table-cell/>
          <table:table-cell office:value-type="float" office:value="19.8" calcext:value-type="float">
            <text:p>19.8</text:p>
          </table:table-cell>
          <table:table-cell table:formula="of:=[.B101]/1000" office:value-type="float" office:value="0.0198" calcext:value-type="float">
            <text:p>0.0198</text:p>
          </table:table-cell>
          <table:table-cell office:value-type="float" office:value="8.6573" calcext:value-type="float">
            <text:p>8.657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102]/1000" office:value-type="float" office:value="0.02" calcext:value-type="float">
            <text:p>0.02</text:p>
          </table:table-cell>
          <table:table-cell office:value-type="float" office:value="8.67371" calcext:value-type="float">
            <text:p>8.67371</text:p>
          </table:table-cell>
        </table:table-row>
        <table:table-row table:style-name="ro1">
          <table:table-cell/>
          <table:table-cell office:value-type="float" office:value="20.2" calcext:value-type="float">
            <text:p>20.2</text:p>
          </table:table-cell>
          <table:table-cell table:formula="of:=[.B103]/1000" office:value-type="float" office:value="0.0202" calcext:value-type="float">
            <text:p>0.0202</text:p>
          </table:table-cell>
          <table:table-cell office:value-type="float" office:value="9.37221" calcext:value-type="float">
            <text:p>9.37221</text:p>
          </table:table-cell>
        </table:table-row>
        <table:table-row table:style-name="ro1">
          <table:table-cell/>
          <table:table-cell office:value-type="float" office:value="20.4" calcext:value-type="float">
            <text:p>20.4</text:p>
          </table:table-cell>
          <table:table-cell table:formula="of:=[.B104]/1000" office:value-type="float" office:value="0.0204" calcext:value-type="float">
            <text:p>0.0204</text:p>
          </table:table-cell>
          <table:table-cell office:value-type="float" office:value="6.82908" calcext:value-type="float">
            <text:p>6.82908</text:p>
          </table:table-cell>
        </table:table-row>
        <table:table-row table:style-name="ro1">
          <table:table-cell/>
          <table:table-cell office:value-type="float" office:value="20.6" calcext:value-type="float">
            <text:p>20.6</text:p>
          </table:table-cell>
          <table:table-cell table:formula="of:=[.B105]/1000" office:value-type="float" office:value="0.0206" calcext:value-type="float">
            <text:p>0.0206</text:p>
          </table:table-cell>
          <table:table-cell office:value-type="float" office:value="6.15852" calcext:value-type="float">
            <text:p>6.15852</text:p>
          </table:table-cell>
        </table:table-row>
        <table:table-row table:style-name="ro1">
          <table:table-cell/>
          <table:table-cell office:value-type="float" office:value="20.8" calcext:value-type="float">
            <text:p>20.8</text:p>
          </table:table-cell>
          <table:table-cell table:formula="of:=[.B106]/1000" office:value-type="float" office:value="0.0208" calcext:value-type="float">
            <text:p>0.0208</text:p>
          </table:table-cell>
          <table:table-cell office:value-type="float" office:value="8.20602" calcext:value-type="float">
            <text:p>8.2060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B107]/1000" office:value-type="float" office:value="0.021" calcext:value-type="float">
            <text:p>0.021</text:p>
          </table:table-cell>
          <table:table-cell office:value-type="float" office:value="5.47777" calcext:value-type="float">
            <text:p>5.47777</text:p>
          </table:table-cell>
        </table:table-row>
        <table:table-row table:style-name="ro1">
          <table:table-cell/>
          <table:table-cell office:value-type="float" office:value="21.2" calcext:value-type="float">
            <text:p>21.2</text:p>
          </table:table-cell>
          <table:table-cell table:formula="of:=[.B108]/1000" office:value-type="float" office:value="0.0212" calcext:value-type="float">
            <text:p>0.0212</text:p>
          </table:table-cell>
          <table:table-cell office:value-type="float" office:value="7.19991" calcext:value-type="float">
            <text:p>7.19991</text:p>
          </table:table-cell>
        </table:table-row>
        <table:table-row table:style-name="ro1">
          <table:table-cell/>
          <table:table-cell office:value-type="float" office:value="21.4" calcext:value-type="float">
            <text:p>21.4</text:p>
          </table:table-cell>
          <table:table-cell table:formula="of:=[.B109]/1000" office:value-type="float" office:value="0.0214" calcext:value-type="float">
            <text:p>0.0214</text:p>
          </table:table-cell>
          <table:table-cell office:value-type="float" office:value="8.43614" calcext:value-type="float">
            <text:p>8.43614</text:p>
          </table:table-cell>
        </table:table-row>
        <table:table-row table:style-name="ro1">
          <table:table-cell/>
          <table:table-cell office:value-type="float" office:value="21.6" calcext:value-type="float">
            <text:p>21.6</text:p>
          </table:table-cell>
          <table:table-cell table:formula="of:=[.B110]/1000" office:value-type="float" office:value="0.0216" calcext:value-type="float">
            <text:p>0.0216</text:p>
          </table:table-cell>
          <table:table-cell office:value-type="float" office:value="8.55789" calcext:value-type="float">
            <text:p>8.55789</text:p>
          </table:table-cell>
        </table:table-row>
        <table:table-row table:style-name="ro1">
          <table:table-cell/>
          <table:table-cell office:value-type="float" office:value="21.8" calcext:value-type="float">
            <text:p>21.8</text:p>
          </table:table-cell>
          <table:table-cell table:formula="of:=[.B111]/1000" office:value-type="float" office:value="0.0218" calcext:value-type="float">
            <text:p>0.0218</text:p>
          </table:table-cell>
          <table:table-cell office:value-type="float" office:value="8.85068" calcext:value-type="float">
            <text:p>8.85068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B112]/1000" office:value-type="float" office:value="0.022" calcext:value-type="float">
            <text:p>0.022</text:p>
          </table:table-cell>
          <table:table-cell office:value-type="float" office:value="7.60398" calcext:value-type="float">
            <text:p>7.60398</text:p>
          </table:table-cell>
        </table:table-row>
        <table:table-row table:style-name="ro1">
          <table:table-cell/>
          <table:table-cell office:value-type="float" office:value="22.2" calcext:value-type="float">
            <text:p>22.2</text:p>
          </table:table-cell>
          <table:table-cell table:formula="of:=[.B113]/1000" office:value-type="float" office:value="0.0222" calcext:value-type="float">
            <text:p>0.0222</text:p>
          </table:table-cell>
          <table:table-cell office:value-type="float" office:value="9.2954" calcext:value-type="float">
            <text:p>9.2954</text:p>
          </table:table-cell>
        </table:table-row>
        <table:table-row table:style-name="ro1">
          <table:table-cell/>
          <table:table-cell office:value-type="float" office:value="22.4" calcext:value-type="float">
            <text:p>22.4</text:p>
          </table:table-cell>
          <table:table-cell table:formula="of:=[.B114]/1000" office:value-type="float" office:value="0.0224" calcext:value-type="float">
            <text:p>0.0224</text:p>
          </table:table-cell>
          <table:table-cell office:value-type="float" office:value="7.25646" calcext:value-type="float">
            <text:p>7.25646</text:p>
          </table:table-cell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table:formula="of:=[.B115]/1000" office:value-type="float" office:value="0.0226" calcext:value-type="float">
            <text:p>0.0226</text:p>
          </table:table-cell>
          <table:table-cell office:value-type="float" office:value="7.8441" calcext:value-type="float">
            <text:p>7.8441</text:p>
          </table:table-cell>
        </table:table-row>
        <table:table-row table:style-name="ro1">
          <table:table-cell/>
          <table:table-cell office:value-type="float" office:value="22.8" calcext:value-type="float">
            <text:p>22.8</text:p>
          </table:table-cell>
          <table:table-cell table:formula="of:=[.B116]/1000" office:value-type="float" office:value="0.0228" calcext:value-type="float">
            <text:p>0.0228</text:p>
          </table:table-cell>
          <table:table-cell office:value-type="float" office:value="6.57507" calcext:value-type="float">
            <text:p>6.5750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B117]/1000" office:value-type="float" office:value="0.023" calcext:value-type="float">
            <text:p>0.023</text:p>
          </table:table-cell>
          <table:table-cell office:value-type="float" office:value="6.11683" calcext:value-type="float">
            <text:p>6.11683</text:p>
          </table:table-cell>
        </table:table-row>
        <table:table-row table:style-name="ro1">
          <table:table-cell/>
          <table:table-cell office:value-type="float" office:value="23.2" calcext:value-type="float">
            <text:p>23.2</text:p>
          </table:table-cell>
          <table:table-cell table:formula="of:=[.B118]/1000" office:value-type="float" office:value="0.0232" calcext:value-type="float">
            <text:p>0.0232</text:p>
          </table:table-cell>
          <table:table-cell office:value-type="float" office:value="7.01775" calcext:value-type="float">
            <text:p>7.01775</text:p>
          </table:table-cell>
        </table:table-row>
        <table:table-row table:style-name="ro1">
          <table:table-cell/>
          <table:table-cell office:value-type="float" office:value="23.4" calcext:value-type="float">
            <text:p>23.4</text:p>
          </table:table-cell>
          <table:table-cell table:formula="of:=[.B119]/1000" office:value-type="float" office:value="0.0234" calcext:value-type="float">
            <text:p>0.0234</text:p>
          </table:table-cell>
          <table:table-cell office:value-type="float" office:value="5.92529" calcext:value-type="float">
            <text:p>5.92529</text:p>
          </table:table-cell>
        </table:table-row>
        <table:table-row table:style-name="ro1">
          <table:table-cell/>
          <table:table-cell office:value-type="float" office:value="23.6" calcext:value-type="float">
            <text:p>23.6</text:p>
          </table:table-cell>
          <table:table-cell table:formula="of:=[.B120]/1000" office:value-type="float" office:value="0.0236" calcext:value-type="float">
            <text:p>0.0236</text:p>
          </table:table-cell>
          <table:table-cell office:value-type="float" office:value="6.42466" calcext:value-type="float">
            <text:p>6.42466</text:p>
          </table:table-cell>
        </table:table-row>
        <table:table-row table:style-name="ro1">
          <table:table-cell/>
          <table:table-cell office:value-type="float" office:value="23.8" calcext:value-type="float">
            <text:p>23.8</text:p>
          </table:table-cell>
          <table:table-cell table:formula="of:=[.B121]/1000" office:value-type="float" office:value="0.0238" calcext:value-type="float">
            <text:p>0.0238</text:p>
          </table:table-cell>
          <table:table-cell office:value-type="float" office:value="5.82765" calcext:value-type="float">
            <text:p>5.8276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B122]/1000" office:value-type="float" office:value="0.024" calcext:value-type="float">
            <text:p>0.024</text:p>
          </table:table-cell>
          <table:table-cell office:value-type="float" office:value="6.95146" calcext:value-type="float">
            <text:p>6.95146</text:p>
          </table:table-cell>
        </table:table-row>
        <table:table-row table:style-name="ro1">
          <table:table-cell/>
          <table:table-cell office:value-type="float" office:value="24.2" calcext:value-type="float">
            <text:p>24.2</text:p>
          </table:table-cell>
          <table:table-cell table:formula="of:=[.B123]/1000" office:value-type="float" office:value="0.0242" calcext:value-type="float">
            <text:p>0.0242</text:p>
          </table:table-cell>
          <table:table-cell office:value-type="float" office:value="6.03224" calcext:value-type="float">
            <text:p>6.03224</text:p>
          </table:table-cell>
        </table:table-row>
        <table:table-row table:style-name="ro1">
          <table:table-cell/>
          <table:table-cell office:value-type="float" office:value="24.4" calcext:value-type="float">
            <text:p>24.4</text:p>
          </table:table-cell>
          <table:table-cell table:formula="of:=[.B124]/1000" office:value-type="float" office:value="0.0244" calcext:value-type="float">
            <text:p>0.0244</text:p>
          </table:table-cell>
          <table:table-cell office:value-type="float" office:value="6.19071" calcext:value-type="float">
            <text:p>6.19071</text:p>
          </table:table-cell>
        </table:table-row>
        <table:table-row table:style-name="ro1">
          <table:table-cell/>
          <table:table-cell office:value-type="float" office:value="24.6" calcext:value-type="float">
            <text:p>24.6</text:p>
          </table:table-cell>
          <table:table-cell table:formula="of:=[.B125]/1000" office:value-type="float" office:value="0.0246" calcext:value-type="float">
            <text:p>0.0246</text:p>
          </table:table-cell>
          <table:table-cell office:value-type="float" office:value="5.88627" calcext:value-type="float">
            <text:p>5.88627</text:p>
          </table:table-cell>
        </table:table-row>
        <table:table-row table:style-name="ro1">
          <table:table-cell/>
          <table:table-cell office:value-type="float" office:value="24.8" calcext:value-type="float">
            <text:p>24.8</text:p>
          </table:table-cell>
          <table:table-cell table:formula="of:=[.B126]/1000" office:value-type="float" office:value="0.0248" calcext:value-type="float">
            <text:p>0.0248</text:p>
          </table:table-cell>
          <table:table-cell office:value-type="float" office:value="5.45546" calcext:value-type="float">
            <text:p>5.45546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127]/1000" office:value-type="float" office:value="0.025" calcext:value-type="float">
            <text:p>0.025</text:p>
          </table:table-cell>
          <table:table-cell office:value-type="float" office:value="5.98552" calcext:value-type="float">
            <text:p>5.98552</text:p>
          </table:table-cell>
        </table:table-row>
        <table:table-row table:style-name="ro1">
          <table:table-cell/>
          <table:table-cell office:value-type="float" office:value="25.2" calcext:value-type="float">
            <text:p>25.2</text:p>
          </table:table-cell>
          <table:table-cell table:formula="of:=[.B128]/1000" office:value-type="float" office:value="0.0252" calcext:value-type="float">
            <text:p>0.0252</text:p>
          </table:table-cell>
          <table:table-cell office:value-type="float" office:value="5.78148" calcext:value-type="float">
            <text:p>5.78148</text:p>
          </table:table-cell>
        </table:table-row>
        <table:table-row table:style-name="ro1">
          <table:table-cell/>
          <table:table-cell office:value-type="float" office:value="25.4" calcext:value-type="float">
            <text:p>25.4</text:p>
          </table:table-cell>
          <table:table-cell table:formula="of:=[.B129]/1000" office:value-type="float" office:value="0.0254" calcext:value-type="float">
            <text:p>0.0254</text:p>
          </table:table-cell>
          <table:table-cell office:value-type="float" office:value="6.79251" calcext:value-type="float">
            <text:p>6.79251</text:p>
          </table:table-cell>
        </table:table-row>
        <table:table-row table:style-name="ro1">
          <table:table-cell/>
          <table:table-cell office:value-type="float" office:value="25.6" calcext:value-type="float">
            <text:p>25.6</text:p>
          </table:table-cell>
          <table:table-cell table:formula="of:=[.B130]/1000" office:value-type="float" office:value="0.0256" calcext:value-type="float">
            <text:p>0.0256</text:p>
          </table:table-cell>
          <table:table-cell office:value-type="float" office:value="6.58112" calcext:value-type="float">
            <text:p>6.58112</text:p>
          </table:table-cell>
        </table:table-row>
        <table:table-row table:style-name="ro1">
          <table:table-cell/>
          <table:table-cell office:value-type="float" office:value="25.8" calcext:value-type="float">
            <text:p>25.8</text:p>
          </table:table-cell>
          <table:table-cell table:formula="of:=[.B131]/1000" office:value-type="float" office:value="0.0258" calcext:value-type="float">
            <text:p>0.0258</text:p>
          </table:table-cell>
          <table:table-cell office:value-type="float" office:value="6.14364" calcext:value-type="float">
            <text:p>6.14364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B132]/1000" office:value-type="float" office:value="0.026" calcext:value-type="float">
            <text:p>0.026</text:p>
          </table:table-cell>
          <table:table-cell office:value-type="float" office:value="6.07638" calcext:value-type="float">
            <text:p>6.07638</text:p>
          </table:table-cell>
        </table:table-row>
        <table:table-row table:style-name="ro1">
          <table:table-cell/>
          <table:table-cell office:value-type="float" office:value="26.2" calcext:value-type="float">
            <text:p>26.2</text:p>
          </table:table-cell>
          <table:table-cell table:formula="of:=[.B133]/1000" office:value-type="float" office:value="0.0262" calcext:value-type="float">
            <text:p>0.0262</text:p>
          </table:table-cell>
          <table:table-cell office:value-type="float" office:value="7.59437" calcext:value-type="float">
            <text:p>7.59437</text:p>
          </table:table-cell>
        </table:table-row>
        <table:table-row table:style-name="ro1">
          <table:table-cell/>
          <table:table-cell office:value-type="float" office:value="26.4" calcext:value-type="float">
            <text:p>26.4</text:p>
          </table:table-cell>
          <table:table-cell table:formula="of:=[.B134]/1000" office:value-type="float" office:value="0.0264" calcext:value-type="float">
            <text:p>0.0264</text:p>
          </table:table-cell>
          <table:table-cell office:value-type="float" office:value="4.53727" calcext:value-type="float">
            <text:p>4.53727</text:p>
          </table:table-cell>
        </table:table-row>
        <table:table-row table:style-name="ro1">
          <table:table-cell/>
          <table:table-cell office:value-type="float" office:value="26.6" calcext:value-type="float">
            <text:p>26.6</text:p>
          </table:table-cell>
          <table:table-cell table:formula="of:=[.B135]/1000" office:value-type="float" office:value="0.0266" calcext:value-type="float">
            <text:p>0.0266</text:p>
          </table:table-cell>
          <table:table-cell office:value-type="float" office:value="5.91069" calcext:value-type="float">
            <text:p>5.91069</text:p>
          </table:table-cell>
        </table:table-row>
        <table:table-row table:style-name="ro1">
          <table:table-cell/>
          <table:table-cell office:value-type="float" office:value="26.8" calcext:value-type="float">
            <text:p>26.8</text:p>
          </table:table-cell>
          <table:table-cell table:formula="of:=[.B136]/1000" office:value-type="float" office:value="0.0268" calcext:value-type="float">
            <text:p>0.0268</text:p>
          </table:table-cell>
          <table:table-cell office:value-type="float" office:value="6.12645" calcext:value-type="float">
            <text:p>6.1264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B137]/1000" office:value-type="float" office:value="0.027" calcext:value-type="float">
            <text:p>0.027</text:p>
          </table:table-cell>
          <table:table-cell office:value-type="float" office:value="4.45835" calcext:value-type="float">
            <text:p>4.45835</text:p>
          </table:table-cell>
        </table:table-row>
        <table:table-row table:style-name="ro1">
          <table:table-cell/>
          <table:table-cell office:value-type="float" office:value="27.2" calcext:value-type="float">
            <text:p>27.2</text:p>
          </table:table-cell>
          <table:table-cell table:formula="of:=[.B138]/1000" office:value-type="float" office:value="0.0272" calcext:value-type="float">
            <text:p>0.0272</text:p>
          </table:table-cell>
          <table:table-cell office:value-type="float" office:value="4.81002" calcext:value-type="float">
            <text:p>4.81002</text:p>
          </table:table-cell>
        </table:table-row>
        <table:table-row table:style-name="ro1">
          <table:table-cell/>
          <table:table-cell office:value-type="float" office:value="27.4" calcext:value-type="float">
            <text:p>27.4</text:p>
          </table:table-cell>
          <table:table-cell table:formula="of:=[.B139]/1000" office:value-type="float" office:value="0.0274" calcext:value-type="float">
            <text:p>0.0274</text:p>
          </table:table-cell>
          <table:table-cell office:value-type="float" office:value="5.18764" calcext:value-type="float">
            <text:p>5.18764</text:p>
          </table:table-cell>
        </table:table-row>
        <table:table-row table:style-name="ro1">
          <table:table-cell/>
          <table:table-cell office:value-type="float" office:value="27.6" calcext:value-type="float">
            <text:p>27.6</text:p>
          </table:table-cell>
          <table:table-cell table:formula="of:=[.B140]/1000" office:value-type="float" office:value="0.0276" calcext:value-type="float">
            <text:p>0.0276</text:p>
          </table:table-cell>
          <table:table-cell office:value-type="float" office:value="4.78423" calcext:value-type="float">
            <text:p>4.78423</text:p>
          </table:table-cell>
        </table:table-row>
        <table:table-row table:style-name="ro1">
          <table:table-cell/>
          <table:table-cell office:value-type="float" office:value="27.8" calcext:value-type="float">
            <text:p>27.8</text:p>
          </table:table-cell>
          <table:table-cell table:formula="of:=[.B141]/1000" office:value-type="float" office:value="0.0278" calcext:value-type="float">
            <text:p>0.0278</text:p>
          </table:table-cell>
          <table:table-cell office:value-type="float" office:value="4.58203" calcext:value-type="float">
            <text:p>4.5820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B142]/1000" office:value-type="float" office:value="0.028" calcext:value-type="float">
            <text:p>0.028</text:p>
          </table:table-cell>
          <table:table-cell office:value-type="float" office:value="6.46361" calcext:value-type="float">
            <text:p>6.46361</text:p>
          </table:table-cell>
        </table:table-row>
        <table:table-row table:style-name="ro1">
          <table:table-cell/>
          <table:table-cell office:value-type="float" office:value="28.2" calcext:value-type="float">
            <text:p>28.2</text:p>
          </table:table-cell>
          <table:table-cell table:formula="of:=[.B143]/1000" office:value-type="float" office:value="0.0282" calcext:value-type="float">
            <text:p>0.0282</text:p>
          </table:table-cell>
          <table:table-cell office:value-type="float" office:value="5.05708" calcext:value-type="float">
            <text:p>5.05708</text:p>
          </table:table-cell>
        </table:table-row>
        <table:table-row table:style-name="ro1">
          <table:table-cell/>
          <table:table-cell office:value-type="float" office:value="28.4" calcext:value-type="float">
            <text:p>28.4</text:p>
          </table:table-cell>
          <table:table-cell table:formula="of:=[.B144]/1000" office:value-type="float" office:value="0.0284" calcext:value-type="float">
            <text:p>0.0284</text:p>
          </table:table-cell>
          <table:table-cell office:value-type="float" office:value="4.11616" calcext:value-type="float">
            <text:p>4.11616</text:p>
          </table:table-cell>
        </table:table-row>
        <table:table-row table:style-name="ro1">
          <table:table-cell/>
          <table:table-cell office:value-type="float" office:value="28.6" calcext:value-type="float">
            <text:p>28.6</text:p>
          </table:table-cell>
          <table:table-cell table:formula="of:=[.B145]/1000" office:value-type="float" office:value="0.0286" calcext:value-type="float">
            <text:p>0.0286</text:p>
          </table:table-cell>
          <table:table-cell office:value-type="float" office:value="4.14752" calcext:value-type="float">
            <text:p>4.14752</text:p>
          </table:table-cell>
        </table:table-row>
        <table:table-row table:style-name="ro1">
          <table:table-cell/>
          <table:table-cell office:value-type="float" office:value="28.8" calcext:value-type="float">
            <text:p>28.8</text:p>
          </table:table-cell>
          <table:table-cell table:formula="of:=[.B146]/1000" office:value-type="float" office:value="0.0288" calcext:value-type="float">
            <text:p>0.0288</text:p>
          </table:table-cell>
          <table:table-cell office:value-type="float" office:value="4.72975" calcext:value-type="float">
            <text:p>4.7297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B147]/1000" office:value-type="float" office:value="0.029" calcext:value-type="float">
            <text:p>0.029</text:p>
          </table:table-cell>
          <table:table-cell office:value-type="float" office:value="4.47274" calcext:value-type="float">
            <text:p>4.47274</text:p>
          </table:table-cell>
        </table:table-row>
        <table:table-row table:style-name="ro1">
          <table:table-cell/>
          <table:table-cell office:value-type="float" office:value="29.2" calcext:value-type="float">
            <text:p>29.2</text:p>
          </table:table-cell>
          <table:table-cell table:formula="of:=[.B148]/1000" office:value-type="float" office:value="0.0292" calcext:value-type="float">
            <text:p>0.0292</text:p>
          </table:table-cell>
          <table:table-cell office:value-type="float" office:value="6.35541" calcext:value-type="float">
            <text:p>6.35541</text:p>
          </table:table-cell>
        </table:table-row>
        <table:table-row table:style-name="ro1">
          <table:table-cell/>
          <table:table-cell office:value-type="float" office:value="29.4" calcext:value-type="float">
            <text:p>29.4</text:p>
          </table:table-cell>
          <table:table-cell table:formula="of:=[.B149]/1000" office:value-type="float" office:value="0.0294" calcext:value-type="float">
            <text:p>0.0294</text:p>
          </table:table-cell>
          <table:table-cell office:value-type="float" office:value="5.00147" calcext:value-type="float">
            <text:p>5.00147</text:p>
          </table:table-cell>
        </table:table-row>
        <table:table-row table:style-name="ro1">
          <table:table-cell/>
          <table:table-cell office:value-type="float" office:value="29.6" calcext:value-type="float">
            <text:p>29.6</text:p>
          </table:table-cell>
          <table:table-cell table:formula="of:=[.B150]/1000" office:value-type="float" office:value="0.0296" calcext:value-type="float">
            <text:p>0.0296</text:p>
          </table:table-cell>
          <table:table-cell office:value-type="float" office:value="4.5057" calcext:value-type="float">
            <text:p>4.5057</text:p>
          </table:table-cell>
        </table:table-row>
        <table:table-row table:style-name="ro1">
          <table:table-cell/>
          <table:table-cell office:value-type="float" office:value="29.8" calcext:value-type="float">
            <text:p>29.8</text:p>
          </table:table-cell>
          <table:table-cell table:formula="of:=[.B151]/1000" office:value-type="float" office:value="0.0298" calcext:value-type="float">
            <text:p>0.0298</text:p>
          </table:table-cell>
          <table:table-cell office:value-type="float" office:value="6.08778" calcext:value-type="float">
            <text:p>6.0877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152]/1000" office:value-type="float" office:value="0.03" calcext:value-type="float">
            <text:p>0.03</text:p>
          </table:table-cell>
          <table:table-cell office:value-type="float" office:value="5.29501" calcext:value-type="float">
            <text:p>5.29501</text:p>
          </table:table-cell>
        </table:table-row>
        <table:table-row table:style-name="ro1">
          <table:table-cell/>
          <table:table-cell office:value-type="float" office:value="30.2" calcext:value-type="float">
            <text:p>30.2</text:p>
          </table:table-cell>
          <table:table-cell table:formula="of:=[.B153]/1000" office:value-type="float" office:value="0.0302" calcext:value-type="float">
            <text:p>0.0302</text:p>
          </table:table-cell>
          <table:table-cell office:value-type="float" office:value="5.95804" calcext:value-type="float">
            <text:p>5.95804</text:p>
          </table:table-cell>
        </table:table-row>
        <table:table-row table:style-name="ro1">
          <table:table-cell/>
          <table:table-cell office:value-type="float" office:value="30.4" calcext:value-type="float">
            <text:p>30.4</text:p>
          </table:table-cell>
          <table:table-cell table:formula="of:=[.B154]/1000" office:value-type="float" office:value="0.0304" calcext:value-type="float">
            <text:p>0.0304</text:p>
          </table:table-cell>
          <table:table-cell office:value-type="float" office:value="5.17574" calcext:value-type="float">
            <text:p>5.17574</text:p>
          </table:table-cell>
        </table:table-row>
        <table:table-row table:style-name="ro1">
          <table:table-cell/>
          <table:table-cell office:value-type="float" office:value="30.6" calcext:value-type="float">
            <text:p>30.6</text:p>
          </table:table-cell>
          <table:table-cell table:formula="of:=[.B155]/1000" office:value-type="float" office:value="0.0306" calcext:value-type="float">
            <text:p>0.0306</text:p>
          </table:table-cell>
          <table:table-cell office:value-type="float" office:value="4.64439" calcext:value-type="float">
            <text:p>4.64439</text:p>
          </table:table-cell>
        </table:table-row>
        <table:table-row table:style-name="ro1">
          <table:table-cell/>
          <table:table-cell office:value-type="float" office:value="30.8" calcext:value-type="float">
            <text:p>30.8</text:p>
          </table:table-cell>
          <table:table-cell table:formula="of:=[.B156]/1000" office:value-type="float" office:value="0.0308" calcext:value-type="float">
            <text:p>0.0308</text:p>
          </table:table-cell>
          <table:table-cell office:value-type="float" office:value="5.50176" calcext:value-type="float">
            <text:p>5.50176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B157]/1000" office:value-type="float" office:value="0.031" calcext:value-type="float">
            <text:p>0.031</text:p>
          </table:table-cell>
          <table:table-cell office:value-type="float" office:value="4.51614" calcext:value-type="float">
            <text:p>4.51614</text:p>
          </table:table-cell>
        </table:table-row>
        <table:table-row table:style-name="ro1">
          <table:table-cell/>
          <table:table-cell office:value-type="float" office:value="31.2" calcext:value-type="float">
            <text:p>31.2</text:p>
          </table:table-cell>
          <table:table-cell table:formula="of:=[.B158]/1000" office:value-type="float" office:value="0.0312" calcext:value-type="float">
            <text:p>0.0312</text:p>
          </table:table-cell>
          <table:table-cell office:value-type="float" office:value="3.51593" calcext:value-type="float">
            <text:p>3.51593</text:p>
          </table:table-cell>
        </table:table-row>
        <table:table-row table:style-name="ro1">
          <table:table-cell/>
          <table:table-cell office:value-type="float" office:value="31.4" calcext:value-type="float">
            <text:p>31.4</text:p>
          </table:table-cell>
          <table:table-cell table:formula="of:=[.B159]/1000" office:value-type="float" office:value="0.0314" calcext:value-type="float">
            <text:p>0.0314</text:p>
          </table:table-cell>
          <table:table-cell office:value-type="float" office:value="4.46009" calcext:value-type="float">
            <text:p>4.46009</text:p>
          </table:table-cell>
        </table:table-row>
        <table:table-row table:style-name="ro1">
          <table:table-cell/>
          <table:table-cell office:value-type="float" office:value="31.6" calcext:value-type="float">
            <text:p>31.6</text:p>
          </table:table-cell>
          <table:table-cell table:formula="of:=[.B160]/1000" office:value-type="float" office:value="0.0316" calcext:value-type="float">
            <text:p>0.0316</text:p>
          </table:table-cell>
          <table:table-cell office:value-type="float" office:value="3.01836" calcext:value-type="float">
            <text:p>3.01836</text:p>
          </table:table-cell>
        </table:table-row>
        <table:table-row table:style-name="ro1">
          <table:table-cell/>
          <table:table-cell office:value-type="float" office:value="31.8" calcext:value-type="float">
            <text:p>31.8</text:p>
          </table:table-cell>
          <table:table-cell table:formula="of:=[.B161]/1000" office:value-type="float" office:value="0.0318" calcext:value-type="float">
            <text:p>0.0318</text:p>
          </table:table-cell>
          <table:table-cell office:value-type="float" office:value="4.18999" calcext:value-type="float">
            <text:p>4.18999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B162]/1000" office:value-type="float" office:value="0.032" calcext:value-type="float">
            <text:p>0.032</text:p>
          </table:table-cell>
          <table:table-cell office:value-type="float" office:value="4.01904" calcext:value-type="float">
            <text:p>4.01904</text:p>
          </table:table-cell>
        </table:table-row>
        <table:table-row table:style-name="ro1">
          <table:table-cell/>
          <table:table-cell office:value-type="float" office:value="32.2" calcext:value-type="float">
            <text:p>32.2</text:p>
          </table:table-cell>
          <table:table-cell table:formula="of:=[.B163]/1000" office:value-type="float" office:value="0.0322" calcext:value-type="float">
            <text:p>0.0322</text:p>
          </table:table-cell>
          <table:table-cell office:value-type="float" office:value="4.32264" calcext:value-type="float">
            <text:p>4.32264</text:p>
          </table:table-cell>
        </table:table-row>
        <table:table-row table:style-name="ro1">
          <table:table-cell/>
          <table:table-cell office:value-type="float" office:value="32.4" calcext:value-type="float">
            <text:p>32.4</text:p>
          </table:table-cell>
          <table:table-cell table:formula="of:=[.B164]/1000" office:value-type="float" office:value="0.0324" calcext:value-type="float">
            <text:p>0.0324</text:p>
          </table:table-cell>
          <table:table-cell office:value-type="float" office:value="4.60625" calcext:value-type="float">
            <text:p>4.60625</text:p>
          </table:table-cell>
        </table:table-row>
        <table:table-row table:style-name="ro1">
          <table:table-cell/>
          <table:table-cell office:value-type="float" office:value="32.6" calcext:value-type="float">
            <text:p>32.6</text:p>
          </table:table-cell>
          <table:table-cell table:formula="of:=[.B165]/1000" office:value-type="float" office:value="0.0326" calcext:value-type="float">
            <text:p>0.0326</text:p>
          </table:table-cell>
          <table:table-cell office:value-type="float" office:value="4.72511" calcext:value-type="float">
            <text:p>4.72511</text:p>
          </table:table-cell>
        </table:table-row>
        <table:table-row table:style-name="ro1">
          <table:table-cell/>
          <table:table-cell office:value-type="float" office:value="32.8" calcext:value-type="float">
            <text:p>32.8</text:p>
          </table:table-cell>
          <table:table-cell table:formula="of:=[.B166]/1000" office:value-type="float" office:value="0.0328" calcext:value-type="float">
            <text:p>0.0328</text:p>
          </table:table-cell>
          <table:table-cell office:value-type="float" office:value="2.9342" calcext:value-type="float">
            <text:p>2.9342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[.B167]/1000" office:value-type="float" office:value="0.033" calcext:value-type="float">
            <text:p>0.033</text:p>
          </table:table-cell>
          <table:table-cell office:value-type="float" office:value="5.1777" calcext:value-type="float">
            <text:p>5.1777</text:p>
          </table:table-cell>
        </table:table-row>
        <table:table-row table:style-name="ro1">
          <table:table-cell/>
          <table:table-cell office:value-type="float" office:value="33.2" calcext:value-type="float">
            <text:p>33.2</text:p>
          </table:table-cell>
          <table:table-cell table:formula="of:=[.B168]/1000" office:value-type="float" office:value="0.0332" calcext:value-type="float">
            <text:p>0.0332</text:p>
          </table:table-cell>
          <table:table-cell office:value-type="float" office:value="4.48142" calcext:value-type="float">
            <text:p>4.48142</text:p>
          </table:table-cell>
        </table:table-row>
        <table:table-row table:style-name="ro1">
          <table:table-cell/>
          <table:table-cell office:value-type="float" office:value="33.4" calcext:value-type="float">
            <text:p>33.4</text:p>
          </table:table-cell>
          <table:table-cell table:formula="of:=[.B169]/1000" office:value-type="float" office:value="0.0334" calcext:value-type="float">
            <text:p>0.0334</text:p>
          </table:table-cell>
          <table:table-cell office:value-type="float" office:value="3.87553" calcext:value-type="float">
            <text:p>3.87553</text:p>
          </table:table-cell>
        </table:table-row>
        <table:table-row table:style-name="ro1">
          <table:table-cell/>
          <table:table-cell office:value-type="float" office:value="33.6" calcext:value-type="float">
            <text:p>33.6</text:p>
          </table:table-cell>
          <table:table-cell table:formula="of:=[.B170]/1000" office:value-type="float" office:value="0.0336" calcext:value-type="float">
            <text:p>0.0336</text:p>
          </table:table-cell>
          <table:table-cell office:value-type="float" office:value="3.79216" calcext:value-type="float">
            <text:p>3.79216</text:p>
          </table:table-cell>
        </table:table-row>
        <table:table-row table:style-name="ro1">
          <table:table-cell/>
          <table:table-cell office:value-type="float" office:value="33.8" calcext:value-type="float">
            <text:p>33.8</text:p>
          </table:table-cell>
          <table:table-cell table:formula="of:=[.B171]/1000" office:value-type="float" office:value="0.0338" calcext:value-type="float">
            <text:p>0.0338</text:p>
          </table:table-cell>
          <table:table-cell office:value-type="float" office:value="3.86247" calcext:value-type="float">
            <text:p>3.86247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[.B172]/1000" office:value-type="float" office:value="0.034" calcext:value-type="float">
            <text:p>0.034</text:p>
          </table:table-cell>
          <table:table-cell office:value-type="float" office:value="3.10289" calcext:value-type="float">
            <text:p>3.10289</text:p>
          </table:table-cell>
        </table:table-row>
        <table:table-row table:style-name="ro1">
          <table:table-cell/>
          <table:table-cell office:value-type="float" office:value="34.2" calcext:value-type="float">
            <text:p>34.2</text:p>
          </table:table-cell>
          <table:table-cell table:formula="of:=[.B173]/1000" office:value-type="float" office:value="0.0342" calcext:value-type="float">
            <text:p>0.0342</text:p>
          </table:table-cell>
          <table:table-cell office:value-type="float" office:value="5.05414" calcext:value-type="float">
            <text:p>5.05414</text:p>
          </table:table-cell>
        </table:table-row>
        <table:table-row table:style-name="ro1">
          <table:table-cell/>
          <table:table-cell office:value-type="float" office:value="34.4" calcext:value-type="float">
            <text:p>34.4</text:p>
          </table:table-cell>
          <table:table-cell table:formula="of:=[.B174]/1000" office:value-type="float" office:value="0.0344" calcext:value-type="float">
            <text:p>0.0344</text:p>
          </table:table-cell>
          <table:table-cell office:value-type="float" office:value="3.20201" calcext:value-type="float">
            <text:p>3.20201</text:p>
          </table:table-cell>
        </table:table-row>
        <table:table-row table:style-name="ro1">
          <table:table-cell/>
          <table:table-cell office:value-type="float" office:value="34.6" calcext:value-type="float">
            <text:p>34.6</text:p>
          </table:table-cell>
          <table:table-cell table:formula="of:=[.B175]/1000" office:value-type="float" office:value="0.0346" calcext:value-type="float">
            <text:p>0.0346</text:p>
          </table:table-cell>
          <table:table-cell office:value-type="float" office:value="2.82672" calcext:value-type="float">
            <text:p>2.82672</text:p>
          </table:table-cell>
        </table:table-row>
        <table:table-row table:style-name="ro1">
          <table:table-cell/>
          <table:table-cell office:value-type="float" office:value="34.8" calcext:value-type="float">
            <text:p>34.8</text:p>
          </table:table-cell>
          <table:table-cell table:formula="of:=[.B176]/1000" office:value-type="float" office:value="0.0348" calcext:value-type="float">
            <text:p>0.0348</text:p>
          </table:table-cell>
          <table:table-cell office:value-type="float" office:value="5.28211" calcext:value-type="float">
            <text:p>5.2821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177]/1000" office:value-type="float" office:value="0.035" calcext:value-type="float">
            <text:p>0.035</text:p>
          </table:table-cell>
          <table:table-cell office:value-type="float" office:value="3.55159" calcext:value-type="float">
            <text:p>3.55159</text:p>
          </table:table-cell>
        </table:table-row>
        <table:table-row table:style-name="ro1">
          <table:table-cell/>
          <table:table-cell office:value-type="float" office:value="35.2" calcext:value-type="float">
            <text:p>35.2</text:p>
          </table:table-cell>
          <table:table-cell table:formula="of:=[.B178]/1000" office:value-type="float" office:value="0.0352" calcext:value-type="float">
            <text:p>0.0352</text:p>
          </table:table-cell>
          <table:table-cell office:value-type="float" office:value="3.86429" calcext:value-type="float">
            <text:p>3.86429</text:p>
          </table:table-cell>
        </table:table-row>
        <table:table-row table:style-name="ro1">
          <table:table-cell/>
          <table:table-cell office:value-type="float" office:value="35.4" calcext:value-type="float">
            <text:p>35.4</text:p>
          </table:table-cell>
          <table:table-cell table:formula="of:=[.B179]/1000" office:value-type="float" office:value="0.0354" calcext:value-type="float">
            <text:p>0.0354</text:p>
          </table:table-cell>
          <table:table-cell office:value-type="float" office:value="3.63713" calcext:value-type="float">
            <text:p>3.63713</text:p>
          </table:table-cell>
        </table:table-row>
        <table:table-row table:style-name="ro1">
          <table:table-cell/>
          <table:table-cell office:value-type="float" office:value="35.6" calcext:value-type="float">
            <text:p>35.6</text:p>
          </table:table-cell>
          <table:table-cell table:formula="of:=[.B180]/1000" office:value-type="float" office:value="0.0356" calcext:value-type="float">
            <text:p>0.0356</text:p>
          </table:table-cell>
          <table:table-cell office:value-type="float" office:value="4.41026" calcext:value-type="float">
            <text:p>4.41026</text:p>
          </table:table-cell>
        </table:table-row>
        <table:table-row table:style-name="ro1">
          <table:table-cell/>
          <table:table-cell office:value-type="float" office:value="35.8" calcext:value-type="float">
            <text:p>35.8</text:p>
          </table:table-cell>
          <table:table-cell table:formula="of:=[.B181]/1000" office:value-type="float" office:value="0.0358" calcext:value-type="float">
            <text:p>0.0358</text:p>
          </table:table-cell>
          <table:table-cell office:value-type="float" office:value="4.14261" calcext:value-type="float">
            <text:p>4.1426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[.B182]/1000" office:value-type="float" office:value="0.036" calcext:value-type="float">
            <text:p>0.036</text:p>
          </table:table-cell>
          <table:table-cell office:value-type="float" office:value="3.3965" calcext:value-type="float">
            <text:p>3.3965</text:p>
          </table:table-cell>
        </table:table-row>
        <table:table-row table:style-name="ro1">
          <table:table-cell/>
          <table:table-cell office:value-type="float" office:value="36.2" calcext:value-type="float">
            <text:p>36.2</text:p>
          </table:table-cell>
          <table:table-cell table:formula="of:=[.B183]/1000" office:value-type="float" office:value="0.0362" calcext:value-type="float">
            <text:p>0.0362</text:p>
          </table:table-cell>
          <table:table-cell office:value-type="float" office:value="3.73169" calcext:value-type="float">
            <text:p>3.73169</text:p>
          </table:table-cell>
        </table:table-row>
        <table:table-row table:style-name="ro1">
          <table:table-cell/>
          <table:table-cell office:value-type="float" office:value="36.4" calcext:value-type="float">
            <text:p>36.4</text:p>
          </table:table-cell>
          <table:table-cell table:formula="of:=[.B184]/1000" office:value-type="float" office:value="0.0364" calcext:value-type="float">
            <text:p>0.0364</text:p>
          </table:table-cell>
          <table:table-cell office:value-type="float" office:value="3.12632" calcext:value-type="float">
            <text:p>3.12632</text:p>
          </table:table-cell>
        </table:table-row>
        <table:table-row table:style-name="ro1">
          <table:table-cell/>
          <table:table-cell office:value-type="float" office:value="36.6" calcext:value-type="float">
            <text:p>36.6</text:p>
          </table:table-cell>
          <table:table-cell table:formula="of:=[.B185]/1000" office:value-type="float" office:value="0.0366" calcext:value-type="float">
            <text:p>0.0366</text:p>
          </table:table-cell>
          <table:table-cell office:value-type="float" office:value="3.44336" calcext:value-type="float">
            <text:p>3.44336</text:p>
          </table:table-cell>
        </table:table-row>
        <table:table-row table:style-name="ro1">
          <table:table-cell/>
          <table:table-cell office:value-type="float" office:value="36.8" calcext:value-type="float">
            <text:p>36.8</text:p>
          </table:table-cell>
          <table:table-cell table:formula="of:=[.B186]/1000" office:value-type="float" office:value="0.0368" calcext:value-type="float">
            <text:p>0.0368</text:p>
          </table:table-cell>
          <table:table-cell office:value-type="float" office:value="3.39715" calcext:value-type="float">
            <text:p>3.39715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[.B187]/1000" office:value-type="float" office:value="0.037" calcext:value-type="float">
            <text:p>0.037</text:p>
          </table:table-cell>
          <table:table-cell office:value-type="float" office:value="2.74057" calcext:value-type="float">
            <text:p>2.74057</text:p>
          </table:table-cell>
        </table:table-row>
        <table:table-row table:style-name="ro1">
          <table:table-cell/>
          <table:table-cell office:value-type="float" office:value="37.2" calcext:value-type="float">
            <text:p>37.2</text:p>
          </table:table-cell>
          <table:table-cell table:formula="of:=[.B188]/1000" office:value-type="float" office:value="0.0372" calcext:value-type="float">
            <text:p>0.0372</text:p>
          </table:table-cell>
          <table:table-cell office:value-type="float" office:value="2.41402" calcext:value-type="float">
            <text:p>2.41402</text:p>
          </table:table-cell>
        </table:table-row>
        <table:table-row table:style-name="ro1">
          <table:table-cell/>
          <table:table-cell office:value-type="float" office:value="37.4" calcext:value-type="float">
            <text:p>37.4</text:p>
          </table:table-cell>
          <table:table-cell table:formula="of:=[.B189]/1000" office:value-type="float" office:value="0.0374" calcext:value-type="float">
            <text:p>0.0374</text:p>
          </table:table-cell>
          <table:table-cell office:value-type="float" office:value="4.15188" calcext:value-type="float">
            <text:p>4.15188</text:p>
          </table:table-cell>
        </table:table-row>
        <table:table-row table:style-name="ro1">
          <table:table-cell/>
          <table:table-cell office:value-type="float" office:value="37.6" calcext:value-type="float">
            <text:p>37.6</text:p>
          </table:table-cell>
          <table:table-cell table:formula="of:=[.B190]/1000" office:value-type="float" office:value="0.0376" calcext:value-type="float">
            <text:p>0.0376</text:p>
          </table:table-cell>
          <table:table-cell office:value-type="float" office:value="3.33017" calcext:value-type="float">
            <text:p>3.33017</text:p>
          </table:table-cell>
        </table:table-row>
        <table:table-row table:style-name="ro1">
          <table:table-cell/>
          <table:table-cell office:value-type="float" office:value="37.8" calcext:value-type="float">
            <text:p>37.8</text:p>
          </table:table-cell>
          <table:table-cell table:formula="of:=[.B191]/1000" office:value-type="float" office:value="0.0378" calcext:value-type="float">
            <text:p>0.0378</text:p>
          </table:table-cell>
          <table:table-cell office:value-type="float" office:value="2.55366" calcext:value-type="float">
            <text:p>2.55366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B192]/1000" office:value-type="float" office:value="0.038" calcext:value-type="float">
            <text:p>0.038</text:p>
          </table:table-cell>
          <table:table-cell office:value-type="float" office:value="2.55224" calcext:value-type="float">
            <text:p>2.55224</text:p>
          </table:table-cell>
        </table:table-row>
        <table:table-row table:style-name="ro1">
          <table:table-cell/>
          <table:table-cell office:value-type="float" office:value="38.2" calcext:value-type="float">
            <text:p>38.2</text:p>
          </table:table-cell>
          <table:table-cell table:formula="of:=[.B193]/1000" office:value-type="float" office:value="0.0382" calcext:value-type="float">
            <text:p>0.0382</text:p>
          </table:table-cell>
          <table:table-cell office:value-type="float" office:value="3.26473" calcext:value-type="float">
            <text:p>3.26473</text:p>
          </table:table-cell>
        </table:table-row>
        <table:table-row table:style-name="ro1">
          <table:table-cell/>
          <table:table-cell office:value-type="float" office:value="38.4" calcext:value-type="float">
            <text:p>38.4</text:p>
          </table:table-cell>
          <table:table-cell table:formula="of:=[.B194]/1000" office:value-type="float" office:value="0.0384" calcext:value-type="float">
            <text:p>0.0384</text:p>
          </table:table-cell>
          <table:table-cell office:value-type="float" office:value="2.71351" calcext:value-type="float">
            <text:p>2.71351</text:p>
          </table:table-cell>
        </table:table-row>
        <table:table-row table:style-name="ro1">
          <table:table-cell/>
          <table:table-cell office:value-type="float" office:value="38.6" calcext:value-type="float">
            <text:p>38.6</text:p>
          </table:table-cell>
          <table:table-cell table:formula="of:=[.B195]/1000" office:value-type="float" office:value="0.0386" calcext:value-type="float">
            <text:p>0.0386</text:p>
          </table:table-cell>
          <table:table-cell office:value-type="float" office:value="2.91588" calcext:value-type="float">
            <text:p>2.91588</text:p>
          </table:table-cell>
        </table:table-row>
        <table:table-row table:style-name="ro1">
          <table:table-cell/>
          <table:table-cell office:value-type="float" office:value="38.8" calcext:value-type="float">
            <text:p>38.8</text:p>
          </table:table-cell>
          <table:table-cell table:formula="of:=[.B196]/1000" office:value-type="float" office:value="0.0388" calcext:value-type="float">
            <text:p>0.0388</text:p>
          </table:table-cell>
          <table:table-cell office:value-type="float" office:value="2.17627" calcext:value-type="float">
            <text:p>2.17627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[.B197]/1000" office:value-type="float" office:value="0.039" calcext:value-type="float">
            <text:p>0.039</text:p>
          </table:table-cell>
          <table:table-cell office:value-type="float" office:value="3.43679" calcext:value-type="float">
            <text:p>3.43679</text:p>
          </table:table-cell>
        </table:table-row>
        <table:table-row table:style-name="ro1">
          <table:table-cell/>
          <table:table-cell office:value-type="float" office:value="39.2" calcext:value-type="float">
            <text:p>39.2</text:p>
          </table:table-cell>
          <table:table-cell table:formula="of:=[.B198]/1000" office:value-type="float" office:value="0.0392" calcext:value-type="float">
            <text:p>0.0392</text:p>
          </table:table-cell>
          <table:table-cell office:value-type="float" office:value="1.52889" calcext:value-type="float">
            <text:p>1.52889</text:p>
          </table:table-cell>
        </table:table-row>
        <table:table-row table:style-name="ro1">
          <table:table-cell/>
          <table:table-cell office:value-type="float" office:value="39.4" calcext:value-type="float">
            <text:p>39.4</text:p>
          </table:table-cell>
          <table:table-cell table:formula="of:=[.B199]/1000" office:value-type="float" office:value="0.0394" calcext:value-type="float">
            <text:p>0.0394</text:p>
          </table:table-cell>
          <table:table-cell office:value-type="float" office:value="2.30275" calcext:value-type="float">
            <text:p>2.30275</text:p>
          </table:table-cell>
        </table:table-row>
        <table:table-row table:style-name="ro1">
          <table:table-cell/>
          <table:table-cell office:value-type="float" office:value="39.6" calcext:value-type="float">
            <text:p>39.6</text:p>
          </table:table-cell>
          <table:table-cell table:formula="of:=[.B200]/1000" office:value-type="float" office:value="0.0396" calcext:value-type="float">
            <text:p>0.0396</text:p>
          </table:table-cell>
          <table:table-cell office:value-type="float" office:value="2.53951" calcext:value-type="float">
            <text:p>2.53951</text:p>
          </table:table-cell>
        </table:table-row>
        <table:table-row table:style-name="ro1">
          <table:table-cell/>
          <table:table-cell office:value-type="float" office:value="39.8" calcext:value-type="float">
            <text:p>39.8</text:p>
          </table:table-cell>
          <table:table-cell table:formula="of:=[.B201]/1000" office:value-type="float" office:value="0.0398" calcext:value-type="float">
            <text:p>0.0398</text:p>
          </table:table-cell>
          <table:table-cell office:value-type="float" office:value="2.56065" calcext:value-type="float">
            <text:p>2.5606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202]/1000" office:value-type="float" office:value="0.04" calcext:value-type="float">
            <text:p>0.04</text:p>
          </table:table-cell>
          <table:table-cell office:value-type="float" office:value="2.4103" calcext:value-type="float">
            <text:p>2.4103</text:p>
          </table:table-cell>
        </table:table-row>
        <table:table-row table:style-name="ro1">
          <table:table-cell/>
          <table:table-cell office:value-type="float" office:value="40.2" calcext:value-type="float">
            <text:p>40.2</text:p>
          </table:table-cell>
          <table:table-cell table:formula="of:=[.B203]/1000" office:value-type="float" office:value="0.0402" calcext:value-type="float">
            <text:p>0.0402</text:p>
          </table:table-cell>
          <table:table-cell office:value-type="float" office:value="1.92441" calcext:value-type="float">
            <text:p>1.92441</text:p>
          </table:table-cell>
        </table:table-row>
        <table:table-row table:style-name="ro1">
          <table:table-cell/>
          <table:table-cell office:value-type="float" office:value="40.4" calcext:value-type="float">
            <text:p>40.4</text:p>
          </table:table-cell>
          <table:table-cell table:formula="of:=[.B204]/1000" office:value-type="float" office:value="0.0404" calcext:value-type="float">
            <text:p>0.0404</text:p>
          </table:table-cell>
          <table:table-cell office:value-type="float" office:value="2.29635" calcext:value-type="float">
            <text:p>2.29635</text:p>
          </table:table-cell>
        </table:table-row>
        <table:table-row table:style-name="ro1">
          <table:table-cell/>
          <table:table-cell office:value-type="float" office:value="40.6" calcext:value-type="float">
            <text:p>40.6</text:p>
          </table:table-cell>
          <table:table-cell table:formula="of:=[.B205]/1000" office:value-type="float" office:value="0.0406" calcext:value-type="float">
            <text:p>0.0406</text:p>
          </table:table-cell>
          <table:table-cell office:value-type="float" office:value="3.35406" calcext:value-type="float">
            <text:p>3.35406</text:p>
          </table:table-cell>
        </table:table-row>
        <table:table-row table:style-name="ro1">
          <table:table-cell/>
          <table:table-cell office:value-type="float" office:value="40.8" calcext:value-type="float">
            <text:p>40.8</text:p>
          </table:table-cell>
          <table:table-cell table:formula="of:=[.B206]/1000" office:value-type="float" office:value="0.0408" calcext:value-type="float">
            <text:p>0.0408</text:p>
          </table:table-cell>
          <table:table-cell office:value-type="float" office:value="1.69848" calcext:value-type="float">
            <text:p>1.69848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B207]/1000" office:value-type="float" office:value="0.041" calcext:value-type="float">
            <text:p>0.041</text:p>
          </table:table-cell>
          <table:table-cell office:value-type="float" office:value="2.66043" calcext:value-type="float">
            <text:p>2.66043</text:p>
          </table:table-cell>
        </table:table-row>
        <table:table-row table:style-name="ro1">
          <table:table-cell/>
          <table:table-cell office:value-type="float" office:value="41.2" calcext:value-type="float">
            <text:p>41.2</text:p>
          </table:table-cell>
          <table:table-cell table:formula="of:=[.B208]/1000" office:value-type="float" office:value="0.0412" calcext:value-type="float">
            <text:p>0.0412</text:p>
          </table:table-cell>
          <table:table-cell office:value-type="float" office:value="3.20905" calcext:value-type="float">
            <text:p>3.20905</text:p>
          </table:table-cell>
        </table:table-row>
        <table:table-row table:style-name="ro1">
          <table:table-cell/>
          <table:table-cell office:value-type="float" office:value="41.4" calcext:value-type="float">
            <text:p>41.4</text:p>
          </table:table-cell>
          <table:table-cell table:formula="of:=[.B209]/1000" office:value-type="float" office:value="0.0414" calcext:value-type="float">
            <text:p>0.0414</text:p>
          </table:table-cell>
          <table:table-cell office:value-type="float" office:value="2.4307" calcext:value-type="float">
            <text:p>2.4307</text:p>
          </table:table-cell>
        </table:table-row>
        <table:table-row table:style-name="ro1">
          <table:table-cell/>
          <table:table-cell office:value-type="float" office:value="41.6" calcext:value-type="float">
            <text:p>41.6</text:p>
          </table:table-cell>
          <table:table-cell table:formula="of:=[.B210]/1000" office:value-type="float" office:value="0.0416" calcext:value-type="float">
            <text:p>0.0416</text:p>
          </table:table-cell>
          <table:table-cell office:value-type="float" office:value="2.82071" calcext:value-type="float">
            <text:p>2.82071</text:p>
          </table:table-cell>
        </table:table-row>
        <table:table-row table:style-name="ro1">
          <table:table-cell/>
          <table:table-cell office:value-type="float" office:value="41.8" calcext:value-type="float">
            <text:p>41.8</text:p>
          </table:table-cell>
          <table:table-cell table:formula="of:=[.B211]/1000" office:value-type="float" office:value="0.0418" calcext:value-type="float">
            <text:p>0.0418</text:p>
          </table:table-cell>
          <table:table-cell office:value-type="float" office:value="2.30875" calcext:value-type="float">
            <text:p>2.3087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[.B212]/1000" office:value-type="float" office:value="0.042" calcext:value-type="float">
            <text:p>0.042</text:p>
          </table:table-cell>
          <table:table-cell office:value-type="float" office:value="2.3011" calcext:value-type="float">
            <text:p>2.3011</text:p>
          </table:table-cell>
        </table:table-row>
        <table:table-row table:style-name="ro1">
          <table:table-cell/>
          <table:table-cell office:value-type="float" office:value="42.2" calcext:value-type="float">
            <text:p>42.2</text:p>
          </table:table-cell>
          <table:table-cell table:formula="of:=[.B213]/1000" office:value-type="float" office:value="0.0422" calcext:value-type="float">
            <text:p>0.0422</text:p>
          </table:table-cell>
          <table:table-cell office:value-type="float" office:value="1.52346" calcext:value-type="float">
            <text:p>1.52346</text:p>
          </table:table-cell>
        </table:table-row>
        <table:table-row table:style-name="ro1">
          <table:table-cell/>
          <table:table-cell office:value-type="float" office:value="42.4" calcext:value-type="float">
            <text:p>42.4</text:p>
          </table:table-cell>
          <table:table-cell table:formula="of:=[.B214]/1000" office:value-type="float" office:value="0.0424" calcext:value-type="float">
            <text:p>0.0424</text:p>
          </table:table-cell>
          <table:table-cell office:value-type="float" office:value="2.65288" calcext:value-type="float">
            <text:p>2.65288</text:p>
          </table:table-cell>
        </table:table-row>
        <table:table-row table:style-name="ro1">
          <table:table-cell/>
          <table:table-cell office:value-type="float" office:value="42.6" calcext:value-type="float">
            <text:p>42.6</text:p>
          </table:table-cell>
          <table:table-cell table:formula="of:=[.B215]/1000" office:value-type="float" office:value="0.0426" calcext:value-type="float">
            <text:p>0.0426</text:p>
          </table:table-cell>
          <table:table-cell office:value-type="float" office:value="1.99212" calcext:value-type="float">
            <text:p>1.99212</text:p>
          </table:table-cell>
        </table:table-row>
        <table:table-row table:style-name="ro1">
          <table:table-cell/>
          <table:table-cell office:value-type="float" office:value="42.8" calcext:value-type="float">
            <text:p>42.8</text:p>
          </table:table-cell>
          <table:table-cell table:formula="of:=[.B216]/1000" office:value-type="float" office:value="0.0428" calcext:value-type="float">
            <text:p>0.0428</text:p>
          </table:table-cell>
          <table:table-cell office:value-type="float" office:value="2.84277" calcext:value-type="float">
            <text:p>2.84277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[.B217]/1000" office:value-type="float" office:value="0.043" calcext:value-type="float">
            <text:p>0.043</text:p>
          </table:table-cell>
          <table:table-cell office:value-type="float" office:value="2.61902" calcext:value-type="float">
            <text:p>2.61902</text:p>
          </table:table-cell>
        </table:table-row>
        <table:table-row table:style-name="ro1">
          <table:table-cell/>
          <table:table-cell office:value-type="float" office:value="43.2" calcext:value-type="float">
            <text:p>43.2</text:p>
          </table:table-cell>
          <table:table-cell table:formula="of:=[.B218]/1000" office:value-type="float" office:value="0.0432" calcext:value-type="float">
            <text:p>0.0432</text:p>
          </table:table-cell>
          <table:table-cell office:value-type="float" office:value="1.66054" calcext:value-type="float">
            <text:p>1.66054</text:p>
          </table:table-cell>
        </table:table-row>
        <table:table-row table:style-name="ro1">
          <table:table-cell/>
          <table:table-cell office:value-type="float" office:value="43.4" calcext:value-type="float">
            <text:p>43.4</text:p>
          </table:table-cell>
          <table:table-cell table:formula="of:=[.B219]/1000" office:value-type="float" office:value="0.0434" calcext:value-type="float">
            <text:p>0.0434</text:p>
          </table:table-cell>
          <table:table-cell office:value-type="float" office:value="1.49871" calcext:value-type="float">
            <text:p>1.49871</text:p>
          </table:table-cell>
        </table:table-row>
        <table:table-row table:style-name="ro1">
          <table:table-cell/>
          <table:table-cell office:value-type="float" office:value="43.6" calcext:value-type="float">
            <text:p>43.6</text:p>
          </table:table-cell>
          <table:table-cell table:formula="of:=[.B220]/1000" office:value-type="float" office:value="0.0436" calcext:value-type="float">
            <text:p>0.0436</text:p>
          </table:table-cell>
          <table:table-cell office:value-type="float" office:value="2.29039" calcext:value-type="float">
            <text:p>2.29039</text:p>
          </table:table-cell>
        </table:table-row>
        <table:table-row table:style-name="ro1">
          <table:table-cell/>
          <table:table-cell office:value-type="float" office:value="43.8" calcext:value-type="float">
            <text:p>43.8</text:p>
          </table:table-cell>
          <table:table-cell table:formula="of:=[.B221]/1000" office:value-type="float" office:value="0.0438" calcext:value-type="float">
            <text:p>0.0438</text:p>
          </table:table-cell>
          <table:table-cell office:value-type="float" office:value="2.32067" calcext:value-type="float">
            <text:p>2.32067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B222]/1000" office:value-type="float" office:value="0.044" calcext:value-type="float">
            <text:p>0.044</text:p>
          </table:table-cell>
          <table:table-cell office:value-type="float" office:value="1.86655" calcext:value-type="float">
            <text:p>1.86655</text:p>
          </table:table-cell>
        </table:table-row>
        <table:table-row table:style-name="ro1">
          <table:table-cell/>
          <table:table-cell office:value-type="float" office:value="44.2" calcext:value-type="float">
            <text:p>44.2</text:p>
          </table:table-cell>
          <table:table-cell table:formula="of:=[.B223]/1000" office:value-type="float" office:value="0.0442" calcext:value-type="float">
            <text:p>0.0442</text:p>
          </table:table-cell>
          <table:table-cell office:value-type="float" office:value="2.54617" calcext:value-type="float">
            <text:p>2.54617</text:p>
          </table:table-cell>
        </table:table-row>
        <table:table-row table:style-name="ro1">
          <table:table-cell/>
          <table:table-cell office:value-type="float" office:value="44.4" calcext:value-type="float">
            <text:p>44.4</text:p>
          </table:table-cell>
          <table:table-cell table:formula="of:=[.B224]/1000" office:value-type="float" office:value="0.0444" calcext:value-type="float">
            <text:p>0.0444</text:p>
          </table:table-cell>
          <table:table-cell office:value-type="float" office:value="2.15265" calcext:value-type="float">
            <text:p>2.15265</text:p>
          </table:table-cell>
        </table:table-row>
        <table:table-row table:style-name="ro1">
          <table:table-cell/>
          <table:table-cell office:value-type="float" office:value="44.6" calcext:value-type="float">
            <text:p>44.6</text:p>
          </table:table-cell>
          <table:table-cell table:formula="of:=[.B225]/1000" office:value-type="float" office:value="0.0446" calcext:value-type="float">
            <text:p>0.0446</text:p>
          </table:table-cell>
          <table:table-cell office:value-type="float" office:value="1.05061" calcext:value-type="float">
            <text:p>1.05061</text:p>
          </table:table-cell>
        </table:table-row>
        <table:table-row table:style-name="ro1">
          <table:table-cell/>
          <table:table-cell office:value-type="float" office:value="44.8" calcext:value-type="float">
            <text:p>44.8</text:p>
          </table:table-cell>
          <table:table-cell table:formula="of:=[.B226]/1000" office:value-type="float" office:value="0.0448" calcext:value-type="float">
            <text:p>0.0448</text:p>
          </table:table-cell>
          <table:table-cell office:value-type="float" office:value="2.21287" calcext:value-type="float">
            <text:p>2.21287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B227]/1000" office:value-type="float" office:value="0.045" calcext:value-type="float">
            <text:p>0.045</text:p>
          </table:table-cell>
          <table:table-cell office:value-type="float" office:value="2.15243" calcext:value-type="float">
            <text:p>2.15243</text:p>
          </table:table-cell>
        </table:table-row>
        <table:table-row table:style-name="ro1">
          <table:table-cell/>
          <table:table-cell office:value-type="float" office:value="45.2" calcext:value-type="float">
            <text:p>45.2</text:p>
          </table:table-cell>
          <table:table-cell table:formula="of:=[.B228]/1000" office:value-type="float" office:value="0.0452" calcext:value-type="float">
            <text:p>0.0452</text:p>
          </table:table-cell>
          <table:table-cell office:value-type="float" office:value="2.01738" calcext:value-type="float">
            <text:p>2.01738</text:p>
          </table:table-cell>
        </table:table-row>
        <table:table-row table:style-name="ro1">
          <table:table-cell/>
          <table:table-cell office:value-type="float" office:value="45.4" calcext:value-type="float">
            <text:p>45.4</text:p>
          </table:table-cell>
          <table:table-cell table:formula="of:=[.B229]/1000" office:value-type="float" office:value="0.0454" calcext:value-type="float">
            <text:p>0.0454</text:p>
          </table:table-cell>
          <table:table-cell office:value-type="float" office:value="2.33022" calcext:value-type="float">
            <text:p>2.33022</text:p>
          </table:table-cell>
        </table:table-row>
        <table:table-row table:style-name="ro1">
          <table:table-cell/>
          <table:table-cell office:value-type="float" office:value="45.6" calcext:value-type="float">
            <text:p>45.6</text:p>
          </table:table-cell>
          <table:table-cell table:formula="of:=[.B230]/1000" office:value-type="float" office:value="0.0456" calcext:value-type="float">
            <text:p>0.0456</text:p>
          </table:table-cell>
          <table:table-cell office:value-type="float" office:value="1.5774" calcext:value-type="float">
            <text:p>1.5774</text:p>
          </table:table-cell>
        </table:table-row>
        <table:table-row table:style-name="ro1">
          <table:table-cell/>
          <table:table-cell office:value-type="float" office:value="45.8" calcext:value-type="float">
            <text:p>45.8</text:p>
          </table:table-cell>
          <table:table-cell table:formula="of:=[.B231]/1000" office:value-type="float" office:value="0.0458" calcext:value-type="float">
            <text:p>0.0458</text:p>
          </table:table-cell>
          <table:table-cell office:value-type="float" office:value="2.3341" calcext:value-type="float">
            <text:p>2.334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[.B232]/1000" office:value-type="float" office:value="0.046" calcext:value-type="float">
            <text:p>0.046</text:p>
          </table:table-cell>
          <table:table-cell office:value-type="float" office:value="1.26018" calcext:value-type="float">
            <text:p>1.26018</text:p>
          </table:table-cell>
        </table:table-row>
        <table:table-row table:style-name="ro1">
          <table:table-cell/>
          <table:table-cell office:value-type="float" office:value="46.2" calcext:value-type="float">
            <text:p>46.2</text:p>
          </table:table-cell>
          <table:table-cell table:formula="of:=[.B233]/1000" office:value-type="float" office:value="0.0462" calcext:value-type="float">
            <text:p>0.0462</text:p>
          </table:table-cell>
          <table:table-cell office:value-type="float" office:value="1.45831" calcext:value-type="float">
            <text:p>1.45831</text:p>
          </table:table-cell>
        </table:table-row>
        <table:table-row table:style-name="ro1">
          <table:table-cell/>
          <table:table-cell office:value-type="float" office:value="46.4" calcext:value-type="float">
            <text:p>46.4</text:p>
          </table:table-cell>
          <table:table-cell table:formula="of:=[.B234]/1000" office:value-type="float" office:value="0.0464" calcext:value-type="float">
            <text:p>0.0464</text:p>
          </table:table-cell>
          <table:table-cell office:value-type="float" office:value="2.2454" calcext:value-type="float">
            <text:p>2.2454</text:p>
          </table:table-cell>
        </table:table-row>
        <table:table-row table:style-name="ro1">
          <table:table-cell/>
          <table:table-cell office:value-type="float" office:value="46.6" calcext:value-type="float">
            <text:p>46.6</text:p>
          </table:table-cell>
          <table:table-cell table:formula="of:=[.B235]/1000" office:value-type="float" office:value="0.0466" calcext:value-type="float">
            <text:p>0.0466</text:p>
          </table:table-cell>
          <table:table-cell office:value-type="float" office:value="1.80859" calcext:value-type="float">
            <text:p>1.80859</text:p>
          </table:table-cell>
        </table:table-row>
        <table:table-row table:style-name="ro1">
          <table:table-cell/>
          <table:table-cell office:value-type="float" office:value="46.8" calcext:value-type="float">
            <text:p>46.8</text:p>
          </table:table-cell>
          <table:table-cell table:formula="of:=[.B236]/1000" office:value-type="float" office:value="0.0468" calcext:value-type="float">
            <text:p>0.0468</text:p>
          </table:table-cell>
          <table:table-cell office:value-type="float" office:value="1.64978" calcext:value-type="float">
            <text:p>1.64978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B237]/1000" office:value-type="float" office:value="0.047" calcext:value-type="float">
            <text:p>0.047</text:p>
          </table:table-cell>
          <table:table-cell office:value-type="float" office:value="1.46656" calcext:value-type="float">
            <text:p>1.46656</text:p>
          </table:table-cell>
        </table:table-row>
        <table:table-row table:style-name="ro1">
          <table:table-cell/>
          <table:table-cell office:value-type="float" office:value="47.2" calcext:value-type="float">
            <text:p>47.2</text:p>
          </table:table-cell>
          <table:table-cell table:formula="of:=[.B238]/1000" office:value-type="float" office:value="0.0472" calcext:value-type="float">
            <text:p>0.0472</text:p>
          </table:table-cell>
          <table:table-cell office:value-type="float" office:value="1.89505" calcext:value-type="float">
            <text:p>1.89505</text:p>
          </table:table-cell>
        </table:table-row>
        <table:table-row table:style-name="ro1">
          <table:table-cell/>
          <table:table-cell office:value-type="float" office:value="47.4" calcext:value-type="float">
            <text:p>47.4</text:p>
          </table:table-cell>
          <table:table-cell table:formula="of:=[.B239]/1000" office:value-type="float" office:value="0.0474" calcext:value-type="float">
            <text:p>0.0474</text:p>
          </table:table-cell>
          <table:table-cell office:value-type="float" office:value="1.69798" calcext:value-type="float">
            <text:p>1.69798</text:p>
          </table:table-cell>
        </table:table-row>
        <table:table-row table:style-name="ro1">
          <table:table-cell/>
          <table:table-cell office:value-type="float" office:value="47.6" calcext:value-type="float">
            <text:p>47.6</text:p>
          </table:table-cell>
          <table:table-cell table:formula="of:=[.B240]/1000" office:value-type="float" office:value="0.0476" calcext:value-type="float">
            <text:p>0.0476</text:p>
          </table:table-cell>
          <table:table-cell office:value-type="float" office:value="1.20419" calcext:value-type="float">
            <text:p>1.20419</text:p>
          </table:table-cell>
        </table:table-row>
        <table:table-row table:style-name="ro1">
          <table:table-cell/>
          <table:table-cell office:value-type="float" office:value="47.8" calcext:value-type="float">
            <text:p>47.8</text:p>
          </table:table-cell>
          <table:table-cell table:formula="of:=[.B241]/1000" office:value-type="float" office:value="0.0478" calcext:value-type="float">
            <text:p>0.0478</text:p>
          </table:table-cell>
          <table:table-cell office:value-type="float" office:value="1.57693" calcext:value-type="float">
            <text:p>1.57693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[.B242]/1000" office:value-type="float" office:value="0.048" calcext:value-type="float">
            <text:p>0.048</text:p>
          </table:table-cell>
          <table:table-cell office:value-type="float" office:value="1.05349" calcext:value-type="float">
            <text:p>1.05349</text:p>
          </table:table-cell>
        </table:table-row>
        <table:table-row table:style-name="ro1">
          <table:table-cell/>
          <table:table-cell office:value-type="float" office:value="48.2" calcext:value-type="float">
            <text:p>48.2</text:p>
          </table:table-cell>
          <table:table-cell table:formula="of:=[.B243]/1000" office:value-type="float" office:value="0.0482" calcext:value-type="float">
            <text:p>0.0482</text:p>
          </table:table-cell>
          <table:table-cell office:value-type="float" office:value="0.675887" calcext:value-type="float">
            <text:p>0.675887</text:p>
          </table:table-cell>
        </table:table-row>
        <table:table-row table:style-name="ro1">
          <table:table-cell/>
          <table:table-cell office:value-type="float" office:value="48.4" calcext:value-type="float">
            <text:p>48.4</text:p>
          </table:table-cell>
          <table:table-cell table:formula="of:=[.B244]/1000" office:value-type="float" office:value="0.0484" calcext:value-type="float">
            <text:p>0.0484</text:p>
          </table:table-cell>
          <table:table-cell office:value-type="float" office:value="1.71124" calcext:value-type="float">
            <text:p>1.71124</text:p>
          </table:table-cell>
        </table:table-row>
        <table:table-row table:style-name="ro1">
          <table:table-cell/>
          <table:table-cell office:value-type="float" office:value="48.6" calcext:value-type="float">
            <text:p>48.6</text:p>
          </table:table-cell>
          <table:table-cell table:formula="of:=[.B245]/1000" office:value-type="float" office:value="0.0486" calcext:value-type="float">
            <text:p>0.0486</text:p>
          </table:table-cell>
          <table:table-cell office:value-type="float" office:value="1.2055" calcext:value-type="float">
            <text:p>1.2055</text:p>
          </table:table-cell>
        </table:table-row>
        <table:table-row table:style-name="ro1">
          <table:table-cell/>
          <table:table-cell office:value-type="float" office:value="48.8" calcext:value-type="float">
            <text:p>48.8</text:p>
          </table:table-cell>
          <table:table-cell table:formula="of:=[.B246]/1000" office:value-type="float" office:value="0.0488" calcext:value-type="float">
            <text:p>0.0488</text:p>
          </table:table-cell>
          <table:table-cell office:value-type="float" office:value="0.980147" calcext:value-type="float">
            <text:p>0.980147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[.B247]/1000" office:value-type="float" office:value="0.049" calcext:value-type="float">
            <text:p>0.049</text:p>
          </table:table-cell>
          <table:table-cell office:value-type="float" office:value="0.600469" calcext:value-type="float">
            <text:p>0.600469</text:p>
          </table:table-cell>
        </table:table-row>
        <table:table-row table:style-name="ro1">
          <table:table-cell/>
          <table:table-cell office:value-type="float" office:value="49.2" calcext:value-type="float">
            <text:p>49.2</text:p>
          </table:table-cell>
          <table:table-cell table:formula="of:=[.B248]/1000" office:value-type="float" office:value="0.0492" calcext:value-type="float">
            <text:p>0.0492</text:p>
          </table:table-cell>
          <table:table-cell office:value-type="float" office:value="0.74597" calcext:value-type="float">
            <text:p>0.74597</text:p>
          </table:table-cell>
        </table:table-row>
        <table:table-row table:style-name="ro1">
          <table:table-cell/>
          <table:table-cell office:value-type="float" office:value="49.4" calcext:value-type="float">
            <text:p>49.4</text:p>
          </table:table-cell>
          <table:table-cell table:formula="of:=[.B249]/1000" office:value-type="float" office:value="0.0494" calcext:value-type="float">
            <text:p>0.0494</text:p>
          </table:table-cell>
          <table:table-cell office:value-type="float" office:value="0.606514" calcext:value-type="float">
            <text:p>0.606514</text:p>
          </table:table-cell>
        </table:table-row>
        <table:table-row table:style-name="ro1">
          <table:table-cell/>
          <table:table-cell office:value-type="float" office:value="49.6" calcext:value-type="float">
            <text:p>49.6</text:p>
          </table:table-cell>
          <table:table-cell table:formula="of:=[.B250]/1000" office:value-type="float" office:value="0.0496" calcext:value-type="float">
            <text:p>0.0496</text:p>
          </table:table-cell>
          <table:table-cell office:value-type="float" office:value="1.05454" calcext:value-type="float">
            <text:p>1.05454</text:p>
          </table:table-cell>
        </table:table-row>
        <table:table-row table:style-name="ro1">
          <table:table-cell/>
          <table:table-cell office:value-type="float" office:value="49.8" calcext:value-type="float">
            <text:p>49.8</text:p>
          </table:table-cell>
          <table:table-cell table:formula="of:=[.B251]/1000" office:value-type="float" office:value="0.0498" calcext:value-type="float">
            <text:p>0.0498</text:p>
          </table:table-cell>
          <table:table-cell office:value-type="float" office:value="1.17665" calcext:value-type="float">
            <text:p>1.1766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252]/1000" office:value-type="float" office:value="0.05" calcext:value-type="float">
            <text:p>0.05</text:p>
          </table:table-cell>
          <table:table-cell office:value-type="float" office:value="1.44548" calcext:value-type="float">
            <text:p>1.44548</text:p>
          </table:table-cell>
        </table:table-row>
        <table:table-row table:style-name="ro1">
          <table:table-cell/>
          <table:table-cell office:value-type="float" office:value="50.2" calcext:value-type="float">
            <text:p>50.2</text:p>
          </table:table-cell>
          <table:table-cell table:formula="of:=[.B253]/1000" office:value-type="float" office:value="0.0502" calcext:value-type="float">
            <text:p>0.0502</text:p>
          </table:table-cell>
          <table:table-cell office:value-type="float" office:value="1.30461" calcext:value-type="float">
            <text:p>1.30461</text:p>
          </table:table-cell>
        </table:table-row>
        <table:table-row table:style-name="ro1">
          <table:table-cell/>
          <table:table-cell office:value-type="float" office:value="50.4" calcext:value-type="float">
            <text:p>50.4</text:p>
          </table:table-cell>
          <table:table-cell table:formula="of:=[.B254]/1000" office:value-type="float" office:value="0.0504" calcext:value-type="float">
            <text:p>0.0504</text:p>
          </table:table-cell>
          <table:table-cell office:value-type="float" office:value="0.598469" calcext:value-type="float">
            <text:p>0.598469</text:p>
          </table:table-cell>
        </table:table-row>
        <table:table-row table:style-name="ro1">
          <table:table-cell/>
          <table:table-cell office:value-type="float" office:value="50.6" calcext:value-type="float">
            <text:p>50.6</text:p>
          </table:table-cell>
          <table:table-cell table:formula="of:=[.B255]/1000" office:value-type="float" office:value="0.0506" calcext:value-type="float">
            <text:p>0.0506</text:p>
          </table:table-cell>
          <table:table-cell office:value-type="float" office:value="1.48981" calcext:value-type="float">
            <text:p>1.48981</text:p>
          </table:table-cell>
        </table:table-row>
        <table:table-row table:style-name="ro1">
          <table:table-cell/>
          <table:table-cell office:value-type="float" office:value="50.8" calcext:value-type="float">
            <text:p>50.8</text:p>
          </table:table-cell>
          <table:table-cell table:formula="of:=[.B256]/1000" office:value-type="float" office:value="0.0508" calcext:value-type="float">
            <text:p>0.0508</text:p>
          </table:table-cell>
          <table:table-cell office:value-type="float" office:value="1.81812" calcext:value-type="float">
            <text:p>1.81812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[.B257]/1000" office:value-type="float" office:value="0.051" calcext:value-type="float">
            <text:p>0.051</text:p>
          </table:table-cell>
          <table:table-cell office:value-type="float" office:value="1.04937" calcext:value-type="float">
            <text:p>1.04937</text:p>
          </table:table-cell>
        </table:table-row>
        <table:table-row table:style-name="ro1">
          <table:table-cell/>
          <table:table-cell office:value-type="float" office:value="51.2" calcext:value-type="float">
            <text:p>51.2</text:p>
          </table:table-cell>
          <table:table-cell table:formula="of:=[.B258]/1000" office:value-type="float" office:value="0.0512" calcext:value-type="float">
            <text:p>0.0512</text:p>
          </table:table-cell>
          <table:table-cell office:value-type="float" office:value="1.31386" calcext:value-type="float">
            <text:p>1.31386</text:p>
          </table:table-cell>
        </table:table-row>
        <table:table-row table:style-name="ro1">
          <table:table-cell/>
          <table:table-cell office:value-type="float" office:value="51.4" calcext:value-type="float">
            <text:p>51.4</text:p>
          </table:table-cell>
          <table:table-cell table:formula="of:=[.B259]/1000" office:value-type="float" office:value="0.0514" calcext:value-type="float">
            <text:p>0.0514</text:p>
          </table:table-cell>
          <table:table-cell office:value-type="float" office:value="1.04194" calcext:value-type="float">
            <text:p>1.04194</text:p>
          </table:table-cell>
        </table:table-row>
        <table:table-row table:style-name="ro1">
          <table:table-cell/>
          <table:table-cell office:value-type="float" office:value="51.6" calcext:value-type="float">
            <text:p>51.6</text:p>
          </table:table-cell>
          <table:table-cell table:formula="of:=[.B260]/1000" office:value-type="float" office:value="0.0516" calcext:value-type="float">
            <text:p>0.0516</text:p>
          </table:table-cell>
          <table:table-cell office:value-type="float" office:value="0.493369" calcext:value-type="float">
            <text:p>0.493369</text:p>
          </table:table-cell>
        </table:table-row>
        <table:table-row table:style-name="ro1">
          <table:table-cell/>
          <table:table-cell office:value-type="float" office:value="51.8" calcext:value-type="float">
            <text:p>51.8</text:p>
          </table:table-cell>
          <table:table-cell table:formula="of:=[.B261]/1000" office:value-type="float" office:value="0.0518" calcext:value-type="float">
            <text:p>0.0518</text:p>
          </table:table-cell>
          <table:table-cell office:value-type="float" office:value="0.961377" calcext:value-type="float">
            <text:p>0.961377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[.B262]/1000" office:value-type="float" office:value="0.052" calcext:value-type="float">
            <text:p>0.052</text:p>
          </table:table-cell>
          <table:table-cell office:value-type="float" office:value="0.405636" calcext:value-type="float">
            <text:p>0.405636</text:p>
          </table:table-cell>
        </table:table-row>
        <table:table-row table:style-name="ro1">
          <table:table-cell/>
          <table:table-cell office:value-type="float" office:value="52.2" calcext:value-type="float">
            <text:p>52.2</text:p>
          </table:table-cell>
          <table:table-cell table:formula="of:=[.B263]/1000" office:value-type="float" office:value="0.0522" calcext:value-type="float">
            <text:p>0.0522</text:p>
          </table:table-cell>
          <table:table-cell office:value-type="float" office:value="0.780004" calcext:value-type="float">
            <text:p>0.780004</text:p>
          </table:table-cell>
        </table:table-row>
        <table:table-row table:style-name="ro1">
          <table:table-cell/>
          <table:table-cell office:value-type="float" office:value="52.4" calcext:value-type="float">
            <text:p>52.4</text:p>
          </table:table-cell>
          <table:table-cell table:formula="of:=[.B264]/1000" office:value-type="float" office:value="0.0524" calcext:value-type="float">
            <text:p>0.0524</text:p>
          </table:table-cell>
          <table:table-cell office:value-type="float" office:value="1.19778" calcext:value-type="float">
            <text:p>1.19778</text:p>
          </table:table-cell>
        </table:table-row>
        <table:table-row table:style-name="ro1">
          <table:table-cell/>
          <table:table-cell office:value-type="float" office:value="52.6" calcext:value-type="float">
            <text:p>52.6</text:p>
          </table:table-cell>
          <table:table-cell table:formula="of:=[.B265]/1000" office:value-type="float" office:value="0.0526" calcext:value-type="float">
            <text:p>0.0526</text:p>
          </table:table-cell>
          <table:table-cell office:value-type="float" office:value="1.19514" calcext:value-type="float">
            <text:p>1.19514</text:p>
          </table:table-cell>
        </table:table-row>
        <table:table-row table:style-name="ro1">
          <table:table-cell/>
          <table:table-cell office:value-type="float" office:value="52.8" calcext:value-type="float">
            <text:p>52.8</text:p>
          </table:table-cell>
          <table:table-cell table:formula="of:=[.B266]/1000" office:value-type="float" office:value="0.0528" calcext:value-type="float">
            <text:p>0.0528</text:p>
          </table:table-cell>
          <table:table-cell office:value-type="float" office:value="0.777853" calcext:value-type="float">
            <text:p>0.777853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[.B267]/1000" office:value-type="float" office:value="0.053" calcext:value-type="float">
            <text:p>0.053</text:p>
          </table:table-cell>
          <table:table-cell office:value-type="float" office:value="1.12055" calcext:value-type="float">
            <text:p>1.12055</text:p>
          </table:table-cell>
        </table:table-row>
        <table:table-row table:style-name="ro1">
          <table:table-cell/>
          <table:table-cell office:value-type="float" office:value="53.2" calcext:value-type="float">
            <text:p>53.2</text:p>
          </table:table-cell>
          <table:table-cell table:formula="of:=[.B268]/1000" office:value-type="float" office:value="0.0532" calcext:value-type="float">
            <text:p>0.0532</text:p>
          </table:table-cell>
          <table:table-cell office:value-type="float" office:value="1.22726" calcext:value-type="float">
            <text:p>1.22726</text:p>
          </table:table-cell>
        </table:table-row>
        <table:table-row table:style-name="ro1">
          <table:table-cell/>
          <table:table-cell office:value-type="float" office:value="53.4" calcext:value-type="float">
            <text:p>53.4</text:p>
          </table:table-cell>
          <table:table-cell table:formula="of:=[.B269]/1000" office:value-type="float" office:value="0.0534" calcext:value-type="float">
            <text:p>0.0534</text:p>
          </table:table-cell>
          <table:table-cell office:value-type="float" office:value="0.376696" calcext:value-type="float">
            <text:p>0.376696</text:p>
          </table:table-cell>
        </table:table-row>
        <table:table-row table:style-name="ro1">
          <table:table-cell/>
          <table:table-cell office:value-type="float" office:value="53.6" calcext:value-type="float">
            <text:p>53.6</text:p>
          </table:table-cell>
          <table:table-cell table:formula="of:=[.B270]/1000" office:value-type="float" office:value="0.0536" calcext:value-type="float">
            <text:p>0.0536</text:p>
          </table:table-cell>
          <table:table-cell office:value-type="float" office:value="0.510068" calcext:value-type="float">
            <text:p>0.510068</text:p>
          </table:table-cell>
        </table:table-row>
        <table:table-row table:style-name="ro1">
          <table:table-cell/>
          <table:table-cell office:value-type="float" office:value="53.8" calcext:value-type="float">
            <text:p>53.8</text:p>
          </table:table-cell>
          <table:table-cell table:formula="of:=[.B271]/1000" office:value-type="float" office:value="0.0538" calcext:value-type="float">
            <text:p>0.0538</text:p>
          </table:table-cell>
          <table:table-cell office:value-type="float" office:value="0.642051" calcext:value-type="float">
            <text:p>0.64205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[.B272]/1000" office:value-type="float" office:value="0.054" calcext:value-type="float">
            <text:p>0.054</text:p>
          </table:table-cell>
          <table:table-cell office:value-type="float" office:value="0.425467" calcext:value-type="float">
            <text:p>0.425467</text:p>
          </table:table-cell>
        </table:table-row>
        <table:table-row table:style-name="ro1">
          <table:table-cell/>
          <table:table-cell office:value-type="float" office:value="54.2" calcext:value-type="float">
            <text:p>54.2</text:p>
          </table:table-cell>
          <table:table-cell table:formula="of:=[.B273]/1000" office:value-type="float" office:value="0.0542" calcext:value-type="float">
            <text:p>0.0542</text:p>
          </table:table-cell>
          <table:table-cell office:value-type="float" office:value="0.729791" calcext:value-type="float">
            <text:p>0.729791</text:p>
          </table:table-cell>
        </table:table-row>
        <table:table-row table:style-name="ro1">
          <table:table-cell/>
          <table:table-cell office:value-type="float" office:value="54.4" calcext:value-type="float">
            <text:p>54.4</text:p>
          </table:table-cell>
          <table:table-cell table:formula="of:=[.B274]/1000" office:value-type="float" office:value="0.0544" calcext:value-type="float">
            <text:p>0.0544</text:p>
          </table:table-cell>
          <table:table-cell office:value-type="float" office:value="0.826154" calcext:value-type="float">
            <text:p>0.826154</text:p>
          </table:table-cell>
        </table:table-row>
        <table:table-row table:style-name="ro1">
          <table:table-cell/>
          <table:table-cell office:value-type="float" office:value="54.6" calcext:value-type="float">
            <text:p>54.6</text:p>
          </table:table-cell>
          <table:table-cell table:formula="of:=[.B275]/1000" office:value-type="float" office:value="0.0546" calcext:value-type="float">
            <text:p>0.0546</text:p>
          </table:table-cell>
          <table:table-cell office:value-type="float" office:value="0.240511" calcext:value-type="float">
            <text:p>0.240511</text:p>
          </table:table-cell>
        </table:table-row>
        <table:table-row table:style-name="ro1">
          <table:table-cell/>
          <table:table-cell office:value-type="float" office:value="54.8" calcext:value-type="float">
            <text:p>54.8</text:p>
          </table:table-cell>
          <table:table-cell table:formula="of:=[.B276]/1000" office:value-type="float" office:value="0.0548" calcext:value-type="float">
            <text:p>0.0548</text:p>
          </table:table-cell>
          <table:table-cell office:value-type="float" office:value="0.815141" calcext:value-type="float">
            <text:p>0.81514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[.B277]/1000" office:value-type="float" office:value="0.055" calcext:value-type="float">
            <text:p>0.055</text:p>
          </table:table-cell>
          <table:table-cell office:value-type="float" office:value="1.09216" calcext:value-type="float">
            <text:p>1.09216</text:p>
          </table:table-cell>
        </table:table-row>
        <table:table-row table:style-name="ro1">
          <table:table-cell/>
          <table:table-cell office:value-type="float" office:value="55.2" calcext:value-type="float">
            <text:p>55.2</text:p>
          </table:table-cell>
          <table:table-cell table:formula="of:=[.B278]/1000" office:value-type="float" office:value="0.0552" calcext:value-type="float">
            <text:p>0.0552</text:p>
          </table:table-cell>
          <table:table-cell office:value-type="float" office:value="0.654342" calcext:value-type="float">
            <text:p>0.654342</text:p>
          </table:table-cell>
        </table:table-row>
        <table:table-row table:style-name="ro1">
          <table:table-cell/>
          <table:table-cell office:value-type="float" office:value="55.4" calcext:value-type="float">
            <text:p>55.4</text:p>
          </table:table-cell>
          <table:table-cell table:formula="of:=[.B279]/1000" office:value-type="float" office:value="0.0554" calcext:value-type="float">
            <text:p>0.0554</text:p>
          </table:table-cell>
          <table:table-cell office:value-type="float" office:value="0.863261" calcext:value-type="float">
            <text:p>0.863261</text:p>
          </table:table-cell>
        </table:table-row>
        <table:table-row table:style-name="ro1">
          <table:table-cell/>
          <table:table-cell office:value-type="float" office:value="55.6" calcext:value-type="float">
            <text:p>55.6</text:p>
          </table:table-cell>
          <table:table-cell table:formula="of:=[.B280]/1000" office:value-type="float" office:value="0.0556" calcext:value-type="float">
            <text:p>0.0556</text:p>
          </table:table-cell>
          <table:table-cell office:value-type="float" office:value="0.107419" calcext:value-type="float">
            <text:p>0.107419</text:p>
          </table:table-cell>
        </table:table-row>
        <table:table-row table:style-name="ro1">
          <table:table-cell/>
          <table:table-cell office:value-type="float" office:value="55.8" calcext:value-type="float">
            <text:p>55.8</text:p>
          </table:table-cell>
          <table:table-cell table:formula="of:=[.B281]/1000" office:value-type="float" office:value="0.0558" calcext:value-type="float">
            <text:p>0.0558</text:p>
          </table:table-cell>
          <table:table-cell office:value-type="float" office:value="0.669124" calcext:value-type="float">
            <text:p>0.669124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[.B282]/1000" office:value-type="float" office:value="0.056" calcext:value-type="float">
            <text:p>0.056</text:p>
          </table:table-cell>
          <table:table-cell office:value-type="float" office:value="0.363572" calcext:value-type="float">
            <text:p>0.363572</text:p>
          </table:table-cell>
        </table:table-row>
        <table:table-row table:style-name="ro1">
          <table:table-cell/>
          <table:table-cell office:value-type="float" office:value="56.2" calcext:value-type="float">
            <text:p>56.2</text:p>
          </table:table-cell>
          <table:table-cell table:formula="of:=[.B283]/1000" office:value-type="float" office:value="0.0562" calcext:value-type="float">
            <text:p>0.0562</text:p>
          </table:table-cell>
          <table:table-cell office:value-type="float" office:value="0.37044" calcext:value-type="float">
            <text:p>0.37044</text:p>
          </table:table-cell>
        </table:table-row>
        <table:table-row table:style-name="ro1">
          <table:table-cell/>
          <table:table-cell office:value-type="float" office:value="56.4" calcext:value-type="float">
            <text:p>56.4</text:p>
          </table:table-cell>
          <table:table-cell table:formula="of:=[.B284]/1000" office:value-type="float" office:value="0.0564" calcext:value-type="float">
            <text:p>0.0564</text:p>
          </table:table-cell>
          <table:table-cell office:value-type="float" office:value="0.467371" calcext:value-type="float">
            <text:p>0.467371</text:p>
          </table:table-cell>
        </table:table-row>
        <table:table-row table:style-name="ro1">
          <table:table-cell/>
          <table:table-cell office:value-type="float" office:value="56.6" calcext:value-type="float">
            <text:p>56.6</text:p>
          </table:table-cell>
          <table:table-cell table:formula="of:=[.B285]/1000" office:value-type="float" office:value="0.0566" calcext:value-type="float">
            <text:p>0.0566</text:p>
          </table:table-cell>
          <table:table-cell office:value-type="float" office:value="0.347424" calcext:value-type="float">
            <text:p>0.347424</text:p>
          </table:table-cell>
        </table:table-row>
        <table:table-row table:style-name="ro1">
          <table:table-cell/>
          <table:table-cell office:value-type="float" office:value="56.8" calcext:value-type="float">
            <text:p>56.8</text:p>
          </table:table-cell>
          <table:table-cell table:formula="of:=[.B286]/1000" office:value-type="float" office:value="0.0568" calcext:value-type="float">
            <text:p>0.0568</text:p>
          </table:table-cell>
          <table:table-cell office:value-type="float" office:value="0.670706" calcext:value-type="float">
            <text:p>0.670706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[.B287]/1000" office:value-type="float" office:value="0.057" calcext:value-type="float">
            <text:p>0.057</text:p>
          </table:table-cell>
          <table:table-cell office:value-type="float" office:value="0.267676" calcext:value-type="float">
            <text:p>0.267676</text:p>
          </table:table-cell>
        </table:table-row>
        <table:table-row table:style-name="ro1">
          <table:table-cell/>
          <table:table-cell office:value-type="float" office:value="57.2" calcext:value-type="float">
            <text:p>57.2</text:p>
          </table:table-cell>
          <table:table-cell table:formula="of:=[.B288]/1000" office:value-type="float" office:value="0.0572" calcext:value-type="float">
            <text:p>0.0572</text:p>
          </table:table-cell>
          <table:table-cell office:value-type="float" office:value="0.228454" calcext:value-type="float">
            <text:p>0.228454</text:p>
          </table:table-cell>
        </table:table-row>
        <table:table-row table:style-name="ro1">
          <table:table-cell/>
          <table:table-cell office:value-type="float" office:value="57.4" calcext:value-type="float">
            <text:p>57.4</text:p>
          </table:table-cell>
          <table:table-cell table:formula="of:=[.B289]/1000" office:value-type="float" office:value="0.0574" calcext:value-type="float">
            <text:p>0.0574</text:p>
          </table:table-cell>
          <table:table-cell office:value-type="float" office:value="0.450668" calcext:value-type="float">
            <text:p>0.450668</text:p>
          </table:table-cell>
        </table:table-row>
        <table:table-row table:style-name="ro1">
          <table:table-cell/>
          <table:table-cell office:value-type="float" office:value="57.6" calcext:value-type="float">
            <text:p>57.6</text:p>
          </table:table-cell>
          <table:table-cell table:formula="of:=[.B290]/1000" office:value-type="float" office:value="0.0576" calcext:value-type="float">
            <text:p>0.0576</text:p>
          </table:table-cell>
          <table:table-cell office:value-type="float" office:value="0.49004" calcext:value-type="float">
            <text:p>0.49004</text:p>
          </table:table-cell>
        </table:table-row>
        <table:table-row table:style-name="ro1">
          <table:table-cell/>
          <table:table-cell office:value-type="float" office:value="57.8" calcext:value-type="float">
            <text:p>57.8</text:p>
          </table:table-cell>
          <table:table-cell table:formula="of:=[.B291]/1000" office:value-type="float" office:value="0.0578" calcext:value-type="float">
            <text:p>0.0578</text:p>
          </table:table-cell>
          <table:table-cell office:value-type="float" office:value="0.332322" calcext:value-type="float">
            <text:p>0.332322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[.B292]/1000" office:value-type="float" office:value="0.058" calcext:value-type="float">
            <text:p>0.058</text:p>
          </table:table-cell>
          <table:table-cell office:value-type="float" office:value="0.258426" calcext:value-type="float">
            <text:p>0.258426</text:p>
          </table:table-cell>
        </table:table-row>
        <table:table-row table:style-name="ro1">
          <table:table-cell/>
          <table:table-cell office:value-type="float" office:value="58.2" calcext:value-type="float">
            <text:p>58.2</text:p>
          </table:table-cell>
          <table:table-cell table:formula="of:=[.B293]/1000" office:value-type="float" office:value="0.0582" calcext:value-type="float">
            <text:p>0.0582</text:p>
          </table:table-cell>
          <table:table-cell office:value-type="float" office:value="0.217392" calcext:value-type="float">
            <text:p>0.217392</text:p>
          </table:table-cell>
        </table:table-row>
        <table:table-row table:style-name="ro1">
          <table:table-cell/>
          <table:table-cell office:value-type="float" office:value="58.4" calcext:value-type="float">
            <text:p>58.4</text:p>
          </table:table-cell>
          <table:table-cell table:formula="of:=[.B294]/1000" office:value-type="float" office:value="0.0584" calcext:value-type="float">
            <text:p>0.0584</text:p>
          </table:table-cell>
          <table:table-cell office:value-type="float" office:value="0.332304" calcext:value-type="float">
            <text:p>0.332304</text:p>
          </table:table-cell>
        </table:table-row>
        <table:table-row table:style-name="ro1">
          <table:table-cell/>
          <table:table-cell office:value-type="float" office:value="58.6" calcext:value-type="float">
            <text:p>58.6</text:p>
          </table:table-cell>
          <table:table-cell table:formula="of:=[.B295]/1000" office:value-type="float" office:value="0.0586" calcext:value-type="float">
            <text:p>0.0586</text:p>
          </table:table-cell>
          <table:table-cell office:value-type="float" office:value="0.423618" calcext:value-type="float">
            <text:p>0.423618</text:p>
          </table:table-cell>
        </table:table-row>
        <table:table-row table:style-name="ro1">
          <table:table-cell/>
          <table:table-cell office:value-type="float" office:value="58.8" calcext:value-type="float">
            <text:p>58.8</text:p>
          </table:table-cell>
          <table:table-cell table:formula="of:=[.B296]/1000" office:value-type="float" office:value="0.0588" calcext:value-type="float">
            <text:p>0.0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[.B297]/1000" office:value-type="float" office:value="0.059" calcext:value-type="float">
            <text:p>0.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.2" calcext:value-type="float">
            <text:p>59.2</text:p>
          </table:table-cell>
          <table:table-cell table:formula="of:=[.B298]/1000" office:value-type="float" office:value="0.0592" calcext:value-type="float">
            <text:p>0.0592</text:p>
          </table:table-cell>
          <table:table-cell office:value-type="float" office:value="0.120244" calcext:value-type="float">
            <text:p>0.120244</text:p>
          </table:table-cell>
        </table:table-row>
        <table:table-row table:style-name="ro1">
          <table:table-cell/>
          <table:table-cell office:value-type="float" office:value="59.4" calcext:value-type="float">
            <text:p>59.4</text:p>
          </table:table-cell>
          <table:table-cell table:formula="of:=[.B299]/1000" office:value-type="float" office:value="0.0594" calcext:value-type="float">
            <text:p>0.0594</text:p>
          </table:table-cell>
          <table:table-cell office:value-type="float" office:value="0.101188" calcext:value-type="float">
            <text:p>0.101188</text:p>
          </table:table-cell>
        </table:table-row>
        <table:table-row table:style-name="ro1">
          <table:table-cell/>
          <table:table-cell office:value-type="float" office:value="59.6" calcext:value-type="float">
            <text:p>59.6</text:p>
          </table:table-cell>
          <table:table-cell table:formula="of:=[.B300]/1000" office:value-type="float" office:value="0.0596" calcext:value-type="float">
            <text:p>0.0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.8" calcext:value-type="float">
            <text:p>59.8</text:p>
          </table:table-cell>
          <table:table-cell table:formula="of:=[.B301]/1000" office:value-type="float" office:value="0.0598" calcext:value-type="float">
            <text:p>0.0598</text:p>
          </table:table-cell>
          <table:table-cell office:value-type="float" office:value="0.110991" calcext:value-type="float">
            <text:p>0.11099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[.B302]/1000" office:value-type="float" office:value="0.06" calcext:value-type="float">
            <text:p>0.06</text:p>
          </table:table-cell>
          <table:table-cell office:value-type="float" office:value="0.151336" calcext:value-type="float">
            <text:p>0.151336</text:p>
          </table:table-cell>
        </table:table-row>
        <table:table-row table:style-name="ro1">
          <table:table-cell/>
          <table:table-cell office:value-type="float" office:value="60.2" calcext:value-type="float">
            <text:p>60.2</text:p>
          </table:table-cell>
          <table:table-cell table:formula="of:=[.B303]/1000" office:value-type="float" office:value="0.0602" calcext:value-type="float">
            <text:p>0.0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.4" calcext:value-type="float">
            <text:p>60.4</text:p>
          </table:table-cell>
          <table:table-cell table:formula="of:=[.B304]/1000" office:value-type="float" office:value="0.0604" calcext:value-type="float">
            <text:p>0.0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.6" calcext:value-type="float">
            <text:p>60.6</text:p>
          </table:table-cell>
          <table:table-cell table:formula="of:=[.B305]/1000" office:value-type="float" office:value="0.0606" calcext:value-type="float">
            <text:p>0.0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.8" calcext:value-type="float">
            <text:p>60.8</text:p>
          </table:table-cell>
          <table:table-cell table:formula="of:=[.B306]/1000" office:value-type="float" office:value="0.0608" calcext:value-type="float">
            <text:p>0.0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[.B307]/1000"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.2" calcext:value-type="float">
            <text:p>61.2</text:p>
          </table:table-cell>
          <table:table-cell table:formula="of:=[.B308]/1000" office:value-type="float" office:value="0.0612" calcext:value-type="float">
            <text:p>0.0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.4" calcext:value-type="float">
            <text:p>61.4</text:p>
          </table:table-cell>
          <table:table-cell table:formula="of:=[.B309]/1000" office:value-type="float" office:value="0.0614" calcext:value-type="float">
            <text:p>0.0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.6" calcext:value-type="float">
            <text:p>61.6</text:p>
          </table:table-cell>
          <table:table-cell table:formula="of:=[.B310]/1000" office:value-type="float" office:value="0.0616" calcext:value-type="float">
            <text:p>0.0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.8" calcext:value-type="float">
            <text:p>61.8</text:p>
          </table:table-cell>
          <table:table-cell table:formula="of:=[.B311]/1000" office:value-type="float" office:value="0.0618" calcext:value-type="float">
            <text:p>0.0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[.B312]/1000" office:value-type="float" office:value="0.062" calcext:value-type="float">
            <text:p>0.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.2" calcext:value-type="float">
            <text:p>62.2</text:p>
          </table:table-cell>
          <table:table-cell table:formula="of:=[.B313]/1000" office:value-type="float" office:value="0.0622" calcext:value-type="float">
            <text:p>0.0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.4" calcext:value-type="float">
            <text:p>62.4</text:p>
          </table:table-cell>
          <table:table-cell table:formula="of:=[.B314]/1000" office:value-type="float" office:value="0.0624" calcext:value-type="float">
            <text:p>0.0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.6" calcext:value-type="float">
            <text:p>62.6</text:p>
          </table:table-cell>
          <table:table-cell table:formula="of:=[.B315]/1000" office:value-type="float" office:value="0.0626" calcext:value-type="float">
            <text:p>0.0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.8" calcext:value-type="float">
            <text:p>62.8</text:p>
          </table:table-cell>
          <table:table-cell table:formula="of:=[.B316]/1000" office:value-type="float" office:value="0.0628" calcext:value-type="float">
            <text:p>0.0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[.B317]/1000" office:value-type="float" office:value="0.063" calcext:value-type="float">
            <text:p>0.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.2" calcext:value-type="float">
            <text:p>63.2</text:p>
          </table:table-cell>
          <table:table-cell table:formula="of:=[.B318]/1000" office:value-type="float" office:value="0.0632" calcext:value-type="float">
            <text:p>0.0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.4" calcext:value-type="float">
            <text:p>63.4</text:p>
          </table:table-cell>
          <table:table-cell table:formula="of:=[.B319]/1000" office:value-type="float" office:value="0.0634" calcext:value-type="float">
            <text:p>0.0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.6" calcext:value-type="float">
            <text:p>63.6</text:p>
          </table:table-cell>
          <table:table-cell table:formula="of:=[.B320]/1000" office:value-type="float" office:value="0.0636" calcext:value-type="float">
            <text:p>0.0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.8" calcext:value-type="float">
            <text:p>63.8</text:p>
          </table:table-cell>
          <table:table-cell table:formula="of:=[.B321]/1000" office:value-type="float" office:value="0.0638" calcext:value-type="float">
            <text:p>0.0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[.B322]/1000" office:value-type="float" office:value="0.064" calcext:value-type="float">
            <text:p>0.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.2" calcext:value-type="float">
            <text:p>64.2</text:p>
          </table:table-cell>
          <table:table-cell table:formula="of:=[.B323]/1000" office:value-type="float" office:value="0.0642" calcext:value-type="float">
            <text:p>0.0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.4" calcext:value-type="float">
            <text:p>64.4</text:p>
          </table:table-cell>
          <table:table-cell table:formula="of:=[.B324]/1000" office:value-type="float" office:value="0.0644" calcext:value-type="float">
            <text:p>0.0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.6" calcext:value-type="float">
            <text:p>64.6</text:p>
          </table:table-cell>
          <table:table-cell table:formula="of:=[.B325]/1000" office:value-type="float" office:value="0.0646" calcext:value-type="float">
            <text:p>0.0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.8" calcext:value-type="float">
            <text:p>64.8</text:p>
          </table:table-cell>
          <table:table-cell table:formula="of:=[.B326]/1000" office:value-type="float" office:value="0.0648" calcext:value-type="float">
            <text:p>0.0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[.B327]/1000" office:value-type="float" office:value="0.065" calcext:value-type="float">
            <text:p>0.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.2" calcext:value-type="float">
            <text:p>65.2</text:p>
          </table:table-cell>
          <table:table-cell table:formula="of:=[.B328]/1000" office:value-type="float" office:value="0.0652" calcext:value-type="float">
            <text:p>0.0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.4" calcext:value-type="float">
            <text:p>65.4</text:p>
          </table:table-cell>
          <table:table-cell table:formula="of:=[.B329]/1000" office:value-type="float" office:value="0.0654" calcext:value-type="float">
            <text:p>0.0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.6" calcext:value-type="float">
            <text:p>65.6</text:p>
          </table:table-cell>
          <table:table-cell table:formula="of:=[.B330]/1000" office:value-type="float" office:value="0.0656" calcext:value-type="float">
            <text:p>0.0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.8" calcext:value-type="float">
            <text:p>65.8</text:p>
          </table:table-cell>
          <table:table-cell table:formula="of:=[.B331]/1000" office:value-type="float" office:value="0.0658" calcext:value-type="float">
            <text:p>0.0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[.B332]/1000" office:value-type="float" office:value="0.066" calcext:value-type="float">
            <text:p>0.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.2" calcext:value-type="float">
            <text:p>66.2</text:p>
          </table:table-cell>
          <table:table-cell table:formula="of:=[.B333]/1000" office:value-type="float" office:value="0.0662" calcext:value-type="float">
            <text:p>0.0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.4" calcext:value-type="float">
            <text:p>66.4</text:p>
          </table:table-cell>
          <table:table-cell table:formula="of:=[.B334]/1000" office:value-type="float" office:value="0.0664" calcext:value-type="float">
            <text:p>0.0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.6" calcext:value-type="float">
            <text:p>66.6</text:p>
          </table:table-cell>
          <table:table-cell table:formula="of:=[.B335]/1000" office:value-type="float" office:value="0.0666" calcext:value-type="float">
            <text:p>0.0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.8" calcext:value-type="float">
            <text:p>66.8</text:p>
          </table:table-cell>
          <table:table-cell table:formula="of:=[.B336]/1000" office:value-type="float" office:value="0.0668" calcext:value-type="float">
            <text:p>0.0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[.B337]/1000"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2" calcext:value-type="float">
            <text:p>67.2</text:p>
          </table:table-cell>
          <table:table-cell table:formula="of:=[.B338]/1000" office:value-type="float" office:value="0.0672" calcext:value-type="float">
            <text:p>0.0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4" calcext:value-type="float">
            <text:p>67.4</text:p>
          </table:table-cell>
          <table:table-cell table:formula="of:=[.B339]/1000" office:value-type="float" office:value="0.0674" calcext:value-type="float">
            <text:p>0.0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6" calcext:value-type="float">
            <text:p>67.6</text:p>
          </table:table-cell>
          <table:table-cell table:formula="of:=[.B340]/1000" office:value-type="float" office:value="0.0676" calcext:value-type="float">
            <text:p>0.0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8" calcext:value-type="float">
            <text:p>67.8</text:p>
          </table:table-cell>
          <table:table-cell table:formula="of:=[.B341]/1000" office:value-type="float" office:value="0.0678" calcext:value-type="float">
            <text:p>0.0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[.B342]/1000" office:value-type="float" office:value="0.068" calcext:value-type="float">
            <text:p>0.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.2" calcext:value-type="float">
            <text:p>68.2</text:p>
          </table:table-cell>
          <table:table-cell table:formula="of:=[.B343]/1000" office:value-type="float" office:value="0.0682" calcext:value-type="float">
            <text:p>0.0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.4" calcext:value-type="float">
            <text:p>68.4</text:p>
          </table:table-cell>
          <table:table-cell table:formula="of:=[.B344]/1000" office:value-type="float" office:value="0.0684" calcext:value-type="float">
            <text:p>0.0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.6" calcext:value-type="float">
            <text:p>68.6</text:p>
          </table:table-cell>
          <table:table-cell table:formula="of:=[.B345]/1000" office:value-type="float" office:value="0.0686" calcext:value-type="float">
            <text:p>0.0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.8" calcext:value-type="float">
            <text:p>68.8</text:p>
          </table:table-cell>
          <table:table-cell table:formula="of:=[.B346]/1000" office:value-type="float" office:value="0.0688" calcext:value-type="float">
            <text:p>0.0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[.B347]/1000" office:value-type="float" office:value="0.069" calcext:value-type="float">
            <text:p>0.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.2" calcext:value-type="float">
            <text:p>69.2</text:p>
          </table:table-cell>
          <table:table-cell table:formula="of:=[.B348]/1000" office:value-type="float" office:value="0.0692" calcext:value-type="float">
            <text:p>0.0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.4" calcext:value-type="float">
            <text:p>69.4</text:p>
          </table:table-cell>
          <table:table-cell table:formula="of:=[.B349]/1000" office:value-type="float" office:value="0.0694" calcext:value-type="float">
            <text:p>0.0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.6" calcext:value-type="float">
            <text:p>69.6</text:p>
          </table:table-cell>
          <table:table-cell table:formula="of:=[.B350]/1000" office:value-type="float" office:value="0.0696" calcext:value-type="float">
            <text:p>0.0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.8" calcext:value-type="float">
            <text:p>69.8</text:p>
          </table:table-cell>
          <table:table-cell table:formula="of:=[.B351]/1000" office:value-type="float" office:value="0.0698" calcext:value-type="float">
            <text:p>0.0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[.B352]/1000"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.2" calcext:value-type="float">
            <text:p>70.2</text:p>
          </table:table-cell>
          <table:table-cell table:formula="of:=[.B353]/1000" office:value-type="float" office:value="0.0702" calcext:value-type="float">
            <text:p>0.0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.4" calcext:value-type="float">
            <text:p>70.4</text:p>
          </table:table-cell>
          <table:table-cell table:formula="of:=[.B354]/1000" office:value-type="float" office:value="0.0704" calcext:value-type="float">
            <text:p>0.0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.6" calcext:value-type="float">
            <text:p>70.6</text:p>
          </table:table-cell>
          <table:table-cell table:formula="of:=[.B355]/1000" office:value-type="float" office:value="0.0706" calcext:value-type="float">
            <text:p>0.0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.8" calcext:value-type="float">
            <text:p>70.8</text:p>
          </table:table-cell>
          <table:table-cell table:formula="of:=[.B356]/1000" office:value-type="float" office:value="0.0708" calcext:value-type="float">
            <text:p>0.0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[.B357]/1000" office:value-type="float" office:value="0.071" calcext:value-type="float">
            <text:p>0.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.2" calcext:value-type="float">
            <text:p>71.2</text:p>
          </table:table-cell>
          <table:table-cell table:formula="of:=[.B358]/1000" office:value-type="float" office:value="0.0712" calcext:value-type="float">
            <text:p>0.0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.4" calcext:value-type="float">
            <text:p>71.4</text:p>
          </table:table-cell>
          <table:table-cell table:formula="of:=[.B359]/1000" office:value-type="float" office:value="0.0714" calcext:value-type="float">
            <text:p>0.0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.6" calcext:value-type="float">
            <text:p>71.6</text:p>
          </table:table-cell>
          <table:table-cell table:formula="of:=[.B360]/1000" office:value-type="float" office:value="0.0716" calcext:value-type="float">
            <text:p>0.0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.8" calcext:value-type="float">
            <text:p>71.8</text:p>
          </table:table-cell>
          <table:table-cell table:formula="of:=[.B361]/1000" office:value-type="float" office:value="0.0718" calcext:value-type="float">
            <text:p>0.0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[.B362]/1000"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.2" calcext:value-type="float">
            <text:p>72.2</text:p>
          </table:table-cell>
          <table:table-cell table:formula="of:=[.B363]/1000" office:value-type="float" office:value="0.0722" calcext:value-type="float">
            <text:p>0.0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.4" calcext:value-type="float">
            <text:p>72.4</text:p>
          </table:table-cell>
          <table:table-cell table:formula="of:=[.B364]/1000" office:value-type="float" office:value="0.0724" calcext:value-type="float">
            <text:p>0.0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.6" calcext:value-type="float">
            <text:p>72.6</text:p>
          </table:table-cell>
          <table:table-cell table:formula="of:=[.B365]/1000" office:value-type="float" office:value="0.0726" calcext:value-type="float">
            <text:p>0.0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.8" calcext:value-type="float">
            <text:p>72.8</text:p>
          </table:table-cell>
          <table:table-cell table:formula="of:=[.B366]/1000" office:value-type="float" office:value="0.0728" calcext:value-type="float">
            <text:p>0.0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[.B367]/1000" office:value-type="float" office:value="0.073" calcext:value-type="float">
            <text:p>0.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.2" calcext:value-type="float">
            <text:p>73.2</text:p>
          </table:table-cell>
          <table:table-cell table:formula="of:=[.B368]/1000" office:value-type="float" office:value="0.0732" calcext:value-type="float">
            <text:p>0.0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.4" calcext:value-type="float">
            <text:p>73.4</text:p>
          </table:table-cell>
          <table:table-cell table:formula="of:=[.B369]/1000" office:value-type="float" office:value="0.0734" calcext:value-type="float">
            <text:p>0.0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.6" calcext:value-type="float">
            <text:p>73.6</text:p>
          </table:table-cell>
          <table:table-cell table:formula="of:=[.B370]/1000" office:value-type="float" office:value="0.0736" calcext:value-type="float">
            <text:p>0.0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.8" calcext:value-type="float">
            <text:p>73.8</text:p>
          </table:table-cell>
          <table:table-cell table:formula="of:=[.B371]/1000" office:value-type="float" office:value="0.0738" calcext:value-type="float">
            <text:p>0.0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[.B372]/1000" office:value-type="float" office:value="0.074" calcext:value-type="float">
            <text:p>0.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.2" calcext:value-type="float">
            <text:p>74.2</text:p>
          </table:table-cell>
          <table:table-cell table:formula="of:=[.B373]/1000" office:value-type="float" office:value="0.0742" calcext:value-type="float">
            <text:p>0.0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.4" calcext:value-type="float">
            <text:p>74.4</text:p>
          </table:table-cell>
          <table:table-cell table:formula="of:=[.B374]/1000" office:value-type="float" office:value="0.0744" calcext:value-type="float">
            <text:p>0.0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.6" calcext:value-type="float">
            <text:p>74.6</text:p>
          </table:table-cell>
          <table:table-cell table:formula="of:=[.B375]/1000" office:value-type="float" office:value="0.0746" calcext:value-type="float">
            <text:p>0.0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.8" calcext:value-type="float">
            <text:p>74.8</text:p>
          </table:table-cell>
          <table:table-cell table:formula="of:=[.B376]/1000" office:value-type="float" office:value="0.0748" calcext:value-type="float">
            <text:p>0.0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[.B377]/1000"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.2" calcext:value-type="float">
            <text:p>75.2</text:p>
          </table:table-cell>
          <table:table-cell table:formula="of:=[.B378]/1000" office:value-type="float" office:value="0.0752" calcext:value-type="float">
            <text:p>0.0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.4" calcext:value-type="float">
            <text:p>75.4</text:p>
          </table:table-cell>
          <table:table-cell table:formula="of:=[.B379]/1000" office:value-type="float" office:value="0.0754" calcext:value-type="float">
            <text:p>0.0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.6" calcext:value-type="float">
            <text:p>75.6</text:p>
          </table:table-cell>
          <table:table-cell table:formula="of:=[.B380]/1000" office:value-type="float" office:value="0.0756" calcext:value-type="float">
            <text:p>0.0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.8" calcext:value-type="float">
            <text:p>75.8</text:p>
          </table:table-cell>
          <table:table-cell table:formula="of:=[.B381]/1000" office:value-type="float" office:value="0.0758" calcext:value-type="float">
            <text:p>0.0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[.B382]/1000" office:value-type="float" office:value="0.076" calcext:value-type="float">
            <text:p>0.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.2" calcext:value-type="float">
            <text:p>76.2</text:p>
          </table:table-cell>
          <table:table-cell table:formula="of:=[.B383]/1000" office:value-type="float" office:value="0.0762" calcext:value-type="float">
            <text:p>0.0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.4" calcext:value-type="float">
            <text:p>76.4</text:p>
          </table:table-cell>
          <table:table-cell table:formula="of:=[.B384]/1000" office:value-type="float" office:value="0.0764" calcext:value-type="float">
            <text:p>0.0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.6" calcext:value-type="float">
            <text:p>76.6</text:p>
          </table:table-cell>
          <table:table-cell table:formula="of:=[.B385]/1000" office:value-type="float" office:value="0.0766" calcext:value-type="float">
            <text:p>0.0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.8" calcext:value-type="float">
            <text:p>76.8</text:p>
          </table:table-cell>
          <table:table-cell table:formula="of:=[.B386]/1000" office:value-type="float" office:value="0.0768" calcext:value-type="float">
            <text:p>0.0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formula="of:=[.B387]/1000" office:value-type="float" office:value="0.077" calcext:value-type="float">
            <text:p>0.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.2" calcext:value-type="float">
            <text:p>77.2</text:p>
          </table:table-cell>
          <table:table-cell table:formula="of:=[.B388]/1000" office:value-type="float" office:value="0.0772" calcext:value-type="float">
            <text:p>0.0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.4" calcext:value-type="float">
            <text:p>77.4</text:p>
          </table:table-cell>
          <table:table-cell table:formula="of:=[.B389]/1000" office:value-type="float" office:value="0.0774" calcext:value-type="float">
            <text:p>0.0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.6" calcext:value-type="float">
            <text:p>77.6</text:p>
          </table:table-cell>
          <table:table-cell table:formula="of:=[.B390]/1000" office:value-type="float" office:value="0.0776" calcext:value-type="float">
            <text:p>0.0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.8" calcext:value-type="float">
            <text:p>77.8</text:p>
          </table:table-cell>
          <table:table-cell table:formula="of:=[.B391]/1000" office:value-type="float" office:value="0.0778" calcext:value-type="float">
            <text:p>0.0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[.B392]/1000" office:value-type="float" office:value="0.078" calcext:value-type="float">
            <text:p>0.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8.2" calcext:value-type="float">
            <text:p>78.2</text:p>
          </table:table-cell>
          <table:table-cell table:formula="of:=[.B393]/1000" office:value-type="float" office:value="0.0782" calcext:value-type="float">
            <text:p>0.0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8.4" calcext:value-type="float">
            <text:p>78.4</text:p>
          </table:table-cell>
          <table:table-cell table:formula="of:=[.B394]/1000" office:value-type="float" office:value="0.0784" calcext:value-type="float">
            <text:p>0.0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8.6" calcext:value-type="float">
            <text:p>78.6</text:p>
          </table:table-cell>
          <table:table-cell table:formula="of:=[.B395]/1000" office:value-type="float" office:value="0.0786" calcext:value-type="float">
            <text:p>0.0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8.8" calcext:value-type="float">
            <text:p>78.8</text:p>
          </table:table-cell>
          <table:table-cell table:formula="of:=[.B396]/1000" office:value-type="float" office:value="0.0788" calcext:value-type="float">
            <text:p>0.0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[.B397]/1000" office:value-type="float" office:value="0.079" calcext:value-type="float">
            <text:p>0.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.2" calcext:value-type="float">
            <text:p>79.2</text:p>
          </table:table-cell>
          <table:table-cell table:formula="of:=[.B398]/1000" office:value-type="float" office:value="0.0792" calcext:value-type="float">
            <text:p>0.0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.4" calcext:value-type="float">
            <text:p>79.4</text:p>
          </table:table-cell>
          <table:table-cell table:formula="of:=[.B399]/1000" office:value-type="float" office:value="0.0794" calcext:value-type="float">
            <text:p>0.0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.6" calcext:value-type="float">
            <text:p>79.6</text:p>
          </table:table-cell>
          <table:table-cell table:formula="of:=[.B400]/1000" office:value-type="float" office:value="0.0796" calcext:value-type="float">
            <text:p>0.0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.8" calcext:value-type="float">
            <text:p>79.8</text:p>
          </table:table-cell>
          <table:table-cell table:formula="of:=[.B401]/1000" office:value-type="float" office:value="0.0798" calcext:value-type="float">
            <text:p>0.0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[.B402]/1000"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.2" calcext:value-type="float">
            <text:p>80.2</text:p>
          </table:table-cell>
          <table:table-cell table:formula="of:=[.B403]/1000" office:value-type="float" office:value="0.0802" calcext:value-type="float">
            <text:p>0.0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.4" calcext:value-type="float">
            <text:p>80.4</text:p>
          </table:table-cell>
          <table:table-cell table:formula="of:=[.B404]/1000" office:value-type="float" office:value="0.0804" calcext:value-type="float">
            <text:p>0.0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.6" calcext:value-type="float">
            <text:p>80.6</text:p>
          </table:table-cell>
          <table:table-cell table:formula="of:=[.B405]/1000" office:value-type="float" office:value="0.0806" calcext:value-type="float">
            <text:p>0.0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.8" calcext:value-type="float">
            <text:p>80.8</text:p>
          </table:table-cell>
          <table:table-cell table:formula="of:=[.B406]/1000" office:value-type="float" office:value="0.0808" calcext:value-type="float">
            <text:p>0.0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formula="of:=[.B407]/1000" office:value-type="float" office:value="0.081" calcext:value-type="float">
            <text:p>0.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.2" calcext:value-type="float">
            <text:p>81.2</text:p>
          </table:table-cell>
          <table:table-cell table:formula="of:=[.B408]/1000" office:value-type="float" office:value="0.0812" calcext:value-type="float">
            <text:p>0.0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.4" calcext:value-type="float">
            <text:p>81.4</text:p>
          </table:table-cell>
          <table:table-cell table:formula="of:=[.B409]/1000" office:value-type="float" office:value="0.0814" calcext:value-type="float">
            <text:p>0.0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.6" calcext:value-type="float">
            <text:p>81.6</text:p>
          </table:table-cell>
          <table:table-cell table:formula="of:=[.B410]/1000" office:value-type="float" office:value="0.0816" calcext:value-type="float">
            <text:p>0.0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.8" calcext:value-type="float">
            <text:p>81.8</text:p>
          </table:table-cell>
          <table:table-cell table:formula="of:=[.B411]/1000" office:value-type="float" office:value="0.0818" calcext:value-type="float">
            <text:p>0.0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[.B412]/1000" office:value-type="float" office:value="0.082" calcext:value-type="float">
            <text:p>0.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.2" calcext:value-type="float">
            <text:p>82.2</text:p>
          </table:table-cell>
          <table:table-cell table:formula="of:=[.B413]/1000" office:value-type="float" office:value="0.0822" calcext:value-type="float">
            <text:p>0.0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.4" calcext:value-type="float">
            <text:p>82.4</text:p>
          </table:table-cell>
          <table:table-cell table:formula="of:=[.B414]/1000" office:value-type="float" office:value="0.0824" calcext:value-type="float">
            <text:p>0.0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.6" calcext:value-type="float">
            <text:p>82.6</text:p>
          </table:table-cell>
          <table:table-cell table:formula="of:=[.B415]/1000" office:value-type="float" office:value="0.0826" calcext:value-type="float">
            <text:p>0.0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.8" calcext:value-type="float">
            <text:p>82.8</text:p>
          </table:table-cell>
          <table:table-cell table:formula="of:=[.B416]/1000" office:value-type="float" office:value="0.0828" calcext:value-type="float">
            <text:p>0.0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[.B417]/1000" office:value-type="float" office:value="0.083" calcext:value-type="float">
            <text:p>0.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3.2" calcext:value-type="float">
            <text:p>83.2</text:p>
          </table:table-cell>
          <table:table-cell table:formula="of:=[.B418]/1000" office:value-type="float" office:value="0.0832" calcext:value-type="float">
            <text:p>0.0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3.4" calcext:value-type="float">
            <text:p>83.4</text:p>
          </table:table-cell>
          <table:table-cell table:formula="of:=[.B419]/1000" office:value-type="float" office:value="0.0834" calcext:value-type="float">
            <text:p>0.0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3.6" calcext:value-type="float">
            <text:p>83.6</text:p>
          </table:table-cell>
          <table:table-cell table:formula="of:=[.B420]/1000" office:value-type="float" office:value="0.0836" calcext:value-type="float">
            <text:p>0.0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3.8" calcext:value-type="float">
            <text:p>83.8</text:p>
          </table:table-cell>
          <table:table-cell table:formula="of:=[.B421]/1000" office:value-type="float" office:value="0.0838" calcext:value-type="float">
            <text:p>0.0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[.B422]/1000" office:value-type="float" office:value="0.084" calcext:value-type="float">
            <text:p>0.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.2" calcext:value-type="float">
            <text:p>84.2</text:p>
          </table:table-cell>
          <table:table-cell table:formula="of:=[.B423]/1000" office:value-type="float" office:value="0.0842" calcext:value-type="float">
            <text:p>0.0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.4" calcext:value-type="float">
            <text:p>84.4</text:p>
          </table:table-cell>
          <table:table-cell table:formula="of:=[.B424]/1000" office:value-type="float" office:value="0.0844" calcext:value-type="float">
            <text:p>0.0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.6" calcext:value-type="float">
            <text:p>84.6</text:p>
          </table:table-cell>
          <table:table-cell table:formula="of:=[.B425]/1000" office:value-type="float" office:value="0.0846" calcext:value-type="float">
            <text:p>0.0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.8" calcext:value-type="float">
            <text:p>84.8</text:p>
          </table:table-cell>
          <table:table-cell table:formula="of:=[.B426]/1000" office:value-type="float" office:value="0.0848" calcext:value-type="float">
            <text:p>0.0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[.B427]/1000" office:value-type="float" office:value="0.085" calcext:value-type="float">
            <text:p>0.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.2" calcext:value-type="float">
            <text:p>85.2</text:p>
          </table:table-cell>
          <table:table-cell table:formula="of:=[.B428]/1000" office:value-type="float" office:value="0.0852" calcext:value-type="float">
            <text:p>0.0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.4" calcext:value-type="float">
            <text:p>85.4</text:p>
          </table:table-cell>
          <table:table-cell table:formula="of:=[.B429]/1000" office:value-type="float" office:value="0.0854" calcext:value-type="float">
            <text:p>0.0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.6" calcext:value-type="float">
            <text:p>85.6</text:p>
          </table:table-cell>
          <table:table-cell table:formula="of:=[.B430]/1000" office:value-type="float" office:value="0.0856" calcext:value-type="float">
            <text:p>0.0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.8" calcext:value-type="float">
            <text:p>85.8</text:p>
          </table:table-cell>
          <table:table-cell table:formula="of:=[.B431]/1000" office:value-type="float" office:value="0.0858" calcext:value-type="float">
            <text:p>0.0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formula="of:=[.B432]/1000" office:value-type="float" office:value="0.086" calcext:value-type="float">
            <text:p>0.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.2" calcext:value-type="float">
            <text:p>86.2</text:p>
          </table:table-cell>
          <table:table-cell table:formula="of:=[.B433]/1000" office:value-type="float" office:value="0.0862" calcext:value-type="float">
            <text:p>0.0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.4" calcext:value-type="float">
            <text:p>86.4</text:p>
          </table:table-cell>
          <table:table-cell table:formula="of:=[.B434]/1000" office:value-type="float" office:value="0.0864" calcext:value-type="float">
            <text:p>0.0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.6" calcext:value-type="float">
            <text:p>86.6</text:p>
          </table:table-cell>
          <table:table-cell table:formula="of:=[.B435]/1000" office:value-type="float" office:value="0.0866" calcext:value-type="float">
            <text:p>0.0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.8" calcext:value-type="float">
            <text:p>86.8</text:p>
          </table:table-cell>
          <table:table-cell table:formula="of:=[.B436]/1000" office:value-type="float" office:value="0.0868" calcext:value-type="float">
            <text:p>0.0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[.B437]/1000" office:value-type="float" office:value="0.087" calcext:value-type="float">
            <text:p>0.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.2" calcext:value-type="float">
            <text:p>87.2</text:p>
          </table:table-cell>
          <table:table-cell table:formula="of:=[.B438]/1000" office:value-type="float" office:value="0.0872" calcext:value-type="float">
            <text:p>0.0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.4" calcext:value-type="float">
            <text:p>87.4</text:p>
          </table:table-cell>
          <table:table-cell table:formula="of:=[.B439]/1000" office:value-type="float" office:value="0.0874" calcext:value-type="float">
            <text:p>0.0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.6" calcext:value-type="float">
            <text:p>87.6</text:p>
          </table:table-cell>
          <table:table-cell table:formula="of:=[.B440]/1000" office:value-type="float" office:value="0.0876" calcext:value-type="float">
            <text:p>0.0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.8" calcext:value-type="float">
            <text:p>87.8</text:p>
          </table:table-cell>
          <table:table-cell table:formula="of:=[.B441]/1000" office:value-type="float" office:value="0.0878" calcext:value-type="float">
            <text:p>0.0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[.B442]/1000" office:value-type="float" office:value="0.088" calcext:value-type="float">
            <text:p>0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.2" calcext:value-type="float">
            <text:p>88.2</text:p>
          </table:table-cell>
          <table:table-cell table:formula="of:=[.B443]/1000" office:value-type="float" office:value="0.0882" calcext:value-type="float">
            <text:p>0.0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.4" calcext:value-type="float">
            <text:p>88.4</text:p>
          </table:table-cell>
          <table:table-cell table:formula="of:=[.B444]/1000" office:value-type="float" office:value="0.0884" calcext:value-type="float">
            <text:p>0.0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.6" calcext:value-type="float">
            <text:p>88.6</text:p>
          </table:table-cell>
          <table:table-cell table:formula="of:=[.B445]/1000" office:value-type="float" office:value="0.0886" calcext:value-type="float">
            <text:p>0.0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.8" calcext:value-type="float">
            <text:p>88.8</text:p>
          </table:table-cell>
          <table:table-cell table:formula="of:=[.B446]/1000" office:value-type="float" office:value="0.0888" calcext:value-type="float">
            <text:p>0.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formula="of:=[.B447]/1000" office:value-type="float" office:value="0.089" calcext:value-type="float">
            <text:p>0.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.2" calcext:value-type="float">
            <text:p>89.2</text:p>
          </table:table-cell>
          <table:table-cell table:formula="of:=[.B448]/1000" office:value-type="float" office:value="0.0892" calcext:value-type="float">
            <text:p>0.0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.4" calcext:value-type="float">
            <text:p>89.4</text:p>
          </table:table-cell>
          <table:table-cell table:formula="of:=[.B449]/1000" office:value-type="float" office:value="0.0894" calcext:value-type="float">
            <text:p>0.0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.6" calcext:value-type="float">
            <text:p>89.6</text:p>
          </table:table-cell>
          <table:table-cell table:formula="of:=[.B450]/1000" office:value-type="float" office:value="0.0896" calcext:value-type="float">
            <text:p>0.0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.8" calcext:value-type="float">
            <text:p>89.8</text:p>
          </table:table-cell>
          <table:table-cell table:formula="of:=[.B451]/1000" office:value-type="float" office:value="0.0898" calcext:value-type="float">
            <text:p>0.0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[.B452]/1000"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.2" calcext:value-type="float">
            <text:p>90.2</text:p>
          </table:table-cell>
          <table:table-cell table:formula="of:=[.B453]/1000" office:value-type="float" office:value="0.0902" calcext:value-type="float">
            <text:p>0.0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.4" calcext:value-type="float">
            <text:p>90.4</text:p>
          </table:table-cell>
          <table:table-cell table:formula="of:=[.B454]/1000" office:value-type="float" office:value="0.0904" calcext:value-type="float">
            <text:p>0.0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.6" calcext:value-type="float">
            <text:p>90.6</text:p>
          </table:table-cell>
          <table:table-cell table:formula="of:=[.B455]/1000" office:value-type="float" office:value="0.0906" calcext:value-type="float">
            <text:p>0.0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.8" calcext:value-type="float">
            <text:p>90.8</text:p>
          </table:table-cell>
          <table:table-cell table:formula="of:=[.B456]/1000" office:value-type="float" office:value="0.0908" calcext:value-type="float">
            <text:p>0.0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formula="of:=[.B457]/1000" office:value-type="float" office:value="0.091" calcext:value-type="float">
            <text:p>0.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1.2" calcext:value-type="float">
            <text:p>91.2</text:p>
          </table:table-cell>
          <table:table-cell table:formula="of:=[.B458]/1000" office:value-type="float" office:value="0.0912" calcext:value-type="float">
            <text:p>0.0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1.4" calcext:value-type="float">
            <text:p>91.4</text:p>
          </table:table-cell>
          <table:table-cell table:formula="of:=[.B459]/1000" office:value-type="float" office:value="0.0914" calcext:value-type="float">
            <text:p>0.0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1.6" calcext:value-type="float">
            <text:p>91.6</text:p>
          </table:table-cell>
          <table:table-cell table:formula="of:=[.B460]/1000" office:value-type="float" office:value="0.0916" calcext:value-type="float">
            <text:p>0.0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1.8" calcext:value-type="float">
            <text:p>91.8</text:p>
          </table:table-cell>
          <table:table-cell table:formula="of:=[.B461]/1000" office:value-type="float" office:value="0.0918" calcext:value-type="float">
            <text:p>0.0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formula="of:=[.B462]/1000" office:value-type="float" office:value="0.092" calcext:value-type="float">
            <text:p>0.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.2" calcext:value-type="float">
            <text:p>92.2</text:p>
          </table:table-cell>
          <table:table-cell table:formula="of:=[.B463]/1000" office:value-type="float" office:value="0.0922" calcext:value-type="float">
            <text:p>0.0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.4" calcext:value-type="float">
            <text:p>92.4</text:p>
          </table:table-cell>
          <table:table-cell table:formula="of:=[.B464]/1000" office:value-type="float" office:value="0.0924" calcext:value-type="float">
            <text:p>0.0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.6" calcext:value-type="float">
            <text:p>92.6</text:p>
          </table:table-cell>
          <table:table-cell table:formula="of:=[.B465]/1000" office:value-type="float" office:value="0.0926" calcext:value-type="float">
            <text:p>0.0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.8" calcext:value-type="float">
            <text:p>92.8</text:p>
          </table:table-cell>
          <table:table-cell table:formula="of:=[.B466]/1000" office:value-type="float" office:value="0.0928" calcext:value-type="float">
            <text:p>0.0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formula="of:=[.B467]/1000" office:value-type="float" office:value="0.093" calcext:value-type="float">
            <text:p>0.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3.2" calcext:value-type="float">
            <text:p>93.2</text:p>
          </table:table-cell>
          <table:table-cell table:formula="of:=[.B468]/1000" office:value-type="float" office:value="0.0932" calcext:value-type="float">
            <text:p>0.0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3.4" calcext:value-type="float">
            <text:p>93.4</text:p>
          </table:table-cell>
          <table:table-cell table:formula="of:=[.B469]/1000" office:value-type="float" office:value="0.0934" calcext:value-type="float">
            <text:p>0.0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3.6" calcext:value-type="float">
            <text:p>93.6</text:p>
          </table:table-cell>
          <table:table-cell table:formula="of:=[.B470]/1000" office:value-type="float" office:value="0.0936" calcext:value-type="float">
            <text:p>0.0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3.8" calcext:value-type="float">
            <text:p>93.8</text:p>
          </table:table-cell>
          <table:table-cell table:formula="of:=[.B471]/1000" office:value-type="float" office:value="0.0938" calcext:value-type="float">
            <text:p>0.0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[.B472]/1000" office:value-type="float" office:value="0.094" calcext:value-type="float">
            <text:p>0.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4.2" calcext:value-type="float">
            <text:p>94.2</text:p>
          </table:table-cell>
          <table:table-cell table:formula="of:=[.B473]/1000" office:value-type="float" office:value="0.0942" calcext:value-type="float">
            <text:p>0.0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4.4" calcext:value-type="float">
            <text:p>94.4</text:p>
          </table:table-cell>
          <table:table-cell table:formula="of:=[.B474]/1000" office:value-type="float" office:value="0.0944" calcext:value-type="float">
            <text:p>0.0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4.6" calcext:value-type="float">
            <text:p>94.6</text:p>
          </table:table-cell>
          <table:table-cell table:formula="of:=[.B475]/1000" office:value-type="float" office:value="0.0946" calcext:value-type="float">
            <text:p>0.0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4.8" calcext:value-type="float">
            <text:p>94.8</text:p>
          </table:table-cell>
          <table:table-cell table:formula="of:=[.B476]/1000" office:value-type="float" office:value="0.0948" calcext:value-type="float">
            <text:p>0.0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[.B477]/1000" office:value-type="float" office:value="0.095" calcext:value-type="float">
            <text:p>0.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.2" calcext:value-type="float">
            <text:p>95.2</text:p>
          </table:table-cell>
          <table:table-cell table:formula="of:=[.B478]/1000" office:value-type="float" office:value="0.0952" calcext:value-type="float">
            <text:p>0.0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.4" calcext:value-type="float">
            <text:p>95.4</text:p>
          </table:table-cell>
          <table:table-cell table:formula="of:=[.B479]/1000" office:value-type="float" office:value="0.0954" calcext:value-type="float">
            <text:p>0.0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.6" calcext:value-type="float">
            <text:p>95.6</text:p>
          </table:table-cell>
          <table:table-cell table:formula="of:=[.B480]/1000" office:value-type="float" office:value="0.0956" calcext:value-type="float">
            <text:p>0.0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.8" calcext:value-type="float">
            <text:p>95.8</text:p>
          </table:table-cell>
          <table:table-cell table:formula="of:=[.B481]/1000" office:value-type="float" office:value="0.0958" calcext:value-type="float">
            <text:p>0.0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[.B482]/1000"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.2" calcext:value-type="float">
            <text:p>96.2</text:p>
          </table:table-cell>
          <table:table-cell table:formula="of:=[.B483]/1000" office:value-type="float" office:value="0.0962" calcext:value-type="float">
            <text:p>0.0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.4" calcext:value-type="float">
            <text:p>96.4</text:p>
          </table:table-cell>
          <table:table-cell table:formula="of:=[.B484]/1000" office:value-type="float" office:value="0.0964" calcext:value-type="float">
            <text:p>0.0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.6" calcext:value-type="float">
            <text:p>96.6</text:p>
          </table:table-cell>
          <table:table-cell table:formula="of:=[.B485]/1000" office:value-type="float" office:value="0.0966" calcext:value-type="float">
            <text:p>0.0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.8" calcext:value-type="float">
            <text:p>96.8</text:p>
          </table:table-cell>
          <table:table-cell table:formula="of:=[.B486]/1000" office:value-type="float" office:value="0.0968" calcext:value-type="float">
            <text:p>0.0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formula="of:=[.B487]/1000" office:value-type="float" office:value="0.097" calcext:value-type="float">
            <text:p>0.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.2" calcext:value-type="float">
            <text:p>97.2</text:p>
          </table:table-cell>
          <table:table-cell table:formula="of:=[.B488]/1000" office:value-type="float" office:value="0.0972" calcext:value-type="float">
            <text:p>0.0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.4" calcext:value-type="float">
            <text:p>97.4</text:p>
          </table:table-cell>
          <table:table-cell table:formula="of:=[.B489]/1000" office:value-type="float" office:value="0.0974" calcext:value-type="float">
            <text:p>0.0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.6" calcext:value-type="float">
            <text:p>97.6</text:p>
          </table:table-cell>
          <table:table-cell table:formula="of:=[.B490]/1000" office:value-type="float" office:value="0.0976" calcext:value-type="float">
            <text:p>0.0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.8" calcext:value-type="float">
            <text:p>97.8</text:p>
          </table:table-cell>
          <table:table-cell table:formula="of:=[.B491]/1000" office:value-type="float" office:value="0.0978" calcext:value-type="float">
            <text:p>0.0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formula="of:=[.B492]/1000" office:value-type="float" office:value="0.098" calcext:value-type="float">
            <text:p>0.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.2" calcext:value-type="float">
            <text:p>98.2</text:p>
          </table:table-cell>
          <table:table-cell table:formula="of:=[.B493]/1000" office:value-type="float" office:value="0.0982" calcext:value-type="float">
            <text:p>0.0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.4" calcext:value-type="float">
            <text:p>98.4</text:p>
          </table:table-cell>
          <table:table-cell table:formula="of:=[.B494]/1000" office:value-type="float" office:value="0.0984" calcext:value-type="float">
            <text:p>0.0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.6" calcext:value-type="float">
            <text:p>98.6</text:p>
          </table:table-cell>
          <table:table-cell table:formula="of:=[.B495]/1000" office:value-type="float" office:value="0.0986" calcext:value-type="float">
            <text:p>0.0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.8" calcext:value-type="float">
            <text:p>98.8</text:p>
          </table:table-cell>
          <table:table-cell table:formula="of:=[.B496]/1000" office:value-type="float" office:value="0.0988" calcext:value-type="float">
            <text:p>0.0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formula="of:=[.B497]/1000" office:value-type="float" office:value="0.099" calcext:value-type="float">
            <text:p>0.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.2" calcext:value-type="float">
            <text:p>99.2</text:p>
          </table:table-cell>
          <table:table-cell table:formula="of:=[.B498]/1000" office:value-type="float" office:value="0.0992" calcext:value-type="float">
            <text:p>0.0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.4" calcext:value-type="float">
            <text:p>99.4</text:p>
          </table:table-cell>
          <table:table-cell table:formula="of:=[.B499]/1000" office:value-type="float" office:value="0.0994" calcext:value-type="float">
            <text:p>0.0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.6" calcext:value-type="float">
            <text:p>99.6</text:p>
          </table:table-cell>
          <table:table-cell table:formula="of:=[.B500]/1000" office:value-type="float" office:value="0.0996" calcext:value-type="float">
            <text:p>0.0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.8" calcext:value-type="float">
            <text:p>99.8</text:p>
          </table:table-cell>
          <table:table-cell table:formula="of:=[.B501]/1000" office:value-type="float" office:value="0.0998" calcext:value-type="float">
            <text:p>0.0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B502]/100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4" table:style-name="ta1">
        <table:shapes>
          <draw:frame draw:z-index="0" draw:style-name="gr1" draw:text-style-name="P1" svg:width="15.999cm" svg:height="8.999cm" svg:x="18.217cm" svg:y="0cm">
            <draw:object draw:notify-on-update-of-ranges="Sheet4.B13:Sheet4.B23 Sheet4.C12:Sheet4.C12 Sheet4.C13:Sheet4.C23 Sheet4.F12:Sheet4.F12 Sheet4.F13:Sheet4.F23 Sheet4.B13:Sheet4.B23 Sheet4.D12:Sheet4.D12 Sheet4.D13:Sheet4.D23 Sheet4.B13:Sheet4.B23 Sheet4.E12:Sheet4.E12 Sheet4.E13:Sheet4.E23 Sheet4.B13:Sheet4.B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18.273cm" svg:y="9.468cm">
            <draw:object draw:notify-on-update-of-ranges="Sheet4.B30:Sheet4.B30 Sheet4.B30:Sheet4.B37 Sheet4.C29:Sheet4.C29 Sheet4.C30:Sheet4.C37 Sheet4.F29:Sheet4.F29 Sheet4.F30:Sheet4.F37 Sheet4.B30:Sheet4.B37 Sheet4.D29:Sheet4.D29 Sheet4.D30:Sheet4.D37 Sheet4.B30:Sheet4.B37 Sheet4.E29:Sheet4.E29 Sheet4.E30:Sheet4.E37 Sheet4.B30:Sheet4.B3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.999cm" svg:height="8.999cm" svg:x="18.784cm" svg:y="19.443cm">
            <draw:object draw:notify-on-update-of-ranges="Sheet4.B53:Sheet4.B56 Sheet4.C52:Sheet4.C52 Sheet4.C53:Sheet4.C56 Sheet4.B53:Sheet4.B56 Sheet4.F52:Sheet4.F52 Sheet4.F53:Sheet4.F56 Sheet4.B53:Sheet4.B56 Sheet4.D52:Sheet4.D52 Sheet4.D53:Sheet4.D56 Sheet4.B53:Sheet4.B56 Sheet4.E52:Sheet4.E52 Sheet4.E53:Sheet4.E5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15.999cm" svg:height="8.999cm" svg:x="18.822cm" svg:y="29.538cm">
            <draw:object draw:notify-on-update-of-ranges="Sheet4.B68:Sheet4.B74 Sheet4.C52:Sheet4.C52 Sheet4.C68:Sheet4.C74 Sheet4.B68:Sheet4.B74 Sheet4.F52:Sheet4.F52 Sheet4.F68:Sheet4.F74 Sheet4.B68:Sheet4.B74 Sheet4.D52:Sheet4.D52 Sheet4.D68:Sheet4.D74 Sheet4.B68:Sheet4.B74 Sheet4.E52:Sheet4.E52 Sheet4.E68:Sheet4.E7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8" table:default-cell-style-name="ce12"/>
        <table:table-column table:style-name="co2" table:default-cell-style-name="ce12"/>
        <table:table-column table:style-name="co1" table:number-columns-repeated="1015" table:default-cell-style-name="ce1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p = 100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v_mult = 1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75 u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 (eV)</text:p>
          </table:table-cell>
          <table:table-cell table:style-name="ce14" office:value-type="float" office:value="169.540555620182" calcext:value-type="float">
            <text:p>169.5</text:p>
          </table:table-cell>
          <table:table-cell office:value-type="string" calcext:value-type="string">
            <text:p>50e- + 50eV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0 (eV)</text:p>
          </table:table-cell>
          <table:table-cell table:style-name="ce14" office:value-type="float" office:value="7999.40126518397" calcext:value-type="float">
            <text:p>7999.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1 (eV)</text:p>
          </table:table-cell>
          <table:table-cell table:style-name="ce14" office:value-type="float" office:value="8855.94976511085" calcext:value-type="float">
            <text:p>8855.9</text:p>
          </table:table-cell>
          <table:table-cell/>
          <table:table-cell office:value-type="string" calcext:value-type="string">
            <text:p>opt th1</text:p>
          </table:table-cell>
          <table:table-cell table:formula="of:=([.C8]+[.C7])/2" office:value-type="float" office:value="8427.67551514741" calcext:value-type="float">
            <text:p>8427.6755151474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r0</text:p>
          </table:table-cell>
          <table:table-cell table:formula="of:=[.C7]/2" office:value-type="float" office:value="3999.70063259199" calcext:value-type="float">
            <text:p>3999.7006325919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hr1</text:p>
          </table:table-cell>
          <table:table-cell office:value-type="string" calcext:value-type="string">
            <text:p>count0</text:p>
          </table:table-cell>
          <table:table-cell office:value-type="string" calcext:value-type="string">
            <text:p>corr_counts</text:p>
          </table:table-cell>
          <table:table-cell office:value-type="string" calcext:value-type="string">
            <text:p>ka_corr</text:p>
          </table:table-cell>
          <table:table-cell office:value-type="string" calcext:value-type="string">
            <text:p>kb_corr</text:p>
          </table:table-cell>
          <table:table-cell office:value-type="string" calcext:value-type="string">
            <text:p>kb_as_ka</text:p>
          </table:table-cell>
          <table:table-cell office:value-type="string" calcext:value-type="string">
            <text:p>ka_as_kb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style-name="ce13" office:value-type="float" office:value="0.806313416009019" calcext:value-type="float">
            <text:p>0.81</text:p>
          </table:table-cell>
          <table:table-cell table:style-name="ce13" office:value-type="float" office:value="0.938338926174497" calcext:value-type="float">
            <text:p>0.94</text:p>
          </table:table-cell>
          <table:table-cell table:style-name="ce13" office:value-type="float" office:value="0.756595264937993" calcext:value-type="float">
            <text:p>0.76</text:p>
          </table:table-cell>
          <table:table-cell table:style-name="ce13" office:value-type="float" office:value="0.614159292035398" calcext:value-type="float">
            <text:p>0.61</text:p>
          </table:table-cell>
          <table:table-cell table:style-name="ce13" office:value-type="float" office:value="0.390265486725664" calcext:value-type="float">
            <text:p>0.39</text:p>
          </table:table-cell>
          <table:table-cell table:style-name="ce13" office:value-type="float" office:value="0.214543404735062" calcext:value-type="float">
            <text:p>0.2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200" calcext:value-type="float">
            <text:p>8200</text:p>
          </table:table-cell>
          <table:table-cell table:style-name="ce13" office:value-type="float" office:value="0.989861751152074" calcext:value-type="float">
            <text:p>0.99</text:p>
          </table:table-cell>
          <table:table-cell table:style-name="ce13" office:value-type="float" office:value="0.925046554934823" calcext:value-type="float">
            <text:p>0.93</text:p>
          </table:table-cell>
          <table:table-cell table:style-name="ce13" office:value-type="float" office:value="0.915668202764977" calcext:value-type="float">
            <text:p>0.92</text:p>
          </table:table-cell>
          <table:table-cell table:style-name="ce13" office:value-type="float" office:value="0.506060606060606" calcext:value-type="float">
            <text:p>0.51</text:p>
          </table:table-cell>
          <table:table-cell table:style-name="ce13" office:value-type="float" office:value="0.487878787878788" calcext:value-type="float">
            <text:p>0.49</text:p>
          </table:table-cell>
          <table:table-cell table:style-name="ce13" office:value-type="float" office:value="0.0466589861751152" calcext:value-type="float">
            <text:p>0.0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400" calcext:value-type="float">
            <text:p>8400</text:p>
          </table:table-cell>
          <table:table-cell table:style-name="ce13" office:value-type="float" office:value="1.03901601830664" calcext:value-type="float">
            <text:p>1.04</text:p>
          </table:table-cell>
          <table:table-cell table:style-name="ce13" office:value-type="float" office:value="0.923907058693976" calcext:value-type="float">
            <text:p>0.92</text:p>
          </table:table-cell>
          <table:table-cell table:style-name="ce13" office:value-type="float" office:value="0.959954233409611" calcext:value-type="float">
            <text:p>0.96</text:p>
          </table:table-cell>
          <table:table-cell table:style-name="ce13" office:value-type="float" office:value="0.473015873015873" calcext:value-type="float">
            <text:p>0.47</text:p>
          </table:table-cell>
          <table:table-cell table:style-name="ce13" office:value-type="float" office:value="0.548412698412698" calcext:value-type="float">
            <text:p>0.55</text:p>
          </table:table-cell>
          <table:table-cell table:style-name="ce13" office:value-type="float" office:value="0.0034324942791762" calcext:value-type="float">
            <text:p>0.00</text:p>
          </table:table-cell>
          <table:table-cell table:style-name="ce15"/>
          <table:table-cell table:number-columns-repeated="1015"/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table:style-name="ce13" office:value-type="float" office:value="1.07025171624714" calcext:value-type="float">
            <text:p>1.07</text:p>
          </table:table-cell>
          <table:table-cell table:style-name="ce13" office:value-type="float" office:value="0.914475090870216" calcext:value-type="float">
            <text:p>0.91</text:p>
          </table:table-cell>
          <table:table-cell table:style-name="ce13" office:value-type="float" office:value="0.978718535469108" calcext:value-type="float">
            <text:p>0.98</text:p>
          </table:table-cell>
          <table:table-cell table:style-name="ce13" office:value-type="float" office:value="0.388888888888889" calcext:value-type="float">
            <text:p>0.39</text:p>
          </table:table-cell>
          <table:table-cell table:style-name="ce13" office:value-type="float" office:value="0.634920634920635" calcext:value-type="float">
            <text:p>0.63</text:p>
          </table:table-cell>
          <table:table-cell table:style-name="ce13" office:value-type="float" office:value="0.0005720823798627" calcext:value-type="float">
            <text:p>0.00</text:p>
          </table:table-cell>
          <table:table-cell table:style-name="ce15"/>
          <table:table-cell table:number-columns-repeated="1015"/>
        </table:table-row>
        <table:table-row table:style-name="ro1">
          <table:table-cell/>
          <table:table-cell office:value-type="float" office:value="8600" calcext:value-type="float">
            <text:p>8600</text:p>
          </table:table-cell>
          <table:table-cell table:style-name="ce13" office:value-type="float" office:value="1.0717067583047" calcext:value-type="float">
            <text:p>1.07</text:p>
          </table:table-cell>
          <table:table-cell table:style-name="ce13" office:value-type="float" office:value="0.908721675929885" calcext:value-type="float">
            <text:p>0.91</text:p>
          </table:table-cell>
          <table:table-cell table:style-name="ce13" office:value-type="float" office:value="0.973883161512027" calcext:value-type="float">
            <text:p>0.97</text:p>
          </table:table-cell>
          <table:table-cell table:style-name="ce13" office:value-type="float" office:value="0.37007874015748" calcext:value-type="float">
            <text:p>0.37</text:p>
          </table:table-cell>
          <table:table-cell table:style-name="ce13" office:value-type="float" office:value="0.67244094488189" calcext:value-type="float">
            <text:p>0.67</text:p>
          </table:table-cell>
          <table:table-cell table:style-name="ce13" office:value-type="float" office:value="0.00011454753722795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700" calcext:value-type="float">
            <text:p>8700</text:p>
          </table:table-cell>
          <table:table-cell table:style-name="ce13" office:value-type="float" office:value="1.09073226544622" calcext:value-type="float">
            <text:p>1.09</text:p>
          </table:table-cell>
          <table:table-cell table:style-name="ce13" office:value-type="float" office:value="0.891639567817056" calcext:value-type="float">
            <text:p>0.89</text:p>
          </table:table-cell>
          <table:table-cell table:style-name="ce13" office:value-type="float" office:value="0.97254004576659" calcext:value-type="float">
            <text:p>0.97</text:p>
          </table:table-cell>
          <table:table-cell table:style-name="ce13" office:value-type="float" office:value="0.192857142857143" calcext:value-type="float">
            <text:p>0.19</text:p>
          </table:table-cell>
          <table:table-cell table:style-name="ce13" office:value-type="float" office:value="0.81984126984127" calcext:value-type="float">
            <text:p>0.82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style-name="ce13" office:value-type="float" office:value="1.09977142857143" calcext:value-type="float">
            <text:p>1.10</text:p>
          </table:table-cell>
          <table:table-cell table:style-name="ce13" office:value-type="float" office:value="0.876545775745609" calcext:value-type="float">
            <text:p>0.88</text:p>
          </table:table-cell>
          <table:table-cell table:style-name="ce13" office:value-type="float" office:value="0.964" calcext:value-type="float">
            <text:p>0.96</text:p>
          </table:table-cell>
          <table:table-cell table:style-name="ce13" office:value-type="float" office:value="0.076" calcext:value-type="float">
            <text:p>0.08</text:p>
          </table:table-cell>
          <table:table-cell table:style-name="ce13" office:value-type="float" office:value="0.9504" calcext:value-type="float">
            <text:p>0.95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3" table:number-columns-repeated="6"/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75 u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 (eV)</text:p>
          </table:table-cell>
          <table:table-cell table:style-name="ce14" office:value-type="string" calcext:value-type="string">
            <text:p>variable</text:p>
          </table:table-cell>
          <table:table-cell office:value-type="string" calcext:value-type="string">
            <text:p>50e- + 50eV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0 (eV)</text:p>
          </table:table-cell>
          <table:table-cell table:style-name="ce14" office:value-type="float" office:value="7999.40126518397" calcext:value-type="float">
            <text:p>7999.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1 (eV)</text:p>
          </table:table-cell>
          <table:table-cell table:style-name="ce14" office:value-type="float" office:value="8855.94976511085" calcext:value-type="float">
            <text:p>8855.9</text:p>
          </table:table-cell>
          <table:table-cell/>
          <table:table-cell office:value-type="string" calcext:value-type="string">
            <text:p>opt th1</text:p>
          </table:table-cell>
          <table:table-cell office:value-type="float" office:value="8500" calcext:value-type="float">
            <text:p>85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r0</text:p>
          </table:table-cell>
          <table:table-cell table:formula="of:=[.C24]/2" office:value-type="float" office:value="3999.70063259199" calcext:value-type="float">
            <text:p>3999.7006325919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 (e-)</text:p>
          </table:table-cell>
          <table:table-cell office:value-type="string" calcext:value-type="string">
            <text:p>count0</text:p>
          </table:table-cell>
          <table:table-cell office:value-type="string" calcext:value-type="string">
            <text:p>corr_counts</text:p>
          </table:table-cell>
          <table:table-cell office:value-type="string" calcext:value-type="string">
            <text:p>ka_corr</text:p>
          </table:table-cell>
          <table:table-cell office:value-type="string" calcext:value-type="string">
            <text:p>kb_corr</text:p>
          </table:table-cell>
          <table:table-cell office:value-type="string" calcext:value-type="string">
            <text:p>kb_as_ka</text:p>
          </table:table-cell>
          <table:table-cell office:value-type="string" calcext:value-type="string">
            <text:p>ka_as_kb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13" office:value-type="float" office:value="1.0707622298066" calcext:value-type="float">
            <text:p>1.07</text:p>
          </table:table-cell>
          <table:table-cell table:style-name="ce13" office:value-type="float" office:value="0.906502337441564" calcext:value-type="float">
            <text:p>0.91</text:p>
          </table:table-cell>
          <table:table-cell table:style-name="ce13" office:value-type="float" office:value="0.970648464163823" calcext:value-type="float">
            <text:p>0.97</text:p>
          </table:table-cell>
          <table:table-cell table:style-name="ce13" office:value-type="float" office:value="0.29504132231405" calcext:value-type="float">
            <text:p>0.30</text:p>
          </table:table-cell>
          <table:table-cell table:style-name="ce13" office:value-type="float" office:value="0.727272727272727" calcext:value-type="float">
            <text:p>0.73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13" office:value-type="float" office:value="1.04313280363224" calcext:value-type="float">
            <text:p>1.04</text:p>
          </table:table-cell>
          <table:table-cell table:style-name="ce13" office:value-type="float" office:value="0.917519042437432" calcext:value-type="float">
            <text:p>0.92</text:p>
          </table:table-cell>
          <table:table-cell table:style-name="ce13" office:value-type="float" office:value="0.957094211123723" calcext:value-type="float">
            <text:p>0.96</text:p>
          </table:table-cell>
          <table:table-cell table:style-name="ce13" office:value-type="float" office:value="0.374789915966387" calcext:value-type="float">
            <text:p>0.37</text:p>
          </table:table-cell>
          <table:table-cell table:style-name="ce13" office:value-type="float" office:value="0.636974789915966" calcext:value-type="float">
            <text:p>0.64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ce13" office:value-type="float" office:value="1.07025171624714" calcext:value-type="float">
            <text:p>1.07</text:p>
          </table:table-cell>
          <table:table-cell table:style-name="ce13" office:value-type="float" office:value="0.914475090870216" calcext:value-type="float">
            <text:p>0.91</text:p>
          </table:table-cell>
          <table:table-cell table:style-name="ce13" office:value-type="float" office:value="0.978718535469108" calcext:value-type="float">
            <text:p>0.98</text:p>
          </table:table-cell>
          <table:table-cell table:style-name="ce13" office:value-type="float" office:value="0.388888888888889" calcext:value-type="float">
            <text:p>0.39</text:p>
          </table:table-cell>
          <table:table-cell table:style-name="ce13" office:value-type="float" office:value="0.634920634920635" calcext:value-type="float">
            <text:p>0.63</text:p>
          </table:table-cell>
          <table:table-cell table:style-name="ce13" office:value-type="float" office:value="0.0005720823798627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13" office:value-type="float" office:value="1.04446978335234" calcext:value-type="float">
            <text:p>1.04</text:p>
          </table:table-cell>
          <table:table-cell table:style-name="ce13" office:value-type="float" office:value="0.925" calcext:value-type="float">
            <text:p>0.93</text:p>
          </table:table-cell>
          <table:table-cell table:style-name="ce13" office:value-type="float" office:value="0.966134549600912" calcext:value-type="float">
            <text:p>0.97</text:p>
          </table:table-cell>
          <table:table-cell table:style-name="ce13" office:value-type="float" office:value="0.486178861788618" calcext:value-type="float">
            <text:p>0.49</text:p>
          </table:table-cell>
          <table:table-cell table:style-name="ce13" office:value-type="float" office:value="0.558536585365854" calcext:value-type="float">
            <text:p>0.56</text:p>
          </table:table-cell>
          <table:table-cell table:style-name="ce13" office:value-type="float" office:value="0.00467502850627138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13" office:value-type="float" office:value="1.03269447576099" calcext:value-type="float">
            <text:p>1.03</text:p>
          </table:table-cell>
          <table:table-cell table:style-name="ce13" office:value-type="float" office:value="0.925873362445415" calcext:value-type="float">
            <text:p>0.93</text:p>
          </table:table-cell>
          <table:table-cell table:style-name="ce13" office:value-type="float" office:value="0.956144306651635" calcext:value-type="float">
            <text:p>0.96</text:p>
          </table:table-cell>
          <table:table-cell table:style-name="ce13" office:value-type="float" office:value="0.36283185840708" calcext:value-type="float">
            <text:p>0.36</text:p>
          </table:table-cell>
          <table:table-cell table:style-name="ce13" office:value-type="float" office:value="0.600884955752212" calcext:value-type="float">
            <text:p>0.60</text:p>
          </table:table-cell>
          <table:table-cell table:style-name="ce13" office:value-type="float" office:value="0.0107102593010147" calcext:value-type="float">
            <text:p>0.0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13" office:value-type="float" office:value="1.0369441277081" calcext:value-type="float">
            <text:p>1.04</text:p>
          </table:table-cell>
          <table:table-cell table:style-name="ce13" office:value-type="float" office:value="0.913129535957774" calcext:value-type="float">
            <text:p>0.91</text:p>
          </table:table-cell>
          <table:table-cell table:style-name="ce13" office:value-type="float" office:value="0.946864310148233" calcext:value-type="float">
            <text:p>0.95</text:p>
          </table:table-cell>
          <table:table-cell table:style-name="ce13" office:value-type="float" office:value="0.355284552845528" calcext:value-type="float">
            <text:p>0.36</text:p>
          </table:table-cell>
          <table:table-cell table:style-name="ce13" office:value-type="float" office:value="0.642276422764228" calcext:value-type="float">
            <text:p>0.64</text:p>
          </table:table-cell>
          <table:table-cell table:style-name="ce13" office:value-type="float" office:value="0.019612314709236" calcext:value-type="float">
            <text:p>0.02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3" table:number-columns-repeated="6"/>
          <table:table-cell table:number-columns-repeated="1016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 (eV)</text:p>
          </table:table-cell>
          <table:table-cell table:style-name="ce14" office:value-type="float" office:value="169.540555620182" calcext:value-type="float">
            <text:p>169.5</text:p>
          </table:table-cell>
          <table:table-cell office:value-type="string" calcext:value-type="string">
            <text:p>50e- + 50eV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0 (eV)</text:p>
          </table:table-cell>
          <table:table-cell table:style-name="ce14" office:value-type="float" office:value="7999.40126518397" calcext:value-type="float">
            <text:p>7999.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1 (eV)</text:p>
          </table:table-cell>
          <table:table-cell table:style-name="ce14" office:value-type="float" office:value="8855.94976511085" calcext:value-type="float">
            <text:p>8855.9</text:p>
          </table:table-cell>
          <table:table-cell/>
          <table:table-cell office:value-type="string" calcext:value-type="string">
            <text:p>opt th1</text:p>
          </table:table-cell>
          <table:table-cell office:value-type="float" office:value="8500" calcext:value-type="float">
            <text:p>85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r0</text:p>
          </table:table-cell>
          <table:table-cell table:formula="of:=[.C47]/2" office:value-type="float" office:value="3999.70063259199" calcext:value-type="float">
            <text:p>3999.7006325919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p (um)</text:p>
          </table:table-cell>
          <table:table-cell office:value-type="string" calcext:value-type="string">
            <text:p>count0</text:p>
          </table:table-cell>
          <table:table-cell office:value-type="string" calcext:value-type="string">
            <text:p>corr_counts</text:p>
          </table:table-cell>
          <table:table-cell office:value-type="string" calcext:value-type="string">
            <text:p>ka_corr</text:p>
          </table:table-cell>
          <table:table-cell office:value-type="string" calcext:value-type="string">
            <text:p>kb_corr</text:p>
          </table:table-cell>
          <table:table-cell office:value-type="string" calcext:value-type="string">
            <text:p>kb_as_ka</text:p>
          </table:table-cell>
          <table:table-cell office:value-type="string" calcext:value-type="string">
            <text:p>ka_as_kb</text:p>
          </table:table-cell>
          <table:table-cell table:number-columns-repeated="1016"/>
        </table:table-row>
        <table:table-row table:style-name="ro1">
          <table:table-cell/>
          <table:table-cell table:style-name="ce13" office:value-type="float" office:value="75" calcext:value-type="float">
            <text:p>75.00</text:p>
          </table:table-cell>
          <table:table-cell table:style-name="ce13" office:value-type="float" office:value="1.07025171624714" calcext:value-type="float">
            <text:p>1.07</text:p>
          </table:table-cell>
          <table:table-cell table:style-name="ce13" office:value-type="float" office:value="0.914475090870216" calcext:value-type="float">
            <text:p>0.91</text:p>
          </table:table-cell>
          <table:table-cell table:style-name="ce13" office:value-type="float" office:value="0.978718535469108" calcext:value-type="float">
            <text:p>0.98</text:p>
          </table:table-cell>
          <table:table-cell table:style-name="ce13" office:value-type="float" office:value="0.388888888888889" calcext:value-type="float">
            <text:p>0.39</text:p>
          </table:table-cell>
          <table:table-cell table:style-name="ce13" office:value-type="float" office:value="0.634920634920635" calcext:value-type="float">
            <text:p>0.63</text:p>
          </table:table-cell>
          <table:table-cell table:style-name="ce13" office:value-type="float" office:value="0.0005720823798627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table:style-name="ce13" office:value-type="float" office:value="100" calcext:value-type="float">
            <text:p>100.00</text:p>
          </table:table-cell>
          <table:table-cell table:style-name="ce13" office:value-type="float" office:value="1.06623831775701" calcext:value-type="float">
            <text:p>1.07</text:p>
          </table:table-cell>
          <table:table-cell table:style-name="ce13" office:value-type="float" office:value="0.914648844088967" calcext:value-type="float">
            <text:p>0.91</text:p>
          </table:table-cell>
          <table:table-cell table:style-name="ce13" office:value-type="float" office:value="0.975233644859813" calcext:value-type="float">
            <text:p>0.98</text:p>
          </table:table-cell>
          <table:table-cell table:style-name="ce13" office:value-type="float" office:value="0.501388888888889" calcext:value-type="float">
            <text:p>0.50</text:p>
          </table:table-cell>
          <table:table-cell table:style-name="ce13" office:value-type="float" office:value="0.540972222222222" calcext:value-type="float">
            <text:p>0.54</text:p>
          </table:table-cell>
          <table:table-cell table:style-name="ce13" office:value-type="float" office:value="0.00280373831775701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table:style-name="ce13" office:value-type="float" office:value="150" calcext:value-type="float">
            <text:p>150.00</text:p>
          </table:table-cell>
          <table:table-cell table:style-name="ce13" office:value-type="float" office:value="1.03634336677815" calcext:value-type="float">
            <text:p>1.04</text:p>
          </table:table-cell>
          <table:table-cell table:style-name="ce13" office:value-type="float" office:value="0.945545632759747" calcext:value-type="float">
            <text:p>0.95</text:p>
          </table:table-cell>
          <table:table-cell table:style-name="ce13" office:value-type="float" office:value="0.988851727982163" calcext:value-type="float">
            <text:p>0.99</text:p>
          </table:table-cell>
          <table:table-cell table:style-name="ce13" office:value-type="float" office:value="0.602912621359223" calcext:value-type="float">
            <text:p>0.60</text:p>
          </table:table-cell>
          <table:table-cell table:style-name="ce13" office:value-type="float" office:value="0.413592233009709" calcext:value-type="float">
            <text:p>0.41</text:p>
          </table:table-cell>
          <table:table-cell table:style-name="ce13" office:value-type="float" office:value="0.00423634336677815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table:style-name="ce13" office:value-type="float" office:value="175" calcext:value-type="float">
            <text:p>175.00</text:p>
          </table:table-cell>
          <table:table-cell table:style-name="ce13" office:value-type="float" office:value="1.02316258351893" calcext:value-type="float">
            <text:p>1.02</text:p>
          </table:table-cell>
          <table:table-cell table:style-name="ce13" office:value-type="float" office:value="0.964627775359164" calcext:value-type="float">
            <text:p>0.96</text:p>
          </table:table-cell>
          <table:table-cell table:style-name="ce13" office:value-type="float" office:value="0.986971046770601" calcext:value-type="float">
            <text:p>0.99</text:p>
          </table:table-cell>
          <table:table-cell table:style-name="ce13" office:value-type="float" office:value="0.7" calcext:value-type="float">
            <text:p>0.70</text:p>
          </table:table-cell>
          <table:table-cell table:style-name="ce13" office:value-type="float" office:value="0.318627450980392" calcext:value-type="float">
            <text:p>0.32</text:p>
          </table:table-cell>
          <table:table-cell table:style-name="ce13" office:value-type="float" office:value="0.00556792873051225" calcext:value-type="float">
            <text:p>0.01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75 u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 (eV)</text:p>
          </table:table-cell>
          <table:table-cell table:style-name="ce14" office:value-type="string" calcext:value-type="string">
            <text:p>variable</text:p>
          </table:table-cell>
          <table:table-cell office:value-type="string" calcext:value-type="string">
            <text:p>50e- + 50eV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0 (eV)</text:p>
          </table:table-cell>
          <table:table-cell table:style-name="ce14" office:value-type="float" office:value="7999.40126518397" calcext:value-type="float">
            <text:p>7999.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1 (eV)</text:p>
          </table:table-cell>
          <table:table-cell table:style-name="ce14" office:value-type="float" office:value="8855.94976511085" calcext:value-type="float">
            <text:p>8855.9</text:p>
          </table:table-cell>
          <table:table-cell/>
          <table:table-cell office:value-type="string" calcext:value-type="string">
            <text:p>opt th1</text:p>
          </table:table-cell>
          <table:table-cell office:value-type="float" office:value="8500" calcext:value-type="float">
            <text:p>85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r0</text:p>
          </table:table-cell>
          <table:table-cell table:formula="of:=[.C62]/2" office:value-type="float" office:value="3999.70063259199" calcext:value-type="float">
            <text:p>3999.7006325919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 (e-)</text:p>
          </table:table-cell>
          <table:table-cell office:value-type="string" calcext:value-type="string">
            <text:p>count0</text:p>
          </table:table-cell>
          <table:table-cell office:value-type="string" calcext:value-type="string">
            <text:p>corr_counts</text:p>
          </table:table-cell>
          <table:table-cell office:value-type="string" calcext:value-type="string">
            <text:p>ka_corr</text:p>
          </table:table-cell>
          <table:table-cell office:value-type="string" calcext:value-type="string">
            <text:p>kb_corr</text:p>
          </table:table-cell>
          <table:table-cell office:value-type="string" calcext:value-type="string">
            <text:p>kb_as_ka</text:p>
          </table:table-cell>
          <table:table-cell office:value-type="string" calcext:value-type="string">
            <text:p>ka_as_kb</text:p>
          </table:table-cell>
          <table:table-cell table:number-columns-repeated="1016"/>
        </table:table-row>
        <table:table-row table:style-name="ro1">
          <table:table-cell table:formula="of:=[.B68]*3.6"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table:style-name="ce13" office:value-type="float" office:value="1.04298745724059" calcext:value-type="float">
            <text:p>1.04</text:p>
          </table:table-cell>
          <table:table-cell table:style-name="ce13" office:value-type="float" office:value="0.955613862468569" calcext:value-type="float">
            <text:p>0.96</text:p>
          </table:table-cell>
          <table:table-cell table:style-name="ce13" office:value-type="float" office:value="0.996693272519954" calcext:value-type="float">
            <text:p>1.00</text:p>
          </table:table-cell>
          <table:table-cell table:style-name="ce13" office:value-type="float" office:value="0.678861788617886" calcext:value-type="float">
            <text:p>0.68</text:p>
          </table:table-cell>
          <table:table-cell table:style-name="ce13" office:value-type="float" office:value="0.330081300813008" calcext:value-type="float">
            <text:p>0.33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table:formula="of:=[.B69]*3.6"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 table:style-name="ce13" office:value-type="float" office:value="1.03431151241535" calcext:value-type="float">
            <text:p>1.03</text:p>
          </table:table-cell>
          <table:table-cell table:style-name="ce13" office:value-type="float" office:value="0.962134439109559" calcext:value-type="float">
            <text:p>0.96</text:p>
          </table:table-cell>
          <table:table-cell table:style-name="ce13" office:value-type="float" office:value="0.995146726862302" calcext:value-type="float">
            <text:p>1.00</text:p>
          </table:table-cell>
          <table:table-cell table:style-name="ce13" office:value-type="float" office:value="0.683333333333333" calcext:value-type="float">
            <text:p>0.68</text:p>
          </table:table-cell>
          <table:table-cell table:style-name="ce13" office:value-type="float" office:value="0.304385964912281" calcext:value-type="float">
            <text:p>0.30</text:p>
          </table:table-cell>
          <table:table-cell table:style-name="ce13" office:value-type="float" office:value="0.000112866817155756" calcext:value-type="float">
            <text:p>0.00</text:p>
          </table:table-cell>
          <table:table-cell table:number-columns-repeated="1016"/>
        </table:table-row>
        <table:table-row table:style-name="ro1">
          <table:table-cell table:formula="of:=[.B70]*3.6" office:value-type="float" office:value="162" calcext:value-type="float">
            <text:p>162</text:p>
          </table:table-cell>
          <table:table-cell office:value-type="float" office:value="45" calcext:value-type="float">
            <text:p>45</text:p>
          </table:table-cell>
          <table:table-cell table:style-name="ce13" office:value-type="float" office:value="1.03231292517007" calcext:value-type="float">
            <text:p>1.03</text:p>
          </table:table-cell>
          <table:table-cell table:style-name="ce13" office:value-type="float" office:value="0.956829826665213" calcext:value-type="float">
            <text:p>0.96</text:p>
          </table:table-cell>
          <table:table-cell table:style-name="ce13" office:value-type="float" office:value="0.987414965986395" calcext:value-type="float">
            <text:p>0.99</text:p>
          </table:table-cell>
          <table:table-cell table:style-name="ce13" office:value-type="float" office:value="0.666949152542373" calcext:value-type="float">
            <text:p>0.67</text:p>
          </table:table-cell>
          <table:table-cell table:style-name="ce13" office:value-type="float" office:value="0.350442477876106" calcext:value-type="float">
            <text:p>0.35</text:p>
          </table:table-cell>
          <table:table-cell table:style-name="ce13" office:value-type="float" office:value="0.00338218714768884" calcext:value-type="float">
            <text:p>0.00</text:p>
          </table:table-cell>
          <table:table-cell table:number-columns-repeated="1016"/>
        </table:table-row>
        <table:table-row table:style-name="ro1">
          <table:table-cell table:formula="of:=[.B71]*3.6"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style-name="ce13" office:value-type="float" office:value="1.03634336677815" calcext:value-type="float">
            <text:p>1.04</text:p>
          </table:table-cell>
          <table:table-cell table:style-name="ce13" office:value-type="float" office:value="0.945545632759747" calcext:value-type="float">
            <text:p>0.95</text:p>
          </table:table-cell>
          <table:table-cell table:style-name="ce13" office:value-type="float" office:value="0.988851727982163" calcext:value-type="float">
            <text:p>0.99</text:p>
          </table:table-cell>
          <table:table-cell table:style-name="ce13" office:value-type="float" office:value="0.63695652173913" calcext:value-type="float">
            <text:p>0.64</text:p>
          </table:table-cell>
          <table:table-cell table:style-name="ce13" office:value-type="float" office:value="0.413592233009709" calcext:value-type="float">
            <text:p>0.41</text:p>
          </table:table-cell>
          <table:table-cell table:style-name="ce13" office:value-type="float" office:value="0.00423634336677815" calcext:value-type="float">
            <text:p>0.00</text:p>
          </table:table-cell>
          <table:table-cell table:number-columns-repeated="1016"/>
        </table:table-row>
        <table:table-row table:style-name="ro1">
          <table:table-cell table:formula="of:=[.B72]*3.6" office:value-type="float" office:value="216" calcext:value-type="float">
            <text:p>216</text:p>
          </table:table-cell>
          <table:table-cell office:value-type="float" office:value="60" calcext:value-type="float">
            <text:p>60</text:p>
          </table:table-cell>
          <table:table-cell table:style-name="ce13" office:value-type="float" office:value="1.02901023890785" calcext:value-type="float">
            <text:p>1.03</text:p>
          </table:table-cell>
          <table:table-cell table:style-name="ce13" office:value-type="float" office:value="0.950248756218906" calcext:value-type="float">
            <text:p>0.95</text:p>
          </table:table-cell>
          <table:table-cell table:style-name="ce13" office:value-type="float" office:value="0.977815699658703" calcext:value-type="float">
            <text:p>0.98</text:p>
          </table:table-cell>
          <table:table-cell table:style-name="ce13" office:value-type="float" office:value="0.655371900826446" calcext:value-type="float">
            <text:p>0.66</text:p>
          </table:table-cell>
          <table:table-cell table:style-name="ce13" office:value-type="float" office:value="0.371900826446281" calcext:value-type="float">
            <text:p>0.37</text:p>
          </table:table-cell>
          <table:table-cell table:style-name="ce13" office:value-type="float" office:value="0.0119453924914676" calcext:value-type="float">
            <text:p>0.01</text:p>
          </table:table-cell>
          <table:table-cell table:number-columns-repeated="1016"/>
        </table:table-row>
        <table:table-row table:style-name="ro1">
          <table:table-cell table:formula="of:=[.B73]*3.6"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table:style-name="ce13" office:value-type="float" office:value="1.02519774011299" calcext:value-type="float">
            <text:p>1.03</text:p>
          </table:table-cell>
          <table:table-cell table:style-name="ce13" office:value-type="float" office:value="0.946434475917557" calcext:value-type="float">
            <text:p>0.95</text:p>
          </table:table-cell>
          <table:table-cell table:style-name="ce13" office:value-type="float" office:value="0.970282485875706" calcext:value-type="float">
            <text:p>0.97</text:p>
          </table:table-cell>
          <table:table-cell table:style-name="ce13" office:value-type="float" office:value="0.599130434782609" calcext:value-type="float">
            <text:p>0.60</text:p>
          </table:table-cell>
          <table:table-cell table:style-name="ce13" office:value-type="float" office:value="0.422608695652174" calcext:value-type="float">
            <text:p>0.42</text:p>
          </table:table-cell>
          <table:table-cell table:style-name="ce13" office:value-type="float" office:value="0.0214689265536723" calcext:value-type="float">
            <text:p>0.02</text:p>
          </table:table-cell>
          <table:table-cell table:number-columns-repeated="1016"/>
        </table:table-row>
        <table:table-row table:style-name="ro1">
          <table:table-cell table:formula="of:=[.B74]*3.6" office:value-type="float" office:value="324" calcext:value-type="float">
            <text:p>324</text:p>
          </table:table-cell>
          <table:table-cell office:value-type="float" office:value="90" calcext:value-type="float">
            <text:p>90</text:p>
          </table:table-cell>
          <table:table-cell office:value-type="float" office:value="0.988801791713326" calcext:value-type="float">
            <text:p>0.988801791713326</text:p>
          </table:table-cell>
          <table:table-cell office:value-type="float" office:value="0.952548131370329" calcext:value-type="float">
            <text:p>0.952548131370329</text:p>
          </table:table-cell>
          <table:table-cell office:value-type="float" office:value="0.941881298992161" calcext:value-type="float">
            <text:p>0.941881298992161</text:p>
          </table:table-cell>
          <table:table-cell office:value-type="float" office:value="0.629906542056075" calcext:value-type="float">
            <text:p>0.629906542056075</text:p>
          </table:table-cell>
          <table:table-cell office:value-type="float" office:value="0.391588785046729" calcext:value-type="float">
            <text:p>0.391588785046729</text:p>
          </table:table-cell>
          <table:table-cell office:value-type="float" office:value="0.0513997760358343" calcext:value-type="float">
            <text:p>0.0513997760358343</text:p>
          </table:table-cell>
          <table:table-cell table:number-columns-repeated="1016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lot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75u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50*3.6+5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h1 85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ount0</text:p>
          </table:table-cell>
          <table:table-cell office:value-type="string" calcext:value-type="string">
            <text:p>corr_counts</text:p>
          </table:table-cell>
          <table:table-cell office:value-type="string" calcext:value-type="string">
            <text:p>ka_corr</text:p>
          </table:table-cell>
          <table:table-cell office:value-type="string" calcext:value-type="string">
            <text:p>kb_corr</text:p>
          </table:table-cell>
          <table:table-cell office:value-type="string" calcext:value-type="string">
            <text:p>kb_as_ka</text:p>
          </table:table-cell>
          <table:table-cell office:value-type="string" calcext:value-type="string">
            <text:p>ka_as_kb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75 um</text:p>
          </table:table-cell>
          <table:table-cell table:style-name="ce13" office:value-type="float" office:value="1.04153318077803" calcext:value-type="float">
            <text:p>1.04</text:p>
          </table:table-cell>
          <table:table-cell table:style-name="ce13" office:value-type="float" office:value="0.906953751510491" calcext:value-type="float">
            <text:p>0.91</text:p>
          </table:table-cell>
          <table:table-cell table:style-name="ce13" office:value-type="float" office:value="0.944622425629291" calcext:value-type="float">
            <text:p>0.94</text:p>
          </table:table-cell>
          <table:table-cell table:style-name="ce13" office:value-type="float" office:value="0.358730158730159" calcext:value-type="float">
            <text:p>0.36</text:p>
          </table:table-cell>
          <table:table-cell table:style-name="ce13" office:value-type="float" office:value="0.672222222222222" calcext:value-type="float">
            <text:p>0.67</text:p>
          </table:table-cell>
          <table:table-cell table:style-name="ce13" office:value-type="float" office:value="0.022883295194508" calcext:value-type="float">
            <text:p>0.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50 um</text:p>
          </table:table-cell>
          <table:table-cell table:style-name="ce13" office:value-type="float" office:value="1.03416009019166" calcext:value-type="float">
            <text:p>1.03</text:p>
          </table:table-cell>
          <table:table-cell table:style-name="ce13" office:value-type="float" office:value="0.956829826665213" calcext:value-type="float">
            <text:p>0.96</text:p>
          </table:table-cell>
          <table:table-cell table:style-name="ce13" office:value-type="float" office:value="0.989515219842165" calcext:value-type="float">
            <text:p>0.99</text:p>
          </table:table-cell>
          <table:table-cell table:style-name="ce13" office:value-type="float" office:value="0.653097345132743" calcext:value-type="float">
            <text:p>0.65</text:p>
          </table:table-cell>
          <table:table-cell table:style-name="ce13" office:value-type="float" office:value="0.350442477876106" calcext:value-type="float">
            <text:p>0.35</text:p>
          </table:table-cell>
          <table:table-cell table:style-name="ce13" office:value-type="float" office:value="0.00338218714768884" calcext:value-type="float">
            <text:p>0.00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pper" table:style-name="ta1">
        <table:shapes>
          <draw:frame draw:z-index="0" draw:style-name="gr1" draw:text-style-name="P1" svg:width="15.999cm" svg:height="8.999cm" svg:x="8.389cm" svg:y="0.526cm">
            <draw:object draw:notify-on-update-of-ranges="Copper.A2:Copper.A200 Copper.B2:Copper.B20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0.000075" calcext:value-type="float">
            <text:p>7.5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25" calcext:value-type="float">
            <text:p>0.000225</text:p>
          </table:table-cell>
          <table:table-cell office:value-type="float" office:value="1.33146" calcext:value-type="float">
            <text:p>1.33146</text:p>
          </table:table-cell>
        </table:table-row>
        <table:table-row table:style-name="ro1">
          <table:table-cell office:value-type="float" office:value="0.000375" calcext:value-type="float">
            <text:p>0.000375</text:p>
          </table:table-cell>
          <table:table-cell office:value-type="float" office:value="6.57068" calcext:value-type="float">
            <text:p>6.57068</text:p>
          </table:table-cell>
        </table:table-row>
        <table:table-row table:style-name="ro1">
          <table:table-cell office:value-type="float" office:value="0.000525" calcext:value-type="float">
            <text:p>0.000525</text:p>
          </table:table-cell>
          <table:table-cell office:value-type="float" office:value="6.29324" calcext:value-type="float">
            <text:p>6.29324</text:p>
          </table:table-cell>
        </table:table-row>
        <table:table-row table:style-name="ro1">
          <table:table-cell office:value-type="float" office:value="0.000675" calcext:value-type="float">
            <text:p>0.000675</text:p>
          </table:table-cell>
          <table:table-cell office:value-type="float" office:value="11.7812" calcext:value-type="float">
            <text:p>11.7812</text:p>
          </table:table-cell>
        </table:table-row>
        <table:table-row table:style-name="ro1">
          <table:table-cell office:value-type="float" office:value="0.000825" calcext:value-type="float">
            <text:p>0.000825</text:p>
          </table:table-cell>
          <table:table-cell office:value-type="float" office:value="14.9174" calcext:value-type="float">
            <text:p>14.9174</text:p>
          </table:table-cell>
        </table:table-row>
        <table:table-row table:style-name="ro1">
          <table:table-cell office:value-type="float" office:value="0.000975" calcext:value-type="float">
            <text:p>0.000975</text:p>
          </table:table-cell>
          <table:table-cell office:value-type="float" office:value="5.78323" calcext:value-type="float">
            <text:p>5.78323</text:p>
          </table:table-cell>
        </table:table-row>
        <table:table-row table:style-name="ro1">
          <table:table-cell office:value-type="float" office:value="0.001125" calcext:value-type="float">
            <text:p>0.001125</text:p>
          </table:table-cell>
          <table:table-cell office:value-type="float" office:value="2.53436" calcext:value-type="float">
            <text:p>2.53436</text:p>
          </table:table-cell>
        </table:table-row>
        <table:table-row table:style-name="ro1">
          <table:table-cell office:value-type="float" office:value="0.001275" calcext:value-type="float">
            <text:p>0.001275</text:p>
          </table:table-cell>
          <table:table-cell office:value-type="float" office:value="2.64052" calcext:value-type="float">
            <text:p>2.64052</text:p>
          </table:table-cell>
        </table:table-row>
        <table:table-row table:style-name="ro1">
          <table:table-cell office:value-type="float" office:value="0.001425" calcext:value-type="float">
            <text:p>0.001425</text:p>
          </table:table-cell>
          <table:table-cell office:value-type="float" office:value="4.20797" calcext:value-type="float">
            <text:p>4.20797</text:p>
          </table:table-cell>
        </table:table-row>
        <table:table-row table:style-name="ro1">
          <table:table-cell office:value-type="float" office:value="0.001575" calcext:value-type="float">
            <text:p>0.001575</text:p>
          </table:table-cell>
          <table:table-cell office:value-type="float" office:value="4.58088" calcext:value-type="float">
            <text:p>4.58088</text:p>
          </table:table-cell>
        </table:table-row>
        <table:table-row table:style-name="ro1">
          <table:table-cell office:value-type="float" office:value="0.001725" calcext:value-type="float">
            <text:p>0.001725</text:p>
          </table:table-cell>
          <table:table-cell office:value-type="float" office:value="4.3227" calcext:value-type="float">
            <text:p>4.3227</text:p>
          </table:table-cell>
        </table:table-row>
        <table:table-row table:style-name="ro1">
          <table:table-cell office:value-type="float" office:value="0.001875" calcext:value-type="float">
            <text:p>0.001875</text:p>
          </table:table-cell>
          <table:table-cell office:value-type="float" office:value="6.33373" calcext:value-type="float">
            <text:p>6.33373</text:p>
          </table:table-cell>
        </table:table-row>
        <table:table-row table:style-name="ro1">
          <table:table-cell office:value-type="float" office:value="0.002025" calcext:value-type="float">
            <text:p>0.002025</text:p>
          </table:table-cell>
          <table:table-cell office:value-type="float" office:value="3.63479" calcext:value-type="float">
            <text:p>3.63479</text:p>
          </table:table-cell>
        </table:table-row>
        <table:table-row table:style-name="ro1">
          <table:table-cell office:value-type="float" office:value="0.002175" calcext:value-type="float">
            <text:p>0.002175</text:p>
          </table:table-cell>
          <table:table-cell office:value-type="float" office:value="7.60515" calcext:value-type="float">
            <text:p>7.60515</text:p>
          </table:table-cell>
        </table:table-row>
        <table:table-row table:style-name="ro1">
          <table:table-cell office:value-type="float" office:value="0.002325" calcext:value-type="float">
            <text:p>0.002325</text:p>
          </table:table-cell>
          <table:table-cell office:value-type="float" office:value="9.13418" calcext:value-type="float">
            <text:p>9.13418</text:p>
          </table:table-cell>
        </table:table-row>
        <table:table-row table:style-name="ro1">
          <table:table-cell office:value-type="float" office:value="0.002475" calcext:value-type="float">
            <text:p>0.002475</text:p>
          </table:table-cell>
          <table:table-cell office:value-type="float" office:value="8.34136" calcext:value-type="float">
            <text:p>8.34136</text:p>
          </table:table-cell>
        </table:table-row>
        <table:table-row table:style-name="ro1">
          <table:table-cell office:value-type="float" office:value="0.002625" calcext:value-type="float">
            <text:p>0.002625</text:p>
          </table:table-cell>
          <table:table-cell office:value-type="float" office:value="9.27041" calcext:value-type="float">
            <text:p>9.27041</text:p>
          </table:table-cell>
        </table:table-row>
        <table:table-row table:style-name="ro1">
          <table:table-cell office:value-type="float" office:value="0.002775" calcext:value-type="float">
            <text:p>0.002775</text:p>
          </table:table-cell>
          <table:table-cell office:value-type="float" office:value="8.5241" calcext:value-type="float">
            <text:p>8.5241</text:p>
          </table:table-cell>
        </table:table-row>
        <table:table-row table:style-name="ro1">
          <table:table-cell office:value-type="float" office:value="0.002925" calcext:value-type="float">
            <text:p>0.002925</text:p>
          </table:table-cell>
          <table:table-cell office:value-type="float" office:value="10.261" calcext:value-type="float">
            <text:p>10.261</text:p>
          </table:table-cell>
        </table:table-row>
        <table:table-row table:style-name="ro1">
          <table:table-cell office:value-type="float" office:value="0.003075" calcext:value-type="float">
            <text:p>0.003075</text:p>
          </table:table-cell>
          <table:table-cell office:value-type="float" office:value="10.1431" calcext:value-type="float">
            <text:p>10.1431</text:p>
          </table:table-cell>
        </table:table-row>
        <table:table-row table:style-name="ro1">
          <table:table-cell office:value-type="float" office:value="0.003225" calcext:value-type="float">
            <text:p>0.003225</text:p>
          </table:table-cell>
          <table:table-cell office:value-type="float" office:value="10.2838" calcext:value-type="float">
            <text:p>10.2838</text:p>
          </table:table-cell>
        </table:table-row>
        <table:table-row table:style-name="ro1">
          <table:table-cell office:value-type="float" office:value="0.003375" calcext:value-type="float">
            <text:p>0.003375</text:p>
          </table:table-cell>
          <table:table-cell office:value-type="float" office:value="11.0052" calcext:value-type="float">
            <text:p>11.0052</text:p>
          </table:table-cell>
        </table:table-row>
        <table:table-row table:style-name="ro1">
          <table:table-cell office:value-type="float" office:value="0.003525" calcext:value-type="float">
            <text:p>0.003525</text:p>
          </table:table-cell>
          <table:table-cell office:value-type="float" office:value="10.8099" calcext:value-type="float">
            <text:p>10.8099</text:p>
          </table:table-cell>
        </table:table-row>
        <table:table-row table:style-name="ro1">
          <table:table-cell office:value-type="float" office:value="0.003675" calcext:value-type="float">
            <text:p>0.003675</text:p>
          </table:table-cell>
          <table:table-cell office:value-type="float" office:value="10.061" calcext:value-type="float">
            <text:p>10.061</text:p>
          </table:table-cell>
        </table:table-row>
        <table:table-row table:style-name="ro1">
          <table:table-cell office:value-type="float" office:value="0.003825" calcext:value-type="float">
            <text:p>0.003825</text:p>
          </table:table-cell>
          <table:table-cell office:value-type="float" office:value="11.2973" calcext:value-type="float">
            <text:p>11.2973</text:p>
          </table:table-cell>
        </table:table-row>
        <table:table-row table:style-name="ro1">
          <table:table-cell office:value-type="float" office:value="0.003975" calcext:value-type="float">
            <text:p>0.003975</text:p>
          </table:table-cell>
          <table:table-cell office:value-type="float" office:value="10.0927" calcext:value-type="float">
            <text:p>10.0927</text:p>
          </table:table-cell>
        </table:table-row>
        <table:table-row table:style-name="ro1">
          <table:table-cell office:value-type="float" office:value="0.004125" calcext:value-type="float">
            <text:p>0.004125</text:p>
          </table:table-cell>
          <table:table-cell office:value-type="float" office:value="13.3823" calcext:value-type="float">
            <text:p>13.3823</text:p>
          </table:table-cell>
        </table:table-row>
        <table:table-row table:style-name="ro1">
          <table:table-cell office:value-type="float" office:value="0.004275" calcext:value-type="float">
            <text:p>0.004275</text:p>
          </table:table-cell>
          <table:table-cell office:value-type="float" office:value="10.078" calcext:value-type="float">
            <text:p>10.078</text:p>
          </table:table-cell>
        </table:table-row>
        <table:table-row table:style-name="ro1">
          <table:table-cell office:value-type="float" office:value="0.004425" calcext:value-type="float">
            <text:p>0.004425</text:p>
          </table:table-cell>
          <table:table-cell office:value-type="float" office:value="9.19339" calcext:value-type="float">
            <text:p>9.19339</text:p>
          </table:table-cell>
        </table:table-row>
        <table:table-row table:style-name="ro1">
          <table:table-cell office:value-type="float" office:value="0.004575" calcext:value-type="float">
            <text:p>0.004575</text:p>
          </table:table-cell>
          <table:table-cell office:value-type="float" office:value="9.99651" calcext:value-type="float">
            <text:p>9.99651</text:p>
          </table:table-cell>
        </table:table-row>
        <table:table-row table:style-name="ro1">
          <table:table-cell office:value-type="float" office:value="0.004725" calcext:value-type="float">
            <text:p>0.004725</text:p>
          </table:table-cell>
          <table:table-cell office:value-type="float" office:value="10.5976" calcext:value-type="float">
            <text:p>10.5976</text:p>
          </table:table-cell>
        </table:table-row>
        <table:table-row table:style-name="ro1">
          <table:table-cell office:value-type="float" office:value="0.004875" calcext:value-type="float">
            <text:p>0.004875</text:p>
          </table:table-cell>
          <table:table-cell office:value-type="float" office:value="11.4259" calcext:value-type="float">
            <text:p>11.4259</text:p>
          </table:table-cell>
        </table:table-row>
        <table:table-row table:style-name="ro1">
          <table:table-cell office:value-type="float" office:value="0.005025" calcext:value-type="float">
            <text:p>0.005025</text:p>
          </table:table-cell>
          <table:table-cell office:value-type="float" office:value="11.9102" calcext:value-type="float">
            <text:p>11.9102</text:p>
          </table:table-cell>
        </table:table-row>
        <table:table-row table:style-name="ro1">
          <table:table-cell office:value-type="float" office:value="0.005175" calcext:value-type="float">
            <text:p>0.005175</text:p>
          </table:table-cell>
          <table:table-cell office:value-type="float" office:value="12.7606" calcext:value-type="float">
            <text:p>12.7606</text:p>
          </table:table-cell>
        </table:table-row>
        <table:table-row table:style-name="ro1">
          <table:table-cell office:value-type="float" office:value="0.005325" calcext:value-type="float">
            <text:p>0.005325</text:p>
          </table:table-cell>
          <table:table-cell office:value-type="float" office:value="14.7322" calcext:value-type="float">
            <text:p>14.7322</text:p>
          </table:table-cell>
        </table:table-row>
        <table:table-row table:style-name="ro1">
          <table:table-cell office:value-type="float" office:value="0.005475" calcext:value-type="float">
            <text:p>0.005475</text:p>
          </table:table-cell>
          <table:table-cell office:value-type="float" office:value="9.90073" calcext:value-type="float">
            <text:p>9.90073</text:p>
          </table:table-cell>
        </table:table-row>
        <table:table-row table:style-name="ro1">
          <table:table-cell office:value-type="float" office:value="0.005625" calcext:value-type="float">
            <text:p>0.005625</text:p>
          </table:table-cell>
          <table:table-cell office:value-type="float" office:value="11.6428" calcext:value-type="float">
            <text:p>11.6428</text:p>
          </table:table-cell>
        </table:table-row>
        <table:table-row table:style-name="ro1">
          <table:table-cell office:value-type="float" office:value="0.005775" calcext:value-type="float">
            <text:p>0.005775</text:p>
          </table:table-cell>
          <table:table-cell office:value-type="float" office:value="10.6353" calcext:value-type="float">
            <text:p>10.6353</text:p>
          </table:table-cell>
        </table:table-row>
        <table:table-row table:style-name="ro1">
          <table:table-cell office:value-type="float" office:value="0.005925" calcext:value-type="float">
            <text:p>0.005925</text:p>
          </table:table-cell>
          <table:table-cell office:value-type="float" office:value="11.9705" calcext:value-type="float">
            <text:p>11.9705</text:p>
          </table:table-cell>
        </table:table-row>
        <table:table-row table:style-name="ro1">
          <table:table-cell office:value-type="float" office:value="0.006075" calcext:value-type="float">
            <text:p>0.006075</text:p>
          </table:table-cell>
          <table:table-cell office:value-type="float" office:value="12.7048" calcext:value-type="float">
            <text:p>12.7048</text:p>
          </table:table-cell>
        </table:table-row>
        <table:table-row table:style-name="ro1">
          <table:table-cell office:value-type="float" office:value="0.006225" calcext:value-type="float">
            <text:p>0.006225</text:p>
          </table:table-cell>
          <table:table-cell office:value-type="float" office:value="9.12255" calcext:value-type="float">
            <text:p>9.12255</text:p>
          </table:table-cell>
        </table:table-row>
        <table:table-row table:style-name="ro1">
          <table:table-cell office:value-type="float" office:value="0.006375" calcext:value-type="float">
            <text:p>0.006375</text:p>
          </table:table-cell>
          <table:table-cell office:value-type="float" office:value="10.1178" calcext:value-type="float">
            <text:p>10.1178</text:p>
          </table:table-cell>
        </table:table-row>
        <table:table-row table:style-name="ro1">
          <table:table-cell office:value-type="float" office:value="0.006525" calcext:value-type="float">
            <text:p>0.006525</text:p>
          </table:table-cell>
          <table:table-cell office:value-type="float" office:value="11.6185" calcext:value-type="float">
            <text:p>11.6185</text:p>
          </table:table-cell>
        </table:table-row>
        <table:table-row table:style-name="ro1">
          <table:table-cell office:value-type="float" office:value="0.006675" calcext:value-type="float">
            <text:p>0.006675</text:p>
          </table:table-cell>
          <table:table-cell office:value-type="float" office:value="11.5051" calcext:value-type="float">
            <text:p>11.5051</text:p>
          </table:table-cell>
        </table:table-row>
        <table:table-row table:style-name="ro1">
          <table:table-cell office:value-type="float" office:value="0.006825" calcext:value-type="float">
            <text:p>0.006825</text:p>
          </table:table-cell>
          <table:table-cell office:value-type="float" office:value="11.2582" calcext:value-type="float">
            <text:p>11.2582</text:p>
          </table:table-cell>
        </table:table-row>
        <table:table-row table:style-name="ro1">
          <table:table-cell office:value-type="float" office:value="0.006975" calcext:value-type="float">
            <text:p>0.006975</text:p>
          </table:table-cell>
          <table:table-cell office:value-type="float" office:value="10.1725" calcext:value-type="float">
            <text:p>10.1725</text:p>
          </table:table-cell>
        </table:table-row>
        <table:table-row table:style-name="ro1">
          <table:table-cell office:value-type="float" office:value="0.007125" calcext:value-type="float">
            <text:p>0.007125</text:p>
          </table:table-cell>
          <table:table-cell office:value-type="float" office:value="8.31786" calcext:value-type="float">
            <text:p>8.31786</text:p>
          </table:table-cell>
        </table:table-row>
        <table:table-row table:style-name="ro1">
          <table:table-cell office:value-type="float" office:value="0.007275" calcext:value-type="float">
            <text:p>0.007275</text:p>
          </table:table-cell>
          <table:table-cell office:value-type="float" office:value="11.1268" calcext:value-type="float">
            <text:p>11.1268</text:p>
          </table:table-cell>
        </table:table-row>
        <table:table-row table:style-name="ro1">
          <table:table-cell office:value-type="float" office:value="0.007425" calcext:value-type="float">
            <text:p>0.007425</text:p>
          </table:table-cell>
          <table:table-cell office:value-type="float" office:value="10.6105" calcext:value-type="float">
            <text:p>10.6105</text:p>
          </table:table-cell>
        </table:table-row>
        <table:table-row table:style-name="ro1">
          <table:table-cell office:value-type="float" office:value="0.007575" calcext:value-type="float">
            <text:p>0.007575</text:p>
          </table:table-cell>
          <table:table-cell office:value-type="float" office:value="9.9009" calcext:value-type="float">
            <text:p>9.9009</text:p>
          </table:table-cell>
        </table:table-row>
        <table:table-row table:style-name="ro1">
          <table:table-cell office:value-type="float" office:value="0.007725" calcext:value-type="float">
            <text:p>0.007725</text:p>
          </table:table-cell>
          <table:table-cell office:value-type="float" office:value="9.31993" calcext:value-type="float">
            <text:p>9.31993</text:p>
          </table:table-cell>
        </table:table-row>
        <table:table-row table:style-name="ro1">
          <table:table-cell office:value-type="float" office:value="0.007875" calcext:value-type="float">
            <text:p>0.007875</text:p>
          </table:table-cell>
          <table:table-cell office:value-type="float" office:value="11.2613" calcext:value-type="float">
            <text:p>11.2613</text:p>
          </table:table-cell>
        </table:table-row>
        <table:table-row table:style-name="ro1">
          <table:table-cell office:value-type="float" office:value="0.008025" calcext:value-type="float">
            <text:p>0.008025</text:p>
          </table:table-cell>
          <table:table-cell office:value-type="float" office:value="101.399" calcext:value-type="float">
            <text:p>101.399</text:p>
          </table:table-cell>
        </table:table-row>
        <table:table-row table:style-name="ro1">
          <table:table-cell office:value-type="float" office:value="0.008175" calcext:value-type="float">
            <text:p>0.008175</text:p>
          </table:table-cell>
          <table:table-cell office:value-type="float" office:value="9.56946" calcext:value-type="float">
            <text:p>9.56946</text:p>
          </table:table-cell>
        </table:table-row>
        <table:table-row table:style-name="ro1">
          <table:table-cell office:value-type="float" office:value="0.008325" calcext:value-type="float">
            <text:p>0.008325</text:p>
          </table:table-cell>
          <table:table-cell office:value-type="float" office:value="6.98622" calcext:value-type="float">
            <text:p>6.98622</text:p>
          </table:table-cell>
        </table:table-row>
        <table:table-row table:style-name="ro1">
          <table:table-cell office:value-type="float" office:value="0.008475" calcext:value-type="float">
            <text:p>0.008475</text:p>
          </table:table-cell>
          <table:table-cell office:value-type="float" office:value="9.94345" calcext:value-type="float">
            <text:p>9.94345</text:p>
          </table:table-cell>
        </table:table-row>
        <table:table-row table:style-name="ro1">
          <table:table-cell office:value-type="float" office:value="0.008625" calcext:value-type="float">
            <text:p>0.008625</text:p>
          </table:table-cell>
          <table:table-cell office:value-type="float" office:value="9.93794" calcext:value-type="float">
            <text:p>9.93794</text:p>
          </table:table-cell>
        </table:table-row>
        <table:table-row table:style-name="ro1">
          <table:table-cell office:value-type="float" office:value="0.008775" calcext:value-type="float">
            <text:p>0.008775</text:p>
          </table:table-cell>
          <table:table-cell office:value-type="float" office:value="10.9506" calcext:value-type="float">
            <text:p>10.9506</text:p>
          </table:table-cell>
        </table:table-row>
        <table:table-row table:style-name="ro1">
          <table:table-cell office:value-type="float" office:value="0.008925" calcext:value-type="float">
            <text:p>0.008925</text:p>
          </table:table-cell>
          <table:table-cell office:value-type="float" office:value="19.2384" calcext:value-type="float">
            <text:p>19.2384</text:p>
          </table:table-cell>
        </table:table-row>
        <table:table-row table:style-name="ro1">
          <table:table-cell office:value-type="float" office:value="0.009075" calcext:value-type="float">
            <text:p>0.009075</text:p>
          </table:table-cell>
          <table:table-cell office:value-type="float" office:value="4.32936" calcext:value-type="float">
            <text:p>4.32936</text:p>
          </table:table-cell>
        </table:table-row>
        <table:table-row table:style-name="ro1">
          <table:table-cell office:value-type="float" office:value="0.009225" calcext:value-type="float">
            <text:p>0.009225</text:p>
          </table:table-cell>
          <table:table-cell office:value-type="float" office:value="3.84831" calcext:value-type="float">
            <text:p>3.84831</text:p>
          </table:table-cell>
        </table:table-row>
        <table:table-row table:style-name="ro1">
          <table:table-cell office:value-type="float" office:value="0.009375" calcext:value-type="float">
            <text:p>0.009375</text:p>
          </table:table-cell>
          <table:table-cell office:value-type="float" office:value="4.70923" calcext:value-type="float">
            <text:p>4.70923</text:p>
          </table:table-cell>
        </table:table-row>
        <table:table-row table:style-name="ro1">
          <table:table-cell office:value-type="float" office:value="0.009525" calcext:value-type="float">
            <text:p>0.009525</text:p>
          </table:table-cell>
          <table:table-cell office:value-type="float" office:value="4.75681" calcext:value-type="float">
            <text:p>4.75681</text:p>
          </table:table-cell>
        </table:table-row>
        <table:table-row table:style-name="ro1">
          <table:table-cell office:value-type="float" office:value="0.009675" calcext:value-type="float">
            <text:p>0.009675</text:p>
          </table:table-cell>
          <table:table-cell office:value-type="float" office:value="5.62646" calcext:value-type="float">
            <text:p>5.62646</text:p>
          </table:table-cell>
        </table:table-row>
        <table:table-row table:style-name="ro1">
          <table:table-cell office:value-type="float" office:value="0.009825" calcext:value-type="float">
            <text:p>0.009825</text:p>
          </table:table-cell>
          <table:table-cell office:value-type="float" office:value="5.81993" calcext:value-type="float">
            <text:p>5.81993</text:p>
          </table:table-cell>
        </table:table-row>
        <table:table-row table:style-name="ro1">
          <table:table-cell office:value-type="float" office:value="0.009975" calcext:value-type="float">
            <text:p>0.009975</text:p>
          </table:table-cell>
          <table:table-cell office:value-type="float" office:value="5.05202" calcext:value-type="float">
            <text:p>5.05202</text:p>
          </table:table-cell>
        </table:table-row>
        <table:table-row table:style-name="ro1">
          <table:table-cell office:value-type="float" office:value="0.010125" calcext:value-type="float">
            <text:p>0.010125</text:p>
          </table:table-cell>
          <table:table-cell office:value-type="float" office:value="3.42625" calcext:value-type="float">
            <text:p>3.42625</text:p>
          </table:table-cell>
        </table:table-row>
        <table:table-row table:style-name="ro1">
          <table:table-cell office:value-type="float" office:value="0.010275" calcext:value-type="float">
            <text:p>0.010275</text:p>
          </table:table-cell>
          <table:table-cell office:value-type="float" office:value="5.59168" calcext:value-type="float">
            <text:p>5.59168</text:p>
          </table:table-cell>
        </table:table-row>
        <table:table-row table:style-name="ro1">
          <table:table-cell office:value-type="float" office:value="0.010425" calcext:value-type="float">
            <text:p>0.010425</text:p>
          </table:table-cell>
          <table:table-cell office:value-type="float" office:value="4.9603" calcext:value-type="float">
            <text:p>4.9603</text:p>
          </table:table-cell>
        </table:table-row>
        <table:table-row table:style-name="ro1">
          <table:table-cell office:value-type="float" office:value="0.010575" calcext:value-type="float">
            <text:p>0.010575</text:p>
          </table:table-cell>
          <table:table-cell office:value-type="float" office:value="6.10109" calcext:value-type="float">
            <text:p>6.10109</text:p>
          </table:table-cell>
        </table:table-row>
        <table:table-row table:style-name="ro1">
          <table:table-cell office:value-type="float" office:value="0.010725" calcext:value-type="float">
            <text:p>0.010725</text:p>
          </table:table-cell>
          <table:table-cell office:value-type="float" office:value="6.12856" calcext:value-type="float">
            <text:p>6.12856</text:p>
          </table:table-cell>
        </table:table-row>
        <table:table-row table:style-name="ro1">
          <table:table-cell office:value-type="float" office:value="0.010875" calcext:value-type="float">
            <text:p>0.010875</text:p>
          </table:table-cell>
          <table:table-cell office:value-type="float" office:value="4.64693" calcext:value-type="float">
            <text:p>4.64693</text:p>
          </table:table-cell>
        </table:table-row>
        <table:table-row table:style-name="ro1">
          <table:table-cell office:value-type="float" office:value="0.011025" calcext:value-type="float">
            <text:p>0.011025</text:p>
          </table:table-cell>
          <table:table-cell office:value-type="float" office:value="6.46951" calcext:value-type="float">
            <text:p>6.46951</text:p>
          </table:table-cell>
        </table:table-row>
        <table:table-row table:style-name="ro1">
          <table:table-cell office:value-type="float" office:value="0.011175" calcext:value-type="float">
            <text:p>0.011175</text:p>
          </table:table-cell>
          <table:table-cell office:value-type="float" office:value="5.2705" calcext:value-type="float">
            <text:p>5.2705</text:p>
          </table:table-cell>
        </table:table-row>
        <table:table-row table:style-name="ro1">
          <table:table-cell office:value-type="float" office:value="0.011325" calcext:value-type="float">
            <text:p>0.011325</text:p>
          </table:table-cell>
          <table:table-cell office:value-type="float" office:value="4.66406" calcext:value-type="float">
            <text:p>4.66406</text:p>
          </table:table-cell>
        </table:table-row>
        <table:table-row table:style-name="ro1">
          <table:table-cell office:value-type="float" office:value="0.011475" calcext:value-type="float">
            <text:p>0.011475</text:p>
          </table:table-cell>
          <table:table-cell office:value-type="float" office:value="5.13917" calcext:value-type="float">
            <text:p>5.13917</text:p>
          </table:table-cell>
        </table:table-row>
        <table:table-row table:style-name="ro1">
          <table:table-cell office:value-type="float" office:value="0.011625" calcext:value-type="float">
            <text:p>0.011625</text:p>
          </table:table-cell>
          <table:table-cell office:value-type="float" office:value="4.98545" calcext:value-type="float">
            <text:p>4.98545</text:p>
          </table:table-cell>
        </table:table-row>
        <table:table-row table:style-name="ro1">
          <table:table-cell office:value-type="float" office:value="0.011775" calcext:value-type="float">
            <text:p>0.011775</text:p>
          </table:table-cell>
          <table:table-cell office:value-type="float" office:value="4.7003" calcext:value-type="float">
            <text:p>4.7003</text:p>
          </table:table-cell>
        </table:table-row>
        <table:table-row table:style-name="ro1">
          <table:table-cell office:value-type="float" office:value="0.011925" calcext:value-type="float">
            <text:p>0.011925</text:p>
          </table:table-cell>
          <table:table-cell office:value-type="float" office:value="3.53021" calcext:value-type="float">
            <text:p>3.53021</text:p>
          </table:table-cell>
        </table:table-row>
        <table:table-row table:style-name="ro1">
          <table:table-cell office:value-type="float" office:value="0.012075" calcext:value-type="float">
            <text:p>0.012075</text:p>
          </table:table-cell>
          <table:table-cell office:value-type="float" office:value="3.69067" calcext:value-type="float">
            <text:p>3.69067</text:p>
          </table:table-cell>
        </table:table-row>
        <table:table-row table:style-name="ro1">
          <table:table-cell office:value-type="float" office:value="0.012225" calcext:value-type="float">
            <text:p>0.012225</text:p>
          </table:table-cell>
          <table:table-cell office:value-type="float" office:value="4.35147" calcext:value-type="float">
            <text:p>4.35147</text:p>
          </table:table-cell>
        </table:table-row>
        <table:table-row table:style-name="ro1">
          <table:table-cell office:value-type="float" office:value="0.012375" calcext:value-type="float">
            <text:p>0.012375</text:p>
          </table:table-cell>
          <table:table-cell office:value-type="float" office:value="4.15203" calcext:value-type="float">
            <text:p>4.15203</text:p>
          </table:table-cell>
        </table:table-row>
        <table:table-row table:style-name="ro1">
          <table:table-cell office:value-type="float" office:value="0.012525" calcext:value-type="float">
            <text:p>0.012525</text:p>
          </table:table-cell>
          <table:table-cell office:value-type="float" office:value="4.75473" calcext:value-type="float">
            <text:p>4.75473</text:p>
          </table:table-cell>
        </table:table-row>
        <table:table-row table:style-name="ro1">
          <table:table-cell office:value-type="float" office:value="0.012675" calcext:value-type="float">
            <text:p>0.012675</text:p>
          </table:table-cell>
          <table:table-cell office:value-type="float" office:value="4.09391" calcext:value-type="float">
            <text:p>4.09391</text:p>
          </table:table-cell>
        </table:table-row>
        <table:table-row table:style-name="ro1">
          <table:table-cell office:value-type="float" office:value="0.012825" calcext:value-type="float">
            <text:p>0.012825</text:p>
          </table:table-cell>
          <table:table-cell office:value-type="float" office:value="5.92514" calcext:value-type="float">
            <text:p>5.92514</text:p>
          </table:table-cell>
        </table:table-row>
        <table:table-row table:style-name="ro1">
          <table:table-cell office:value-type="float" office:value="0.012975" calcext:value-type="float">
            <text:p>0.012975</text:p>
          </table:table-cell>
          <table:table-cell office:value-type="float" office:value="4.96655" calcext:value-type="float">
            <text:p>4.96655</text:p>
          </table:table-cell>
        </table:table-row>
        <table:table-row table:style-name="ro1">
          <table:table-cell office:value-type="float" office:value="0.013125" calcext:value-type="float">
            <text:p>0.013125</text:p>
          </table:table-cell>
          <table:table-cell office:value-type="float" office:value="4.00824" calcext:value-type="float">
            <text:p>4.00824</text:p>
          </table:table-cell>
        </table:table-row>
        <table:table-row table:style-name="ro1">
          <table:table-cell office:value-type="float" office:value="0.013275" calcext:value-type="float">
            <text:p>0.013275</text:p>
          </table:table-cell>
          <table:table-cell office:value-type="float" office:value="4.57383" calcext:value-type="float">
            <text:p>4.57383</text:p>
          </table:table-cell>
        </table:table-row>
        <table:table-row table:style-name="ro1">
          <table:table-cell office:value-type="float" office:value="0.013425" calcext:value-type="float">
            <text:p>0.013425</text:p>
          </table:table-cell>
          <table:table-cell office:value-type="float" office:value="3.89518" calcext:value-type="float">
            <text:p>3.89518</text:p>
          </table:table-cell>
        </table:table-row>
        <table:table-row table:style-name="ro1">
          <table:table-cell office:value-type="float" office:value="0.013575" calcext:value-type="float">
            <text:p>0.013575</text:p>
          </table:table-cell>
          <table:table-cell office:value-type="float" office:value="4.02578" calcext:value-type="float">
            <text:p>4.02578</text:p>
          </table:table-cell>
        </table:table-row>
        <table:table-row table:style-name="ro1">
          <table:table-cell office:value-type="float" office:value="0.013725" calcext:value-type="float">
            <text:p>0.013725</text:p>
          </table:table-cell>
          <table:table-cell office:value-type="float" office:value="4.36593" calcext:value-type="float">
            <text:p>4.36593</text:p>
          </table:table-cell>
        </table:table-row>
        <table:table-row table:style-name="ro1">
          <table:table-cell office:value-type="float" office:value="0.013875" calcext:value-type="float">
            <text:p>0.013875</text:p>
          </table:table-cell>
          <table:table-cell office:value-type="float" office:value="4.25603" calcext:value-type="float">
            <text:p>4.25603</text:p>
          </table:table-cell>
        </table:table-row>
        <table:table-row table:style-name="ro1">
          <table:table-cell office:value-type="float" office:value="0.014025" calcext:value-type="float">
            <text:p>0.014025</text:p>
          </table:table-cell>
          <table:table-cell office:value-type="float" office:value="4.09674" calcext:value-type="float">
            <text:p>4.09674</text:p>
          </table:table-cell>
        </table:table-row>
        <table:table-row table:style-name="ro1">
          <table:table-cell office:value-type="float" office:value="0.014175" calcext:value-type="float">
            <text:p>0.014175</text:p>
          </table:table-cell>
          <table:table-cell office:value-type="float" office:value="5.17258" calcext:value-type="float">
            <text:p>5.17258</text:p>
          </table:table-cell>
        </table:table-row>
        <table:table-row table:style-name="ro1">
          <table:table-cell office:value-type="float" office:value="0.014325" calcext:value-type="float">
            <text:p>0.014325</text:p>
          </table:table-cell>
          <table:table-cell office:value-type="float" office:value="4.08656" calcext:value-type="float">
            <text:p>4.08656</text:p>
          </table:table-cell>
        </table:table-row>
        <table:table-row table:style-name="ro1">
          <table:table-cell office:value-type="float" office:value="0.014475" calcext:value-type="float">
            <text:p>0.014475</text:p>
          </table:table-cell>
          <table:table-cell office:value-type="float" office:value="3.91305" calcext:value-type="float">
            <text:p>3.91305</text:p>
          </table:table-cell>
        </table:table-row>
        <table:table-row table:style-name="ro1">
          <table:table-cell office:value-type="float" office:value="0.014625" calcext:value-type="float">
            <text:p>0.014625</text:p>
          </table:table-cell>
          <table:table-cell office:value-type="float" office:value="5.01027" calcext:value-type="float">
            <text:p>5.01027</text:p>
          </table:table-cell>
        </table:table-row>
        <table:table-row table:style-name="ro1">
          <table:table-cell office:value-type="float" office:value="0.014775" calcext:value-type="float">
            <text:p>0.014775</text:p>
          </table:table-cell>
          <table:table-cell office:value-type="float" office:value="3.90899" calcext:value-type="float">
            <text:p>3.90899</text:p>
          </table:table-cell>
        </table:table-row>
        <table:table-row table:style-name="ro1">
          <table:table-cell office:value-type="float" office:value="0.014925" calcext:value-type="float">
            <text:p>0.014925</text:p>
          </table:table-cell>
          <table:table-cell office:value-type="float" office:value="3.85201" calcext:value-type="float">
            <text:p>3.85201</text:p>
          </table:table-cell>
        </table:table-row>
        <table:table-row table:style-name="ro1">
          <table:table-cell office:value-type="float" office:value="0.015075" calcext:value-type="float">
            <text:p>0.015075</text:p>
          </table:table-cell>
          <table:table-cell office:value-type="float" office:value="3.09568" calcext:value-type="float">
            <text:p>3.09568</text:p>
          </table:table-cell>
        </table:table-row>
        <table:table-row table:style-name="ro1">
          <table:table-cell office:value-type="float" office:value="0.015225" calcext:value-type="float">
            <text:p>0.015225</text:p>
          </table:table-cell>
          <table:table-cell office:value-type="float" office:value="3.37621" calcext:value-type="float">
            <text:p>3.37621</text:p>
          </table:table-cell>
        </table:table-row>
        <table:table-row table:style-name="ro1">
          <table:table-cell office:value-type="float" office:value="0.015375" calcext:value-type="float">
            <text:p>0.015375</text:p>
          </table:table-cell>
          <table:table-cell office:value-type="float" office:value="3.68932" calcext:value-type="float">
            <text:p>3.68932</text:p>
          </table:table-cell>
        </table:table-row>
        <table:table-row table:style-name="ro1">
          <table:table-cell office:value-type="float" office:value="0.015525" calcext:value-type="float">
            <text:p>0.015525</text:p>
          </table:table-cell>
          <table:table-cell office:value-type="float" office:value="3.1058" calcext:value-type="float">
            <text:p>3.1058</text:p>
          </table:table-cell>
        </table:table-row>
        <table:table-row table:style-name="ro1">
          <table:table-cell office:value-type="float" office:value="0.015675" calcext:value-type="float">
            <text:p>0.015675</text:p>
          </table:table-cell>
          <table:table-cell office:value-type="float" office:value="4.73493" calcext:value-type="float">
            <text:p>4.73493</text:p>
          </table:table-cell>
        </table:table-row>
        <table:table-row table:style-name="ro1">
          <table:table-cell office:value-type="float" office:value="0.015825" calcext:value-type="float">
            <text:p>0.015825</text:p>
          </table:table-cell>
          <table:table-cell office:value-type="float" office:value="3.72389" calcext:value-type="float">
            <text:p>3.72389</text:p>
          </table:table-cell>
        </table:table-row>
        <table:table-row table:style-name="ro1">
          <table:table-cell office:value-type="float" office:value="0.015975" calcext:value-type="float">
            <text:p>0.015975</text:p>
          </table:table-cell>
          <table:table-cell office:value-type="float" office:value="3.80476" calcext:value-type="float">
            <text:p>3.80476</text:p>
          </table:table-cell>
        </table:table-row>
        <table:table-row table:style-name="ro1">
          <table:table-cell office:value-type="float" office:value="0.016125" calcext:value-type="float">
            <text:p>0.016125</text:p>
          </table:table-cell>
          <table:table-cell office:value-type="float" office:value="3.53189" calcext:value-type="float">
            <text:p>3.53189</text:p>
          </table:table-cell>
        </table:table-row>
        <table:table-row table:style-name="ro1">
          <table:table-cell office:value-type="float" office:value="0.016275" calcext:value-type="float">
            <text:p>0.016275</text:p>
          </table:table-cell>
          <table:table-cell office:value-type="float" office:value="2.88251" calcext:value-type="float">
            <text:p>2.88251</text:p>
          </table:table-cell>
        </table:table-row>
        <table:table-row table:style-name="ro1">
          <table:table-cell office:value-type="float" office:value="0.016425" calcext:value-type="float">
            <text:p>0.016425</text:p>
          </table:table-cell>
          <table:table-cell office:value-type="float" office:value="3.9526" calcext:value-type="float">
            <text:p>3.9526</text:p>
          </table:table-cell>
        </table:table-row>
        <table:table-row table:style-name="ro1">
          <table:table-cell office:value-type="float" office:value="0.016575" calcext:value-type="float">
            <text:p>0.016575</text:p>
          </table:table-cell>
          <table:table-cell office:value-type="float" office:value="3.29756" calcext:value-type="float">
            <text:p>3.29756</text:p>
          </table:table-cell>
        </table:table-row>
        <table:table-row table:style-name="ro1">
          <table:table-cell office:value-type="float" office:value="0.016725" calcext:value-type="float">
            <text:p>0.016725</text:p>
          </table:table-cell>
          <table:table-cell office:value-type="float" office:value="4.3926" calcext:value-type="float">
            <text:p>4.3926</text:p>
          </table:table-cell>
        </table:table-row>
        <table:table-row table:style-name="ro1">
          <table:table-cell office:value-type="float" office:value="0.016875" calcext:value-type="float">
            <text:p>0.016875</text:p>
          </table:table-cell>
          <table:table-cell office:value-type="float" office:value="2.57193" calcext:value-type="float">
            <text:p>2.57193</text:p>
          </table:table-cell>
        </table:table-row>
        <table:table-row table:style-name="ro1">
          <table:table-cell office:value-type="float" office:value="0.017025" calcext:value-type="float">
            <text:p>0.017025</text:p>
          </table:table-cell>
          <table:table-cell office:value-type="float" office:value="4.219" calcext:value-type="float">
            <text:p>4.219</text:p>
          </table:table-cell>
        </table:table-row>
        <table:table-row table:style-name="ro1">
          <table:table-cell office:value-type="float" office:value="0.017175" calcext:value-type="float">
            <text:p>0.017175</text:p>
          </table:table-cell>
          <table:table-cell office:value-type="float" office:value="3.06572" calcext:value-type="float">
            <text:p>3.06572</text:p>
          </table:table-cell>
        </table:table-row>
        <table:table-row table:style-name="ro1">
          <table:table-cell office:value-type="float" office:value="0.017325" calcext:value-type="float">
            <text:p>0.017325</text:p>
          </table:table-cell>
          <table:table-cell office:value-type="float" office:value="4.03824" calcext:value-type="float">
            <text:p>4.03824</text:p>
          </table:table-cell>
        </table:table-row>
        <table:table-row table:style-name="ro1">
          <table:table-cell office:value-type="float" office:value="0.017475" calcext:value-type="float">
            <text:p>0.017475</text:p>
          </table:table-cell>
          <table:table-cell office:value-type="float" office:value="2.73794" calcext:value-type="float">
            <text:p>2.73794</text:p>
          </table:table-cell>
        </table:table-row>
        <table:table-row table:style-name="ro1">
          <table:table-cell office:value-type="float" office:value="0.017625" calcext:value-type="float">
            <text:p>0.017625</text:p>
          </table:table-cell>
          <table:table-cell office:value-type="float" office:value="4.36863" calcext:value-type="float">
            <text:p>4.36863</text:p>
          </table:table-cell>
        </table:table-row>
        <table:table-row table:style-name="ro1">
          <table:table-cell office:value-type="float" office:value="0.017775" calcext:value-type="float">
            <text:p>0.017775</text:p>
          </table:table-cell>
          <table:table-cell office:value-type="float" office:value="2.54908" calcext:value-type="float">
            <text:p>2.54908</text:p>
          </table:table-cell>
        </table:table-row>
        <table:table-row table:style-name="ro1">
          <table:table-cell office:value-type="float" office:value="0.017925" calcext:value-type="float">
            <text:p>0.017925</text:p>
          </table:table-cell>
          <table:table-cell office:value-type="float" office:value="3.24875" calcext:value-type="float">
            <text:p>3.24875</text:p>
          </table:table-cell>
        </table:table-row>
        <table:table-row table:style-name="ro1">
          <table:table-cell office:value-type="float" office:value="0.018075" calcext:value-type="float">
            <text:p>0.018075</text:p>
          </table:table-cell>
          <table:table-cell office:value-type="float" office:value="2.95966" calcext:value-type="float">
            <text:p>2.95966</text:p>
          </table:table-cell>
        </table:table-row>
        <table:table-row table:style-name="ro1">
          <table:table-cell office:value-type="float" office:value="0.018225" calcext:value-type="float">
            <text:p>0.018225</text:p>
          </table:table-cell>
          <table:table-cell office:value-type="float" office:value="3.47827" calcext:value-type="float">
            <text:p>3.47827</text:p>
          </table:table-cell>
        </table:table-row>
        <table:table-row table:style-name="ro1">
          <table:table-cell office:value-type="float" office:value="0.018375" calcext:value-type="float">
            <text:p>0.018375</text:p>
          </table:table-cell>
          <table:table-cell office:value-type="float" office:value="1.78293" calcext:value-type="float">
            <text:p>1.78293</text:p>
          </table:table-cell>
        </table:table-row>
        <table:table-row table:style-name="ro1">
          <table:table-cell office:value-type="float" office:value="0.018525" calcext:value-type="float">
            <text:p>0.018525</text:p>
          </table:table-cell>
          <table:table-cell office:value-type="float" office:value="3.73602" calcext:value-type="float">
            <text:p>3.73602</text:p>
          </table:table-cell>
        </table:table-row>
        <table:table-row table:style-name="ro1">
          <table:table-cell office:value-type="float" office:value="0.018675" calcext:value-type="float">
            <text:p>0.018675</text:p>
          </table:table-cell>
          <table:table-cell office:value-type="float" office:value="2.88137" calcext:value-type="float">
            <text:p>2.88137</text:p>
          </table:table-cell>
        </table:table-row>
        <table:table-row table:style-name="ro1">
          <table:table-cell office:value-type="float" office:value="0.018825" calcext:value-type="float">
            <text:p>0.018825</text:p>
          </table:table-cell>
          <table:table-cell office:value-type="float" office:value="2.92068" calcext:value-type="float">
            <text:p>2.92068</text:p>
          </table:table-cell>
        </table:table-row>
        <table:table-row table:style-name="ro1">
          <table:table-cell office:value-type="float" office:value="0.018975" calcext:value-type="float">
            <text:p>0.018975</text:p>
          </table:table-cell>
          <table:table-cell office:value-type="float" office:value="3.37226" calcext:value-type="float">
            <text:p>3.37226</text:p>
          </table:table-cell>
        </table:table-row>
        <table:table-row table:style-name="ro1">
          <table:table-cell office:value-type="float" office:value="0.019125" calcext:value-type="float">
            <text:p>0.019125</text:p>
          </table:table-cell>
          <table:table-cell office:value-type="float" office:value="2.74424" calcext:value-type="float">
            <text:p>2.74424</text:p>
          </table:table-cell>
        </table:table-row>
        <table:table-row table:style-name="ro1">
          <table:table-cell office:value-type="float" office:value="0.019275" calcext:value-type="float">
            <text:p>0.019275</text:p>
          </table:table-cell>
          <table:table-cell office:value-type="float" office:value="2.97542" calcext:value-type="float">
            <text:p>2.97542</text:p>
          </table:table-cell>
        </table:table-row>
        <table:table-row table:style-name="ro1">
          <table:table-cell office:value-type="float" office:value="0.019425" calcext:value-type="float">
            <text:p>0.019425</text:p>
          </table:table-cell>
          <table:table-cell office:value-type="float" office:value="3.60309" calcext:value-type="float">
            <text:p>3.60309</text:p>
          </table:table-cell>
        </table:table-row>
        <table:table-row table:style-name="ro1">
          <table:table-cell office:value-type="float" office:value="0.019575" calcext:value-type="float">
            <text:p>0.019575</text:p>
          </table:table-cell>
          <table:table-cell office:value-type="float" office:value="2.7078" calcext:value-type="float">
            <text:p>2.7078</text:p>
          </table:table-cell>
        </table:table-row>
        <table:table-row table:style-name="ro1">
          <table:table-cell office:value-type="float" office:value="0.019725" calcext:value-type="float">
            <text:p>0.019725</text:p>
          </table:table-cell>
          <table:table-cell office:value-type="float" office:value="2.68875" calcext:value-type="float">
            <text:p>2.68875</text:p>
          </table:table-cell>
        </table:table-row>
        <table:table-row table:style-name="ro1">
          <table:table-cell office:value-type="float" office:value="0.019875" calcext:value-type="float">
            <text:p>0.019875</text:p>
          </table:table-cell>
          <table:table-cell office:value-type="float" office:value="3.23404" calcext:value-type="float">
            <text:p>3.23404</text:p>
          </table:table-cell>
        </table:table-row>
        <table:table-row table:style-name="ro1">
          <table:table-cell office:value-type="float" office:value="0.020025" calcext:value-type="float">
            <text:p>0.020025</text:p>
          </table:table-cell>
          <table:table-cell office:value-type="float" office:value="2.31434" calcext:value-type="float">
            <text:p>2.31434</text:p>
          </table:table-cell>
        </table:table-row>
        <table:table-row table:style-name="ro1">
          <table:table-cell office:value-type="float" office:value="0.020175" calcext:value-type="float">
            <text:p>0.020175</text:p>
          </table:table-cell>
          <table:table-cell office:value-type="float" office:value="4.09102" calcext:value-type="float">
            <text:p>4.09102</text:p>
          </table:table-cell>
        </table:table-row>
        <table:table-row table:style-name="ro1">
          <table:table-cell office:value-type="float" office:value="0.020325" calcext:value-type="float">
            <text:p>0.020325</text:p>
          </table:table-cell>
          <table:table-cell office:value-type="float" office:value="2.8089" calcext:value-type="float">
            <text:p>2.8089</text:p>
          </table:table-cell>
        </table:table-row>
        <table:table-row table:style-name="ro1">
          <table:table-cell office:value-type="float" office:value="0.020475" calcext:value-type="float">
            <text:p>0.020475</text:p>
          </table:table-cell>
          <table:table-cell office:value-type="float" office:value="3.67747" calcext:value-type="float">
            <text:p>3.67747</text:p>
          </table:table-cell>
        </table:table-row>
        <table:table-row table:style-name="ro1">
          <table:table-cell office:value-type="float" office:value="0.020625" calcext:value-type="float">
            <text:p>0.020625</text:p>
          </table:table-cell>
          <table:table-cell office:value-type="float" office:value="1.99274" calcext:value-type="float">
            <text:p>1.99274</text:p>
          </table:table-cell>
        </table:table-row>
        <table:table-row table:style-name="ro1">
          <table:table-cell office:value-type="float" office:value="0.020775" calcext:value-type="float">
            <text:p>0.020775</text:p>
          </table:table-cell>
          <table:table-cell office:value-type="float" office:value="2.59743" calcext:value-type="float">
            <text:p>2.59743</text:p>
          </table:table-cell>
        </table:table-row>
        <table:table-row table:style-name="ro1">
          <table:table-cell office:value-type="float" office:value="0.020925" calcext:value-type="float">
            <text:p>0.020925</text:p>
          </table:table-cell>
          <table:table-cell office:value-type="float" office:value="2.60616" calcext:value-type="float">
            <text:p>2.60616</text:p>
          </table:table-cell>
        </table:table-row>
        <table:table-row table:style-name="ro1">
          <table:table-cell office:value-type="float" office:value="0.021075" calcext:value-type="float">
            <text:p>0.021075</text:p>
          </table:table-cell>
          <table:table-cell office:value-type="float" office:value="3.01088" calcext:value-type="float">
            <text:p>3.01088</text:p>
          </table:table-cell>
        </table:table-row>
        <table:table-row table:style-name="ro1">
          <table:table-cell office:value-type="float" office:value="0.021225" calcext:value-type="float">
            <text:p>0.021225</text:p>
          </table:table-cell>
          <table:table-cell office:value-type="float" office:value="2.65907" calcext:value-type="float">
            <text:p>2.65907</text:p>
          </table:table-cell>
        </table:table-row>
        <table:table-row table:style-name="ro1">
          <table:table-cell office:value-type="float" office:value="0.021375" calcext:value-type="float">
            <text:p>0.021375</text:p>
          </table:table-cell>
          <table:table-cell office:value-type="float" office:value="2.17615" calcext:value-type="float">
            <text:p>2.17615</text:p>
          </table:table-cell>
        </table:table-row>
        <table:table-row table:style-name="ro1">
          <table:table-cell office:value-type="float" office:value="0.021525" calcext:value-type="float">
            <text:p>0.021525</text:p>
          </table:table-cell>
          <table:table-cell office:value-type="float" office:value="2.11177" calcext:value-type="float">
            <text:p>2.11177</text:p>
          </table:table-cell>
        </table:table-row>
        <table:table-row table:style-name="ro1">
          <table:table-cell office:value-type="float" office:value="0.021675" calcext:value-type="float">
            <text:p>0.021675</text:p>
          </table:table-cell>
          <table:table-cell office:value-type="float" office:value="2.8645" calcext:value-type="float">
            <text:p>2.8645</text:p>
          </table:table-cell>
        </table:table-row>
        <table:table-row table:style-name="ro1">
          <table:table-cell office:value-type="float" office:value="0.021825" calcext:value-type="float">
            <text:p>0.021825</text:p>
          </table:table-cell>
          <table:table-cell office:value-type="float" office:value="1.12622" calcext:value-type="float">
            <text:p>1.12622</text:p>
          </table:table-cell>
        </table:table-row>
        <table:table-row table:style-name="ro1">
          <table:table-cell office:value-type="float" office:value="0.021975" calcext:value-type="float">
            <text:p>0.021975</text:p>
          </table:table-cell>
          <table:table-cell office:value-type="float" office:value="2.00846" calcext:value-type="float">
            <text:p>2.00846</text:p>
          </table:table-cell>
        </table:table-row>
        <table:table-row table:style-name="ro1">
          <table:table-cell office:value-type="float" office:value="0.022125" calcext:value-type="float">
            <text:p>0.022125</text:p>
          </table:table-cell>
          <table:table-cell office:value-type="float" office:value="2.63008" calcext:value-type="float">
            <text:p>2.63008</text:p>
          </table:table-cell>
        </table:table-row>
        <table:table-row table:style-name="ro1">
          <table:table-cell office:value-type="float" office:value="0.022275" calcext:value-type="float">
            <text:p>0.022275</text:p>
          </table:table-cell>
          <table:table-cell office:value-type="float" office:value="2.92118" calcext:value-type="float">
            <text:p>2.92118</text:p>
          </table:table-cell>
        </table:table-row>
        <table:table-row table:style-name="ro1">
          <table:table-cell office:value-type="float" office:value="0.022425" calcext:value-type="float">
            <text:p>0.022425</text:p>
          </table:table-cell>
          <table:table-cell office:value-type="float" office:value="1.84263" calcext:value-type="float">
            <text:p>1.84263</text:p>
          </table:table-cell>
        </table:table-row>
        <table:table-row table:style-name="ro1">
          <table:table-cell office:value-type="float" office:value="0.022575" calcext:value-type="float">
            <text:p>0.022575</text:p>
          </table:table-cell>
          <table:table-cell office:value-type="float" office:value="3.16864" calcext:value-type="float">
            <text:p>3.16864</text:p>
          </table:table-cell>
        </table:table-row>
        <table:table-row table:style-name="ro1">
          <table:table-cell office:value-type="float" office:value="0.022725" calcext:value-type="float">
            <text:p>0.022725</text:p>
          </table:table-cell>
          <table:table-cell office:value-type="float" office:value="2.9028" calcext:value-type="float">
            <text:p>2.9028</text:p>
          </table:table-cell>
        </table:table-row>
        <table:table-row table:style-name="ro1">
          <table:table-cell office:value-type="float" office:value="0.022875" calcext:value-type="float">
            <text:p>0.022875</text:p>
          </table:table-cell>
          <table:table-cell office:value-type="float" office:value="2.79791" calcext:value-type="float">
            <text:p>2.79791</text:p>
          </table:table-cell>
        </table:table-row>
        <table:table-row table:style-name="ro1">
          <table:table-cell office:value-type="float" office:value="0.023025" calcext:value-type="float">
            <text:p>0.023025</text:p>
          </table:table-cell>
          <table:table-cell office:value-type="float" office:value="2.69345" calcext:value-type="float">
            <text:p>2.69345</text:p>
          </table:table-cell>
        </table:table-row>
        <table:table-row table:style-name="ro1">
          <table:table-cell office:value-type="float" office:value="0.023175" calcext:value-type="float">
            <text:p>0.023175</text:p>
          </table:table-cell>
          <table:table-cell office:value-type="float" office:value="2.12084" calcext:value-type="float">
            <text:p>2.12084</text:p>
          </table:table-cell>
        </table:table-row>
        <table:table-row table:style-name="ro1">
          <table:table-cell office:value-type="float" office:value="0.023325" calcext:value-type="float">
            <text:p>0.023325</text:p>
          </table:table-cell>
          <table:table-cell office:value-type="float" office:value="1.9044" calcext:value-type="float">
            <text:p>1.9044</text:p>
          </table:table-cell>
        </table:table-row>
        <table:table-row table:style-name="ro1">
          <table:table-cell office:value-type="float" office:value="0.023475" calcext:value-type="float">
            <text:p>0.023475</text:p>
          </table:table-cell>
          <table:table-cell office:value-type="float" office:value="2.20752" calcext:value-type="float">
            <text:p>2.20752</text:p>
          </table:table-cell>
        </table:table-row>
        <table:table-row table:style-name="ro1">
          <table:table-cell office:value-type="float" office:value="0.023625" calcext:value-type="float">
            <text:p>0.023625</text:p>
          </table:table-cell>
          <table:table-cell office:value-type="float" office:value="2.97025" calcext:value-type="float">
            <text:p>2.97025</text:p>
          </table:table-cell>
        </table:table-row>
        <table:table-row table:style-name="ro1">
          <table:table-cell office:value-type="float" office:value="0.023775" calcext:value-type="float">
            <text:p>0.023775</text:p>
          </table:table-cell>
          <table:table-cell office:value-type="float" office:value="1.62358" calcext:value-type="float">
            <text:p>1.62358</text:p>
          </table:table-cell>
        </table:table-row>
        <table:table-row table:style-name="ro1">
          <table:table-cell office:value-type="float" office:value="0.023925" calcext:value-type="float">
            <text:p>0.023925</text:p>
          </table:table-cell>
          <table:table-cell office:value-type="float" office:value="2.00422" calcext:value-type="float">
            <text:p>2.00422</text:p>
          </table:table-cell>
        </table:table-row>
        <table:table-row table:style-name="ro1">
          <table:table-cell office:value-type="float" office:value="0.024075" calcext:value-type="float">
            <text:p>0.024075</text:p>
          </table:table-cell>
          <table:table-cell office:value-type="float" office:value="2.11586" calcext:value-type="float">
            <text:p>2.11586</text:p>
          </table:table-cell>
        </table:table-row>
        <table:table-row table:style-name="ro1">
          <table:table-cell office:value-type="float" office:value="0.024225" calcext:value-type="float">
            <text:p>0.024225</text:p>
          </table:table-cell>
          <table:table-cell office:value-type="float" office:value="2.92171" calcext:value-type="float">
            <text:p>2.92171</text:p>
          </table:table-cell>
        </table:table-row>
        <table:table-row table:style-name="ro1">
          <table:table-cell office:value-type="float" office:value="0.024375" calcext:value-type="float">
            <text:p>0.024375</text:p>
          </table:table-cell>
          <table:table-cell office:value-type="float" office:value="1.84835" calcext:value-type="float">
            <text:p>1.84835</text:p>
          </table:table-cell>
        </table:table-row>
        <table:table-row table:style-name="ro1">
          <table:table-cell office:value-type="float" office:value="0.024525" calcext:value-type="float">
            <text:p>0.024525</text:p>
          </table:table-cell>
          <table:table-cell office:value-type="float" office:value="2.49878" calcext:value-type="float">
            <text:p>2.49878</text:p>
          </table:table-cell>
        </table:table-row>
        <table:table-row table:style-name="ro1">
          <table:table-cell office:value-type="float" office:value="0.024675" calcext:value-type="float">
            <text:p>0.024675</text:p>
          </table:table-cell>
          <table:table-cell office:value-type="float" office:value="2.21822" calcext:value-type="float">
            <text:p>2.21822</text:p>
          </table:table-cell>
        </table:table-row>
        <table:table-row table:style-name="ro1">
          <table:table-cell office:value-type="float" office:value="0.024825" calcext:value-type="float">
            <text:p>0.024825</text:p>
          </table:table-cell>
          <table:table-cell office:value-type="float" office:value="1.68573" calcext:value-type="float">
            <text:p>1.68573</text:p>
          </table:table-cell>
        </table:table-row>
        <table:table-row table:style-name="ro1">
          <table:table-cell office:value-type="float" office:value="0.024975" calcext:value-type="float">
            <text:p>0.024975</text:p>
          </table:table-cell>
          <table:table-cell office:value-type="float" office:value="1.94325" calcext:value-type="float">
            <text:p>1.94325</text:p>
          </table:table-cell>
        </table:table-row>
        <table:table-row table:style-name="ro1">
          <table:table-cell office:value-type="float" office:value="0.025125" calcext:value-type="float">
            <text:p>0.025125</text:p>
          </table:table-cell>
          <table:table-cell office:value-type="float" office:value="1.53666" calcext:value-type="float">
            <text:p>1.53666</text:p>
          </table:table-cell>
        </table:table-row>
        <table:table-row table:style-name="ro1">
          <table:table-cell office:value-type="float" office:value="0.025275" calcext:value-type="float">
            <text:p>0.025275</text:p>
          </table:table-cell>
          <table:table-cell office:value-type="float" office:value="1.99913" calcext:value-type="float">
            <text:p>1.99913</text:p>
          </table:table-cell>
        </table:table-row>
        <table:table-row table:style-name="ro1">
          <table:table-cell office:value-type="float" office:value="0.025425" calcext:value-type="float">
            <text:p>0.025425</text:p>
          </table:table-cell>
          <table:table-cell office:value-type="float" office:value="0.842788" calcext:value-type="float">
            <text:p>0.842788</text:p>
          </table:table-cell>
        </table:table-row>
        <table:table-row table:style-name="ro1">
          <table:table-cell office:value-type="float" office:value="0.025575" calcext:value-type="float">
            <text:p>0.025575</text:p>
          </table:table-cell>
          <table:table-cell office:value-type="float" office:value="1.62019" calcext:value-type="float">
            <text:p>1.62019</text:p>
          </table:table-cell>
        </table:table-row>
        <table:table-row table:style-name="ro1">
          <table:table-cell office:value-type="float" office:value="0.025725" calcext:value-type="float">
            <text:p>0.025725</text:p>
          </table:table-cell>
          <table:table-cell office:value-type="float" office:value="1.81133" calcext:value-type="float">
            <text:p>1.81133</text:p>
          </table:table-cell>
        </table:table-row>
        <table:table-row table:style-name="ro1">
          <table:table-cell office:value-type="float" office:value="0.025875" calcext:value-type="float">
            <text:p>0.025875</text:p>
          </table:table-cell>
          <table:table-cell office:value-type="float" office:value="1.59399" calcext:value-type="float">
            <text:p>1.59399</text:p>
          </table:table-cell>
        </table:table-row>
        <table:table-row table:style-name="ro1">
          <table:table-cell office:value-type="float" office:value="0.026025" calcext:value-type="float">
            <text:p>0.026025</text:p>
          </table:table-cell>
          <table:table-cell office:value-type="float" office:value="2.08634" calcext:value-type="float">
            <text:p>2.08634</text:p>
          </table:table-cell>
        </table:table-row>
        <table:table-row table:style-name="ro1">
          <table:table-cell office:value-type="float" office:value="0.026175" calcext:value-type="float">
            <text:p>0.026175</text:p>
          </table:table-cell>
          <table:table-cell office:value-type="float" office:value="1.59397" calcext:value-type="float">
            <text:p>1.59397</text:p>
          </table:table-cell>
        </table:table-row>
        <table:table-row table:style-name="ro1">
          <table:table-cell office:value-type="float" office:value="0.026325" calcext:value-type="float">
            <text:p>0.026325</text:p>
          </table:table-cell>
          <table:table-cell office:value-type="float" office:value="2.06778" calcext:value-type="float">
            <text:p>2.06778</text:p>
          </table:table-cell>
        </table:table-row>
        <table:table-row table:style-name="ro1">
          <table:table-cell office:value-type="float" office:value="0.026475" calcext:value-type="float">
            <text:p>0.026475</text:p>
          </table:table-cell>
          <table:table-cell office:value-type="float" office:value="2.24208" calcext:value-type="float">
            <text:p>2.24208</text:p>
          </table:table-cell>
        </table:table-row>
        <table:table-row table:style-name="ro1">
          <table:table-cell office:value-type="float" office:value="0.026625" calcext:value-type="float">
            <text:p>0.026625</text:p>
          </table:table-cell>
          <table:table-cell office:value-type="float" office:value="2.81013" calcext:value-type="float">
            <text:p>2.81013</text:p>
          </table:table-cell>
        </table:table-row>
        <table:table-row table:style-name="ro1">
          <table:table-cell office:value-type="float" office:value="0.026775" calcext:value-type="float">
            <text:p>0.026775</text:p>
          </table:table-cell>
          <table:table-cell office:value-type="float" office:value="1.40147" calcext:value-type="float">
            <text:p>1.40147</text:p>
          </table:table-cell>
        </table:table-row>
        <table:table-row table:style-name="ro1">
          <table:table-cell office:value-type="float" office:value="0.026925" calcext:value-type="float">
            <text:p>0.026925</text:p>
          </table:table-cell>
          <table:table-cell office:value-type="float" office:value="1.85957" calcext:value-type="float">
            <text:p>1.85957</text:p>
          </table:table-cell>
        </table:table-row>
        <table:table-row table:style-name="ro1">
          <table:table-cell office:value-type="float" office:value="0.027075" calcext:value-type="float">
            <text:p>0.027075</text:p>
          </table:table-cell>
          <table:table-cell office:value-type="float" office:value="0.839676" calcext:value-type="float">
            <text:p>0.839676</text:p>
          </table:table-cell>
        </table:table-row>
        <table:table-row table:style-name="ro1">
          <table:table-cell office:value-type="float" office:value="0.027225" calcext:value-type="float">
            <text:p>0.027225</text:p>
          </table:table-cell>
          <table:table-cell office:value-type="float" office:value="1.95958" calcext:value-type="float">
            <text:p>1.95958</text:p>
          </table:table-cell>
        </table:table-row>
        <table:table-row table:style-name="ro1">
          <table:table-cell office:value-type="float" office:value="0.027375" calcext:value-type="float">
            <text:p>0.027375</text:p>
          </table:table-cell>
          <table:table-cell office:value-type="float" office:value="1.31305" calcext:value-type="float">
            <text:p>1.31305</text:p>
          </table:table-cell>
        </table:table-row>
        <table:table-row table:style-name="ro1">
          <table:table-cell office:value-type="float" office:value="0.027525" calcext:value-type="float">
            <text:p>0.027525</text:p>
          </table:table-cell>
          <table:table-cell office:value-type="float" office:value="1.12072" calcext:value-type="float">
            <text:p>1.12072</text:p>
          </table:table-cell>
        </table:table-row>
        <table:table-row table:style-name="ro1">
          <table:table-cell office:value-type="float" office:value="0.027675" calcext:value-type="float">
            <text:p>0.027675</text:p>
          </table:table-cell>
          <table:table-cell office:value-type="float" office:value="1.73183" calcext:value-type="float">
            <text:p>1.73183</text:p>
          </table:table-cell>
        </table:table-row>
        <table:table-row table:style-name="ro1">
          <table:table-cell office:value-type="float" office:value="0.027825" calcext:value-type="float">
            <text:p>0.027825</text:p>
          </table:table-cell>
          <table:table-cell office:value-type="float" office:value="1.69153" calcext:value-type="float">
            <text:p>1.69153</text:p>
          </table:table-cell>
        </table:table-row>
        <table:table-row table:style-name="ro1">
          <table:table-cell office:value-type="float" office:value="0.027975" calcext:value-type="float">
            <text:p>0.027975</text:p>
          </table:table-cell>
          <table:table-cell office:value-type="float" office:value="1.46149" calcext:value-type="float">
            <text:p>1.46149</text:p>
          </table:table-cell>
        </table:table-row>
        <table:table-row table:style-name="ro1">
          <table:table-cell office:value-type="float" office:value="0.028125" calcext:value-type="float">
            <text:p>0.028125</text:p>
          </table:table-cell>
          <table:table-cell office:value-type="float" office:value="1.90363" calcext:value-type="float">
            <text:p>1.90363</text:p>
          </table:table-cell>
        </table:table-row>
        <table:table-row table:style-name="ro1">
          <table:table-cell office:value-type="float" office:value="0.028275" calcext:value-type="float">
            <text:p>0.028275</text:p>
          </table:table-cell>
          <table:table-cell office:value-type="float" office:value="0.923096" calcext:value-type="float">
            <text:p>0.923096</text:p>
          </table:table-cell>
        </table:table-row>
        <table:table-row table:style-name="ro1">
          <table:table-cell office:value-type="float" office:value="0.028425" calcext:value-type="float">
            <text:p>0.028425</text:p>
          </table:table-cell>
          <table:table-cell office:value-type="float" office:value="1.9899" calcext:value-type="float">
            <text:p>1.9899</text:p>
          </table:table-cell>
        </table:table-row>
        <table:table-row table:style-name="ro1">
          <table:table-cell office:value-type="float" office:value="0.028575" calcext:value-type="float">
            <text:p>0.028575</text:p>
          </table:table-cell>
          <table:table-cell office:value-type="float" office:value="1.1976" calcext:value-type="float">
            <text:p>1.1976</text:p>
          </table:table-cell>
        </table:table-row>
        <table:table-row table:style-name="ro1">
          <table:table-cell office:value-type="float" office:value="0.028725" calcext:value-type="float">
            <text:p>0.028725</text:p>
          </table:table-cell>
          <table:table-cell office:value-type="float" office:value="1.66393" calcext:value-type="float">
            <text:p>1.66393</text:p>
          </table:table-cell>
        </table:table-row>
        <table:table-row table:style-name="ro1">
          <table:table-cell office:value-type="float" office:value="0.028875" calcext:value-type="float">
            <text:p>0.028875</text:p>
          </table:table-cell>
          <table:table-cell office:value-type="float" office:value="1.98321" calcext:value-type="float">
            <text:p>1.98321</text:p>
          </table:table-cell>
        </table:table-row>
        <table:table-row table:style-name="ro1">
          <table:table-cell office:value-type="float" office:value="0.029025" calcext:value-type="float">
            <text:p>0.029025</text:p>
          </table:table-cell>
          <table:table-cell office:value-type="float" office:value="1.16944" calcext:value-type="float">
            <text:p>1.16944</text:p>
          </table:table-cell>
        </table:table-row>
        <table:table-row table:style-name="ro1">
          <table:table-cell office:value-type="float" office:value="0.029175" calcext:value-type="float">
            <text:p>0.029175</text:p>
          </table:table-cell>
          <table:table-cell office:value-type="float" office:value="1.33139" calcext:value-type="float">
            <text:p>1.33139</text:p>
          </table:table-cell>
        </table:table-row>
        <table:table-row table:style-name="ro1">
          <table:table-cell office:value-type="float" office:value="0.029325" calcext:value-type="float">
            <text:p>0.029325</text:p>
          </table:table-cell>
          <table:table-cell office:value-type="float" office:value="0.937953" calcext:value-type="float">
            <text:p>0.937953</text:p>
          </table:table-cell>
        </table:table-row>
        <table:table-row table:style-name="ro1">
          <table:table-cell office:value-type="float" office:value="0.029475" calcext:value-type="float">
            <text:p>0.029475</text:p>
          </table:table-cell>
          <table:table-cell office:value-type="float" office:value="1.16833" calcext:value-type="float">
            <text:p>1.16833</text:p>
          </table:table-cell>
        </table:table-row>
        <table:table-row table:style-name="ro1">
          <table:table-cell office:value-type="float" office:value="0.029625" calcext:value-type="float">
            <text:p>0.029625</text:p>
          </table:table-cell>
          <table:table-cell office:value-type="float" office:value="2.00914" calcext:value-type="float">
            <text:p>2.00914</text:p>
          </table:table-cell>
        </table:table-row>
        <table:table-row table:style-name="ro1">
          <table:table-cell office:value-type="float" office:value="0.029775" calcext:value-type="float">
            <text:p>0.0297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3">
      <number:number number:decimal-places="11" number:min-decimal-places="11" number:min-integer-digits="1"/>
    </number:number-style>
    <number:number-style style:name="N112">
      <number:number number:decimal-places="12" number:min-decimal-places="12" number:min-integer-digits="1"/>
    </number:number-style>
    <number:number-style style:name="N111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17:48:11.371431951</meta:creation-date>
    <meta:generator>LibreOffice/7.3.7.2$Linux_X86_64 LibreOffice_project/30$Build-2</meta:generator>
    <dc:date>2024-01-11T20:51:43.395367716</dc:date>
    <meta:editing-duration>P12DT23H42M19S</meta:editing-duration>
    <meta:editing-cycles>106</meta:editing-cycles>
    <meta:document-statistic meta:table-count="5" meta:cell-count="2670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81">
      <style:chart-properties chart:display-label="true" chart:logarithmic="false" chart:minimum="0" chart:maximum="20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34cm" svg:y="0.316cm" chart:style-name="ch2">
          <text:p>Absorption Coefficient</text:p>
        </chart:title>
        <chart:plot-area chart:style-name="ch3" table:cell-range-address="Nickel.C5:Nickel.D45" svg:x="1.331cm" svg:y="1.275cm" svg:width="14.349cm" svg:height="6.564cm">
          <chart:coordinate-region svg:x="3.064cm" svg:y="1.474cm" svg:width="11.873cm" svg:height="5.718cm"/>
          <chart:axis chart:dimension="x" chart:name="primary-x" chart:style-name="ch4">
            <chart:title svg:x="7.588cm" svg:y="8.019cm" chart:style-name="ch5">
              <text:p>Energy (eV)</text:p>
            </chart:title>
          </chart:axis>
          <chart:axis chart:dimension="y" chart:name="primary-y" chart:style-name="ch6">
            <chart:title svg:x="0.451cm" svg:y="6.281cm" chart:style-name="ch7">
              <text:p>Mass Attenuation Coeff</text:p>
            </chart:title>
            <chart:grid chart:style-name="ch8" chart:class="major"/>
          </chart:axis>
          <chart:series chart:style-name="ch9" chart:values-cell-range-address="Nickel.D5:Nickel.D45" chart:class="chart:scatter">
            <chart:domain table:cell-range-address="Nickel.C5:Nickel.C45"/>
            <chart:data-point chart:repeated="10"/>
            <chart:data-point chart:style-name="ch10" chart:repeated="3"/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Nickel.C5:Nickel.C45</svg:desc>
                </draw:g>
              </table:table-cell>
              <table:table-cell office:value-type="float" office:value="9855">
                <text:p>9855</text:p>
                <draw:g>
                  <svg:desc>Nickel.D5:Nickel.D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4.04">
                <text:p>1004.04</text:p>
              </table:table-cell>
              <table:table-cell office:value-type="float" office:value="9753">
                <text:p>97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8.1">
                <text:p>1008.1</text:p>
              </table:table-cell>
              <table:table-cell office:value-type="float" office:value="9654">
                <text:p>96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8.1">
                <text:p>1008.1</text:p>
              </table:table-cell>
              <table:table-cell office:value-type="float" office:value="10990">
                <text:p>109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">
                <text:p>1500</text:p>
              </table:table-cell>
              <table:table-cell office:value-type="float" office:value="4234">
                <text:p>42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709.4">
                <text:p>709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328.2">
                <text:p>328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179.3">
                <text:p>179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0">
                <text:p>600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0">
                <text:p>8000</text:p>
              </table:table-cell>
              <table:table-cell office:value-type="float" office:value="49.52">
                <text:p>49.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332.8">
                <text:p>8332.8</text:p>
              </table:table-cell>
              <table:table-cell office:value-type="float" office:value="44.28">
                <text:p>44.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32.8">
                <text:p>8332.8</text:p>
              </table:table-cell>
              <table:table-cell office:value-type="float" office:value="329.4">
                <text:p>329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">
                <text:p>1000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">
                <text:p>15000</text:p>
              </table:table-cell>
              <table:table-cell office:value-type="float" office:value="70.81">
                <text:p>70.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0">
                <text:p>20000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00">
                <text:p>30000</text:p>
              </table:table-cell>
              <table:table-cell office:value-type="float" office:value="10.34">
                <text:p>10.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0">
                <text:p>4000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000">
                <text:p>50000</text:p>
              </table:table-cell>
              <table:table-cell office:value-type="float" office:value="2.474">
                <text:p>2.4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000">
                <text:p>60000</text:p>
              </table:table-cell>
              <table:table-cell office:value-type="float" office:value="1.512">
                <text:p>1.5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00">
                <text:p>80000</text:p>
              </table:table-cell>
              <table:table-cell office:value-type="float" office:value="0.7306">
                <text:p>0.7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00">
                <text:p>100000</text:p>
              </table:table-cell>
              <table:table-cell office:value-type="float" office:value="0.444">
                <text:p>0.4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000">
                <text:p>150000</text:p>
              </table:table-cell>
              <table:table-cell office:value-type="float" office:value="0.2208">
                <text:p>0.22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000">
                <text:p>200000</text:p>
              </table:table-cell>
              <table:table-cell office:value-type="float" office:value="0.1582">
                <text:p>0.15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0000">
                <text:p>300000</text:p>
              </table:table-cell>
              <table:table-cell office:value-type="float" office:value="0.1154">
                <text:p>0.11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0000">
                <text:p>400000</text:p>
              </table:table-cell>
              <table:table-cell office:value-type="float" office:value="0.09765">
                <text:p>0.097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0000">
                <text:p>500000</text:p>
              </table:table-cell>
              <table:table-cell office:value-type="float" office:value="0.08698">
                <text:p>0.086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00">
                <text:p>600000</text:p>
              </table:table-cell>
              <table:table-cell office:value-type="float" office:value="0.07944">
                <text:p>0.079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0000">
                <text:p>800000</text:p>
              </table:table-cell>
              <table:table-cell office:value-type="float" office:value="0.06891">
                <text:p>0.068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0000">
                <text:p>1000000</text:p>
              </table:table-cell>
              <table:table-cell office:value-type="float" office:value="0.0616">
                <text:p>0.06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50000">
                <text:p>1250000</text:p>
              </table:table-cell>
              <table:table-cell office:value-type="float" office:value="0.05494">
                <text:p>0.054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00000">
                <text:p>1500000</text:p>
              </table:table-cell>
              <table:table-cell office:value-type="float" office:value="0.05015">
                <text:p>0.050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0000">
                <text:p>2000000</text:p>
              </table:table-cell>
              <table:table-cell office:value-type="float" office:value="0.04387">
                <text:p>0.043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00000">
                <text:p>3000000</text:p>
              </table:table-cell>
              <table:table-cell office:value-type="float" office:value="0.03745">
                <text:p>0.037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00000">
                <text:p>4000000</text:p>
              </table:table-cell>
              <table:table-cell office:value-type="float" office:value="0.03444">
                <text:p>0.034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0000">
                <text:p>5000000</text:p>
              </table:table-cell>
              <table:table-cell office:value-type="float" office:value="0.03289">
                <text:p>0.032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00000">
                <text:p>6000000</text:p>
              </table:table-cell>
              <table:table-cell office:value-type="float" office:value="0.0321">
                <text:p>0.03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000000">
                <text:p>8000000</text:p>
              </table:table-cell>
              <table:table-cell office:value-type="float" office:value="0.03164">
                <text:p>0.031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00000">
                <text:p>10000000</text:p>
              </table:table-cell>
              <table:table-cell office:value-type="float" office:value="0.03185">
                <text:p>0.031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000000">
                <text:p>15000000</text:p>
              </table:table-cell>
              <table:table-cell office:value-type="float" office:value="0.0332">
                <text:p>0.03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0000">
                <text:p>20000000</text:p>
              </table:table-cell>
              <table:table-cell office:value-type="float" office:value="0.03476">
                <text:p>0.034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ilicon.D5:Silicon.D42 Silicon.G5:Silicon.G42" svg:x="1.331cm" svg:y="0.18cm" svg:width="14.349cm" svg:height="7.659cm">
          <chart:coordinate-region svg:x="2.508cm" svg:y="0.379cm" svg:width="12.337cm" svg:height="6.813cm"/>
          <chart:axis chart:dimension="x" chart:name="primary-x" chart:style-name="ch3">
            <chart:title svg:x="7.588cm" svg:y="8.019cm" chart:style-name="ch4">
              <text:p>Energy (eV)</text:p>
            </chart:title>
          </chart:axis>
          <chart:axis chart:dimension="y" chart:name="primary-y" chart:style-name="ch5">
            <chart:title svg:x="0.451cm" svg:y="4.781cm" chart:style-name="ch6">
              <text:p>mu (1/cm)</text:p>
            </chart:title>
            <chart:grid chart:style-name="ch7" chart:class="major"/>
          </chart:axis>
          <chart:series chart:style-name="ch8" chart:values-cell-range-address="Silicon.G5:Silicon.G42" chart:class="chart:scatter">
            <chart:domain table:cell-range-address="Silicon.D5:Silicon.D42"/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ilicon.D5:Silicon.D42</svg:desc>
                </draw:g>
              </table:table-cell>
              <table:table-cell office:value-type="float" office:value="3656.53">
                <text:p>3656.53</text:p>
                <draw:g>
                  <svg:desc>Silicon.G5:Silicon.G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247.1795">
                <text:p>1247.17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38.9">
                <text:p>1838.9</text:p>
              </table:table-cell>
              <table:table-cell office:value-type="float" office:value="720.1268">
                <text:p>720.12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38.9">
                <text:p>1838.9</text:p>
              </table:table-cell>
              <table:table-cell office:value-type="float" office:value="7434.168">
                <text:p>7434.1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6467.633">
                <text:p>6467.6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2278.6936">
                <text:p>2278.69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">
                <text:p>4000</text:p>
              </table:table-cell>
              <table:table-cell office:value-type="float" office:value="1054.8041">
                <text:p>1054.80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570.605">
                <text:p>570.6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">
                <text:p>6000</text:p>
              </table:table-cell>
              <table:table-cell office:value-type="float" office:value="342.363">
                <text:p>342.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0">
                <text:p>8000</text:p>
              </table:table-cell>
              <table:table-cell office:value-type="float" office:value="150.63972">
                <text:p>150.639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78.92981">
                <text:p>78.929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00">
                <text:p>15000</text:p>
              </table:table-cell>
              <table:table-cell office:value-type="float" office:value="24.08186">
                <text:p>24.081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0">
                <text:p>20000</text:p>
              </table:table-cell>
              <table:table-cell office:value-type="float" office:value="10.396656">
                <text:p>10.3966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00">
                <text:p>30000</text:p>
              </table:table-cell>
              <table:table-cell office:value-type="float" office:value="3.344444">
                <text:p>3.344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000">
                <text:p>40000</text:p>
              </table:table-cell>
              <table:table-cell office:value-type="float" office:value="1.6330948">
                <text:p>1.63309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00">
                <text:p>50000</text:p>
              </table:table-cell>
              <table:table-cell office:value-type="float" office:value="1.0212665">
                <text:p>1.02126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000">
                <text:p>60000</text:p>
              </table:table-cell>
              <table:table-cell office:value-type="float" office:value="0.7469103">
                <text:p>0.74691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000">
                <text:p>80000</text:p>
              </table:table-cell>
              <table:table-cell office:value-type="float" office:value="0.5189012">
                <text:p>0.5189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">
                <text:p>100000</text:p>
              </table:table-cell>
              <table:table-cell office:value-type="float" office:value="0.4273715">
                <text:p>0.4273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000">
                <text:p>150000</text:p>
              </table:table-cell>
              <table:table-cell office:value-type="float" office:value="0.3372392">
                <text:p>0.33723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">
                <text:p>200000</text:p>
              </table:table-cell>
              <table:table-cell office:value-type="float" office:value="0.2969475">
                <text:p>0.29694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0000">
                <text:p>300000</text:p>
              </table:table-cell>
              <table:table-cell office:value-type="float" office:value="0.2519978">
                <text:p>0.25199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0000">
                <text:p>400000</text:p>
              </table:table-cell>
              <table:table-cell office:value-type="float" office:value="0.22391006">
                <text:p>0.223910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00">
                <text:p>500000</text:p>
              </table:table-cell>
              <table:table-cell office:value-type="float" office:value="0.20374092">
                <text:p>0.203740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0000">
                <text:p>600000</text:p>
              </table:table-cell>
              <table:table-cell office:value-type="float" office:value="0.18811333">
                <text:p>0.18811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000">
                <text:p>800000</text:p>
              </table:table-cell>
              <table:table-cell office:value-type="float" office:value="0.16493978">
                <text:p>0.164939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00">
                <text:p>1000000</text:p>
              </table:table-cell>
              <table:table-cell office:value-type="float" office:value="0.14814769">
                <text:p>0.148147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50000">
                <text:p>1250000</text:p>
              </table:table-cell>
              <table:table-cell office:value-type="float" office:value="0.13247352">
                <text:p>0.132473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000">
                <text:p>1500000</text:p>
              </table:table-cell>
              <table:table-cell office:value-type="float" office:value="0.12071207">
                <text:p>0.120712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000">
                <text:p>2000000</text:p>
              </table:table-cell>
              <table:table-cell office:value-type="float" office:value="0.1043392">
                <text:p>0.10433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00">
                <text:p>3000000</text:p>
              </table:table-cell>
              <table:table-cell office:value-type="float" office:value="0.08566062">
                <text:p>0.085660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00000">
                <text:p>4000000</text:p>
              </table:table-cell>
              <table:table-cell office:value-type="float" office:value="0.0754596">
                <text:p>0.07545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00000">
                <text:p>5000000</text:p>
              </table:table-cell>
              <table:table-cell office:value-type="float" office:value="0.06910143">
                <text:p>0.069101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00000">
                <text:p>6000000</text:p>
              </table:table-cell>
              <table:table-cell office:value-type="float" office:value="0.06493252">
                <text:p>0.064932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00000">
                <text:p>8000000</text:p>
              </table:table-cell>
              <table:table-cell office:value-type="float" office:value="0.05994846">
                <text:p>0.059948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00">
                <text:p>10000000</text:p>
              </table:table-cell>
              <table:table-cell office:value-type="float" office:value="0.05733998">
                <text:p>0.057339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000000">
                <text:p>15000000</text:p>
              </table:table-cell>
              <table:table-cell office:value-type="float" office:value="0.05477808">
                <text:p>0.054778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0000">
                <text:p>20000000</text:p>
              </table:table-cell>
              <table:table-cell office:value-type="float" office:value="0.05445202">
                <text:p>0.054452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Zr.B3:Zr.B502 Zr.D3:Zr.D502" svg:x="0.32cm" svg:y="0.18cm" svg:width="15.36cm" svg:height="8.64cm">
          <chart:coordinate-region svg:x="0.941cm" svg:y="0.379cm" svg:width="14.46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Zr.D3:Zr.D502" chart:class="chart:scatter">
            <chart:domain table:cell-range-address="Zr.B3:Zr.B502"/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Zr.B3:Zr.B502</svg:desc>
                </draw:g>
              </table:table-cell>
              <table:table-cell office:value-type="float" office:value="0">
                <text:p>0</text:p>
                <draw:g>
                  <svg:desc>Zr.D3:Zr.D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">
                <text:p>1.8</text:p>
              </table:table-cell>
              <table:table-cell office:value-type="float" office:value="26.3284">
                <text:p>26.32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5.1293">
                <text:p>15.12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">
                <text:p>2.2</text:p>
              </table:table-cell>
              <table:table-cell office:value-type="float" office:value="13.063">
                <text:p>13.0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">
                <text:p>2.4</text:p>
              </table:table-cell>
              <table:table-cell office:value-type="float" office:value="10.6892">
                <text:p>10.68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">
                <text:p>2.6</text:p>
              </table:table-cell>
              <table:table-cell office:value-type="float" office:value="12.5788">
                <text:p>12.57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">
                <text:p>2.8</text:p>
              </table:table-cell>
              <table:table-cell office:value-type="float" office:value="14.68">
                <text:p>14.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2.3899">
                <text:p>12.38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">
                <text:p>3.2</text:p>
              </table:table-cell>
              <table:table-cell office:value-type="float" office:value="13.7724">
                <text:p>13.77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">
                <text:p>3.4</text:p>
              </table:table-cell>
              <table:table-cell office:value-type="float" office:value="15.0812">
                <text:p>15.08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">
                <text:p>3.6</text:p>
              </table:table-cell>
              <table:table-cell office:value-type="float" office:value="18.2572">
                <text:p>18.25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8">
                <text:p>3.8</text:p>
              </table:table-cell>
              <table:table-cell office:value-type="float" office:value="17.967">
                <text:p>17.9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8.396">
                <text:p>18.3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2">
                <text:p>4.2</text:p>
              </table:table-cell>
              <table:table-cell office:value-type="float" office:value="17.1227">
                <text:p>17.12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4">
                <text:p>4.4</text:p>
              </table:table-cell>
              <table:table-cell office:value-type="float" office:value="21.176">
                <text:p>21.1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6">
                <text:p>4.6</text:p>
              </table:table-cell>
              <table:table-cell office:value-type="float" office:value="18.5944">
                <text:p>18.59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8">
                <text:p>4.8</text:p>
              </table:table-cell>
              <table:table-cell office:value-type="float" office:value="18.2317">
                <text:p>18.23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17.497">
                <text:p>17.4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2">
                <text:p>5.2</text:p>
              </table:table-cell>
              <table:table-cell office:value-type="float" office:value="22.5609">
                <text:p>22.56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4">
                <text:p>5.4</text:p>
              </table:table-cell>
              <table:table-cell office:value-type="float" office:value="20.7833">
                <text:p>20.78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6">
                <text:p>5.6</text:p>
              </table:table-cell>
              <table:table-cell office:value-type="float" office:value="22.1997">
                <text:p>22.19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8">
                <text:p>5.8</text:p>
              </table:table-cell>
              <table:table-cell office:value-type="float" office:value="21.7853">
                <text:p>21.78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22.927">
                <text:p>22.9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2">
                <text:p>6.2</text:p>
              </table:table-cell>
              <table:table-cell office:value-type="float" office:value="24.5383">
                <text:p>24.53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">
                <text:p>6.4</text:p>
              </table:table-cell>
              <table:table-cell office:value-type="float" office:value="23.3486">
                <text:p>23.34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6">
                <text:p>6.6</text:p>
              </table:table-cell>
              <table:table-cell office:value-type="float" office:value="24.16">
                <text:p>24.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8">
                <text:p>6.8</text:p>
              </table:table-cell>
              <table:table-cell office:value-type="float" office:value="21.9445">
                <text:p>21.94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22.9289">
                <text:p>22.92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2">
                <text:p>7.2</text:p>
              </table:table-cell>
              <table:table-cell office:value-type="float" office:value="22.3286">
                <text:p>22.32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4">
                <text:p>7.4</text:p>
              </table:table-cell>
              <table:table-cell office:value-type="float" office:value="22.32">
                <text:p>22.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6">
                <text:p>7.6</text:p>
              </table:table-cell>
              <table:table-cell office:value-type="float" office:value="22.5696">
                <text:p>22.56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8">
                <text:p>7.8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21.6848">
                <text:p>21.68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2">
                <text:p>8.2</text:p>
              </table:table-cell>
              <table:table-cell office:value-type="float" office:value="22.0847">
                <text:p>22.08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4">
                <text:p>8.4</text:p>
              </table:table-cell>
              <table:table-cell office:value-type="float" office:value="53.9077">
                <text:p>53.90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6">
                <text:p>8.6</text:p>
              </table:table-cell>
              <table:table-cell office:value-type="float" office:value="20.9698">
                <text:p>20.96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8">
                <text:p>8.8</text:p>
              </table:table-cell>
              <table:table-cell office:value-type="float" office:value="19.4633">
                <text:p>19.46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">
                <text:p>9</text:p>
              </table:table-cell>
              <table:table-cell office:value-type="float" office:value="19.1831">
                <text:p>19.18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2">
                <text:p>9.2</text:p>
              </table:table-cell>
              <table:table-cell office:value-type="float" office:value="20.6771">
                <text:p>20.67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4">
                <text:p>9.4</text:p>
              </table:table-cell>
              <table:table-cell office:value-type="float" office:value="18.5668">
                <text:p>18.56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6">
                <text:p>9.6</text:p>
              </table:table-cell>
              <table:table-cell office:value-type="float" office:value="24.7181">
                <text:p>24.71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8">
                <text:p>9.8</text:p>
              </table:table-cell>
              <table:table-cell office:value-type="float" office:value="42.6692">
                <text:p>42.66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29.2176">
                <text:p>29.21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2">
                <text:p>10.2</text:p>
              </table:table-cell>
              <table:table-cell office:value-type="float" office:value="18.4234">
                <text:p>18.42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4">
                <text:p>10.4</text:p>
              </table:table-cell>
              <table:table-cell office:value-type="float" office:value="13.0383">
                <text:p>13.03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6">
                <text:p>10.6</text:p>
              </table:table-cell>
              <table:table-cell office:value-type="float" office:value="14.0989">
                <text:p>14.09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8">
                <text:p>10.8</text:p>
              </table:table-cell>
              <table:table-cell office:value-type="float" office:value="14.2448">
                <text:p>14.24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17.3437">
                <text:p>17.34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2">
                <text:p>11.2</text:p>
              </table:table-cell>
              <table:table-cell office:value-type="float" office:value="15.675">
                <text:p>15.6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4">
                <text:p>11.4</text:p>
              </table:table-cell>
              <table:table-cell office:value-type="float" office:value="17.2634">
                <text:p>17.26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6">
                <text:p>11.6</text:p>
              </table:table-cell>
              <table:table-cell office:value-type="float" office:value="13.8585">
                <text:p>13.85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8">
                <text:p>11.8</text:p>
              </table:table-cell>
              <table:table-cell office:value-type="float" office:value="11.7222">
                <text:p>11.72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">
                <text:p>12</text:p>
              </table:table-cell>
              <table:table-cell office:value-type="float" office:value="12.9419">
                <text:p>12.94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2">
                <text:p>12.2</text:p>
              </table:table-cell>
              <table:table-cell office:value-type="float" office:value="10.6735">
                <text:p>10.67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4">
                <text:p>12.4</text:p>
              </table:table-cell>
              <table:table-cell office:value-type="float" office:value="11.0306">
                <text:p>11.03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6">
                <text:p>12.6</text:p>
              </table:table-cell>
              <table:table-cell office:value-type="float" office:value="11.8707">
                <text:p>11.87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8">
                <text:p>12.8</text:p>
              </table:table-cell>
              <table:table-cell office:value-type="float" office:value="11.1263">
                <text:p>11.12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">
                <text:p>13</text:p>
              </table:table-cell>
              <table:table-cell office:value-type="float" office:value="11.1109">
                <text:p>11.11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2">
                <text:p>13.2</text:p>
              </table:table-cell>
              <table:table-cell office:value-type="float" office:value="11.0817">
                <text:p>11.08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4">
                <text:p>13.4</text:p>
              </table:table-cell>
              <table:table-cell office:value-type="float" office:value="11.9713">
                <text:p>11.97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6">
                <text:p>13.6</text:p>
              </table:table-cell>
              <table:table-cell office:value-type="float" office:value="10.4824">
                <text:p>10.48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8">
                <text:p>13.8</text:p>
              </table:table-cell>
              <table:table-cell office:value-type="float" office:value="9.57328">
                <text:p>9.573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">
                <text:p>14</text:p>
              </table:table-cell>
              <table:table-cell office:value-type="float" office:value="12.0914">
                <text:p>12.09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.2">
                <text:p>14.2</text:p>
              </table:table-cell>
              <table:table-cell office:value-type="float" office:value="9.45198">
                <text:p>9.451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4">
                <text:p>14.4</text:p>
              </table:table-cell>
              <table:table-cell office:value-type="float" office:value="11.6296">
                <text:p>11.62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6">
                <text:p>14.6</text:p>
              </table:table-cell>
              <table:table-cell office:value-type="float" office:value="10.024">
                <text:p>10.0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.8">
                <text:p>14.8</text:p>
              </table:table-cell>
              <table:table-cell office:value-type="float" office:value="11.2495">
                <text:p>11.24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">
                <text:p>15</text:p>
              </table:table-cell>
              <table:table-cell office:value-type="float" office:value="10.2835">
                <text:p>10.28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2">
                <text:p>15.2</text:p>
              </table:table-cell>
              <table:table-cell office:value-type="float" office:value="7.72387">
                <text:p>7.723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4">
                <text:p>15.4</text:p>
              </table:table-cell>
              <table:table-cell office:value-type="float" office:value="11.2333">
                <text:p>11.2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6">
                <text:p>15.6</text:p>
              </table:table-cell>
              <table:table-cell office:value-type="float" office:value="12.1177">
                <text:p>12.11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8">
                <text:p>15.8</text:p>
              </table:table-cell>
              <table:table-cell office:value-type="float" office:value="10.8202">
                <text:p>10.82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">
                <text:p>16</text:p>
              </table:table-cell>
              <table:table-cell office:value-type="float" office:value="10.9249">
                <text:p>10.92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2">
                <text:p>16.2</text:p>
              </table:table-cell>
              <table:table-cell office:value-type="float" office:value="11.2305">
                <text:p>11.23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4">
                <text:p>16.4</text:p>
              </table:table-cell>
              <table:table-cell office:value-type="float" office:value="11.1699">
                <text:p>11.16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6">
                <text:p>16.6</text:p>
              </table:table-cell>
              <table:table-cell office:value-type="float" office:value="9.1976">
                <text:p>9.19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8">
                <text:p>16.8</text:p>
              </table:table-cell>
              <table:table-cell office:value-type="float" office:value="9.36715">
                <text:p>9.367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">
                <text:p>17</text:p>
              </table:table-cell>
              <table:table-cell office:value-type="float" office:value="8.92545">
                <text:p>8.925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.2">
                <text:p>17.2</text:p>
              </table:table-cell>
              <table:table-cell office:value-type="float" office:value="12.1322">
                <text:p>12.13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4">
                <text:p>17.4</text:p>
              </table:table-cell>
              <table:table-cell office:value-type="float" office:value="7.78593">
                <text:p>7.785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6">
                <text:p>17.6</text:p>
              </table:table-cell>
              <table:table-cell office:value-type="float" office:value="10.0547">
                <text:p>10.05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8">
                <text:p>17.8</text:p>
              </table:table-cell>
              <table:table-cell office:value-type="float" office:value="9.22349">
                <text:p>9.223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">
                <text:p>18</text:p>
              </table:table-cell>
              <table:table-cell office:value-type="float" office:value="10.9569">
                <text:p>10.95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.2">
                <text:p>18.2</text:p>
              </table:table-cell>
              <table:table-cell office:value-type="float" office:value="9.89167">
                <text:p>9.891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.4">
                <text:p>18.4</text:p>
              </table:table-cell>
              <table:table-cell office:value-type="float" office:value="8.42169">
                <text:p>8.421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.6">
                <text:p>18.6</text:p>
              </table:table-cell>
              <table:table-cell office:value-type="float" office:value="8.63447">
                <text:p>8.634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.8">
                <text:p>18.8</text:p>
              </table:table-cell>
              <table:table-cell office:value-type="float" office:value="9.30096">
                <text:p>9.300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">
                <text:p>19</text:p>
              </table:table-cell>
              <table:table-cell office:value-type="float" office:value="8.7177">
                <text:p>8.71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.2">
                <text:p>19.2</text:p>
              </table:table-cell>
              <table:table-cell office:value-type="float" office:value="7.57996">
                <text:p>7.579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4">
                <text:p>19.4</text:p>
              </table:table-cell>
              <table:table-cell office:value-type="float" office:value="9.29062">
                <text:p>9.290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6">
                <text:p>19.6</text:p>
              </table:table-cell>
              <table:table-cell office:value-type="float" office:value="9.12401">
                <text:p>9.124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8">
                <text:p>19.8</text:p>
              </table:table-cell>
              <table:table-cell office:value-type="float" office:value="8.6573">
                <text:p>8.65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8.67371">
                <text:p>8.673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.2">
                <text:p>20.2</text:p>
              </table:table-cell>
              <table:table-cell office:value-type="float" office:value="9.37221">
                <text:p>9.372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4">
                <text:p>20.4</text:p>
              </table:table-cell>
              <table:table-cell office:value-type="float" office:value="6.82908">
                <text:p>6.829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6">
                <text:p>20.6</text:p>
              </table:table-cell>
              <table:table-cell office:value-type="float" office:value="6.15852">
                <text:p>6.158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8">
                <text:p>20.8</text:p>
              </table:table-cell>
              <table:table-cell office:value-type="float" office:value="8.20602">
                <text:p>8.206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">
                <text:p>21</text:p>
              </table:table-cell>
              <table:table-cell office:value-type="float" office:value="5.47777">
                <text:p>5.477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.2">
                <text:p>21.2</text:p>
              </table:table-cell>
              <table:table-cell office:value-type="float" office:value="7.19991">
                <text:p>7.199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4">
                <text:p>21.4</text:p>
              </table:table-cell>
              <table:table-cell office:value-type="float" office:value="8.43614">
                <text:p>8.436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6">
                <text:p>21.6</text:p>
              </table:table-cell>
              <table:table-cell office:value-type="float" office:value="8.55789">
                <text:p>8.557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8">
                <text:p>21.8</text:p>
              </table:table-cell>
              <table:table-cell office:value-type="float" office:value="8.85068">
                <text:p>8.850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">
                <text:p>22</text:p>
              </table:table-cell>
              <table:table-cell office:value-type="float" office:value="7.60398">
                <text:p>7.603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2">
                <text:p>22.2</text:p>
              </table:table-cell>
              <table:table-cell office:value-type="float" office:value="9.2954">
                <text:p>9.29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4">
                <text:p>22.4</text:p>
              </table:table-cell>
              <table:table-cell office:value-type="float" office:value="7.25646">
                <text:p>7.256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6">
                <text:p>22.6</text:p>
              </table:table-cell>
              <table:table-cell office:value-type="float" office:value="7.8441">
                <text:p>7.84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8">
                <text:p>22.8</text:p>
              </table:table-cell>
              <table:table-cell office:value-type="float" office:value="6.57507">
                <text:p>6.575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">
                <text:p>23</text:p>
              </table:table-cell>
              <table:table-cell office:value-type="float" office:value="6.11683">
                <text:p>6.116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.2">
                <text:p>23.2</text:p>
              </table:table-cell>
              <table:table-cell office:value-type="float" office:value="7.01775">
                <text:p>7.017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.4">
                <text:p>23.4</text:p>
              </table:table-cell>
              <table:table-cell office:value-type="float" office:value="5.92529">
                <text:p>5.925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.6">
                <text:p>23.6</text:p>
              </table:table-cell>
              <table:table-cell office:value-type="float" office:value="6.42466">
                <text:p>6.424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.8">
                <text:p>23.8</text:p>
              </table:table-cell>
              <table:table-cell office:value-type="float" office:value="5.82765">
                <text:p>5.827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">
                <text:p>24</text:p>
              </table:table-cell>
              <table:table-cell office:value-type="float" office:value="6.95146">
                <text:p>6.951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.2">
                <text:p>24.2</text:p>
              </table:table-cell>
              <table:table-cell office:value-type="float" office:value="6.03224">
                <text:p>6.032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.4">
                <text:p>24.4</text:p>
              </table:table-cell>
              <table:table-cell office:value-type="float" office:value="6.19071">
                <text:p>6.190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6">
                <text:p>24.6</text:p>
              </table:table-cell>
              <table:table-cell office:value-type="float" office:value="5.88627">
                <text:p>5.886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.8">
                <text:p>24.8</text:p>
              </table:table-cell>
              <table:table-cell office:value-type="float" office:value="5.45546">
                <text:p>5.455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">
                <text:p>25</text:p>
              </table:table-cell>
              <table:table-cell office:value-type="float" office:value="5.98552">
                <text:p>5.985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.2">
                <text:p>25.2</text:p>
              </table:table-cell>
              <table:table-cell office:value-type="float" office:value="5.78148">
                <text:p>5.781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.4">
                <text:p>25.4</text:p>
              </table:table-cell>
              <table:table-cell office:value-type="float" office:value="6.79251">
                <text:p>6.792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.6">
                <text:p>25.6</text:p>
              </table:table-cell>
              <table:table-cell office:value-type="float" office:value="6.58112">
                <text:p>6.581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.8">
                <text:p>25.8</text:p>
              </table:table-cell>
              <table:table-cell office:value-type="float" office:value="6.14364">
                <text:p>6.143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">
                <text:p>26</text:p>
              </table:table-cell>
              <table:table-cell office:value-type="float" office:value="6.07638">
                <text:p>6.076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.2">
                <text:p>26.2</text:p>
              </table:table-cell>
              <table:table-cell office:value-type="float" office:value="7.59437">
                <text:p>7.594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.4">
                <text:p>26.4</text:p>
              </table:table-cell>
              <table:table-cell office:value-type="float" office:value="4.53727">
                <text:p>4.537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.6">
                <text:p>26.6</text:p>
              </table:table-cell>
              <table:table-cell office:value-type="float" office:value="5.91069">
                <text:p>5.910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.8">
                <text:p>26.8</text:p>
              </table:table-cell>
              <table:table-cell office:value-type="float" office:value="6.12645">
                <text:p>6.126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">
                <text:p>27</text:p>
              </table:table-cell>
              <table:table-cell office:value-type="float" office:value="4.45835">
                <text:p>4.458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.2">
                <text:p>27.2</text:p>
              </table:table-cell>
              <table:table-cell office:value-type="float" office:value="4.81002">
                <text:p>4.810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.4">
                <text:p>27.4</text:p>
              </table:table-cell>
              <table:table-cell office:value-type="float" office:value="5.18764">
                <text:p>5.187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.6">
                <text:p>27.6</text:p>
              </table:table-cell>
              <table:table-cell office:value-type="float" office:value="4.78423">
                <text:p>4.784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.8">
                <text:p>27.8</text:p>
              </table:table-cell>
              <table:table-cell office:value-type="float" office:value="4.58203">
                <text:p>4.582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">
                <text:p>28</text:p>
              </table:table-cell>
              <table:table-cell office:value-type="float" office:value="6.46361">
                <text:p>6.463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.2">
                <text:p>28.2</text:p>
              </table:table-cell>
              <table:table-cell office:value-type="float" office:value="5.05708">
                <text:p>5.057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.4">
                <text:p>28.4</text:p>
              </table:table-cell>
              <table:table-cell office:value-type="float" office:value="4.11616">
                <text:p>4.116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.6">
                <text:p>28.6</text:p>
              </table:table-cell>
              <table:table-cell office:value-type="float" office:value="4.14752">
                <text:p>4.147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.8">
                <text:p>28.8</text:p>
              </table:table-cell>
              <table:table-cell office:value-type="float" office:value="4.72975">
                <text:p>4.729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">
                <text:p>29</text:p>
              </table:table-cell>
              <table:table-cell office:value-type="float" office:value="4.47274">
                <text:p>4.472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.2">
                <text:p>29.2</text:p>
              </table:table-cell>
              <table:table-cell office:value-type="float" office:value="6.35541">
                <text:p>6.355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.4">
                <text:p>29.4</text:p>
              </table:table-cell>
              <table:table-cell office:value-type="float" office:value="5.00147">
                <text:p>5.001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.6">
                <text:p>29.6</text:p>
              </table:table-cell>
              <table:table-cell office:value-type="float" office:value="4.5057">
                <text:p>4.50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.8">
                <text:p>29.8</text:p>
              </table:table-cell>
              <table:table-cell office:value-type="float" office:value="6.08778">
                <text:p>6.087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">
                <text:p>30</text:p>
              </table:table-cell>
              <table:table-cell office:value-type="float" office:value="5.29501">
                <text:p>5.295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.2">
                <text:p>30.2</text:p>
              </table:table-cell>
              <table:table-cell office:value-type="float" office:value="5.95804">
                <text:p>5.958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.4">
                <text:p>30.4</text:p>
              </table:table-cell>
              <table:table-cell office:value-type="float" office:value="5.17574">
                <text:p>5.175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.6">
                <text:p>30.6</text:p>
              </table:table-cell>
              <table:table-cell office:value-type="float" office:value="4.64439">
                <text:p>4.644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.8">
                <text:p>30.8</text:p>
              </table:table-cell>
              <table:table-cell office:value-type="float" office:value="5.50176">
                <text:p>5.501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">
                <text:p>31</text:p>
              </table:table-cell>
              <table:table-cell office:value-type="float" office:value="4.51614">
                <text:p>4.516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.2">
                <text:p>31.2</text:p>
              </table:table-cell>
              <table:table-cell office:value-type="float" office:value="3.51593">
                <text:p>3.515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.4">
                <text:p>31.4</text:p>
              </table:table-cell>
              <table:table-cell office:value-type="float" office:value="4.46009">
                <text:p>4.460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.6">
                <text:p>31.6</text:p>
              </table:table-cell>
              <table:table-cell office:value-type="float" office:value="3.01836">
                <text:p>3.018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.8">
                <text:p>31.8</text:p>
              </table:table-cell>
              <table:table-cell office:value-type="float" office:value="4.18999">
                <text:p>4.1899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">
                <text:p>32</text:p>
              </table:table-cell>
              <table:table-cell office:value-type="float" office:value="4.01904">
                <text:p>4.019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.2">
                <text:p>32.2</text:p>
              </table:table-cell>
              <table:table-cell office:value-type="float" office:value="4.32264">
                <text:p>4.322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.4">
                <text:p>32.4</text:p>
              </table:table-cell>
              <table:table-cell office:value-type="float" office:value="4.60625">
                <text:p>4.606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.6">
                <text:p>32.6</text:p>
              </table:table-cell>
              <table:table-cell office:value-type="float" office:value="4.72511">
                <text:p>4.725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.8">
                <text:p>32.8</text:p>
              </table:table-cell>
              <table:table-cell office:value-type="float" office:value="2.9342">
                <text:p>2.93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">
                <text:p>33</text:p>
              </table:table-cell>
              <table:table-cell office:value-type="float" office:value="5.1777">
                <text:p>5.17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.2">
                <text:p>33.2</text:p>
              </table:table-cell>
              <table:table-cell office:value-type="float" office:value="4.48142">
                <text:p>4.481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.4">
                <text:p>33.4</text:p>
              </table:table-cell>
              <table:table-cell office:value-type="float" office:value="3.87553">
                <text:p>3.875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.6">
                <text:p>33.6</text:p>
              </table:table-cell>
              <table:table-cell office:value-type="float" office:value="3.79216">
                <text:p>3.792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.8">
                <text:p>33.8</text:p>
              </table:table-cell>
              <table:table-cell office:value-type="float" office:value="3.86247">
                <text:p>3.862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">
                <text:p>34</text:p>
              </table:table-cell>
              <table:table-cell office:value-type="float" office:value="3.10289">
                <text:p>3.102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.2">
                <text:p>34.2</text:p>
              </table:table-cell>
              <table:table-cell office:value-type="float" office:value="5.05414">
                <text:p>5.054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.4">
                <text:p>34.4</text:p>
              </table:table-cell>
              <table:table-cell office:value-type="float" office:value="3.20201">
                <text:p>3.202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.6">
                <text:p>34.6</text:p>
              </table:table-cell>
              <table:table-cell office:value-type="float" office:value="2.82672">
                <text:p>2.826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.8">
                <text:p>34.8</text:p>
              </table:table-cell>
              <table:table-cell office:value-type="float" office:value="5.28211">
                <text:p>5.282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">
                <text:p>35</text:p>
              </table:table-cell>
              <table:table-cell office:value-type="float" office:value="3.55159">
                <text:p>3.551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.2">
                <text:p>35.2</text:p>
              </table:table-cell>
              <table:table-cell office:value-type="float" office:value="3.86429">
                <text:p>3.864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.4">
                <text:p>35.4</text:p>
              </table:table-cell>
              <table:table-cell office:value-type="float" office:value="3.63713">
                <text:p>3.637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.6">
                <text:p>35.6</text:p>
              </table:table-cell>
              <table:table-cell office:value-type="float" office:value="4.41026">
                <text:p>4.410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.8">
                <text:p>35.8</text:p>
              </table:table-cell>
              <table:table-cell office:value-type="float" office:value="4.14261">
                <text:p>4.142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">
                <text:p>36</text:p>
              </table:table-cell>
              <table:table-cell office:value-type="float" office:value="3.3965">
                <text:p>3.39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.2">
                <text:p>36.2</text:p>
              </table:table-cell>
              <table:table-cell office:value-type="float" office:value="3.73169">
                <text:p>3.731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.4">
                <text:p>36.4</text:p>
              </table:table-cell>
              <table:table-cell office:value-type="float" office:value="3.12632">
                <text:p>3.126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.6">
                <text:p>36.6</text:p>
              </table:table-cell>
              <table:table-cell office:value-type="float" office:value="3.44336">
                <text:p>3.443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.8">
                <text:p>36.8</text:p>
              </table:table-cell>
              <table:table-cell office:value-type="float" office:value="3.39715">
                <text:p>3.397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">
                <text:p>37</text:p>
              </table:table-cell>
              <table:table-cell office:value-type="float" office:value="2.74057">
                <text:p>2.740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.2">
                <text:p>37.2</text:p>
              </table:table-cell>
              <table:table-cell office:value-type="float" office:value="2.41402">
                <text:p>2.414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.4">
                <text:p>37.4</text:p>
              </table:table-cell>
              <table:table-cell office:value-type="float" office:value="4.15188">
                <text:p>4.151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.6">
                <text:p>37.6</text:p>
              </table:table-cell>
              <table:table-cell office:value-type="float" office:value="3.33017">
                <text:p>3.330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.8">
                <text:p>37.8</text:p>
              </table:table-cell>
              <table:table-cell office:value-type="float" office:value="2.55366">
                <text:p>2.553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">
                <text:p>38</text:p>
              </table:table-cell>
              <table:table-cell office:value-type="float" office:value="2.55224">
                <text:p>2.552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.2">
                <text:p>38.2</text:p>
              </table:table-cell>
              <table:table-cell office:value-type="float" office:value="3.26473">
                <text:p>3.264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.4">
                <text:p>38.4</text:p>
              </table:table-cell>
              <table:table-cell office:value-type="float" office:value="2.71351">
                <text:p>2.713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.6">
                <text:p>38.6</text:p>
              </table:table-cell>
              <table:table-cell office:value-type="float" office:value="2.91588">
                <text:p>2.915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.8">
                <text:p>38.8</text:p>
              </table:table-cell>
              <table:table-cell office:value-type="float" office:value="2.17627">
                <text:p>2.1762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">
                <text:p>39</text:p>
              </table:table-cell>
              <table:table-cell office:value-type="float" office:value="3.43679">
                <text:p>3.436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.2">
                <text:p>39.2</text:p>
              </table:table-cell>
              <table:table-cell office:value-type="float" office:value="1.52889">
                <text:p>1.528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.4">
                <text:p>39.4</text:p>
              </table:table-cell>
              <table:table-cell office:value-type="float" office:value="2.30275">
                <text:p>2.302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.6">
                <text:p>39.6</text:p>
              </table:table-cell>
              <table:table-cell office:value-type="float" office:value="2.53951">
                <text:p>2.539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.8">
                <text:p>39.8</text:p>
              </table:table-cell>
              <table:table-cell office:value-type="float" office:value="2.56065">
                <text:p>2.560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">
                <text:p>40</text:p>
              </table:table-cell>
              <table:table-cell office:value-type="float" office:value="2.4103">
                <text:p>2.41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.2">
                <text:p>40.2</text:p>
              </table:table-cell>
              <table:table-cell office:value-type="float" office:value="1.92441">
                <text:p>1.924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.4">
                <text:p>40.4</text:p>
              </table:table-cell>
              <table:table-cell office:value-type="float" office:value="2.29635">
                <text:p>2.2963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.6">
                <text:p>40.6</text:p>
              </table:table-cell>
              <table:table-cell office:value-type="float" office:value="3.35406">
                <text:p>3.354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.8">
                <text:p>40.8</text:p>
              </table:table-cell>
              <table:table-cell office:value-type="float" office:value="1.69848">
                <text:p>1.698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">
                <text:p>41</text:p>
              </table:table-cell>
              <table:table-cell office:value-type="float" office:value="2.66043">
                <text:p>2.660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.2">
                <text:p>41.2</text:p>
              </table:table-cell>
              <table:table-cell office:value-type="float" office:value="3.20905">
                <text:p>3.209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.4">
                <text:p>41.4</text:p>
              </table:table-cell>
              <table:table-cell office:value-type="float" office:value="2.4307">
                <text:p>2.43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.6">
                <text:p>41.6</text:p>
              </table:table-cell>
              <table:table-cell office:value-type="float" office:value="2.82071">
                <text:p>2.820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.8">
                <text:p>41.8</text:p>
              </table:table-cell>
              <table:table-cell office:value-type="float" office:value="2.30875">
                <text:p>2.308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">
                <text:p>42</text:p>
              </table:table-cell>
              <table:table-cell office:value-type="float" office:value="2.3011">
                <text:p>2.301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.2">
                <text:p>42.2</text:p>
              </table:table-cell>
              <table:table-cell office:value-type="float" office:value="1.52346">
                <text:p>1.523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.4">
                <text:p>42.4</text:p>
              </table:table-cell>
              <table:table-cell office:value-type="float" office:value="2.65288">
                <text:p>2.652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.6">
                <text:p>42.6</text:p>
              </table:table-cell>
              <table:table-cell office:value-type="float" office:value="1.99212">
                <text:p>1.992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.8">
                <text:p>42.8</text:p>
              </table:table-cell>
              <table:table-cell office:value-type="float" office:value="2.84277">
                <text:p>2.842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">
                <text:p>43</text:p>
              </table:table-cell>
              <table:table-cell office:value-type="float" office:value="2.61902">
                <text:p>2.619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.2">
                <text:p>43.2</text:p>
              </table:table-cell>
              <table:table-cell office:value-type="float" office:value="1.66054">
                <text:p>1.660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.4">
                <text:p>43.4</text:p>
              </table:table-cell>
              <table:table-cell office:value-type="float" office:value="1.49871">
                <text:p>1.4987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.6">
                <text:p>43.6</text:p>
              </table:table-cell>
              <table:table-cell office:value-type="float" office:value="2.29039">
                <text:p>2.2903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.8">
                <text:p>43.8</text:p>
              </table:table-cell>
              <table:table-cell office:value-type="float" office:value="2.32067">
                <text:p>2.320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">
                <text:p>44</text:p>
              </table:table-cell>
              <table:table-cell office:value-type="float" office:value="1.86655">
                <text:p>1.866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.2">
                <text:p>44.2</text:p>
              </table:table-cell>
              <table:table-cell office:value-type="float" office:value="2.54617">
                <text:p>2.546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.4">
                <text:p>44.4</text:p>
              </table:table-cell>
              <table:table-cell office:value-type="float" office:value="2.15265">
                <text:p>2.152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.6">
                <text:p>44.6</text:p>
              </table:table-cell>
              <table:table-cell office:value-type="float" office:value="1.05061">
                <text:p>1.050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.8">
                <text:p>44.8</text:p>
              </table:table-cell>
              <table:table-cell office:value-type="float" office:value="2.21287">
                <text:p>2.2128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">
                <text:p>45</text:p>
              </table:table-cell>
              <table:table-cell office:value-type="float" office:value="2.15243">
                <text:p>2.152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.2">
                <text:p>45.2</text:p>
              </table:table-cell>
              <table:table-cell office:value-type="float" office:value="2.01738">
                <text:p>2.017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.4">
                <text:p>45.4</text:p>
              </table:table-cell>
              <table:table-cell office:value-type="float" office:value="2.33022">
                <text:p>2.3302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.6">
                <text:p>45.6</text:p>
              </table:table-cell>
              <table:table-cell office:value-type="float" office:value="1.5774">
                <text:p>1.57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.8">
                <text:p>45.8</text:p>
              </table:table-cell>
              <table:table-cell office:value-type="float" office:value="2.3341">
                <text:p>2.334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6">
                <text:p>46</text:p>
              </table:table-cell>
              <table:table-cell office:value-type="float" office:value="1.26018">
                <text:p>1.260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.2">
                <text:p>46.2</text:p>
              </table:table-cell>
              <table:table-cell office:value-type="float" office:value="1.45831">
                <text:p>1.4583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.4">
                <text:p>46.4</text:p>
              </table:table-cell>
              <table:table-cell office:value-type="float" office:value="2.2454">
                <text:p>2.24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.6">
                <text:p>46.6</text:p>
              </table:table-cell>
              <table:table-cell office:value-type="float" office:value="1.80859">
                <text:p>1.8085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.8">
                <text:p>46.8</text:p>
              </table:table-cell>
              <table:table-cell office:value-type="float" office:value="1.64978">
                <text:p>1.649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">
                <text:p>47</text:p>
              </table:table-cell>
              <table:table-cell office:value-type="float" office:value="1.46656">
                <text:p>1.466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.2">
                <text:p>47.2</text:p>
              </table:table-cell>
              <table:table-cell office:value-type="float" office:value="1.89505">
                <text:p>1.895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.4">
                <text:p>47.4</text:p>
              </table:table-cell>
              <table:table-cell office:value-type="float" office:value="1.69798">
                <text:p>1.697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.6">
                <text:p>47.6</text:p>
              </table:table-cell>
              <table:table-cell office:value-type="float" office:value="1.20419">
                <text:p>1.204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.8">
                <text:p>47.8</text:p>
              </table:table-cell>
              <table:table-cell office:value-type="float" office:value="1.57693">
                <text:p>1.5769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">
                <text:p>48</text:p>
              </table:table-cell>
              <table:table-cell office:value-type="float" office:value="1.05349">
                <text:p>1.0534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.2">
                <text:p>48.2</text:p>
              </table:table-cell>
              <table:table-cell office:value-type="float" office:value="0.675887">
                <text:p>0.6758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.4">
                <text:p>48.4</text:p>
              </table:table-cell>
              <table:table-cell office:value-type="float" office:value="1.71124">
                <text:p>1.711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.6">
                <text:p>48.6</text:p>
              </table:table-cell>
              <table:table-cell office:value-type="float" office:value="1.2055">
                <text:p>1.20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.8">
                <text:p>48.8</text:p>
              </table:table-cell>
              <table:table-cell office:value-type="float" office:value="0.980147">
                <text:p>0.98014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">
                <text:p>49</text:p>
              </table:table-cell>
              <table:table-cell office:value-type="float" office:value="0.600469">
                <text:p>0.60046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.2">
                <text:p>49.2</text:p>
              </table:table-cell>
              <table:table-cell office:value-type="float" office:value="0.74597">
                <text:p>0.7459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.4">
                <text:p>49.4</text:p>
              </table:table-cell>
              <table:table-cell office:value-type="float" office:value="0.606514">
                <text:p>0.6065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.6">
                <text:p>49.6</text:p>
              </table:table-cell>
              <table:table-cell office:value-type="float" office:value="1.05454">
                <text:p>1.0545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.8">
                <text:p>49.8</text:p>
              </table:table-cell>
              <table:table-cell office:value-type="float" office:value="1.17665">
                <text:p>1.1766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1.44548">
                <text:p>1.445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.2">
                <text:p>50.2</text:p>
              </table:table-cell>
              <table:table-cell office:value-type="float" office:value="1.30461">
                <text:p>1.304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.4">
                <text:p>50.4</text:p>
              </table:table-cell>
              <table:table-cell office:value-type="float" office:value="0.598469">
                <text:p>0.59846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.6">
                <text:p>50.6</text:p>
              </table:table-cell>
              <table:table-cell office:value-type="float" office:value="1.48981">
                <text:p>1.4898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.8">
                <text:p>50.8</text:p>
              </table:table-cell>
              <table:table-cell office:value-type="float" office:value="1.81812">
                <text:p>1.818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">
                <text:p>51</text:p>
              </table:table-cell>
              <table:table-cell office:value-type="float" office:value="1.04937">
                <text:p>1.0493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.2">
                <text:p>51.2</text:p>
              </table:table-cell>
              <table:table-cell office:value-type="float" office:value="1.31386">
                <text:p>1.3138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.4">
                <text:p>51.4</text:p>
              </table:table-cell>
              <table:table-cell office:value-type="float" office:value="1.04194">
                <text:p>1.0419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.6">
                <text:p>51.6</text:p>
              </table:table-cell>
              <table:table-cell office:value-type="float" office:value="0.493369">
                <text:p>0.49336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.8">
                <text:p>51.8</text:p>
              </table:table-cell>
              <table:table-cell office:value-type="float" office:value="0.961377">
                <text:p>0.96137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">
                <text:p>52</text:p>
              </table:table-cell>
              <table:table-cell office:value-type="float" office:value="0.405636">
                <text:p>0.4056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.2">
                <text:p>52.2</text:p>
              </table:table-cell>
              <table:table-cell office:value-type="float" office:value="0.780004">
                <text:p>0.7800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.4">
                <text:p>52.4</text:p>
              </table:table-cell>
              <table:table-cell office:value-type="float" office:value="1.19778">
                <text:p>1.197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.6">
                <text:p>52.6</text:p>
              </table:table-cell>
              <table:table-cell office:value-type="float" office:value="1.19514">
                <text:p>1.1951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.8">
                <text:p>52.8</text:p>
              </table:table-cell>
              <table:table-cell office:value-type="float" office:value="0.777853">
                <text:p>0.77785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3">
                <text:p>53</text:p>
              </table:table-cell>
              <table:table-cell office:value-type="float" office:value="1.12055">
                <text:p>1.120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.2">
                <text:p>53.2</text:p>
              </table:table-cell>
              <table:table-cell office:value-type="float" office:value="1.22726">
                <text:p>1.2272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.4">
                <text:p>53.4</text:p>
              </table:table-cell>
              <table:table-cell office:value-type="float" office:value="0.376696">
                <text:p>0.37669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.6">
                <text:p>53.6</text:p>
              </table:table-cell>
              <table:table-cell office:value-type="float" office:value="0.510068">
                <text:p>0.5100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.8">
                <text:p>53.8</text:p>
              </table:table-cell>
              <table:table-cell office:value-type="float" office:value="0.642051">
                <text:p>0.6420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">
                <text:p>54</text:p>
              </table:table-cell>
              <table:table-cell office:value-type="float" office:value="0.425467">
                <text:p>0.42546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.2">
                <text:p>54.2</text:p>
              </table:table-cell>
              <table:table-cell office:value-type="float" office:value="0.729791">
                <text:p>0.72979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.4">
                <text:p>54.4</text:p>
              </table:table-cell>
              <table:table-cell office:value-type="float" office:value="0.826154">
                <text:p>0.82615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.6">
                <text:p>54.6</text:p>
              </table:table-cell>
              <table:table-cell office:value-type="float" office:value="0.240511">
                <text:p>0.24051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.8">
                <text:p>54.8</text:p>
              </table:table-cell>
              <table:table-cell office:value-type="float" office:value="0.815141">
                <text:p>0.81514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5">
                <text:p>55</text:p>
              </table:table-cell>
              <table:table-cell office:value-type="float" office:value="1.09216">
                <text:p>1.092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.2">
                <text:p>55.2</text:p>
              </table:table-cell>
              <table:table-cell office:value-type="float" office:value="0.654342">
                <text:p>0.65434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.4">
                <text:p>55.4</text:p>
              </table:table-cell>
              <table:table-cell office:value-type="float" office:value="0.863261">
                <text:p>0.86326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.6">
                <text:p>55.6</text:p>
              </table:table-cell>
              <table:table-cell office:value-type="float" office:value="0.107419">
                <text:p>0.10741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.8">
                <text:p>55.8</text:p>
              </table:table-cell>
              <table:table-cell office:value-type="float" office:value="0.669124">
                <text:p>0.6691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">
                <text:p>56</text:p>
              </table:table-cell>
              <table:table-cell office:value-type="float" office:value="0.363572">
                <text:p>0.36357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.2">
                <text:p>56.2</text:p>
              </table:table-cell>
              <table:table-cell office:value-type="float" office:value="0.37044">
                <text:p>0.370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.4">
                <text:p>56.4</text:p>
              </table:table-cell>
              <table:table-cell office:value-type="float" office:value="0.467371">
                <text:p>0.46737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.6">
                <text:p>56.6</text:p>
              </table:table-cell>
              <table:table-cell office:value-type="float" office:value="0.347424">
                <text:p>0.34742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.8">
                <text:p>56.8</text:p>
              </table:table-cell>
              <table:table-cell office:value-type="float" office:value="0.670706">
                <text:p>0.67070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">
                <text:p>57</text:p>
              </table:table-cell>
              <table:table-cell office:value-type="float" office:value="0.267676">
                <text:p>0.26767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.2">
                <text:p>57.2</text:p>
              </table:table-cell>
              <table:table-cell office:value-type="float" office:value="0.228454">
                <text:p>0.22845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.4">
                <text:p>57.4</text:p>
              </table:table-cell>
              <table:table-cell office:value-type="float" office:value="0.450668">
                <text:p>0.4506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.6">
                <text:p>57.6</text:p>
              </table:table-cell>
              <table:table-cell office:value-type="float" office:value="0.49004">
                <text:p>0.4900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.8">
                <text:p>57.8</text:p>
              </table:table-cell>
              <table:table-cell office:value-type="float" office:value="0.332322">
                <text:p>0.3323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">
                <text:p>58</text:p>
              </table:table-cell>
              <table:table-cell office:value-type="float" office:value="0.258426">
                <text:p>0.25842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.2">
                <text:p>58.2</text:p>
              </table:table-cell>
              <table:table-cell office:value-type="float" office:value="0.217392">
                <text:p>0.21739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.4">
                <text:p>58.4</text:p>
              </table:table-cell>
              <table:table-cell office:value-type="float" office:value="0.332304">
                <text:p>0.33230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.6">
                <text:p>58.6</text:p>
              </table:table-cell>
              <table:table-cell office:value-type="float" office:value="0.423618">
                <text:p>0.42361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.8">
                <text:p>5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.2">
                <text:p>59.2</text:p>
              </table:table-cell>
              <table:table-cell office:value-type="float" office:value="0.120244">
                <text:p>0.12024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.4">
                <text:p>59.4</text:p>
              </table:table-cell>
              <table:table-cell office:value-type="float" office:value="0.101188">
                <text:p>0.10118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.6">
                <text:p>5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.8">
                <text:p>59.8</text:p>
              </table:table-cell>
              <table:table-cell office:value-type="float" office:value="0.110991">
                <text:p>0.1109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0">
                <text:p>60</text:p>
              </table:table-cell>
              <table:table-cell office:value-type="float" office:value="0.151336">
                <text:p>0.15133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.2">
                <text:p>6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.4">
                <text:p>6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.6">
                <text:p>6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.8">
                <text:p>6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.2">
                <text:p>6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.4">
                <text:p>6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.6">
                <text:p>6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.8">
                <text:p>6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.2">
                <text:p>6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.4">
                <text:p>6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.6">
                <text:p>6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.8">
                <text:p>6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.2">
                <text:p>6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.4">
                <text:p>6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.6">
                <text:p>6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.8">
                <text:p>6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.2">
                <text:p>6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.4">
                <text:p>6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.6">
                <text:p>6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.8">
                <text:p>6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.2">
                <text:p>6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.4">
                <text:p>6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.6">
                <text:p>6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.8">
                <text:p>6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.2">
                <text:p>6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.4">
                <text:p>6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.6">
                <text:p>6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.8">
                <text:p>6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.2">
                <text:p>6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.4">
                <text:p>6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.6">
                <text:p>6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.8">
                <text:p>6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.2">
                <text:p>6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.4">
                <text:p>6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.6">
                <text:p>6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.8">
                <text:p>6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.2">
                <text:p>6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.4">
                <text:p>6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.6">
                <text:p>6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.8">
                <text:p>6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.2">
                <text:p>7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.4">
                <text:p>7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.6">
                <text:p>7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.8">
                <text:p>7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.2">
                <text:p>7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.4">
                <text:p>7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.6">
                <text:p>7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.8">
                <text:p>7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.2">
                <text:p>7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.4">
                <text:p>7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.6">
                <text:p>7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.8">
                <text:p>7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.2">
                <text:p>7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.4">
                <text:p>7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.6">
                <text:p>7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.8">
                <text:p>7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.2">
                <text:p>7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.4">
                <text:p>7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.6">
                <text:p>7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.8">
                <text:p>7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.2">
                <text:p>7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.4">
                <text:p>7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.6">
                <text:p>7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.8">
                <text:p>7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.2">
                <text:p>7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.4">
                <text:p>7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.6">
                <text:p>7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.2">
                <text:p>7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.4">
                <text:p>7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.8">
                <text:p>7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.2">
                <text:p>7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.4">
                <text:p>7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.6">
                <text:p>7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.8">
                <text:p>7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.2">
                <text:p>7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.4">
                <text:p>7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.6">
                <text:p>7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.8">
                <text:p>7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.2">
                <text:p>8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.4">
                <text:p>8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.6">
                <text:p>8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.8">
                <text:p>8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.2">
                <text:p>8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.4">
                <text:p>8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.6">
                <text:p>8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.8">
                <text:p>8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.2">
                <text:p>8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.4">
                <text:p>8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.6">
                <text:p>8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.8">
                <text:p>8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.2">
                <text:p>8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.4">
                <text:p>8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.6">
                <text:p>8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.8">
                <text:p>8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.2">
                <text:p>8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.4">
                <text:p>8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.6">
                <text:p>8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.8">
                <text:p>8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.2">
                <text:p>8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.4">
                <text:p>8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.6">
                <text:p>8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.8">
                <text:p>8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.2">
                <text:p>8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.4">
                <text:p>8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.6">
                <text:p>8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.8">
                <text:p>8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.2">
                <text:p>8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.4">
                <text:p>8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.6">
                <text:p>8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.8">
                <text:p>8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.2">
                <text:p>8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.4">
                <text:p>8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.6">
                <text:p>8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.8">
                <text:p>8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.2">
                <text:p>8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.4">
                <text:p>8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.6">
                <text:p>8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.8">
                <text:p>8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.2">
                <text:p>9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.4">
                <text:p>9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.6">
                <text:p>9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.8">
                <text:p>9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.2">
                <text:p>9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.4">
                <text:p>9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.6">
                <text:p>9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.8">
                <text:p>9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.2">
                <text:p>9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.4">
                <text:p>9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.6">
                <text:p>9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.8">
                <text:p>9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.2">
                <text:p>9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.4">
                <text:p>9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.6">
                <text:p>9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.8">
                <text:p>9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.2">
                <text:p>9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.6">
                <text:p>9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.8">
                <text:p>9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.2">
                <text:p>9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.4">
                <text:p>9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.6">
                <text:p>9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.8">
                <text:p>9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.2">
                <text:p>9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.4">
                <text:p>9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.6">
                <text:p>9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.8">
                <text:p>9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.2">
                <text:p>9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.4">
                <text:p>9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.6">
                <text:p>9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.8">
                <text:p>9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.2">
                <text:p>9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.4">
                <text:p>9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.6">
                <text:p>9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.8">
                <text:p>9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.2">
                <text:p>9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.4">
                <text:p>9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.6">
                <text:p>9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.8">
                <text:p>9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2.089cm" svg:y="6.165cm" style:legend-expansion="custom" svg:width="3.932cm" svg:height="1.594cm" style:legend-expansion-aspect-ratio="2.46675031367629" chart:style-name="ch2"/>
        <chart:plot-area chart:style-name="ch3" table:cell-range-address="Sheet4.B13:Sheet4.E23 Sheet4.C12:Sheet4.E12 Sheet4.F12:Sheet4.F23" chart:data-source-has-labels="row" svg:x="0.32cm" svg:y="0.18cm" svg:width="14.924cm" svg:height="8.639cm">
          <chart:coordinate-region svg:x="1.232cm" svg:y="0.38cm" svg:width="13.64cm" svg:height="7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C13:Sheet4.C23" chart:label-cell-address="Sheet4.C12:Sheet4.C12" chart:class="chart:scatter">
            <chart:domain table:cell-range-address="Sheet4.B13:Sheet4.B23"/>
            <chart:data-point chart:repeated="11"/>
          </chart:series>
          <chart:series chart:style-name="ch8" chart:values-cell-range-address="Sheet4.F13:Sheet4.F23" chart:label-cell-address="Sheet4.F12:Sheet4.F12" chart:class="chart:scatter">
            <chart:data-point chart:repeated="11"/>
          </chart:series>
          <chart:series chart:style-name="ch9" chart:values-cell-range-address="Sheet4.D13:Sheet4.D23" chart:label-cell-address="Sheet4.D12:Sheet4.D12" chart:class="chart:scatter">
            <chart:data-point chart:repeated="11"/>
          </chart:series>
          <chart:series chart:style-name="ch10" chart:values-cell-range-address="Sheet4.E13:Sheet4.E23" chart:label-cell-address="Sheet4.E12:Sheet4.E12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unt0</text:p>
                <draw:g>
                  <svg:desc>Sheet4.C12:Sheet4.C12</svg:desc>
                </draw:g>
              </table:table-cell>
              <table:table-cell office:value-type="string">
                <text:p>kb_corr</text:p>
                <draw:g>
                  <svg:desc>Sheet4.F12:Sheet4.F12</svg:desc>
                </draw:g>
              </table:table-cell>
              <table:table-cell office:value-type="string">
                <text:p>corr_counts</text:p>
                <draw:g>
                  <svg:desc>Sheet4.D12:Sheet4.D12</svg:desc>
                </draw:g>
              </table:table-cell>
              <table:table-cell office:value-type="string">
                <text:p>ka_corr</text:p>
                <draw:g>
                  <svg:desc>Sheet4.E12:Sheet4.E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0">
                <text:p>8000</text:p>
                <draw:g>
                  <svg:desc>Sheet4.B13:Sheet4.B23</svg:desc>
                </draw:g>
              </table:table-cell>
              <table:table-cell office:value-type="float" office:value="0.806313416009019">
                <text:p>0.806313416009019</text:p>
                <draw:g>
                  <svg:desc>Sheet4.C13:Sheet4.C23</svg:desc>
                </draw:g>
              </table:table-cell>
              <table:table-cell office:value-type="float" office:value="0.614159292035398">
                <text:p>0.614159292035398</text:p>
                <draw:g>
                  <svg:desc>Sheet4.F13:Sheet4.F23</svg:desc>
                </draw:g>
              </table:table-cell>
              <table:table-cell office:value-type="float" office:value="0.938338926174497">
                <text:p>0.938338926174497</text:p>
                <draw:g>
                  <svg:desc>Sheet4.D13:Sheet4.D23</svg:desc>
                </draw:g>
              </table:table-cell>
              <table:table-cell office:value-type="float" office:value="0.756595264937993">
                <text:p>0.756595264937993</text:p>
                <draw:g>
                  <svg:desc>Sheet4.E13:Sheet4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00">
                <text:p>8200</text:p>
              </table:table-cell>
              <table:table-cell office:value-type="float" office:value="0.989861751152074">
                <text:p>0.989861751152074</text:p>
              </table:table-cell>
              <table:table-cell office:value-type="float" office:value="0.506060606060606">
                <text:p>0.506060606060606</text:p>
              </table:table-cell>
              <table:table-cell office:value-type="float" office:value="0.925046554934823">
                <text:p>0.925046554934823</text:p>
              </table:table-cell>
              <table:table-cell office:value-type="float" office:value="0.915668202764977">
                <text:p>0.9156682027649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00">
                <text:p>8400</text:p>
              </table:table-cell>
              <table:table-cell office:value-type="float" office:value="1.03901601830664">
                <text:p>1.03901601830664</text:p>
              </table:table-cell>
              <table:table-cell office:value-type="float" office:value="0.473015873015873">
                <text:p>0.473015873015873</text:p>
              </table:table-cell>
              <table:table-cell office:value-type="float" office:value="0.923907058693976">
                <text:p>0.923907058693976</text:p>
              </table:table-cell>
              <table:table-cell office:value-type="float" office:value="0.959954233409611">
                <text:p>0.9599542334096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00">
                <text:p>8500</text:p>
              </table:table-cell>
              <table:table-cell office:value-type="float" office:value="1.07025171624714">
                <text:p>1.07025171624714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914475090870216">
                <text:p>0.914475090870216</text:p>
              </table:table-cell>
              <table:table-cell office:value-type="float" office:value="0.978718535469108">
                <text:p>0.978718535469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600">
                <text:p>8600</text:p>
              </table:table-cell>
              <table:table-cell office:value-type="float" office:value="1.0717067583047">
                <text:p>1.0717067583047</text:p>
              </table:table-cell>
              <table:table-cell office:value-type="float" office:value="0.37007874015748">
                <text:p>0.37007874015748</text:p>
              </table:table-cell>
              <table:table-cell office:value-type="float" office:value="0.908721675929885">
                <text:p>0.908721675929885</text:p>
              </table:table-cell>
              <table:table-cell office:value-type="float" office:value="0.973883161512027">
                <text:p>0.9738831615120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00">
                <text:p>8700</text:p>
              </table:table-cell>
              <table:table-cell office:value-type="float" office:value="1.09073226544622">
                <text:p>1.09073226544622</text:p>
              </table:table-cell>
              <table:table-cell office:value-type="float" office:value="0.192857142857143">
                <text:p>0.192857142857143</text:p>
              </table:table-cell>
              <table:table-cell office:value-type="float" office:value="0.891639567817056">
                <text:p>0.891639567817056</text:p>
              </table:table-cell>
              <table:table-cell office:value-type="float" office:value="0.97254004576659">
                <text:p>0.972540045766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0">
                <text:p>9000</text:p>
              </table:table-cell>
              <table:table-cell office:value-type="float" office:value="1.09977142857143">
                <text:p>1.09977142857143</text:p>
              </table:table-cell>
              <table:table-cell office:value-type="float" office:value="0.076">
                <text:p>0.076</text:p>
              </table:table-cell>
              <table:table-cell office:value-type="float" office:value="0.876545775745609">
                <text:p>0.876545775745609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8.648cm" svg:y="6.036cm" style:legend-expansion="custom" svg:width="3.146cm" svg:height="1.887cm" style:legend-expansion-aspect-ratio="1.66719660837308" chart:style-name="ch2"/>
        <chart:plot-area chart:style-name="ch3" table:cell-range-address="Sheet4.B30:Sheet4.E37 Sheet4.C29:Sheet4.E29 Sheet4.F29:Sheet4.F37" chart:data-source-has-labels="row" svg:x="0.32cm" svg:y="0.18cm" svg:width="14.804cm" svg:height="8.639cm">
          <chart:coordinate-region svg:x="1.232cm" svg:y="0.38cm" svg:width="13.612cm" svg:height="7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C30:Sheet4.C37" chart:label-cell-address="Sheet4.C29:Sheet4.C29" chart:class="chart:scatter">
            <chart:domain table:cell-range-address="Sheet4.B30:Sheet4.B37"/>
            <chart:data-point chart:repeated="8"/>
          </chart:series>
          <chart:series chart:style-name="ch8" chart:values-cell-range-address="Sheet4.F30:Sheet4.F37" chart:label-cell-address="Sheet4.F29:Sheet4.F29" chart:class="chart:scatter">
            <chart:data-point chart:repeated="8"/>
          </chart:series>
          <chart:series chart:style-name="ch9" chart:values-cell-range-address="Sheet4.D30:Sheet4.D37" chart:label-cell-address="Sheet4.D29:Sheet4.D29" chart:class="chart:scatter">
            <chart:data-point chart:repeated="8"/>
          </chart:series>
          <chart:series chart:style-name="ch10" chart:values-cell-range-address="Sheet4.E30:Sheet4.E37" chart:label-cell-address="Sheet4.E29:Sheet4.E29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unt0</text:p>
                <draw:g>
                  <svg:desc>Sheet4.C29:Sheet4.C29</svg:desc>
                </draw:g>
              </table:table-cell>
              <table:table-cell office:value-type="string">
                <text:p>kb_corr</text:p>
                <draw:g>
                  <svg:desc>Sheet4.F29:Sheet4.F29</svg:desc>
                </draw:g>
              </table:table-cell>
              <table:table-cell office:value-type="string">
                <text:p>corr_counts</text:p>
                <draw:g>
                  <svg:desc>Sheet4.D29:Sheet4.D29</svg:desc>
                </draw:g>
              </table:table-cell>
              <table:table-cell office:value-type="string">
                <text:p>ka_corr</text:p>
                <draw:g>
                  <svg:desc>Sheet4.E29:Sheet4.E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4.B30:Sheet4.B37</svg:desc>
                </draw:g>
              </table:table-cell>
              <table:table-cell office:value-type="float" office:value="1.0707622298066">
                <text:p>1.0707622298066</text:p>
                <draw:g>
                  <svg:desc>Sheet4.C30:Sheet4.C37</svg:desc>
                </draw:g>
              </table:table-cell>
              <table:table-cell office:value-type="float" office:value="0.29504132231405">
                <text:p>0.29504132231405</text:p>
                <draw:g>
                  <svg:desc>Sheet4.F30:Sheet4.F37</svg:desc>
                </draw:g>
              </table:table-cell>
              <table:table-cell office:value-type="float" office:value="0.906502337441564">
                <text:p>0.906502337441564</text:p>
                <draw:g>
                  <svg:desc>Sheet4.D30:Sheet4.D37</svg:desc>
                </draw:g>
              </table:table-cell>
              <table:table-cell office:value-type="float" office:value="0.970648464163823">
                <text:p>0.970648464163823</text:p>
                <draw:g>
                  <svg:desc>Sheet4.E30:Sheet4.E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1.04313280363224">
                <text:p>1.04313280363224</text:p>
              </table:table-cell>
              <table:table-cell office:value-type="float" office:value="0.374789915966387">
                <text:p>0.374789915966387</text:p>
              </table:table-cell>
              <table:table-cell office:value-type="float" office:value="0.917519042437432">
                <text:p>0.917519042437432</text:p>
              </table:table-cell>
              <table:table-cell office:value-type="float" office:value="0.957094211123723">
                <text:p>0.9570942111237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1.07025171624714">
                <text:p>1.07025171624714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914475090870216">
                <text:p>0.914475090870216</text:p>
              </table:table-cell>
              <table:table-cell office:value-type="float" office:value="0.978718535469108">
                <text:p>0.978718535469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.04446978335234">
                <text:p>1.04446978335234</text:p>
              </table:table-cell>
              <table:table-cell office:value-type="float" office:value="0.486178861788618">
                <text:p>0.486178861788618</text:p>
              </table:table-cell>
              <table:table-cell office:value-type="float" office:value="0.925">
                <text:p>0.925</text:p>
              </table:table-cell>
              <table:table-cell office:value-type="float" office:value="0.966134549600912">
                <text:p>0.966134549600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1.03269447576099">
                <text:p>1.03269447576099</text:p>
              </table:table-cell>
              <table:table-cell office:value-type="float" office:value="0.36283185840708">
                <text:p>0.36283185840708</text:p>
              </table:table-cell>
              <table:table-cell office:value-type="float" office:value="0.925873362445415">
                <text:p>0.925873362445415</text:p>
              </table:table-cell>
              <table:table-cell office:value-type="float" office:value="0.956144306651635">
                <text:p>0.956144306651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1.0369441277081">
                <text:p>1.0369441277081</text:p>
              </table:table-cell>
              <table:table-cell office:value-type="float" office:value="0.355284552845528">
                <text:p>0.355284552845528</text:p>
              </table:table-cell>
              <table:table-cell office:value-type="float" office:value="0.913129535957774">
                <text:p>0.913129535957774</text:p>
              </table:table-cell>
              <table:table-cell office:value-type="float" office:value="0.946864310148233">
                <text:p>0.946864310148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4 2 3" chart:style-name="ch1">
        <chart:legend chart:legend-position="end" svg:x="8.648cm" svg:y="6.036cm" style:legend-expansion="custom" svg:width="3.146cm" svg:height="1.887cm" style:legend-expansion-aspect-ratio="1.66719660837308" chart:style-name="ch2"/>
        <chart:plot-area chart:style-name="ch3" table:cell-range-address="Sheet4.B53:Sheet4.E56 Sheet4.C52:Sheet4.E52 Sheet4.F52:Sheet4.F56" chart:data-source-has-labels="row" svg:x="0.319cm" svg:y="0.18cm" svg:width="15.043cm" svg:height="8.639cm">
          <chart:coordinate-region svg:x="1.232cm" svg:y="0.38cm" svg:width="13.612cm" svg:height="7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C53:Sheet4.C56" chart:label-cell-address="Sheet4.C52:Sheet4.C52" chart:class="chart:scatter">
            <chart:domain table:cell-range-address="Sheet4.B53:Sheet4.B56"/>
            <chart:data-point chart:repeated="4"/>
          </chart:series>
          <chart:series chart:style-name="ch8" chart:values-cell-range-address="Sheet4.F53:Sheet4.F56" chart:label-cell-address="Sheet4.F52:Sheet4.F52" chart:class="chart:scatter">
            <chart:data-point chart:repeated="4"/>
          </chart:series>
          <chart:series chart:style-name="ch9" chart:values-cell-range-address="Sheet4.D53:Sheet4.D56" chart:label-cell-address="Sheet4.D52:Sheet4.D52" chart:class="chart:scatter">
            <chart:data-point chart:repeated="4"/>
          </chart:series>
          <chart:series chart:style-name="ch10" chart:values-cell-range-address="Sheet4.E53:Sheet4.E56" chart:label-cell-address="Sheet4.E52:Sheet4.E52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unt0</text:p>
                <draw:g>
                  <svg:desc>Sheet4.C52:Sheet4.C52</svg:desc>
                </draw:g>
              </table:table-cell>
              <table:table-cell office:value-type="string">
                <text:p>kb_corr</text:p>
                <draw:g>
                  <svg:desc>Sheet4.F52:Sheet4.F52</svg:desc>
                </draw:g>
              </table:table-cell>
              <table:table-cell office:value-type="string">
                <text:p>corr_counts</text:p>
                <draw:g>
                  <svg:desc>Sheet4.D52:Sheet4.D52</svg:desc>
                </draw:g>
              </table:table-cell>
              <table:table-cell office:value-type="string">
                <text:p>ka_corr</text:p>
                <draw:g>
                  <svg:desc>Sheet4.E52:Sheet4.E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">
                <text:p>75</text:p>
                <draw:g>
                  <svg:desc>Sheet4.B53:Sheet4.B56</svg:desc>
                </draw:g>
              </table:table-cell>
              <table:table-cell office:value-type="float" office:value="1.07025171624714">
                <text:p>1.07025171624714</text:p>
                <draw:g>
                  <svg:desc>Sheet4.C53:Sheet4.C56</svg:desc>
                </draw:g>
              </table:table-cell>
              <table:table-cell office:value-type="float" office:value="0.388888888888889">
                <text:p>0.388888888888889</text:p>
                <draw:g>
                  <svg:desc>Sheet4.F53:Sheet4.F56</svg:desc>
                </draw:g>
              </table:table-cell>
              <table:table-cell office:value-type="float" office:value="0.914475090870216">
                <text:p>0.914475090870216</text:p>
                <draw:g>
                  <svg:desc>Sheet4.D53:Sheet4.D56</svg:desc>
                </draw:g>
              </table:table-cell>
              <table:table-cell office:value-type="float" office:value="0.978718535469108">
                <text:p>0.978718535469108</text:p>
                <draw:g>
                  <svg:desc>Sheet4.E53:Sheet4.E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.06623831775701">
                <text:p>1.06623831775701</text:p>
              </table:table-cell>
              <table:table-cell office:value-type="float" office:value="0.501388888888889">
                <text:p>0.501388888888889</text:p>
              </table:table-cell>
              <table:table-cell office:value-type="float" office:value="0.914648844088967">
                <text:p>0.914648844088967</text:p>
              </table:table-cell>
              <table:table-cell office:value-type="float" office:value="0.975233644859813">
                <text:p>0.9752336448598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1.03634336677815">
                <text:p>1.03634336677815</text:p>
              </table:table-cell>
              <table:table-cell office:value-type="float" office:value="0.602912621359223">
                <text:p>0.602912621359223</text:p>
              </table:table-cell>
              <table:table-cell office:value-type="float" office:value="0.945545632759747">
                <text:p>0.945545632759747</text:p>
              </table:table-cell>
              <table:table-cell office:value-type="float" office:value="0.988851727982163">
                <text:p>0.9888517279821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5">
                <text:p>175</text:p>
              </table:table-cell>
              <table:table-cell office:value-type="float" office:value="1.02316258351893">
                <text:p>1.02316258351893</text:p>
              </table:table-cell>
              <table:table-cell office:value-type="float" office:value="0.7">
                <text:p>0.7</text:p>
              </table:table-cell>
              <table:table-cell office:value-type="float" office:value="0.964627775359164">
                <text:p>0.964627775359164</text:p>
              </table:table-cell>
              <table:table-cell office:value-type="float" office:value="0.986971046770601">
                <text:p>0.9869710467706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8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Copper.A2:Copper.B200" svg:x="0.32cm" svg:y="0.18cm" svg:width="12.508cm" svg:height="8.64cm">
          <chart:coordinate-region svg:x="1.127cm" svg:y="0.379cm" svg:width="11.01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pper.B2:Copper.B200" chart:class="chart:scatter">
            <chart:domain table:cell-range-address="Copper.A2:Copper.A200"/>
            <chart:data-point chart:repeated="1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75">
                <text:p>0.000075</text:p>
                <draw:g>
                  <svg:desc>Copper.A2:Copper.A200</svg:desc>
                </draw:g>
              </table:table-cell>
              <table:table-cell office:value-type="float" office:value="0">
                <text:p>0</text:p>
                <draw:g>
                  <svg:desc>Copper.B2:Copper.B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25">
                <text:p>0.000225</text:p>
              </table:table-cell>
              <table:table-cell office:value-type="float" office:value="1.33146">
                <text:p>1.331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375">
                <text:p>0.000375</text:p>
              </table:table-cell>
              <table:table-cell office:value-type="float" office:value="6.57068">
                <text:p>6.570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525">
                <text:p>0.000525</text:p>
              </table:table-cell>
              <table:table-cell office:value-type="float" office:value="6.29324">
                <text:p>6.29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675">
                <text:p>0.000675</text:p>
              </table:table-cell>
              <table:table-cell office:value-type="float" office:value="11.7812">
                <text:p>11.78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825">
                <text:p>0.000825</text:p>
              </table:table-cell>
              <table:table-cell office:value-type="float" office:value="14.9174">
                <text:p>14.91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975">
                <text:p>0.000975</text:p>
              </table:table-cell>
              <table:table-cell office:value-type="float" office:value="5.78323">
                <text:p>5.783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125">
                <text:p>0.001125</text:p>
              </table:table-cell>
              <table:table-cell office:value-type="float" office:value="2.53436">
                <text:p>2.534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275">
                <text:p>0.001275</text:p>
              </table:table-cell>
              <table:table-cell office:value-type="float" office:value="2.64052">
                <text:p>2.640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425">
                <text:p>0.001425</text:p>
              </table:table-cell>
              <table:table-cell office:value-type="float" office:value="4.20797">
                <text:p>4.207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575">
                <text:p>0.001575</text:p>
              </table:table-cell>
              <table:table-cell office:value-type="float" office:value="4.58088">
                <text:p>4.580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725">
                <text:p>0.001725</text:p>
              </table:table-cell>
              <table:table-cell office:value-type="float" office:value="4.3227">
                <text:p>4.32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875">
                <text:p>0.001875</text:p>
              </table:table-cell>
              <table:table-cell office:value-type="float" office:value="6.33373">
                <text:p>6.333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025">
                <text:p>0.002025</text:p>
              </table:table-cell>
              <table:table-cell office:value-type="float" office:value="3.63479">
                <text:p>3.634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175">
                <text:p>0.002175</text:p>
              </table:table-cell>
              <table:table-cell office:value-type="float" office:value="7.60515">
                <text:p>7.605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325">
                <text:p>0.002325</text:p>
              </table:table-cell>
              <table:table-cell office:value-type="float" office:value="9.13418">
                <text:p>9.134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475">
                <text:p>0.002475</text:p>
              </table:table-cell>
              <table:table-cell office:value-type="float" office:value="8.34136">
                <text:p>8.341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625">
                <text:p>0.002625</text:p>
              </table:table-cell>
              <table:table-cell office:value-type="float" office:value="9.27041">
                <text:p>9.270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2775">
                <text:p>0.002775</text:p>
              </table:table-cell>
              <table:table-cell office:value-type="float" office:value="8.5241">
                <text:p>8.52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925">
                <text:p>0.002925</text:p>
              </table:table-cell>
              <table:table-cell office:value-type="float" office:value="10.261">
                <text:p>10.2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3075">
                <text:p>0.003075</text:p>
              </table:table-cell>
              <table:table-cell office:value-type="float" office:value="10.1431">
                <text:p>10.14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3225">
                <text:p>0.003225</text:p>
              </table:table-cell>
              <table:table-cell office:value-type="float" office:value="10.2838">
                <text:p>10.28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3375">
                <text:p>0.003375</text:p>
              </table:table-cell>
              <table:table-cell office:value-type="float" office:value="11.0052">
                <text:p>11.00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3525">
                <text:p>0.003525</text:p>
              </table:table-cell>
              <table:table-cell office:value-type="float" office:value="10.8099">
                <text:p>10.80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3675">
                <text:p>0.003675</text:p>
              </table:table-cell>
              <table:table-cell office:value-type="float" office:value="10.061">
                <text:p>10.0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3825">
                <text:p>0.003825</text:p>
              </table:table-cell>
              <table:table-cell office:value-type="float" office:value="11.2973">
                <text:p>11.29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3975">
                <text:p>0.003975</text:p>
              </table:table-cell>
              <table:table-cell office:value-type="float" office:value="10.0927">
                <text:p>10.09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4125">
                <text:p>0.004125</text:p>
              </table:table-cell>
              <table:table-cell office:value-type="float" office:value="13.3823">
                <text:p>13.38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4275">
                <text:p>0.004275</text:p>
              </table:table-cell>
              <table:table-cell office:value-type="float" office:value="10.078">
                <text:p>10.0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4425">
                <text:p>0.004425</text:p>
              </table:table-cell>
              <table:table-cell office:value-type="float" office:value="9.19339">
                <text:p>9.193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4575">
                <text:p>0.004575</text:p>
              </table:table-cell>
              <table:table-cell office:value-type="float" office:value="9.99651">
                <text:p>9.996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725">
                <text:p>0.004725</text:p>
              </table:table-cell>
              <table:table-cell office:value-type="float" office:value="10.5976">
                <text:p>10.59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4875">
                <text:p>0.004875</text:p>
              </table:table-cell>
              <table:table-cell office:value-type="float" office:value="11.4259">
                <text:p>11.42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5025">
                <text:p>0.005025</text:p>
              </table:table-cell>
              <table:table-cell office:value-type="float" office:value="11.9102">
                <text:p>11.91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5175">
                <text:p>0.005175</text:p>
              </table:table-cell>
              <table:table-cell office:value-type="float" office:value="12.7606">
                <text:p>12.76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5325">
                <text:p>0.005325</text:p>
              </table:table-cell>
              <table:table-cell office:value-type="float" office:value="14.7322">
                <text:p>14.73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5475">
                <text:p>0.005475</text:p>
              </table:table-cell>
              <table:table-cell office:value-type="float" office:value="9.90073">
                <text:p>9.900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5625">
                <text:p>0.005625</text:p>
              </table:table-cell>
              <table:table-cell office:value-type="float" office:value="11.6428">
                <text:p>11.64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5775">
                <text:p>0.005775</text:p>
              </table:table-cell>
              <table:table-cell office:value-type="float" office:value="10.6353">
                <text:p>10.63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5925">
                <text:p>0.005925</text:p>
              </table:table-cell>
              <table:table-cell office:value-type="float" office:value="11.9705">
                <text:p>11.97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6075">
                <text:p>0.006075</text:p>
              </table:table-cell>
              <table:table-cell office:value-type="float" office:value="12.7048">
                <text:p>12.70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6225">
                <text:p>0.006225</text:p>
              </table:table-cell>
              <table:table-cell office:value-type="float" office:value="9.12255">
                <text:p>9.122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6375">
                <text:p>0.006375</text:p>
              </table:table-cell>
              <table:table-cell office:value-type="float" office:value="10.1178">
                <text:p>10.11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6525">
                <text:p>0.006525</text:p>
              </table:table-cell>
              <table:table-cell office:value-type="float" office:value="11.6185">
                <text:p>11.61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6675">
                <text:p>0.006675</text:p>
              </table:table-cell>
              <table:table-cell office:value-type="float" office:value="11.5051">
                <text:p>11.50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6825">
                <text:p>0.006825</text:p>
              </table:table-cell>
              <table:table-cell office:value-type="float" office:value="11.2582">
                <text:p>11.25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6975">
                <text:p>0.006975</text:p>
              </table:table-cell>
              <table:table-cell office:value-type="float" office:value="10.1725">
                <text:p>10.17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7125">
                <text:p>0.007125</text:p>
              </table:table-cell>
              <table:table-cell office:value-type="float" office:value="8.31786">
                <text:p>8.317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7275">
                <text:p>0.007275</text:p>
              </table:table-cell>
              <table:table-cell office:value-type="float" office:value="11.1268">
                <text:p>11.12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7425">
                <text:p>0.007425</text:p>
              </table:table-cell>
              <table:table-cell office:value-type="float" office:value="10.6105">
                <text:p>10.61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7575">
                <text:p>0.007575</text:p>
              </table:table-cell>
              <table:table-cell office:value-type="float" office:value="9.9009">
                <text:p>9.90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7725">
                <text:p>0.007725</text:p>
              </table:table-cell>
              <table:table-cell office:value-type="float" office:value="9.31993">
                <text:p>9.319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7875">
                <text:p>0.007875</text:p>
              </table:table-cell>
              <table:table-cell office:value-type="float" office:value="11.2613">
                <text:p>11.26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8025">
                <text:p>0.008025</text:p>
              </table:table-cell>
              <table:table-cell office:value-type="float" office:value="101.399">
                <text:p>101.3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8175">
                <text:p>0.008175</text:p>
              </table:table-cell>
              <table:table-cell office:value-type="float" office:value="9.56946">
                <text:p>9.569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8325">
                <text:p>0.008325</text:p>
              </table:table-cell>
              <table:table-cell office:value-type="float" office:value="6.98622">
                <text:p>6.986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8475">
                <text:p>0.008475</text:p>
              </table:table-cell>
              <table:table-cell office:value-type="float" office:value="9.94345">
                <text:p>9.943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8625">
                <text:p>0.008625</text:p>
              </table:table-cell>
              <table:table-cell office:value-type="float" office:value="9.93794">
                <text:p>9.937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8775">
                <text:p>0.008775</text:p>
              </table:table-cell>
              <table:table-cell office:value-type="float" office:value="10.9506">
                <text:p>10.95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8925">
                <text:p>0.008925</text:p>
              </table:table-cell>
              <table:table-cell office:value-type="float" office:value="19.2384">
                <text:p>19.23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9075">
                <text:p>0.009075</text:p>
              </table:table-cell>
              <table:table-cell office:value-type="float" office:value="4.32936">
                <text:p>4.329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9225">
                <text:p>0.009225</text:p>
              </table:table-cell>
              <table:table-cell office:value-type="float" office:value="3.84831">
                <text:p>3.848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9375">
                <text:p>0.009375</text:p>
              </table:table-cell>
              <table:table-cell office:value-type="float" office:value="4.70923">
                <text:p>4.709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9525">
                <text:p>0.009525</text:p>
              </table:table-cell>
              <table:table-cell office:value-type="float" office:value="4.75681">
                <text:p>4.756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9675">
                <text:p>0.009675</text:p>
              </table:table-cell>
              <table:table-cell office:value-type="float" office:value="5.62646">
                <text:p>5.626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9825">
                <text:p>0.009825</text:p>
              </table:table-cell>
              <table:table-cell office:value-type="float" office:value="5.81993">
                <text:p>5.819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9975">
                <text:p>0.009975</text:p>
              </table:table-cell>
              <table:table-cell office:value-type="float" office:value="5.05202">
                <text:p>5.052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0125">
                <text:p>0.010125</text:p>
              </table:table-cell>
              <table:table-cell office:value-type="float" office:value="3.42625">
                <text:p>3.426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0275">
                <text:p>0.010275</text:p>
              </table:table-cell>
              <table:table-cell office:value-type="float" office:value="5.59168">
                <text:p>5.591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0425">
                <text:p>0.010425</text:p>
              </table:table-cell>
              <table:table-cell office:value-type="float" office:value="4.9603">
                <text:p>4.96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0575">
                <text:p>0.010575</text:p>
              </table:table-cell>
              <table:table-cell office:value-type="float" office:value="6.10109">
                <text:p>6.101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0725">
                <text:p>0.010725</text:p>
              </table:table-cell>
              <table:table-cell office:value-type="float" office:value="6.12856">
                <text:p>6.128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0875">
                <text:p>0.010875</text:p>
              </table:table-cell>
              <table:table-cell office:value-type="float" office:value="4.64693">
                <text:p>4.646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1025">
                <text:p>0.011025</text:p>
              </table:table-cell>
              <table:table-cell office:value-type="float" office:value="6.46951">
                <text:p>6.469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1175">
                <text:p>0.011175</text:p>
              </table:table-cell>
              <table:table-cell office:value-type="float" office:value="5.2705">
                <text:p>5.27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1325">
                <text:p>0.011325</text:p>
              </table:table-cell>
              <table:table-cell office:value-type="float" office:value="4.66406">
                <text:p>4.664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1475">
                <text:p>0.011475</text:p>
              </table:table-cell>
              <table:table-cell office:value-type="float" office:value="5.13917">
                <text:p>5.139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1625">
                <text:p>0.011625</text:p>
              </table:table-cell>
              <table:table-cell office:value-type="float" office:value="4.98545">
                <text:p>4.985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1775">
                <text:p>0.011775</text:p>
              </table:table-cell>
              <table:table-cell office:value-type="float" office:value="4.7003">
                <text:p>4.70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1925">
                <text:p>0.011925</text:p>
              </table:table-cell>
              <table:table-cell office:value-type="float" office:value="3.53021">
                <text:p>3.530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2075">
                <text:p>0.012075</text:p>
              </table:table-cell>
              <table:table-cell office:value-type="float" office:value="3.69067">
                <text:p>3.690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2225">
                <text:p>0.012225</text:p>
              </table:table-cell>
              <table:table-cell office:value-type="float" office:value="4.35147">
                <text:p>4.351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2375">
                <text:p>0.012375</text:p>
              </table:table-cell>
              <table:table-cell office:value-type="float" office:value="4.15203">
                <text:p>4.152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2525">
                <text:p>0.012525</text:p>
              </table:table-cell>
              <table:table-cell office:value-type="float" office:value="4.75473">
                <text:p>4.754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2675">
                <text:p>0.012675</text:p>
              </table:table-cell>
              <table:table-cell office:value-type="float" office:value="4.09391">
                <text:p>4.093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2825">
                <text:p>0.012825</text:p>
              </table:table-cell>
              <table:table-cell office:value-type="float" office:value="5.92514">
                <text:p>5.925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2975">
                <text:p>0.012975</text:p>
              </table:table-cell>
              <table:table-cell office:value-type="float" office:value="4.96655">
                <text:p>4.966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3125">
                <text:p>0.013125</text:p>
              </table:table-cell>
              <table:table-cell office:value-type="float" office:value="4.00824">
                <text:p>4.008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3275">
                <text:p>0.013275</text:p>
              </table:table-cell>
              <table:table-cell office:value-type="float" office:value="4.57383">
                <text:p>4.573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3425">
                <text:p>0.013425</text:p>
              </table:table-cell>
              <table:table-cell office:value-type="float" office:value="3.89518">
                <text:p>3.895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3575">
                <text:p>0.013575</text:p>
              </table:table-cell>
              <table:table-cell office:value-type="float" office:value="4.02578">
                <text:p>4.025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3725">
                <text:p>0.013725</text:p>
              </table:table-cell>
              <table:table-cell office:value-type="float" office:value="4.36593">
                <text:p>4.365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3875">
                <text:p>0.013875</text:p>
              </table:table-cell>
              <table:table-cell office:value-type="float" office:value="4.25603">
                <text:p>4.256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4025">
                <text:p>0.014025</text:p>
              </table:table-cell>
              <table:table-cell office:value-type="float" office:value="4.09674">
                <text:p>4.096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4175">
                <text:p>0.014175</text:p>
              </table:table-cell>
              <table:table-cell office:value-type="float" office:value="5.17258">
                <text:p>5.172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4325">
                <text:p>0.014325</text:p>
              </table:table-cell>
              <table:table-cell office:value-type="float" office:value="4.08656">
                <text:p>4.086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4475">
                <text:p>0.014475</text:p>
              </table:table-cell>
              <table:table-cell office:value-type="float" office:value="3.91305">
                <text:p>3.913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4625">
                <text:p>0.014625</text:p>
              </table:table-cell>
              <table:table-cell office:value-type="float" office:value="5.01027">
                <text:p>5.010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4775">
                <text:p>0.014775</text:p>
              </table:table-cell>
              <table:table-cell office:value-type="float" office:value="3.90899">
                <text:p>3.908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4925">
                <text:p>0.014925</text:p>
              </table:table-cell>
              <table:table-cell office:value-type="float" office:value="3.85201">
                <text:p>3.852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5075">
                <text:p>0.015075</text:p>
              </table:table-cell>
              <table:table-cell office:value-type="float" office:value="3.09568">
                <text:p>3.095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5225">
                <text:p>0.015225</text:p>
              </table:table-cell>
              <table:table-cell office:value-type="float" office:value="3.37621">
                <text:p>3.376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5375">
                <text:p>0.015375</text:p>
              </table:table-cell>
              <table:table-cell office:value-type="float" office:value="3.68932">
                <text:p>3.689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5525">
                <text:p>0.015525</text:p>
              </table:table-cell>
              <table:table-cell office:value-type="float" office:value="3.1058">
                <text:p>3.10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5675">
                <text:p>0.015675</text:p>
              </table:table-cell>
              <table:table-cell office:value-type="float" office:value="4.73493">
                <text:p>4.734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5825">
                <text:p>0.015825</text:p>
              </table:table-cell>
              <table:table-cell office:value-type="float" office:value="3.72389">
                <text:p>3.723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5975">
                <text:p>0.015975</text:p>
              </table:table-cell>
              <table:table-cell office:value-type="float" office:value="3.80476">
                <text:p>3.804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6125">
                <text:p>0.016125</text:p>
              </table:table-cell>
              <table:table-cell office:value-type="float" office:value="3.53189">
                <text:p>3.531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6275">
                <text:p>0.016275</text:p>
              </table:table-cell>
              <table:table-cell office:value-type="float" office:value="2.88251">
                <text:p>2.882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6425">
                <text:p>0.016425</text:p>
              </table:table-cell>
              <table:table-cell office:value-type="float" office:value="3.9526">
                <text:p>3.95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6575">
                <text:p>0.016575</text:p>
              </table:table-cell>
              <table:table-cell office:value-type="float" office:value="3.29756">
                <text:p>3.297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6725">
                <text:p>0.016725</text:p>
              </table:table-cell>
              <table:table-cell office:value-type="float" office:value="4.3926">
                <text:p>4.39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6875">
                <text:p>0.016875</text:p>
              </table:table-cell>
              <table:table-cell office:value-type="float" office:value="2.57193">
                <text:p>2.571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7025">
                <text:p>0.017025</text:p>
              </table:table-cell>
              <table:table-cell office:value-type="float" office:value="4.219">
                <text:p>4.2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7175">
                <text:p>0.017175</text:p>
              </table:table-cell>
              <table:table-cell office:value-type="float" office:value="3.06572">
                <text:p>3.065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7325">
                <text:p>0.017325</text:p>
              </table:table-cell>
              <table:table-cell office:value-type="float" office:value="4.03824">
                <text:p>4.038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7475">
                <text:p>0.017475</text:p>
              </table:table-cell>
              <table:table-cell office:value-type="float" office:value="2.73794">
                <text:p>2.737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7625">
                <text:p>0.017625</text:p>
              </table:table-cell>
              <table:table-cell office:value-type="float" office:value="4.36863">
                <text:p>4.368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7775">
                <text:p>0.017775</text:p>
              </table:table-cell>
              <table:table-cell office:value-type="float" office:value="2.54908">
                <text:p>2.549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7925">
                <text:p>0.017925</text:p>
              </table:table-cell>
              <table:table-cell office:value-type="float" office:value="3.24875">
                <text:p>3.248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8075">
                <text:p>0.018075</text:p>
              </table:table-cell>
              <table:table-cell office:value-type="float" office:value="2.95966">
                <text:p>2.959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8225">
                <text:p>0.018225</text:p>
              </table:table-cell>
              <table:table-cell office:value-type="float" office:value="3.47827">
                <text:p>3.478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8375">
                <text:p>0.018375</text:p>
              </table:table-cell>
              <table:table-cell office:value-type="float" office:value="1.78293">
                <text:p>1.782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8525">
                <text:p>0.018525</text:p>
              </table:table-cell>
              <table:table-cell office:value-type="float" office:value="3.73602">
                <text:p>3.736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8675">
                <text:p>0.018675</text:p>
              </table:table-cell>
              <table:table-cell office:value-type="float" office:value="2.88137">
                <text:p>2.881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8825">
                <text:p>0.018825</text:p>
              </table:table-cell>
              <table:table-cell office:value-type="float" office:value="2.92068">
                <text:p>2.920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8975">
                <text:p>0.018975</text:p>
              </table:table-cell>
              <table:table-cell office:value-type="float" office:value="3.37226">
                <text:p>3.372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9125">
                <text:p>0.019125</text:p>
              </table:table-cell>
              <table:table-cell office:value-type="float" office:value="2.74424">
                <text:p>2.744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9275">
                <text:p>0.019275</text:p>
              </table:table-cell>
              <table:table-cell office:value-type="float" office:value="2.97542">
                <text:p>2.975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9425">
                <text:p>0.019425</text:p>
              </table:table-cell>
              <table:table-cell office:value-type="float" office:value="3.60309">
                <text:p>3.603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9575">
                <text:p>0.019575</text:p>
              </table:table-cell>
              <table:table-cell office:value-type="float" office:value="2.7078">
                <text:p>2.70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9725">
                <text:p>0.019725</text:p>
              </table:table-cell>
              <table:table-cell office:value-type="float" office:value="2.68875">
                <text:p>2.688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9875">
                <text:p>0.019875</text:p>
              </table:table-cell>
              <table:table-cell office:value-type="float" office:value="3.23404">
                <text:p>3.234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20025">
                <text:p>0.020025</text:p>
              </table:table-cell>
              <table:table-cell office:value-type="float" office:value="2.31434">
                <text:p>2.314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0175">
                <text:p>0.020175</text:p>
              </table:table-cell>
              <table:table-cell office:value-type="float" office:value="4.09102">
                <text:p>4.091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0325">
                <text:p>0.020325</text:p>
              </table:table-cell>
              <table:table-cell office:value-type="float" office:value="2.8089">
                <text:p>2.80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20475">
                <text:p>0.020475</text:p>
              </table:table-cell>
              <table:table-cell office:value-type="float" office:value="3.67747">
                <text:p>3.677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20625">
                <text:p>0.020625</text:p>
              </table:table-cell>
              <table:table-cell office:value-type="float" office:value="1.99274">
                <text:p>1.992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20775">
                <text:p>0.020775</text:p>
              </table:table-cell>
              <table:table-cell office:value-type="float" office:value="2.59743">
                <text:p>2.597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20925">
                <text:p>0.020925</text:p>
              </table:table-cell>
              <table:table-cell office:value-type="float" office:value="2.60616">
                <text:p>2.606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21075">
                <text:p>0.021075</text:p>
              </table:table-cell>
              <table:table-cell office:value-type="float" office:value="3.01088">
                <text:p>3.010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21225">
                <text:p>0.021225</text:p>
              </table:table-cell>
              <table:table-cell office:value-type="float" office:value="2.65907">
                <text:p>2.659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21375">
                <text:p>0.021375</text:p>
              </table:table-cell>
              <table:table-cell office:value-type="float" office:value="2.17615">
                <text:p>2.176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1525">
                <text:p>0.021525</text:p>
              </table:table-cell>
              <table:table-cell office:value-type="float" office:value="2.11177">
                <text:p>2.1117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1675">
                <text:p>0.021675</text:p>
              </table:table-cell>
              <table:table-cell office:value-type="float" office:value="2.8645">
                <text:p>2.86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1825">
                <text:p>0.021825</text:p>
              </table:table-cell>
              <table:table-cell office:value-type="float" office:value="1.12622">
                <text:p>1.126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1975">
                <text:p>0.021975</text:p>
              </table:table-cell>
              <table:table-cell office:value-type="float" office:value="2.00846">
                <text:p>2.008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2125">
                <text:p>0.022125</text:p>
              </table:table-cell>
              <table:table-cell office:value-type="float" office:value="2.63008">
                <text:p>2.630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2275">
                <text:p>0.022275</text:p>
              </table:table-cell>
              <table:table-cell office:value-type="float" office:value="2.92118">
                <text:p>2.921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2425">
                <text:p>0.022425</text:p>
              </table:table-cell>
              <table:table-cell office:value-type="float" office:value="1.84263">
                <text:p>1.842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22575">
                <text:p>0.022575</text:p>
              </table:table-cell>
              <table:table-cell office:value-type="float" office:value="3.16864">
                <text:p>3.168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22725">
                <text:p>0.022725</text:p>
              </table:table-cell>
              <table:table-cell office:value-type="float" office:value="2.9028">
                <text:p>2.90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22875">
                <text:p>0.022875</text:p>
              </table:table-cell>
              <table:table-cell office:value-type="float" office:value="2.79791">
                <text:p>2.797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23025">
                <text:p>0.023025</text:p>
              </table:table-cell>
              <table:table-cell office:value-type="float" office:value="2.69345">
                <text:p>2.693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23175">
                <text:p>0.023175</text:p>
              </table:table-cell>
              <table:table-cell office:value-type="float" office:value="2.12084">
                <text:p>2.120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23325">
                <text:p>0.023325</text:p>
              </table:table-cell>
              <table:table-cell office:value-type="float" office:value="1.9044">
                <text:p>1.90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23475">
                <text:p>0.023475</text:p>
              </table:table-cell>
              <table:table-cell office:value-type="float" office:value="2.20752">
                <text:p>2.207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23625">
                <text:p>0.023625</text:p>
              </table:table-cell>
              <table:table-cell office:value-type="float" office:value="2.97025">
                <text:p>2.970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23775">
                <text:p>0.023775</text:p>
              </table:table-cell>
              <table:table-cell office:value-type="float" office:value="1.62358">
                <text:p>1.623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23925">
                <text:p>0.023925</text:p>
              </table:table-cell>
              <table:table-cell office:value-type="float" office:value="2.00422">
                <text:p>2.004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24075">
                <text:p>0.024075</text:p>
              </table:table-cell>
              <table:table-cell office:value-type="float" office:value="2.11586">
                <text:p>2.1158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4225">
                <text:p>0.024225</text:p>
              </table:table-cell>
              <table:table-cell office:value-type="float" office:value="2.92171">
                <text:p>2.9217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4375">
                <text:p>0.024375</text:p>
              </table:table-cell>
              <table:table-cell office:value-type="float" office:value="1.84835">
                <text:p>1.848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24525">
                <text:p>0.024525</text:p>
              </table:table-cell>
              <table:table-cell office:value-type="float" office:value="2.49878">
                <text:p>2.498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24675">
                <text:p>0.024675</text:p>
              </table:table-cell>
              <table:table-cell office:value-type="float" office:value="2.21822">
                <text:p>2.218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24825">
                <text:p>0.024825</text:p>
              </table:table-cell>
              <table:table-cell office:value-type="float" office:value="1.68573">
                <text:p>1.6857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24975">
                <text:p>0.024975</text:p>
              </table:table-cell>
              <table:table-cell office:value-type="float" office:value="1.94325">
                <text:p>1.943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25125">
                <text:p>0.025125</text:p>
              </table:table-cell>
              <table:table-cell office:value-type="float" office:value="1.53666">
                <text:p>1.536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25275">
                <text:p>0.025275</text:p>
              </table:table-cell>
              <table:table-cell office:value-type="float" office:value="1.99913">
                <text:p>1.999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25425">
                <text:p>0.025425</text:p>
              </table:table-cell>
              <table:table-cell office:value-type="float" office:value="0.842788">
                <text:p>0.8427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25575">
                <text:p>0.025575</text:p>
              </table:table-cell>
              <table:table-cell office:value-type="float" office:value="1.62019">
                <text:p>1.620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25725">
                <text:p>0.025725</text:p>
              </table:table-cell>
              <table:table-cell office:value-type="float" office:value="1.81133">
                <text:p>1.811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5875">
                <text:p>0.025875</text:p>
              </table:table-cell>
              <table:table-cell office:value-type="float" office:value="1.59399">
                <text:p>1.593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26025">
                <text:p>0.026025</text:p>
              </table:table-cell>
              <table:table-cell office:value-type="float" office:value="2.08634">
                <text:p>2.086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6175">
                <text:p>0.026175</text:p>
              </table:table-cell>
              <table:table-cell office:value-type="float" office:value="1.59397">
                <text:p>1.593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6325">
                <text:p>0.026325</text:p>
              </table:table-cell>
              <table:table-cell office:value-type="float" office:value="2.06778">
                <text:p>2.067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6475">
                <text:p>0.026475</text:p>
              </table:table-cell>
              <table:table-cell office:value-type="float" office:value="2.24208">
                <text:p>2.242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6625">
                <text:p>0.026625</text:p>
              </table:table-cell>
              <table:table-cell office:value-type="float" office:value="2.81013">
                <text:p>2.810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6775">
                <text:p>0.026775</text:p>
              </table:table-cell>
              <table:table-cell office:value-type="float" office:value="1.40147">
                <text:p>1.401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6925">
                <text:p>0.026925</text:p>
              </table:table-cell>
              <table:table-cell office:value-type="float" office:value="1.85957">
                <text:p>1.8595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7075">
                <text:p>0.027075</text:p>
              </table:table-cell>
              <table:table-cell office:value-type="float" office:value="0.839676">
                <text:p>0.8396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27225">
                <text:p>0.027225</text:p>
              </table:table-cell>
              <table:table-cell office:value-type="float" office:value="1.95958">
                <text:p>1.959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27375">
                <text:p>0.027375</text:p>
              </table:table-cell>
              <table:table-cell office:value-type="float" office:value="1.31305">
                <text:p>1.313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27525">
                <text:p>0.027525</text:p>
              </table:table-cell>
              <table:table-cell office:value-type="float" office:value="1.12072">
                <text:p>1.120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27675">
                <text:p>0.027675</text:p>
              </table:table-cell>
              <table:table-cell office:value-type="float" office:value="1.73183">
                <text:p>1.731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7825">
                <text:p>0.027825</text:p>
              </table:table-cell>
              <table:table-cell office:value-type="float" office:value="1.69153">
                <text:p>1.691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27975">
                <text:p>0.027975</text:p>
              </table:table-cell>
              <table:table-cell office:value-type="float" office:value="1.46149">
                <text:p>1.461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28125">
                <text:p>0.028125</text:p>
              </table:table-cell>
              <table:table-cell office:value-type="float" office:value="1.90363">
                <text:p>1.903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28275">
                <text:p>0.028275</text:p>
              </table:table-cell>
              <table:table-cell office:value-type="float" office:value="0.923096">
                <text:p>0.9230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8425">
                <text:p>0.028425</text:p>
              </table:table-cell>
              <table:table-cell office:value-type="float" office:value="1.9899">
                <text:p>1.98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28575">
                <text:p>0.028575</text:p>
              </table:table-cell>
              <table:table-cell office:value-type="float" office:value="1.1976">
                <text:p>1.19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28725">
                <text:p>0.028725</text:p>
              </table:table-cell>
              <table:table-cell office:value-type="float" office:value="1.66393">
                <text:p>1.663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8875">
                <text:p>0.028875</text:p>
              </table:table-cell>
              <table:table-cell office:value-type="float" office:value="1.98321">
                <text:p>1.983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29025">
                <text:p>0.029025</text:p>
              </table:table-cell>
              <table:table-cell office:value-type="float" office:value="1.16944">
                <text:p>1.169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29175">
                <text:p>0.029175</text:p>
              </table:table-cell>
              <table:table-cell office:value-type="float" office:value="1.33139">
                <text:p>1.3313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29325">
                <text:p>0.029325</text:p>
              </table:table-cell>
              <table:table-cell office:value-type="float" office:value="0.937953">
                <text:p>0.9379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9475">
                <text:p>0.029475</text:p>
              </table:table-cell>
              <table:table-cell office:value-type="float" office:value="1.16833">
                <text:p>1.168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29625">
                <text:p>0.029625</text:p>
              </table:table-cell>
              <table:table-cell office:value-type="float" office:value="2.00914">
                <text:p>2.009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29775">
                <text:p>0.0297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0.6" chart:maximum="1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4 2 3" chart:style-name="ch1">
        <chart:legend chart:legend-position="end" svg:x="8.648cm" svg:y="6.036cm" style:legend-expansion="custom" svg:width="3.146cm" svg:height="1.887cm" style:legend-expansion-aspect-ratio="1.66719660837308" chart:style-name="ch2"/>
        <chart:plot-area chart:style-name="ch3" table:cell-range-address="Sheet4.B68:Sheet4.F74 Sheet4.C52:Sheet4.F52" chart:data-source-has-labels="row" svg:x="0.32cm" svg:y="0.18cm" svg:width="14.804cm" svg:height="8.639cm">
          <chart:coordinate-region svg:x="1.232cm" svg:y="0.38cm" svg:width="13.612cm" svg:height="7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C68:Sheet4.C74" chart:label-cell-address="Sheet4.C52:Sheet4.C52" chart:class="chart:scatter">
            <chart:domain table:cell-range-address="Sheet4.B68:Sheet4.B74"/>
            <chart:data-point chart:repeated="7"/>
          </chart:series>
          <chart:series chart:style-name="ch8" chart:values-cell-range-address="Sheet4.F68:Sheet4.F74" chart:label-cell-address="Sheet4.F52:Sheet4.F52" chart:class="chart:scatter">
            <chart:data-point chart:repeated="7"/>
          </chart:series>
          <chart:series chart:style-name="ch9" chart:values-cell-range-address="Sheet4.D68:Sheet4.D74" chart:label-cell-address="Sheet4.D52:Sheet4.D52" chart:class="chart:scatter">
            <chart:data-point chart:repeated="7"/>
          </chart:series>
          <chart:series chart:style-name="ch10" chart:values-cell-range-address="Sheet4.E68:Sheet4.E74" chart:label-cell-address="Sheet4.E52:Sheet4.E52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unt0</text:p>
                <draw:g>
                  <svg:desc>Sheet4.C52:Sheet4.C52</svg:desc>
                </draw:g>
              </table:table-cell>
              <table:table-cell office:value-type="string">
                <text:p>kb_corr</text:p>
                <draw:g>
                  <svg:desc>Sheet4.F52:Sheet4.F52</svg:desc>
                </draw:g>
              </table:table-cell>
              <table:table-cell office:value-type="string">
                <text:p>corr_counts</text:p>
                <draw:g>
                  <svg:desc>Sheet4.D52:Sheet4.D52</svg:desc>
                </draw:g>
              </table:table-cell>
              <table:table-cell office:value-type="string">
                <text:p>ka_corr</text:p>
                <draw:g>
                  <svg:desc>Sheet4.E52:Sheet4.E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4.B68:Sheet4.B74</svg:desc>
                </draw:g>
              </table:table-cell>
              <table:table-cell office:value-type="float" office:value="1.04298745724059">
                <text:p>1.04298745724059</text:p>
                <draw:g>
                  <svg:desc>Sheet4.C68:Sheet4.C74</svg:desc>
                </draw:g>
              </table:table-cell>
              <table:table-cell office:value-type="float" office:value="0.678861788617886">
                <text:p>0.678861788617886</text:p>
                <draw:g>
                  <svg:desc>Sheet4.F68:Sheet4.F74</svg:desc>
                </draw:g>
              </table:table-cell>
              <table:table-cell office:value-type="float" office:value="0.955613862468569">
                <text:p>0.955613862468569</text:p>
                <draw:g>
                  <svg:desc>Sheet4.D68:Sheet4.D74</svg:desc>
                </draw:g>
              </table:table-cell>
              <table:table-cell office:value-type="float" office:value="0.996693272519954">
                <text:p>0.996693272519954</text:p>
                <draw:g>
                  <svg:desc>Sheet4.E68:Sheet4.E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1.03431151241535">
                <text:p>1.03431151241535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0.962134439109559">
                <text:p>0.962134439109559</text:p>
              </table:table-cell>
              <table:table-cell office:value-type="float" office:value="0.995146726862302">
                <text:p>0.9951467268623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1.03231292517007">
                <text:p>1.03231292517007</text:p>
              </table:table-cell>
              <table:table-cell office:value-type="float" office:value="0.666949152542373">
                <text:p>0.666949152542373</text:p>
              </table:table-cell>
              <table:table-cell office:value-type="float" office:value="0.956829826665213">
                <text:p>0.956829826665213</text:p>
              </table:table-cell>
              <table:table-cell office:value-type="float" office:value="0.987414965986395">
                <text:p>0.9874149659863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1.03634336677815">
                <text:p>1.03634336677815</text:p>
              </table:table-cell>
              <table:table-cell office:value-type="float" office:value="0.63695652173913">
                <text:p>0.63695652173913</text:p>
              </table:table-cell>
              <table:table-cell office:value-type="float" office:value="0.945545632759747">
                <text:p>0.945545632759747</text:p>
              </table:table-cell>
              <table:table-cell office:value-type="float" office:value="0.988851727982163">
                <text:p>0.9888517279821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1.02901023890785">
                <text:p>1.02901023890785</text:p>
              </table:table-cell>
              <table:table-cell office:value-type="float" office:value="0.655371900826446">
                <text:p>0.655371900826446</text:p>
              </table:table-cell>
              <table:table-cell office:value-type="float" office:value="0.950248756218906">
                <text:p>0.950248756218906</text:p>
              </table:table-cell>
              <table:table-cell office:value-type="float" office:value="0.977815699658703">
                <text:p>0.9778156996587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1.02519774011299">
                <text:p>1.02519774011299</text:p>
              </table:table-cell>
              <table:table-cell office:value-type="float" office:value="0.599130434782609">
                <text:p>0.599130434782609</text:p>
              </table:table-cell>
              <table:table-cell office:value-type="float" office:value="0.946434475917557">
                <text:p>0.946434475917557</text:p>
              </table:table-cell>
              <table:table-cell office:value-type="float" office:value="0.970282485875706">
                <text:p>0.9702824858757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0.988801791713326">
                <text:p>0.988801791713326</text:p>
              </table:table-cell>
              <table:table-cell office:value-type="float" office:value="0.629906542056075">
                <text:p>0.629906542056075</text:p>
              </table:table-cell>
              <table:table-cell office:value-type="float" office:value="0.952548131370329">
                <text:p>0.952548131370329</text:p>
              </table:table-cell>
              <table:table-cell office:value-type="float" office:value="0.941881298992161">
                <text:p>0.94188129899216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